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15.67pt" svg:y="19.36pt">
            <loext:p draw:notify-on-update-of-ranges="Sheet1.B2:Sheet1.E2 Sheet1.A3:Sheet1.A3 Sheet1.B3:Sheet1.E3 Sheet1.A4:Sheet1.A4 Sheet1.B4:Sheet1.E4 Sheet1.A5:Sheet1.A5 Sheet1.B5:Sheet1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03.34pt" svg:y="297.24pt">
            <loext:p draw:notify-on-update-of-ranges="Sheet1.B13:Sheet1.E13 Sheet1.A14:Sheet1.A14 Sheet1.B14:Sheet1.E14 Sheet1.A15:Sheet1.A15 Sheet1.B15:Sheet1.E15 Sheet1.A16:Sheet1.A16 Sheet1.B16:Sheet1.E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office:value-type="string" calcext:value-type="string">
            <text:p>Merge Sort</text:p>
          </table:table-cell>
          <table:table-cell table:number-columns-repeated="5"/>
          <table:table-cell office:value-type="float" office:value="9276441" calcext:value-type="float">
            <text:p>9276441</text:p>
          </table:table-cell>
          <table:table-cell office:value-type="float" office:value="6527245" calcext:value-type="float">
            <text:p>6527245</text:p>
          </table:table-cell>
          <table:table-cell office:value-type="float" office:value="20645541" calcext:value-type="float">
            <text:p>20645541</text:p>
          </table:table-cell>
          <table:table-cell office:value-type="float" office:value="3834415" calcext:value-type="float">
            <text:p>3834415</text:p>
          </table:table-cell>
          <table:table-cell office:value-type="float" office:value="4578707" calcext:value-type="float">
            <text:p>4578707</text:p>
          </table:table-cell>
          <table:table-cell office:value-type="float" office:value="5112998" calcext:value-type="float">
            <text:p>5112998</text:p>
          </table:table-cell>
          <table:table-cell office:value-type="float" office:value="8869069" calcext:value-type="float">
            <text:p>8869069</text:p>
          </table:table-cell>
          <table:table-cell office:value-type="float" office:value="16354538" calcext:value-type="float">
            <text:p>16354538</text:p>
          </table:table-cell>
          <table:table-cell office:value-type="float" office:value="4543101" calcext:value-type="float">
            <text:p>4543101</text:p>
          </table:table-cell>
          <table:table-cell office:value-type="float" office:value="5025214" calcext:value-type="float">
            <text:p>5025214</text:p>
          </table:table-cell>
          <table:table-cell office:value-type="float" office:value="6688970" calcext:value-type="float">
            <text:p>6688970</text:p>
          </table:table-cell>
          <table:table-cell office:value-type="float" office:value="23493705" calcext:value-type="float">
            <text:p>23493705</text:p>
          </table:table-cell>
          <table:table-cell office:value-type="float" office:value="58736680" calcext:value-type="float">
            <text:p>58736680</text:p>
          </table:table-cell>
          <table:table-cell office:value-type="float" office:value="184930" calcext:value-type="float">
            <text:p>184930</text:p>
          </table:table-cell>
          <table:table-cell office:value-type="float" office:value="41080659" calcext:value-type="float">
            <text:p>41080659</text:p>
          </table:table-cell>
          <table:table-cell office:value-type="float" office:value="196917068" calcext:value-type="float">
            <text:p>196917068</text:p>
          </table:table-cell>
          <table:table-cell office:value-type="float" office:value="366600" calcext:value-type="float">
            <text:p>366600</text:p>
          </table:table-cell>
          <table:table-cell office:value-type="float" office:value="65346674" calcext:value-type="float">
            <text:p>65346674</text:p>
          </table:table-cell>
          <table:table-cell office:value-type="float" office:value="795648097" calcext:value-type="float">
            <text:p>795648097</text:p>
          </table:table-cell>
          <table:table-cell office:value-type="float" office:value="721878" calcext:value-type="float">
            <text:p>721878</text:p>
          </table:table-cell>
          <table:table-cell office:value-type="float" office:value="230202159" calcext:value-type="float">
            <text:p>230202159</text:p>
          </table:table-cell>
          <table:table-cell office:value-type="float" office:value="5234560589" calcext:value-type="float">
            <text:p>5234560589</text:p>
          </table:table-cell>
          <table:table-cell office:value-type="float" office:value="1834714" calcext:value-type="float">
            <text:p>1834714</text:p>
          </table:table-cell>
          <table:table-cell office:value-type="float" office:value="1147109222" calcext:value-type="float">
            <text:p>1147109222</text:p>
          </table:table-cell>
        </table:table-row>
        <table:table-row table:style-name="ro1">
          <table:table-cell office:value-type="string" calcext:value-type="string">
            <text:p>Element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14179109" calcext:value-type="float">
            <text:p>14179109</text:p>
          </table:table-cell>
          <table:table-cell office:value-type="float" office:value="1842791" calcext:value-type="float">
            <text:p>1842791</text:p>
          </table:table-cell>
          <table:table-cell office:value-type="float" office:value="24650259" calcext:value-type="float">
            <text:p>24650259</text:p>
          </table:table-cell>
          <table:table-cell office:value-type="float" office:value="665504" calcext:value-type="float">
            <text:p>665504</text:p>
          </table:table-cell>
          <table:table-cell office:value-type="float" office:value="1150614" calcext:value-type="float">
            <text:p>1150614</text:p>
          </table:table-cell>
          <table:table-cell office:value-type="float" office:value="865917" calcext:value-type="float">
            <text:p>865917</text:p>
          </table:table-cell>
          <table:table-cell office:value-type="float" office:value="2648169" calcext:value-type="float">
            <text:p>2648169</text:p>
          </table:table-cell>
          <table:table-cell office:value-type="float" office:value="16962865" calcext:value-type="float">
            <text:p>16962865</text:p>
          </table:table-cell>
          <table:table-cell office:value-type="float" office:value="648061" calcext:value-type="float">
            <text:p>648061</text:p>
          </table:table-cell>
          <table:table-cell office:value-type="float" office:value="871045" calcext:value-type="float">
            <text:p>871045</text:p>
          </table:table-cell>
          <table:table-cell office:value-type="float" office:value="2718558" calcext:value-type="float">
            <text:p>2718558</text:p>
          </table:table-cell>
          <table:table-cell office:value-type="float" office:value="10476803" calcext:value-type="float">
            <text:p>10476803</text:p>
          </table:table-cell>
          <table:table-cell office:value-type="float" office:value="54542243" calcext:value-type="float">
            <text:p>54542243</text:p>
          </table:table-cell>
          <table:table-cell office:value-type="float" office:value="174702" calcext:value-type="float">
            <text:p>174702</text:p>
          </table:table-cell>
          <table:table-cell office:value-type="float" office:value="21257204" calcext:value-type="float">
            <text:p>21257204</text:p>
          </table:table-cell>
          <table:table-cell office:value-type="float" office:value="196989934" calcext:value-type="float">
            <text:p>196989934</text:p>
          </table:table-cell>
          <table:table-cell office:value-type="float" office:value="355194" calcext:value-type="float">
            <text:p>355194</text:p>
          </table:table-cell>
          <table:table-cell office:value-type="float" office:value="59578919" calcext:value-type="float">
            <text:p>59578919</text:p>
          </table:table-cell>
          <table:table-cell office:value-type="float" office:value="751125569" calcext:value-type="float">
            <text:p>751125569</text:p>
          </table:table-cell>
          <table:table-cell office:value-type="float" office:value="701120" calcext:value-type="float">
            <text:p>701120</text:p>
          </table:table-cell>
          <table:table-cell office:value-type="float" office:value="194945120" calcext:value-type="float">
            <text:p>194945120</text:p>
          </table:table-cell>
          <table:table-cell office:value-type="float" office:value="5224607081" calcext:value-type="float">
            <text:p>5224607081</text:p>
          </table:table-cell>
          <table:table-cell office:value-type="float" office:value="899166" calcext:value-type="float">
            <text:p>899166</text:p>
          </table:table-cell>
          <table:table-cell office:value-type="float" office:value="1142394278" calcext:value-type="float">
            <text:p>1142394278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441720" calcext:value-type="float">
            <text:p>441720</text:p>
          </table:table-cell>
          <table:table-cell office:value-type="float" office:value="869541.66" calcext:value-type="float">
            <text:p>869541.66</text:p>
          </table:table-cell>
          <table:table-cell office:value-type="float" office:value="1690895.82" calcext:value-type="float">
            <text:p>1690895.82</text:p>
          </table:table-cell>
          <table:table-cell office:value-type="float" office:value="3257681.12" calcext:value-type="float">
            <text:p>3257681.12</text:p>
          </table:table-cell>
          <table:table-cell/>
          <table:table-cell office:value-type="float" office:value="5207507" calcext:value-type="float">
            <text:p>5207507</text:p>
          </table:table-cell>
          <table:table-cell office:value-type="float" office:value="2214466" calcext:value-type="float">
            <text:p>2214466</text:p>
          </table:table-cell>
          <table:table-cell office:value-type="float" office:value="10464292" calcext:value-type="float">
            <text:p>10464292</text:p>
          </table:table-cell>
          <table:table-cell office:value-type="float" office:value="440437" calcext:value-type="float">
            <text:p>440437</text:p>
          </table:table-cell>
          <table:table-cell office:value-type="float" office:value="808885" calcext:value-type="float">
            <text:p>808885</text:p>
          </table:table-cell>
          <table:table-cell office:value-type="float" office:value="1303496" calcext:value-type="float">
            <text:p>1303496</text:p>
          </table:table-cell>
          <table:table-cell office:value-type="float" office:value="2662737" calcext:value-type="float">
            <text:p>2662737</text:p>
          </table:table-cell>
          <table:table-cell office:value-type="float" office:value="4062155" calcext:value-type="float">
            <text:p>4062155</text:p>
          </table:table-cell>
          <table:table-cell office:value-type="float" office:value="439803" calcext:value-type="float">
            <text:p>439803</text:p>
          </table:table-cell>
          <table:table-cell office:value-type="float" office:value="1297761" calcext:value-type="float">
            <text:p>1297761</text:p>
          </table:table-cell>
          <table:table-cell office:value-type="float" office:value="2578221" calcext:value-type="float">
            <text:p>2578221</text:p>
          </table:table-cell>
          <table:table-cell office:value-type="float" office:value="4646949" calcext:value-type="float">
            <text:p>4646949</text:p>
          </table:table-cell>
          <table:table-cell office:value-type="float" office:value="31778615" calcext:value-type="float">
            <text:p>31778615</text:p>
          </table:table-cell>
          <table:table-cell office:value-type="float" office:value="188960" calcext:value-type="float">
            <text:p>188960</text:p>
          </table:table-cell>
          <table:table-cell office:value-type="float" office:value="15695679" calcext:value-type="float">
            <text:p>15695679</text:p>
          </table:table-cell>
          <table:table-cell office:value-type="float" office:value="121284509" calcext:value-type="float">
            <text:p>121284509</text:p>
          </table:table-cell>
          <table:table-cell office:value-type="float" office:value="359207" calcext:value-type="float">
            <text:p>359207</text:p>
          </table:table-cell>
          <table:table-cell office:value-type="float" office:value="55279972" calcext:value-type="float">
            <text:p>55279972</text:p>
          </table:table-cell>
          <table:table-cell office:value-type="float" office:value="618744688" calcext:value-type="float">
            <text:p>618744688</text:p>
          </table:table-cell>
          <table:table-cell office:value-type="float" office:value="701048" calcext:value-type="float">
            <text:p>701048</text:p>
          </table:table-cell>
          <table:table-cell office:value-type="float" office:value="155183557" calcext:value-type="float">
            <text:p>155183557</text:p>
          </table:table-cell>
          <table:table-cell office:value-type="float" office:value="4227639084" calcext:value-type="float">
            <text:p>4227639084</text:p>
          </table:table-cell>
          <table:table-cell office:value-type="float" office:value="439343" calcext:value-type="float">
            <text:p>439343</text:p>
          </table:table-cell>
          <table:table-cell office:value-type="float" office:value="977364458" calcext:value-type="float">
            <text:p>977364458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table:formula="of:=(SUM([.J1:.J100]))/100" office:value-type="float" office:value="383073.71" calcext:value-type="float">
            <text:p>383073.71</text:p>
          </table:table-cell>
          <table:table-cell table:formula="of:=(SUM([.L1:.L100]))/100" office:value-type="float" office:value="839602.14" calcext:value-type="float">
            <text:p>839602.14</text:p>
          </table:table-cell>
          <table:table-cell table:formula="of:=(SUM([.M1:.M100]))/100" office:value-type="float" office:value="1598641.43" calcext:value-type="float">
            <text:p>1598641.43</text:p>
          </table:table-cell>
          <table:table-cell table:formula="of:=(SUM([.N1:.N100]))/100" office:value-type="float" office:value="3151475.12" calcext:value-type="float">
            <text:p>3151475.12</text:p>
          </table:table-cell>
          <table:table-cell/>
          <table:table-cell office:value-type="float" office:value="3481025" calcext:value-type="float">
            <text:p>3481025</text:p>
          </table:table-cell>
          <table:table-cell office:value-type="float" office:value="2139812" calcext:value-type="float">
            <text:p>2139812</text:p>
          </table:table-cell>
          <table:table-cell office:value-type="float" office:value="10470419" calcext:value-type="float">
            <text:p>10470419</text:p>
          </table:table-cell>
          <table:table-cell office:value-type="float" office:value="414784" calcext:value-type="float">
            <text:p>414784</text:p>
          </table:table-cell>
          <table:table-cell office:value-type="float" office:value="811055" calcext:value-type="float">
            <text:p>811055</text:p>
          </table:table-cell>
          <table:table-cell office:value-type="float" office:value="1402011" calcext:value-type="float">
            <text:p>1402011</text:p>
          </table:table-cell>
          <table:table-cell office:value-type="float" office:value="2689451" calcext:value-type="float">
            <text:p>2689451</text:p>
          </table:table-cell>
          <table:table-cell office:value-type="float" office:value="2455006" calcext:value-type="float">
            <text:p>2455006</text:p>
          </table:table-cell>
          <table:table-cell office:value-type="float" office:value="522549" calcext:value-type="float">
            <text:p>522549</text:p>
          </table:table-cell>
          <table:table-cell office:value-type="float" office:value="1280586" calcext:value-type="float">
            <text:p>1280586</text:p>
          </table:table-cell>
          <table:table-cell office:value-type="float" office:value="3178978" calcext:value-type="float">
            <text:p>3178978</text:p>
          </table:table-cell>
          <table:table-cell office:value-type="float" office:value="4604376" calcext:value-type="float">
            <text:p>4604376</text:p>
          </table:table-cell>
          <table:table-cell office:value-type="float" office:value="30111222" calcext:value-type="float">
            <text:p>30111222</text:p>
          </table:table-cell>
          <table:table-cell office:value-type="float" office:value="178346" calcext:value-type="float">
            <text:p>178346</text:p>
          </table:table-cell>
          <table:table-cell office:value-type="float" office:value="13957768" calcext:value-type="float">
            <text:p>13957768</text:p>
          </table:table-cell>
          <table:table-cell office:value-type="float" office:value="168232028" calcext:value-type="float">
            <text:p>168232028</text:p>
          </table:table-cell>
          <table:table-cell office:value-type="float" office:value="351571" calcext:value-type="float">
            <text:p>351571</text:p>
          </table:table-cell>
          <table:table-cell office:value-type="float" office:value="53390556" calcext:value-type="float">
            <text:p>53390556</text:p>
          </table:table-cell>
          <table:table-cell office:value-type="float" office:value="622161102" calcext:value-type="float">
            <text:p>622161102</text:p>
          </table:table-cell>
          <table:table-cell office:value-type="float" office:value="618643" calcext:value-type="float">
            <text:p>618643</text:p>
          </table:table-cell>
          <table:table-cell office:value-type="float" office:value="183063436" calcext:value-type="float">
            <text:p>183063436</text:p>
          </table:table-cell>
          <table:table-cell office:value-type="float" office:value="4202031513" calcext:value-type="float">
            <text:p>4202031513</text:p>
          </table:table-cell>
          <table:table-cell office:value-type="float" office:value="163499" calcext:value-type="float">
            <text:p>163499</text:p>
          </table:table-cell>
          <table:table-cell office:value-type="float" office:value="977440123" calcext:value-type="float">
            <text:p>977440123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table:formula="of:=(SUM([.O1:.O100]))/100" office:value-type="float" office:value="440460.75" calcext:value-type="float">
            <text:p>440460.75</text:p>
          </table:table-cell>
          <table:table-cell table:formula="of:=(SUM([.P1:.P100]))/100" office:value-type="float" office:value="739903.17" calcext:value-type="float">
            <text:p>739903.17</text:p>
          </table:table-cell>
          <table:table-cell table:formula="of:=(SUM([.Q1:.Q100]))/100" office:value-type="float" office:value="1414479.3" calcext:value-type="float">
            <text:p>1414479.3</text:p>
          </table:table-cell>
          <table:table-cell table:formula="of:=(SUM([.R1:.R100]))/100" office:value-type="float" office:value="3118960.88" calcext:value-type="float">
            <text:p>3118960.88</text:p>
          </table:table-cell>
          <table:table-cell/>
          <table:table-cell office:value-type="float" office:value="9868717" calcext:value-type="float">
            <text:p>9868717</text:p>
          </table:table-cell>
          <table:table-cell office:value-type="float" office:value="2082245" calcext:value-type="float">
            <text:p>2082245</text:p>
          </table:table-cell>
          <table:table-cell office:value-type="float" office:value="7872324" calcext:value-type="float">
            <text:p>7872324</text:p>
          </table:table-cell>
          <table:table-cell office:value-type="float" office:value="416318" calcext:value-type="float">
            <text:p>416318</text:p>
          </table:table-cell>
          <table:table-cell office:value-type="float" office:value="843501" calcext:value-type="float">
            <text:p>843501</text:p>
          </table:table-cell>
          <table:table-cell office:value-type="float" office:value="1293892" calcext:value-type="float">
            <text:p>1293892</text:p>
          </table:table-cell>
          <table:table-cell office:value-type="float" office:value="27766883" calcext:value-type="float">
            <text:p>27766883</text:p>
          </table:table-cell>
          <table:table-cell office:value-type="float" office:value="2369211" calcext:value-type="float">
            <text:p>2369211</text:p>
          </table:table-cell>
          <table:table-cell office:value-type="float" office:value="405435" calcext:value-type="float">
            <text:p>405435</text:p>
          </table:table-cell>
          <table:table-cell office:value-type="float" office:value="1314702" calcext:value-type="float">
            <text:p>1314702</text:p>
          </table:table-cell>
          <table:table-cell office:value-type="float" office:value="14354168" calcext:value-type="float">
            <text:p>14354168</text:p>
          </table:table-cell>
          <table:table-cell office:value-type="float" office:value="2410473" calcext:value-type="float">
            <text:p>2410473</text:p>
          </table:table-cell>
          <table:table-cell office:value-type="float" office:value="29319096" calcext:value-type="float">
            <text:p>29319096</text:p>
          </table:table-cell>
          <table:table-cell office:value-type="float" office:value="178802" calcext:value-type="float">
            <text:p>178802</text:p>
          </table:table-cell>
          <table:table-cell office:value-type="float" office:value="13253421" calcext:value-type="float">
            <text:p>13253421</text:p>
          </table:table-cell>
          <table:table-cell office:value-type="float" office:value="167031479" calcext:value-type="float">
            <text:p>167031479</text:p>
          </table:table-cell>
          <table:table-cell office:value-type="float" office:value="352533" calcext:value-type="float">
            <text:p>352533</text:p>
          </table:table-cell>
          <table:table-cell office:value-type="float" office:value="44954386" calcext:value-type="float">
            <text:p>44954386</text:p>
          </table:table-cell>
          <table:table-cell office:value-type="float" office:value="621972786" calcext:value-type="float">
            <text:p>621972786</text:p>
          </table:table-cell>
          <table:table-cell office:value-type="float" office:value="110578" calcext:value-type="float">
            <text:p>110578</text:p>
          </table:table-cell>
          <table:table-cell office:value-type="float" office:value="185020429" calcext:value-type="float">
            <text:p>185020429</text:p>
          </table:table-cell>
          <table:table-cell office:value-type="float" office:value="4199664001" calcext:value-type="float">
            <text:p>4199664001</text:p>
          </table:table-cell>
          <table:table-cell office:value-type="float" office:value="36161" calcext:value-type="float">
            <text:p>36161</text:p>
          </table:table-cell>
          <table:table-cell office:value-type="float" office:value="976561891" calcext:value-type="float">
            <text:p>976561891</text:p>
          </table:table-cell>
        </table:table-row>
        <table:table-row table:style-name="ro1">
          <table:table-cell table:number-columns-repeated="6"/>
          <table:table-cell office:value-type="float" office:value="2914224" calcext:value-type="float">
            <text:p>2914224</text:p>
          </table:table-cell>
          <table:table-cell office:value-type="float" office:value="2300906" calcext:value-type="float">
            <text:p>2300906</text:p>
          </table:table-cell>
          <table:table-cell office:value-type="float" office:value="10434741" calcext:value-type="float">
            <text:p>10434741</text:p>
          </table:table-cell>
          <table:table-cell office:value-type="float" office:value="670265" calcext:value-type="float">
            <text:p>670265</text:p>
          </table:table-cell>
          <table:table-cell office:value-type="float" office:value="1327318" calcext:value-type="float">
            <text:p>1327318</text:p>
          </table:table-cell>
          <table:table-cell office:value-type="float" office:value="1450914" calcext:value-type="float">
            <text:p>1450914</text:p>
          </table:table-cell>
          <table:table-cell office:value-type="float" office:value="1300780" calcext:value-type="float">
            <text:p>1300780</text:p>
          </table:table-cell>
          <table:table-cell office:value-type="float" office:value="2458543" calcext:value-type="float">
            <text:p>2458543</text:p>
          </table:table-cell>
          <table:table-cell office:value-type="float" office:value="704098" calcext:value-type="float">
            <text:p>704098</text:p>
          </table:table-cell>
          <table:table-cell office:value-type="float" office:value="1427803" calcext:value-type="float">
            <text:p>1427803</text:p>
          </table:table-cell>
          <table:table-cell office:value-type="float" office:value="2082075" calcext:value-type="float">
            <text:p>2082075</text:p>
          </table:table-cell>
          <table:table-cell office:value-type="float" office:value="2473965" calcext:value-type="float">
            <text:p>2473965</text:p>
          </table:table-cell>
          <table:table-cell office:value-type="float" office:value="29271500" calcext:value-type="float">
            <text:p>29271500</text:p>
          </table:table-cell>
          <table:table-cell office:value-type="float" office:value="180355" calcext:value-type="float">
            <text:p>180355</text:p>
          </table:table-cell>
          <table:table-cell office:value-type="float" office:value="14951277" calcext:value-type="float">
            <text:p>14951277</text:p>
          </table:table-cell>
          <table:table-cell office:value-type="float" office:value="166827510" calcext:value-type="float">
            <text:p>166827510</text:p>
          </table:table-cell>
          <table:table-cell office:value-type="float" office:value="356538" calcext:value-type="float">
            <text:p>356538</text:p>
          </table:table-cell>
          <table:table-cell office:value-type="float" office:value="45290602" calcext:value-type="float">
            <text:p>45290602</text:p>
          </table:table-cell>
          <table:table-cell office:value-type="float" office:value="633375506" calcext:value-type="float">
            <text:p>633375506</text:p>
          </table:table-cell>
          <table:table-cell office:value-type="float" office:value="186808" calcext:value-type="float">
            <text:p>186808</text:p>
          </table:table-cell>
          <table:table-cell office:value-type="float" office:value="192419164" calcext:value-type="float">
            <text:p>192419164</text:p>
          </table:table-cell>
          <table:table-cell office:value-type="float" office:value="4209907947" calcext:value-type="float">
            <text:p>4209907947</text:p>
          </table:table-cell>
          <table:table-cell office:value-type="float" office:value="31816" calcext:value-type="float">
            <text:p>31816</text:p>
          </table:table-cell>
          <table:table-cell office:value-type="float" office:value="982411636" calcext:value-type="float">
            <text:p>982411636</text:p>
          </table:table-cell>
        </table:table-row>
        <table:table-row table:style-name="ro1">
          <table:table-cell table:number-columns-repeated="6"/>
          <table:table-cell office:value-type="float" office:value="2749211" calcext:value-type="float">
            <text:p>2749211</text:p>
          </table:table-cell>
          <table:table-cell office:value-type="float" office:value="2229905" calcext:value-type="float">
            <text:p>2229905</text:p>
          </table:table-cell>
          <table:table-cell office:value-type="float" office:value="9231928" calcext:value-type="float">
            <text:p>9231928</text:p>
          </table:table-cell>
          <table:table-cell office:value-type="float" office:value="651706" calcext:value-type="float">
            <text:p>651706</text:p>
          </table:table-cell>
          <table:table-cell office:value-type="float" office:value="1016921" calcext:value-type="float">
            <text:p>1016921</text:p>
          </table:table-cell>
          <table:table-cell office:value-type="float" office:value="1392465" calcext:value-type="float">
            <text:p>1392465</text:p>
          </table:table-cell>
          <table:table-cell office:value-type="float" office:value="922231" calcext:value-type="float">
            <text:p>922231</text:p>
          </table:table-cell>
          <table:table-cell office:value-type="float" office:value="2434660" calcext:value-type="float">
            <text:p>2434660</text:p>
          </table:table-cell>
          <table:table-cell office:value-type="float" office:value="609381" calcext:value-type="float">
            <text:p>609381</text:p>
          </table:table-cell>
          <table:table-cell office:value-type="float" office:value="783139" calcext:value-type="float">
            <text:p>783139</text:p>
          </table:table-cell>
          <table:table-cell office:value-type="float" office:value="1744087" calcext:value-type="float">
            <text:p>1744087</text:p>
          </table:table-cell>
          <table:table-cell office:value-type="float" office:value="2423993" calcext:value-type="float">
            <text:p>2423993</text:p>
          </table:table-cell>
          <table:table-cell office:value-type="float" office:value="25709416" calcext:value-type="float">
            <text:p>25709416</text:p>
          </table:table-cell>
          <table:table-cell office:value-type="float" office:value="179904" calcext:value-type="float">
            <text:p>179904</text:p>
          </table:table-cell>
          <table:table-cell office:value-type="float" office:value="12233826" calcext:value-type="float">
            <text:p>12233826</text:p>
          </table:table-cell>
          <table:table-cell office:value-type="float" office:value="168119900" calcext:value-type="float">
            <text:p>168119900</text:p>
          </table:table-cell>
          <table:table-cell office:value-type="float" office:value="959116" calcext:value-type="float">
            <text:p>959116</text:p>
          </table:table-cell>
          <table:table-cell office:value-type="float" office:value="45375957" calcext:value-type="float">
            <text:p>45375957</text:p>
          </table:table-cell>
          <table:table-cell office:value-type="float" office:value="623537751" calcext:value-type="float">
            <text:p>623537751</text:p>
          </table:table-cell>
          <table:table-cell office:value-type="float" office:value="157104" calcext:value-type="float">
            <text:p>157104</text:p>
          </table:table-cell>
          <table:table-cell office:value-type="float" office:value="181196411" calcext:value-type="float">
            <text:p>181196411</text:p>
          </table:table-cell>
          <table:table-cell office:value-type="float" office:value="4217505375" calcext:value-type="float">
            <text:p>4217505375</text:p>
          </table:table-cell>
          <table:table-cell office:value-type="float" office:value="22723" calcext:value-type="float">
            <text:p>22723</text:p>
          </table:table-cell>
          <table:table-cell office:value-type="float" office:value="983170951" calcext:value-type="float">
            <text:p>983170951</text:p>
          </table:table-cell>
        </table:table-row>
        <table:table-row table:style-name="ro1">
          <table:table-cell table:number-columns-repeated="6"/>
          <table:table-cell office:value-type="float" office:value="2720046" calcext:value-type="float">
            <text:p>2720046</text:p>
          </table:table-cell>
          <table:table-cell office:value-type="float" office:value="1682766" calcext:value-type="float">
            <text:p>1682766</text:p>
          </table:table-cell>
          <table:table-cell office:value-type="float" office:value="7388696" calcext:value-type="float">
            <text:p>7388696</text:p>
          </table:table-cell>
          <table:table-cell office:value-type="float" office:value="1150810" calcext:value-type="float">
            <text:p>1150810</text:p>
          </table:table-cell>
          <table:table-cell office:value-type="float" office:value="1010425" calcext:value-type="float">
            <text:p>1010425</text:p>
          </table:table-cell>
          <table:table-cell office:value-type="float" office:value="1413998" calcext:value-type="float">
            <text:p>1413998</text:p>
          </table:table-cell>
          <table:table-cell office:value-type="float" office:value="1488703" calcext:value-type="float">
            <text:p>1488703</text:p>
          </table:table-cell>
          <table:table-cell office:value-type="float" office:value="2425133" calcext:value-type="float">
            <text:p>2425133</text:p>
          </table:table-cell>
          <table:table-cell office:value-type="float" office:value="626987" calcext:value-type="float">
            <text:p>626987</text:p>
          </table:table-cell>
          <table:table-cell office:value-type="float" office:value="784307" calcext:value-type="float">
            <text:p>784307</text:p>
          </table:table-cell>
          <table:table-cell office:value-type="float" office:value="1340668" calcext:value-type="float">
            <text:p>1340668</text:p>
          </table:table-cell>
          <table:table-cell office:value-type="float" office:value="2952933" calcext:value-type="float">
            <text:p>2952933</text:p>
          </table:table-cell>
          <table:table-cell office:value-type="float" office:value="24273521" calcext:value-type="float">
            <text:p>24273521</text:p>
          </table:table-cell>
          <table:table-cell office:value-type="float" office:value="179453" calcext:value-type="float">
            <text:p>179453</text:p>
          </table:table-cell>
          <table:table-cell office:value-type="float" office:value="10153783" calcext:value-type="float">
            <text:p>10153783</text:p>
          </table:table-cell>
          <table:table-cell office:value-type="float" office:value="170224354" calcext:value-type="float">
            <text:p>170224354</text:p>
          </table:table-cell>
          <table:table-cell office:value-type="float" office:value="62923" calcext:value-type="float">
            <text:p>62923</text:p>
          </table:table-cell>
          <table:table-cell office:value-type="float" office:value="46539514" calcext:value-type="float">
            <text:p>46539514</text:p>
          </table:table-cell>
          <table:table-cell office:value-type="float" office:value="621544737" calcext:value-type="float">
            <text:p>621544737</text:p>
          </table:table-cell>
          <table:table-cell office:value-type="float" office:value="15408" calcext:value-type="float">
            <text:p>15408</text:p>
          </table:table-cell>
          <table:table-cell office:value-type="float" office:value="181337905" calcext:value-type="float">
            <text:p>181337905</text:p>
          </table:table-cell>
          <table:table-cell office:value-type="float" office:value="4202052253" calcext:value-type="float">
            <text:p>4202052253</text:p>
          </table:table-cell>
          <table:table-cell office:value-type="float" office:value="28426" calcext:value-type="float">
            <text:p>28426</text:p>
          </table:table-cell>
          <table:table-cell office:value-type="float" office:value="977050230" calcext:value-type="float">
            <text:p>977050230</text:p>
          </table:table-cell>
        </table:table-row>
        <table:table-row table:style-name="ro1">
          <table:table-cell table:number-columns-repeated="6"/>
          <table:table-cell office:value-type="float" office:value="2766487" calcext:value-type="float">
            <text:p>2766487</text:p>
          </table:table-cell>
          <table:table-cell office:value-type="float" office:value="1670654" calcext:value-type="float">
            <text:p>1670654</text:p>
          </table:table-cell>
          <table:table-cell office:value-type="float" office:value="7372496" calcext:value-type="float">
            <text:p>7372496</text:p>
          </table:table-cell>
          <table:table-cell office:value-type="float" office:value="642707" calcext:value-type="float">
            <text:p>642707</text:p>
          </table:table-cell>
          <table:table-cell office:value-type="float" office:value="1002496" calcext:value-type="float">
            <text:p>1002496</text:p>
          </table:table-cell>
          <table:table-cell office:value-type="float" office:value="1297555" calcext:value-type="float">
            <text:p>1297555</text:p>
          </table:table-cell>
          <table:table-cell office:value-type="float" office:value="929268" calcext:value-type="float">
            <text:p>929268</text:p>
          </table:table-cell>
          <table:table-cell office:value-type="float" office:value="2433025" calcext:value-type="float">
            <text:p>2433025</text:p>
          </table:table-cell>
          <table:table-cell office:value-type="float" office:value="1242678" calcext:value-type="float">
            <text:p>1242678</text:p>
          </table:table-cell>
          <table:table-cell office:value-type="float" office:value="763269" calcext:value-type="float">
            <text:p>763269</text:p>
          </table:table-cell>
          <table:table-cell office:value-type="float" office:value="909933" calcext:value-type="float">
            <text:p>909933</text:p>
          </table:table-cell>
          <table:table-cell office:value-type="float" office:value="2425122" calcext:value-type="float">
            <text:p>2425122</text:p>
          </table:table-cell>
          <table:table-cell office:value-type="float" office:value="24369455" calcext:value-type="float">
            <text:p>24369455</text:p>
          </table:table-cell>
          <table:table-cell office:value-type="float" office:value="182045" calcext:value-type="float">
            <text:p>182045</text:p>
          </table:table-cell>
          <table:table-cell office:value-type="float" office:value="9795074" calcext:value-type="float">
            <text:p>9795074</text:p>
          </table:table-cell>
          <table:table-cell office:value-type="float" office:value="169752424" calcext:value-type="float">
            <text:p>169752424</text:p>
          </table:table-cell>
          <table:table-cell office:value-type="float" office:value="68097" calcext:value-type="float">
            <text:p>68097</text:p>
          </table:table-cell>
          <table:table-cell office:value-type="float" office:value="46794554" calcext:value-type="float">
            <text:p>46794554</text:p>
          </table:table-cell>
          <table:table-cell office:value-type="float" office:value="626468664" calcext:value-type="float">
            <text:p>626468664</text:p>
          </table:table-cell>
          <table:table-cell office:value-type="float" office:value="9957" calcext:value-type="float">
            <text:p>9957</text:p>
          </table:table-cell>
          <table:table-cell office:value-type="float" office:value="183686807" calcext:value-type="float">
            <text:p>183686807</text:p>
          </table:table-cell>
          <table:table-cell office:value-type="float" office:value="4215465192" calcext:value-type="float">
            <text:p>4215465192</text:p>
          </table:table-cell>
          <table:table-cell office:value-type="float" office:value="38727" calcext:value-type="float">
            <text:p>38727</text:p>
          </table:table-cell>
          <table:table-cell office:value-type="float" office:value="975835468" calcext:value-type="float">
            <text:p>975835468</text:p>
          </table:table-cell>
        </table:table-row>
        <table:table-row table:style-name="ro1">
          <table:table-cell table:number-columns-repeated="6"/>
          <table:table-cell office:value-type="float" office:value="3949069" calcext:value-type="float">
            <text:p>3949069</text:p>
          </table:table-cell>
          <table:table-cell office:value-type="float" office:value="6153959" calcext:value-type="float">
            <text:p>6153959</text:p>
          </table:table-cell>
          <table:table-cell office:value-type="float" office:value="7389100" calcext:value-type="float">
            <text:p>7389100</text:p>
          </table:table-cell>
          <table:table-cell office:value-type="float" office:value="455754" calcext:value-type="float">
            <text:p>455754</text:p>
          </table:table-cell>
          <table:table-cell office:value-type="float" office:value="1144435" calcext:value-type="float">
            <text:p>1144435</text:p>
          </table:table-cell>
          <table:table-cell office:value-type="float" office:value="5507106" calcext:value-type="float">
            <text:p>5507106</text:p>
          </table:table-cell>
          <table:table-cell office:value-type="float" office:value="933267" calcext:value-type="float">
            <text:p>933267</text:p>
          </table:table-cell>
          <table:table-cell office:value-type="float" office:value="2425455" calcext:value-type="float">
            <text:p>2425455</text:p>
          </table:table-cell>
          <table:table-cell office:value-type="float" office:value="672351" calcext:value-type="float">
            <text:p>672351</text:p>
          </table:table-cell>
          <table:table-cell office:value-type="float" office:value="5072448" calcext:value-type="float">
            <text:p>5072448</text:p>
          </table:table-cell>
          <table:table-cell office:value-type="float" office:value="912044" calcext:value-type="float">
            <text:p>912044</text:p>
          </table:table-cell>
          <table:table-cell office:value-type="float" office:value="3134801" calcext:value-type="float">
            <text:p>3134801</text:p>
          </table:table-cell>
          <table:table-cell office:value-type="float" office:value="24244137" calcext:value-type="float">
            <text:p>24244137</text:p>
          </table:table-cell>
          <table:table-cell office:value-type="float" office:value="181156" calcext:value-type="float">
            <text:p>181156</text:p>
          </table:table-cell>
          <table:table-cell office:value-type="float" office:value="9855335" calcext:value-type="float">
            <text:p>9855335</text:p>
          </table:table-cell>
          <table:table-cell office:value-type="float" office:value="128256838" calcext:value-type="float">
            <text:p>128256838</text:p>
          </table:table-cell>
          <table:table-cell office:value-type="float" office:value="71945" calcext:value-type="float">
            <text:p>71945</text:p>
          </table:table-cell>
          <table:table-cell office:value-type="float" office:value="38743839" calcext:value-type="float">
            <text:p>38743839</text:p>
          </table:table-cell>
          <table:table-cell office:value-type="float" office:value="622047628" calcext:value-type="float">
            <text:p>622047628</text:p>
          </table:table-cell>
          <table:table-cell office:value-type="float" office:value="9589" calcext:value-type="float">
            <text:p>9589</text:p>
          </table:table-cell>
          <table:table-cell office:value-type="float" office:value="183220702" calcext:value-type="float">
            <text:p>183220702</text:p>
          </table:table-cell>
          <table:table-cell office:value-type="float" office:value="4275915271" calcext:value-type="float">
            <text:p>4275915271</text:p>
          </table:table-cell>
          <table:table-cell office:value-type="float" office:value="24292" calcext:value-type="float">
            <text:p>24292</text:p>
          </table:table-cell>
          <table:table-cell office:value-type="float" office:value="976714418" calcext:value-type="float">
            <text:p>976714418</text:p>
          </table:table-cell>
        </table:table-row>
        <table:table-row table:style-name="ro1">
          <table:table-cell table:number-columns-repeated="6"/>
          <table:table-cell office:value-type="float" office:value="3828178" calcext:value-type="float">
            <text:p>3828178</text:p>
          </table:table-cell>
          <table:table-cell office:value-type="float" office:value="1935523" calcext:value-type="float">
            <text:p>1935523</text:p>
          </table:table-cell>
          <table:table-cell office:value-type="float" office:value="7390694" calcext:value-type="float">
            <text:p>7390694</text:p>
          </table:table-cell>
          <table:table-cell office:value-type="float" office:value="434020" calcext:value-type="float">
            <text:p>434020</text:p>
          </table:table-cell>
          <table:table-cell office:value-type="float" office:value="1055176" calcext:value-type="float">
            <text:p>1055176</text:p>
          </table:table-cell>
          <table:table-cell office:value-type="float" office:value="891114" calcext:value-type="float">
            <text:p>891114</text:p>
          </table:table-cell>
          <table:table-cell office:value-type="float" office:value="921003" calcext:value-type="float">
            <text:p>921003</text:p>
          </table:table-cell>
          <table:table-cell office:value-type="float" office:value="2425215" calcext:value-type="float">
            <text:p>2425215</text:p>
          </table:table-cell>
          <table:table-cell office:value-type="float" office:value="431787" calcext:value-type="float">
            <text:p>431787</text:p>
          </table:table-cell>
          <table:table-cell office:value-type="float" office:value="766469" calcext:value-type="float">
            <text:p>766469</text:p>
          </table:table-cell>
          <table:table-cell office:value-type="float" office:value="914322" calcext:value-type="float">
            <text:p>914322</text:p>
          </table:table-cell>
          <table:table-cell office:value-type="float" office:value="2668416" calcext:value-type="float">
            <text:p>2668416</text:p>
          </table:table-cell>
          <table:table-cell office:value-type="float" office:value="24088831" calcext:value-type="float">
            <text:p>24088831</text:p>
          </table:table-cell>
          <table:table-cell office:value-type="float" office:value="180074" calcext:value-type="float">
            <text:p>180074</text:p>
          </table:table-cell>
          <table:table-cell office:value-type="float" office:value="10075665" calcext:value-type="float">
            <text:p>10075665</text:p>
          </table:table-cell>
          <table:table-cell office:value-type="float" office:value="128684379" calcext:value-type="float">
            <text:p>128684379</text:p>
          </table:table-cell>
          <table:table-cell office:value-type="float" office:value="87441" calcext:value-type="float">
            <text:p>87441</text:p>
          </table:table-cell>
          <table:table-cell office:value-type="float" office:value="54552462" calcext:value-type="float">
            <text:p>54552462</text:p>
          </table:table-cell>
          <table:table-cell office:value-type="float" office:value="620565703" calcext:value-type="float">
            <text:p>620565703</text:p>
          </table:table-cell>
          <table:table-cell office:value-type="float" office:value="10297" calcext:value-type="float">
            <text:p>10297</text:p>
          </table:table-cell>
          <table:table-cell office:value-type="float" office:value="157063747" calcext:value-type="float">
            <text:p>157063747</text:p>
          </table:table-cell>
          <table:table-cell office:value-type="float" office:value="4373375257" calcext:value-type="float">
            <text:p>4373375257</text:p>
          </table:table-cell>
          <table:table-cell office:value-type="float" office:value="24442" calcext:value-type="float">
            <text:p>24442</text:p>
          </table:table-cell>
          <table:table-cell office:value-type="float" office:value="975730066" calcext:value-type="float">
            <text:p>975730066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5"/>
          <table:table-cell office:value-type="float" office:value="3840995" calcext:value-type="float">
            <text:p>3840995</text:p>
          </table:table-cell>
          <table:table-cell office:value-type="float" office:value="1968250" calcext:value-type="float">
            <text:p>1968250</text:p>
          </table:table-cell>
          <table:table-cell office:value-type="float" office:value="7396650" calcext:value-type="float">
            <text:p>7396650</text:p>
          </table:table-cell>
          <table:table-cell office:value-type="float" office:value="441158" calcext:value-type="float">
            <text:p>441158</text:p>
          </table:table-cell>
          <table:table-cell office:value-type="float" office:value="1077799" calcext:value-type="float">
            <text:p>1077799</text:p>
          </table:table-cell>
          <table:table-cell office:value-type="float" office:value="877182" calcext:value-type="float">
            <text:p>877182</text:p>
          </table:table-cell>
          <table:table-cell office:value-type="float" office:value="924193" calcext:value-type="float">
            <text:p>924193</text:p>
          </table:table-cell>
          <table:table-cell office:value-type="float" office:value="2385627" calcext:value-type="float">
            <text:p>2385627</text:p>
          </table:table-cell>
          <table:table-cell office:value-type="float" office:value="675783" calcext:value-type="float">
            <text:p>675783</text:p>
          </table:table-cell>
          <table:table-cell office:value-type="float" office:value="887959" calcext:value-type="float">
            <text:p>887959</text:p>
          </table:table-cell>
          <table:table-cell office:value-type="float" office:value="920758" calcext:value-type="float">
            <text:p>920758</text:p>
          </table:table-cell>
          <table:table-cell office:value-type="float" office:value="2414467" calcext:value-type="float">
            <text:p>2414467</text:p>
          </table:table-cell>
          <table:table-cell office:value-type="float" office:value="24431374" calcext:value-type="float">
            <text:p>24431374</text:p>
          </table:table-cell>
          <table:table-cell office:value-type="float" office:value="210677" calcext:value-type="float">
            <text:p>210677</text:p>
          </table:table-cell>
          <table:table-cell office:value-type="float" office:value="9779033" calcext:value-type="float">
            <text:p>9779033</text:p>
          </table:table-cell>
          <table:table-cell office:value-type="float" office:value="127577591" calcext:value-type="float">
            <text:p>127577591</text:p>
          </table:table-cell>
          <table:table-cell office:value-type="float" office:value="3645562" calcext:value-type="float">
            <text:p>3645562</text:p>
          </table:table-cell>
          <table:table-cell office:value-type="float" office:value="49860348" calcext:value-type="float">
            <text:p>49860348</text:p>
          </table:table-cell>
          <table:table-cell office:value-type="float" office:value="627661138" calcext:value-type="float">
            <text:p>627661138</text:p>
          </table:table-cell>
          <table:table-cell office:value-type="float" office:value="10506" calcext:value-type="float">
            <text:p>10506</text:p>
          </table:table-cell>
          <table:table-cell office:value-type="float" office:value="160671967" calcext:value-type="float">
            <text:p>160671967</text:p>
          </table:table-cell>
          <table:table-cell office:value-type="float" office:value="4307107589" calcext:value-type="float">
            <text:p>4307107589</text:p>
          </table:table-cell>
          <table:table-cell office:value-type="float" office:value="21253" calcext:value-type="float">
            <text:p>21253</text:p>
          </table:table-cell>
          <table:table-cell office:value-type="float" office:value="978198677" calcext:value-type="float">
            <text:p>978198677</text:p>
          </table:table-cell>
        </table:table-row>
        <table:table-row table:style-name="ro1">
          <table:table-cell office:value-type="string" calcext:value-type="string">
            <text:p>Element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781184" calcext:value-type="float">
            <text:p>2781184</text:p>
          </table:table-cell>
          <table:table-cell office:value-type="float" office:value="1929139" calcext:value-type="float">
            <text:p>1929139</text:p>
          </table:table-cell>
          <table:table-cell office:value-type="float" office:value="10688267" calcext:value-type="float">
            <text:p>10688267</text:p>
          </table:table-cell>
          <table:table-cell office:value-type="float" office:value="701717" calcext:value-type="float">
            <text:p>701717</text:p>
          </table:table-cell>
          <table:table-cell office:value-type="float" office:value="1065444" calcext:value-type="float">
            <text:p>1065444</text:p>
          </table:table-cell>
          <table:table-cell office:value-type="float" office:value="879201" calcext:value-type="float">
            <text:p>879201</text:p>
          </table:table-cell>
          <table:table-cell office:value-type="float" office:value="906548" calcext:value-type="float">
            <text:p>906548</text:p>
          </table:table-cell>
          <table:table-cell office:value-type="float" office:value="2405281" calcext:value-type="float">
            <text:p>2405281</text:p>
          </table:table-cell>
          <table:table-cell office:value-type="float" office:value="663781" calcext:value-type="float">
            <text:p>663781</text:p>
          </table:table-cell>
          <table:table-cell office:value-type="float" office:value="749431" calcext:value-type="float">
            <text:p>749431</text:p>
          </table:table-cell>
          <table:table-cell office:value-type="float" office:value="908526" calcext:value-type="float">
            <text:p>908526</text:p>
          </table:table-cell>
          <table:table-cell office:value-type="float" office:value="2376151" calcext:value-type="float">
            <text:p>2376151</text:p>
          </table:table-cell>
          <table:table-cell office:value-type="float" office:value="27563785" calcext:value-type="float">
            <text:p>27563785</text:p>
          </table:table-cell>
          <table:table-cell office:value-type="float" office:value="204777" calcext:value-type="float">
            <text:p>204777</text:p>
          </table:table-cell>
          <table:table-cell office:value-type="float" office:value="9799124" calcext:value-type="float">
            <text:p>9799124</text:p>
          </table:table-cell>
          <table:table-cell office:value-type="float" office:value="127632295" calcext:value-type="float">
            <text:p>127632295</text:p>
          </table:table-cell>
          <table:table-cell office:value-type="float" office:value="16600" calcext:value-type="float">
            <text:p>16600</text:p>
          </table:table-cell>
          <table:table-cell office:value-type="float" office:value="38998738" calcext:value-type="float">
            <text:p>38998738</text:p>
          </table:table-cell>
          <table:table-cell office:value-type="float" office:value="630416692" calcext:value-type="float">
            <text:p>630416692</text:p>
          </table:table-cell>
          <table:table-cell office:value-type="float" office:value="10020" calcext:value-type="float">
            <text:p>10020</text:p>
          </table:table-cell>
          <table:table-cell office:value-type="float" office:value="156395915" calcext:value-type="float">
            <text:p>156395915</text:p>
          </table:table-cell>
          <table:table-cell office:value-type="float" office:value="4308538765" calcext:value-type="float">
            <text:p>4308538765</text:p>
          </table:table-cell>
          <table:table-cell office:value-type="float" office:value="24772" calcext:value-type="float">
            <text:p>24772</text:p>
          </table:table-cell>
          <table:table-cell office:value-type="float" office:value="980663796" calcext:value-type="float">
            <text:p>980663796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formula="of:=(SUM([.S1:.S100]))/100" office:value-type="float" office:value="26025292.92" calcext:value-type="float">
            <text:p>26025292.92</text:p>
          </table:table-cell>
          <table:table-cell table:formula="of:=(SUM([.V1:.V100]))/100" office:value-type="float" office:value="132533084.44" calcext:value-type="float">
            <text:p>132533084.44</text:p>
          </table:table-cell>
          <table:table-cell table:formula="of:=(SUM([.Y1:.Y100]))/100" office:value-type="float" office:value="626508987.46" calcext:value-type="float">
            <text:p>626508987.46</text:p>
          </table:table-cell>
          <table:table-cell table:style-name="ce1" table:formula="of:=(SUM([.AB1:.AB100]))/100" office:value-type="float" office:value="4304721269.21" calcext:value-type="float">
            <text:p>4304721269.21</text:p>
          </table:table-cell>
          <table:table-cell/>
          <table:table-cell office:value-type="float" office:value="2801043" calcext:value-type="float">
            <text:p>2801043</text:p>
          </table:table-cell>
          <table:table-cell office:value-type="float" office:value="1947041" calcext:value-type="float">
            <text:p>1947041</text:p>
          </table:table-cell>
          <table:table-cell office:value-type="float" office:value="7395162" calcext:value-type="float">
            <text:p>7395162</text:p>
          </table:table-cell>
          <table:table-cell office:value-type="float" office:value="411644" calcext:value-type="float">
            <text:p>411644</text:p>
          </table:table-cell>
          <table:table-cell office:value-type="float" office:value="1086805" calcext:value-type="float">
            <text:p>1086805</text:p>
          </table:table-cell>
          <table:table-cell office:value-type="float" office:value="861646" calcext:value-type="float">
            <text:p>861646</text:p>
          </table:table-cell>
          <table:table-cell office:value-type="float" office:value="1776826" calcext:value-type="float">
            <text:p>1776826</text:p>
          </table:table-cell>
          <table:table-cell office:value-type="float" office:value="2403388" calcext:value-type="float">
            <text:p>2403388</text:p>
          </table:table-cell>
          <table:table-cell office:value-type="float" office:value="690145" calcext:value-type="float">
            <text:p>690145</text:p>
          </table:table-cell>
          <table:table-cell office:value-type="float" office:value="808913" calcext:value-type="float">
            <text:p>808913</text:p>
          </table:table-cell>
          <table:table-cell office:value-type="float" office:value="915831" calcext:value-type="float">
            <text:p>915831</text:p>
          </table:table-cell>
          <table:table-cell office:value-type="float" office:value="2425780" calcext:value-type="float">
            <text:p>2425780</text:p>
          </table:table-cell>
          <table:table-cell office:value-type="float" office:value="24151926" calcext:value-type="float">
            <text:p>24151926</text:p>
          </table:table-cell>
          <table:table-cell office:value-type="float" office:value="80698" calcext:value-type="float">
            <text:p>80698</text:p>
          </table:table-cell>
          <table:table-cell office:value-type="float" office:value="10155891" calcext:value-type="float">
            <text:p>10155891</text:p>
          </table:table-cell>
          <table:table-cell office:value-type="float" office:value="127900814" calcext:value-type="float">
            <text:p>127900814</text:p>
          </table:table-cell>
          <table:table-cell office:value-type="float" office:value="17673" calcext:value-type="float">
            <text:p>17673</text:p>
          </table:table-cell>
          <table:table-cell office:value-type="float" office:value="38626546" calcext:value-type="float">
            <text:p>38626546</text:p>
          </table:table-cell>
          <table:table-cell office:value-type="float" office:value="624125202" calcext:value-type="float">
            <text:p>624125202</text:p>
          </table:table-cell>
          <table:table-cell office:value-type="float" office:value="8838" calcext:value-type="float">
            <text:p>8838</text:p>
          </table:table-cell>
          <table:table-cell office:value-type="float" office:value="160652040" calcext:value-type="float">
            <text:p>160652040</text:p>
          </table:table-cell>
          <table:table-cell office:value-type="float" office:value="4249170632" calcext:value-type="float">
            <text:p>4249170632</text:p>
          </table:table-cell>
          <table:table-cell office:value-type="float" office:value="25099" calcext:value-type="float">
            <text:p>25099</text:p>
          </table:table-cell>
          <table:table-cell office:value-type="float" office:value="987382400" calcext:value-type="float">
            <text:p>987382400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table:formula="of:=(SUM([.T1:.T100]))/100" office:value-type="float" office:value="31458.64" calcext:value-type="float">
            <text:p>31458.64</text:p>
          </table:table-cell>
          <table:table-cell table:formula="of:=(SUM([.W1:.W100]))/100" office:value-type="float" office:value="75229.35" calcext:value-type="float">
            <text:p>75229.35</text:p>
          </table:table-cell>
          <table:table-cell table:style-name="ce1" table:formula="of:=(SUM([.Z1:.Z100]))/100" office:value-type="float" office:value="41605.69" calcext:value-type="float">
            <text:p>41605.69</text:p>
          </table:table-cell>
          <table:table-cell table:style-name="ce1" table:formula="of:=(SUM([.AC1:.AC100]))/100" office:value-type="float" office:value="58004.28" calcext:value-type="float">
            <text:p>58004.28</text:p>
          </table:table-cell>
          <table:table-cell/>
          <table:table-cell office:value-type="float" office:value="2747416" calcext:value-type="float">
            <text:p>2747416</text:p>
          </table:table-cell>
          <table:table-cell office:value-type="float" office:value="1939725" calcext:value-type="float">
            <text:p>1939725</text:p>
          </table:table-cell>
          <table:table-cell office:value-type="float" office:value="7458219" calcext:value-type="float">
            <text:p>7458219</text:p>
          </table:table-cell>
          <table:table-cell office:value-type="float" office:value="414004" calcext:value-type="float">
            <text:p>414004</text:p>
          </table:table-cell>
          <table:table-cell office:value-type="float" office:value="1093684" calcext:value-type="float">
            <text:p>1093684</text:p>
          </table:table-cell>
          <table:table-cell office:value-type="float" office:value="781588" calcext:value-type="float">
            <text:p>781588</text:p>
          </table:table-cell>
          <table:table-cell office:value-type="float" office:value="950951" calcext:value-type="float">
            <text:p>950951</text:p>
          </table:table-cell>
          <table:table-cell office:value-type="float" office:value="2562872" calcext:value-type="float">
            <text:p>2562872</text:p>
          </table:table-cell>
          <table:table-cell office:value-type="float" office:value="864069" calcext:value-type="float">
            <text:p>864069</text:p>
          </table:table-cell>
          <table:table-cell office:value-type="float" office:value="805760" calcext:value-type="float">
            <text:p>805760</text:p>
          </table:table-cell>
          <table:table-cell office:value-type="float" office:value="906555" calcext:value-type="float">
            <text:p>906555</text:p>
          </table:table-cell>
          <table:table-cell office:value-type="float" office:value="2427229" calcext:value-type="float">
            <text:p>2427229</text:p>
          </table:table-cell>
          <table:table-cell office:value-type="float" office:value="24141578" calcext:value-type="float">
            <text:p>24141578</text:p>
          </table:table-cell>
          <table:table-cell office:value-type="float" office:value="65350" calcext:value-type="float">
            <text:p>65350</text:p>
          </table:table-cell>
          <table:table-cell office:value-type="float" office:value="9782544" calcext:value-type="float">
            <text:p>9782544</text:p>
          </table:table-cell>
          <table:table-cell office:value-type="float" office:value="130134308" calcext:value-type="float">
            <text:p>130134308</text:p>
          </table:table-cell>
          <table:table-cell office:value-type="float" office:value="5917" calcext:value-type="float">
            <text:p>5917</text:p>
          </table:table-cell>
          <table:table-cell office:value-type="float" office:value="38835162" calcext:value-type="float">
            <text:p>38835162</text:p>
          </table:table-cell>
          <table:table-cell office:value-type="float" office:value="622527968" calcext:value-type="float">
            <text:p>622527968</text:p>
          </table:table-cell>
          <table:table-cell office:value-type="float" office:value="9301" calcext:value-type="float">
            <text:p>9301</text:p>
          </table:table-cell>
          <table:table-cell office:value-type="float" office:value="162668315" calcext:value-type="float">
            <text:p>162668315</text:p>
          </table:table-cell>
          <table:table-cell office:value-type="float" office:value="4504142362" calcext:value-type="float">
            <text:p>4504142362</text:p>
          </table:table-cell>
          <table:table-cell office:value-type="float" office:value="24346" calcext:value-type="float">
            <text:p>24346</text:p>
          </table:table-cell>
          <table:table-cell office:value-type="float" office:value="985741155" calcext:value-type="float">
            <text:p>985741155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table:formula="of:=(SUM([.U1:.U100]))/100" office:value-type="float" office:value="11206205.13" calcext:value-type="float">
            <text:p>11206205.13</text:p>
          </table:table-cell>
          <table:table-cell table:formula="of:=(SUM([.X1:.X100]))/100" office:value-type="float" office:value="41268633.42" calcext:value-type="float">
            <text:p>41268633.42</text:p>
          </table:table-cell>
          <table:table-cell table:style-name="ce1" table:formula="of:=(SUM([.AA1:.AA100]))/100" office:value-type="float" office:value="161224853.22" calcext:value-type="float">
            <text:p>161224853.22</text:p>
          </table:table-cell>
          <table:table-cell table:style-name="ce1" table:formula="of:=(SUM([.AD1:.AD100]))/100" office:value-type="float" office:value="980259253.08" calcext:value-type="float">
            <text:p>980259253.08</text:p>
          </table:table-cell>
          <table:table-cell/>
          <table:table-cell office:value-type="float" office:value="4019673" calcext:value-type="float">
            <text:p>4019673</text:p>
          </table:table-cell>
          <table:table-cell office:value-type="float" office:value="1278185" calcext:value-type="float">
            <text:p>1278185</text:p>
          </table:table-cell>
          <table:table-cell office:value-type="float" office:value="8177184" calcext:value-type="float">
            <text:p>8177184</text:p>
          </table:table-cell>
          <table:table-cell office:value-type="float" office:value="622796" calcext:value-type="float">
            <text:p>622796</text:p>
          </table:table-cell>
          <table:table-cell office:value-type="float" office:value="1087910" calcext:value-type="float">
            <text:p>1087910</text:p>
          </table:table-cell>
          <table:table-cell office:value-type="float" office:value="430073" calcext:value-type="float">
            <text:p>430073</text:p>
          </table:table-cell>
          <table:table-cell office:value-type="float" office:value="939672" calcext:value-type="float">
            <text:p>939672</text:p>
          </table:table-cell>
          <table:table-cell office:value-type="float" office:value="2422013" calcext:value-type="float">
            <text:p>2422013</text:p>
          </table:table-cell>
          <table:table-cell office:value-type="float" office:value="498864" calcext:value-type="float">
            <text:p>498864</text:p>
          </table:table-cell>
          <table:table-cell office:value-type="float" office:value="798909" calcext:value-type="float">
            <text:p>798909</text:p>
          </table:table-cell>
          <table:table-cell office:value-type="float" office:value="893422" calcext:value-type="float">
            <text:p>893422</text:p>
          </table:table-cell>
          <table:table-cell office:value-type="float" office:value="2422583" calcext:value-type="float">
            <text:p>2422583</text:p>
          </table:table-cell>
          <table:table-cell office:value-type="float" office:value="24141443" calcext:value-type="float">
            <text:p>24141443</text:p>
          </table:table-cell>
          <table:table-cell office:value-type="float" office:value="41728" calcext:value-type="float">
            <text:p>41728</text:p>
          </table:table-cell>
          <table:table-cell office:value-type="float" office:value="10110275" calcext:value-type="float">
            <text:p>10110275</text:p>
          </table:table-cell>
          <table:table-cell office:value-type="float" office:value="128898176" calcext:value-type="float">
            <text:p>128898176</text:p>
          </table:table-cell>
          <table:table-cell office:value-type="float" office:value="8537" calcext:value-type="float">
            <text:p>8537</text:p>
          </table:table-cell>
          <table:table-cell office:value-type="float" office:value="38610721" calcext:value-type="float">
            <text:p>38610721</text:p>
          </table:table-cell>
          <table:table-cell office:value-type="float" office:value="639032785" calcext:value-type="float">
            <text:p>639032785</text:p>
          </table:table-cell>
          <table:table-cell office:value-type="float" office:value="9748" calcext:value-type="float">
            <text:p>9748</text:p>
          </table:table-cell>
          <table:table-cell office:value-type="float" office:value="163576046" calcext:value-type="float">
            <text:p>163576046</text:p>
          </table:table-cell>
          <table:table-cell office:value-type="float" office:value="4313267512" calcext:value-type="float">
            <text:p>4313267512</text:p>
          </table:table-cell>
          <table:table-cell office:value-type="float" office:value="22889" calcext:value-type="float">
            <text:p>22889</text:p>
          </table:table-cell>
          <table:table-cell office:value-type="float" office:value="976183908" calcext:value-type="float">
            <text:p>976183908</text:p>
          </table:table-cell>
        </table:table-row>
        <table:table-row table:style-name="ro1">
          <table:table-cell table:number-columns-repeated="6"/>
          <table:table-cell office:value-type="float" office:value="3283277" calcext:value-type="float">
            <text:p>3283277</text:p>
          </table:table-cell>
          <table:table-cell office:value-type="float" office:value="1285300" calcext:value-type="float">
            <text:p>1285300</text:p>
          </table:table-cell>
          <table:table-cell office:value-type="float" office:value="7373264" calcext:value-type="float">
            <text:p>7373264</text:p>
          </table:table-cell>
          <table:table-cell office:value-type="float" office:value="568842" calcext:value-type="float">
            <text:p>568842</text:p>
          </table:table-cell>
          <table:table-cell office:value-type="float" office:value="1103084" calcext:value-type="float">
            <text:p>1103084</text:p>
          </table:table-cell>
          <table:table-cell office:value-type="float" office:value="450705" calcext:value-type="float">
            <text:p>450705</text:p>
          </table:table-cell>
          <table:table-cell office:value-type="float" office:value="926862" calcext:value-type="float">
            <text:p>926862</text:p>
          </table:table-cell>
          <table:table-cell office:value-type="float" office:value="2402654" calcext:value-type="float">
            <text:p>2402654</text:p>
          </table:table-cell>
          <table:table-cell office:value-type="float" office:value="432973" calcext:value-type="float">
            <text:p>432973</text:p>
          </table:table-cell>
          <table:table-cell office:value-type="float" office:value="733867" calcext:value-type="float">
            <text:p>733867</text:p>
          </table:table-cell>
          <table:table-cell office:value-type="float" office:value="1534345" calcext:value-type="float">
            <text:p>1534345</text:p>
          </table:table-cell>
          <table:table-cell office:value-type="float" office:value="2413827" calcext:value-type="float">
            <text:p>2413827</text:p>
          </table:table-cell>
          <table:table-cell office:value-type="float" office:value="25171845" calcext:value-type="float">
            <text:p>25171845</text:p>
          </table:table-cell>
          <table:table-cell office:value-type="float" office:value="42869" calcext:value-type="float">
            <text:p>42869</text:p>
          </table:table-cell>
          <table:table-cell office:value-type="float" office:value="9703129" calcext:value-type="float">
            <text:p>9703129</text:p>
          </table:table-cell>
          <table:table-cell office:value-type="float" office:value="128017583" calcext:value-type="float">
            <text:p>128017583</text:p>
          </table:table-cell>
          <table:table-cell office:value-type="float" office:value="4938" calcext:value-type="float">
            <text:p>4938</text:p>
          </table:table-cell>
          <table:table-cell office:value-type="float" office:value="40201895" calcext:value-type="float">
            <text:p>40201895</text:p>
          </table:table-cell>
          <table:table-cell office:value-type="float" office:value="618477471" calcext:value-type="float">
            <text:p>618477471</text:p>
          </table:table-cell>
          <table:table-cell office:value-type="float" office:value="9661" calcext:value-type="float">
            <text:p>9661</text:p>
          </table:table-cell>
          <table:table-cell office:value-type="float" office:value="157612755" calcext:value-type="float">
            <text:p>157612755</text:p>
          </table:table-cell>
          <table:table-cell office:value-type="float" office:value="4221800624" calcext:value-type="float">
            <text:p>4221800624</text:p>
          </table:table-cell>
          <table:table-cell office:value-type="float" office:value="43407" calcext:value-type="float">
            <text:p>43407</text:p>
          </table:table-cell>
          <table:table-cell office:value-type="float" office:value="982442607" calcext:value-type="float">
            <text:p>982442607</text:p>
          </table:table-cell>
        </table:table-row>
        <table:table-row table:style-name="ro1">
          <table:table-cell table:number-columns-repeated="6"/>
          <table:table-cell office:value-type="float" office:value="3349751" calcext:value-type="float">
            <text:p>3349751</text:p>
          </table:table-cell>
          <table:table-cell office:value-type="float" office:value="1291695" calcext:value-type="float">
            <text:p>1291695</text:p>
          </table:table-cell>
          <table:table-cell office:value-type="float" office:value="20710271" calcext:value-type="float">
            <text:p>20710271</text:p>
          </table:table-cell>
          <table:table-cell office:value-type="float" office:value="401092" calcext:value-type="float">
            <text:p>401092</text:p>
          </table:table-cell>
          <table:table-cell office:value-type="float" office:value="1146221" calcext:value-type="float">
            <text:p>1146221</text:p>
          </table:table-cell>
          <table:table-cell office:value-type="float" office:value="452244" calcext:value-type="float">
            <text:p>452244</text:p>
          </table:table-cell>
          <table:table-cell office:value-type="float" office:value="929378" calcext:value-type="float">
            <text:p>929378</text:p>
          </table:table-cell>
          <table:table-cell office:value-type="float" office:value="2422561" calcext:value-type="float">
            <text:p>2422561</text:p>
          </table:table-cell>
          <table:table-cell office:value-type="float" office:value="428673" calcext:value-type="float">
            <text:p>428673</text:p>
          </table:table-cell>
          <table:table-cell office:value-type="float" office:value="709594" calcext:value-type="float">
            <text:p>709594</text:p>
          </table:table-cell>
          <table:table-cell office:value-type="float" office:value="1757038" calcext:value-type="float">
            <text:p>1757038</text:p>
          </table:table-cell>
          <table:table-cell office:value-type="float" office:value="2463334" calcext:value-type="float">
            <text:p>2463334</text:p>
          </table:table-cell>
          <table:table-cell office:value-type="float" office:value="24182830" calcext:value-type="float">
            <text:p>24182830</text:p>
          </table:table-cell>
          <table:table-cell office:value-type="float" office:value="24371" calcext:value-type="float">
            <text:p>24371</text:p>
          </table:table-cell>
          <table:table-cell office:value-type="float" office:value="9806146" calcext:value-type="float">
            <text:p>9806146</text:p>
          </table:table-cell>
          <table:table-cell office:value-type="float" office:value="128306443" calcext:value-type="float">
            <text:p>128306443</text:p>
          </table:table-cell>
          <table:table-cell office:value-type="float" office:value="4122" calcext:value-type="float">
            <text:p>4122</text:p>
          </table:table-cell>
          <table:table-cell office:value-type="float" office:value="38845056" calcext:value-type="float">
            <text:p>38845056</text:p>
          </table:table-cell>
          <table:table-cell office:value-type="float" office:value="623086976" calcext:value-type="float">
            <text:p>623086976</text:p>
          </table:table-cell>
          <table:table-cell office:value-type="float" office:value="12070" calcext:value-type="float">
            <text:p>12070</text:p>
          </table:table-cell>
          <table:table-cell office:value-type="float" office:value="157469857" calcext:value-type="float">
            <text:p>157469857</text:p>
          </table:table-cell>
          <table:table-cell office:value-type="float" office:value="4215376704" calcext:value-type="float">
            <text:p>4215376704</text:p>
          </table:table-cell>
          <table:table-cell office:value-type="float" office:value="23584" calcext:value-type="float">
            <text:p>23584</text:p>
          </table:table-cell>
          <table:table-cell office:value-type="float" office:value="978380315" calcext:value-type="float">
            <text:p>978380315</text:p>
          </table:table-cell>
        </table:table-row>
        <table:table-row table:style-name="ro1">
          <table:table-cell table:number-columns-repeated="6"/>
          <table:table-cell office:value-type="float" office:value="2744719" calcext:value-type="float">
            <text:p>2744719</text:p>
          </table:table-cell>
          <table:table-cell office:value-type="float" office:value="4808476" calcext:value-type="float">
            <text:p>4808476</text:p>
          </table:table-cell>
          <table:table-cell office:value-type="float" office:value="11150384" calcext:value-type="float">
            <text:p>11150384</text:p>
          </table:table-cell>
          <table:table-cell office:value-type="float" office:value="599526" calcext:value-type="float">
            <text:p>599526</text:p>
          </table:table-cell>
          <table:table-cell office:value-type="float" office:value="1060766" calcext:value-type="float">
            <text:p>1060766</text:p>
          </table:table-cell>
          <table:table-cell office:value-type="float" office:value="856111" calcext:value-type="float">
            <text:p>856111</text:p>
          </table:table-cell>
          <table:table-cell office:value-type="float" office:value="1324625" calcext:value-type="float">
            <text:p>1324625</text:p>
          </table:table-cell>
          <table:table-cell office:value-type="float" office:value="4931014" calcext:value-type="float">
            <text:p>4931014</text:p>
          </table:table-cell>
          <table:table-cell office:value-type="float" office:value="387633" calcext:value-type="float">
            <text:p>387633</text:p>
          </table:table-cell>
          <table:table-cell office:value-type="float" office:value="877479" calcext:value-type="float">
            <text:p>877479</text:p>
          </table:table-cell>
          <table:table-cell office:value-type="float" office:value="925813" calcext:value-type="float">
            <text:p>925813</text:p>
          </table:table-cell>
          <table:table-cell office:value-type="float" office:value="2424437" calcext:value-type="float">
            <text:p>2424437</text:p>
          </table:table-cell>
          <table:table-cell office:value-type="float" office:value="24724005" calcext:value-type="float">
            <text:p>24724005</text:p>
          </table:table-cell>
          <table:table-cell office:value-type="float" office:value="27963" calcext:value-type="float">
            <text:p>27963</text:p>
          </table:table-cell>
          <table:table-cell office:value-type="float" office:value="9750991" calcext:value-type="float">
            <text:p>9750991</text:p>
          </table:table-cell>
          <table:table-cell office:value-type="float" office:value="131367157" calcext:value-type="float">
            <text:p>131367157</text:p>
          </table:table-cell>
          <table:table-cell office:value-type="float" office:value="4623" calcext:value-type="float">
            <text:p>4623</text:p>
          </table:table-cell>
          <table:table-cell office:value-type="float" office:value="38810418" calcext:value-type="float">
            <text:p>38810418</text:p>
          </table:table-cell>
          <table:table-cell office:value-type="float" office:value="621776274" calcext:value-type="float">
            <text:p>621776274</text:p>
          </table:table-cell>
          <table:table-cell office:value-type="float" office:value="8956" calcext:value-type="float">
            <text:p>8956</text:p>
          </table:table-cell>
          <table:table-cell office:value-type="float" office:value="156525744" calcext:value-type="float">
            <text:p>156525744</text:p>
          </table:table-cell>
          <table:table-cell office:value-type="float" office:value="4223750113" calcext:value-type="float">
            <text:p>4223750113</text:p>
          </table:table-cell>
          <table:table-cell office:value-type="float" office:value="29168" calcext:value-type="float">
            <text:p>29168</text:p>
          </table:table-cell>
          <table:table-cell office:value-type="float" office:value="973637842" calcext:value-type="float">
            <text:p>973637842</text:p>
          </table:table-cell>
        </table:table-row>
        <table:table-row table:style-name="ro1">
          <table:table-cell table:number-columns-repeated="6"/>
          <table:table-cell office:value-type="float" office:value="2752830" calcext:value-type="float">
            <text:p>2752830</text:p>
          </table:table-cell>
          <table:table-cell office:value-type="float" office:value="1888096" calcext:value-type="float">
            <text:p>1888096</text:p>
          </table:table-cell>
          <table:table-cell office:value-type="float" office:value="7556728" calcext:value-type="float">
            <text:p>7556728</text:p>
          </table:table-cell>
          <table:table-cell office:value-type="float" office:value="941750" calcext:value-type="float">
            <text:p>941750</text:p>
          </table:table-cell>
          <table:table-cell office:value-type="float" office:value="8306308" calcext:value-type="float">
            <text:p>8306308</text:p>
          </table:table-cell>
          <table:table-cell office:value-type="float" office:value="813736" calcext:value-type="float">
            <text:p>813736</text:p>
          </table:table-cell>
          <table:table-cell office:value-type="float" office:value="935439" calcext:value-type="float">
            <text:p>935439</text:p>
          </table:table-cell>
          <table:table-cell office:value-type="float" office:value="2408769" calcext:value-type="float">
            <text:p>2408769</text:p>
          </table:table-cell>
          <table:table-cell office:value-type="float" office:value="512359" calcext:value-type="float">
            <text:p>512359</text:p>
          </table:table-cell>
          <table:table-cell office:value-type="float" office:value="424269" calcext:value-type="float">
            <text:p>424269</text:p>
          </table:table-cell>
          <table:table-cell office:value-type="float" office:value="915464" calcext:value-type="float">
            <text:p>915464</text:p>
          </table:table-cell>
          <table:table-cell office:value-type="float" office:value="2708098" calcext:value-type="float">
            <text:p>2708098</text:p>
          </table:table-cell>
          <table:table-cell office:value-type="float" office:value="24301877" calcext:value-type="float">
            <text:p>24301877</text:p>
          </table:table-cell>
          <table:table-cell office:value-type="float" office:value="24463" calcext:value-type="float">
            <text:p>24463</text:p>
          </table:table-cell>
          <table:table-cell office:value-type="float" office:value="10315333" calcext:value-type="float">
            <text:p>10315333</text:p>
          </table:table-cell>
          <table:table-cell office:value-type="float" office:value="128821056" calcext:value-type="float">
            <text:p>128821056</text:p>
          </table:table-cell>
          <table:table-cell office:value-type="float" office:value="4516" calcext:value-type="float">
            <text:p>4516</text:p>
          </table:table-cell>
          <table:table-cell office:value-type="float" office:value="38663980" calcext:value-type="float">
            <text:p>38663980</text:p>
          </table:table-cell>
          <table:table-cell office:value-type="float" office:value="618665449" calcext:value-type="float">
            <text:p>618665449</text:p>
          </table:table-cell>
          <table:table-cell office:value-type="float" office:value="9614" calcext:value-type="float">
            <text:p>9614</text:p>
          </table:table-cell>
          <table:table-cell office:value-type="float" office:value="158260238" calcext:value-type="float">
            <text:p>158260238</text:p>
          </table:table-cell>
          <table:table-cell office:value-type="float" office:value="4220304066" calcext:value-type="float">
            <text:p>4220304066</text:p>
          </table:table-cell>
          <table:table-cell office:value-type="float" office:value="28167" calcext:value-type="float">
            <text:p>28167</text:p>
          </table:table-cell>
          <table:table-cell office:value-type="float" office:value="973523861" calcext:value-type="float">
            <text:p>973523861</text:p>
          </table:table-cell>
        </table:table-row>
        <table:table-row table:style-name="ro1">
          <table:table-cell table:number-columns-repeated="6"/>
          <table:table-cell office:value-type="float" office:value="3244210" calcext:value-type="float">
            <text:p>3244210</text:p>
          </table:table-cell>
          <table:table-cell office:value-type="float" office:value="1896225" calcext:value-type="float">
            <text:p>1896225</text:p>
          </table:table-cell>
          <table:table-cell office:value-type="float" office:value="7470595" calcext:value-type="float">
            <text:p>7470595</text:p>
          </table:table-cell>
          <table:table-cell office:value-type="float" office:value="222405" calcext:value-type="float">
            <text:p>222405</text:p>
          </table:table-cell>
          <table:table-cell office:value-type="float" office:value="705660" calcext:value-type="float">
            <text:p>705660</text:p>
          </table:table-cell>
          <table:table-cell office:value-type="float" office:value="814028" calcext:value-type="float">
            <text:p>814028</text:p>
          </table:table-cell>
          <table:table-cell office:value-type="float" office:value="921933" calcext:value-type="float">
            <text:p>921933</text:p>
          </table:table-cell>
          <table:table-cell office:value-type="float" office:value="2388794" calcext:value-type="float">
            <text:p>2388794</text:p>
          </table:table-cell>
          <table:table-cell office:value-type="float" office:value="203579" calcext:value-type="float">
            <text:p>203579</text:p>
          </table:table-cell>
          <table:table-cell office:value-type="float" office:value="406891" calcext:value-type="float">
            <text:p>406891</text:p>
          </table:table-cell>
          <table:table-cell office:value-type="float" office:value="924547" calcext:value-type="float">
            <text:p>924547</text:p>
          </table:table-cell>
          <table:table-cell office:value-type="float" office:value="2400658" calcext:value-type="float">
            <text:p>2400658</text:p>
          </table:table-cell>
          <table:table-cell office:value-type="float" office:value="24547835" calcext:value-type="float">
            <text:p>24547835</text:p>
          </table:table-cell>
          <table:table-cell office:value-type="float" office:value="54287" calcext:value-type="float">
            <text:p>54287</text:p>
          </table:table-cell>
          <table:table-cell office:value-type="float" office:value="9768331" calcext:value-type="float">
            <text:p>9768331</text:p>
          </table:table-cell>
          <table:table-cell office:value-type="float" office:value="129709884" calcext:value-type="float">
            <text:p>129709884</text:p>
          </table:table-cell>
          <table:table-cell office:value-type="float" office:value="4918" calcext:value-type="float">
            <text:p>4918</text:p>
          </table:table-cell>
          <table:table-cell office:value-type="float" office:value="38599914" calcext:value-type="float">
            <text:p>38599914</text:p>
          </table:table-cell>
          <table:table-cell office:value-type="float" office:value="637635280" calcext:value-type="float">
            <text:p>637635280</text:p>
          </table:table-cell>
          <table:table-cell office:value-type="float" office:value="11354" calcext:value-type="float">
            <text:p>11354</text:p>
          </table:table-cell>
          <table:table-cell office:value-type="float" office:value="161309509" calcext:value-type="float">
            <text:p>161309509</text:p>
          </table:table-cell>
          <table:table-cell office:value-type="float" office:value="4197585781" calcext:value-type="float">
            <text:p>4197585781</text:p>
          </table:table-cell>
          <table:table-cell office:value-type="float" office:value="26117" calcext:value-type="float">
            <text:p>26117</text:p>
          </table:table-cell>
          <table:table-cell office:value-type="float" office:value="977621224" calcext:value-type="float">
            <text:p>977621224</text:p>
          </table:table-cell>
        </table:table-row>
        <table:table-row table:style-name="ro1">
          <table:table-cell table:number-columns-repeated="6"/>
          <table:table-cell office:value-type="float" office:value="2787447" calcext:value-type="float">
            <text:p>2787447</text:p>
          </table:table-cell>
          <table:table-cell office:value-type="float" office:value="1810752" calcext:value-type="float">
            <text:p>1810752</text:p>
          </table:table-cell>
          <table:table-cell office:value-type="float" office:value="7449545" calcext:value-type="float">
            <text:p>7449545</text:p>
          </table:table-cell>
          <table:table-cell office:value-type="float" office:value="218758" calcext:value-type="float">
            <text:p>218758</text:p>
          </table:table-cell>
          <table:table-cell office:value-type="float" office:value="598808" calcext:value-type="float">
            <text:p>598808</text:p>
          </table:table-cell>
          <table:table-cell office:value-type="float" office:value="867766" calcext:value-type="float">
            <text:p>867766</text:p>
          </table:table-cell>
          <table:table-cell office:value-type="float" office:value="1911128" calcext:value-type="float">
            <text:p>1911128</text:p>
          </table:table-cell>
          <table:table-cell office:value-type="float" office:value="2437795" calcext:value-type="float">
            <text:p>2437795</text:p>
          </table:table-cell>
          <table:table-cell office:value-type="float" office:value="432164" calcext:value-type="float">
            <text:p>432164</text:p>
          </table:table-cell>
          <table:table-cell office:value-type="float" office:value="453694" calcext:value-type="float">
            <text:p>453694</text:p>
          </table:table-cell>
          <table:table-cell office:value-type="float" office:value="924000" calcext:value-type="float">
            <text:p>924000</text:p>
          </table:table-cell>
          <table:table-cell office:value-type="float" office:value="2432393" calcext:value-type="float">
            <text:p>2432393</text:p>
          </table:table-cell>
          <table:table-cell office:value-type="float" office:value="32955884" calcext:value-type="float">
            <text:p>32955884</text:p>
          </table:table-cell>
          <table:table-cell office:value-type="float" office:value="108901" calcext:value-type="float">
            <text:p>108901</text:p>
          </table:table-cell>
          <table:table-cell office:value-type="float" office:value="10479304" calcext:value-type="float">
            <text:p>10479304</text:p>
          </table:table-cell>
          <table:table-cell office:value-type="float" office:value="132775570" calcext:value-type="float">
            <text:p>132775570</text:p>
          </table:table-cell>
          <table:table-cell office:value-type="float" office:value="4604" calcext:value-type="float">
            <text:p>4604</text:p>
          </table:table-cell>
          <table:table-cell office:value-type="float" office:value="45925680" calcext:value-type="float">
            <text:p>45925680</text:p>
          </table:table-cell>
          <table:table-cell office:value-type="float" office:value="620236784" calcext:value-type="float">
            <text:p>620236784</text:p>
          </table:table-cell>
          <table:table-cell office:value-type="float" office:value="16388" calcext:value-type="float">
            <text:p>16388</text:p>
          </table:table-cell>
          <table:table-cell office:value-type="float" office:value="158483939" calcext:value-type="float">
            <text:p>158483939</text:p>
          </table:table-cell>
          <table:table-cell office:value-type="float" office:value="4194906085" calcext:value-type="float">
            <text:p>4194906085</text:p>
          </table:table-cell>
          <table:table-cell office:value-type="float" office:value="29460" calcext:value-type="float">
            <text:p>29460</text:p>
          </table:table-cell>
          <table:table-cell office:value-type="float" office:value="977813833" calcext:value-type="float">
            <text:p>977813833</text:p>
          </table:table-cell>
        </table:table-row>
        <table:table-row table:style-name="ro1">
          <table:table-cell table:number-columns-repeated="6"/>
          <table:table-cell office:value-type="float" office:value="3106774" calcext:value-type="float">
            <text:p>3106774</text:p>
          </table:table-cell>
          <table:table-cell office:value-type="float" office:value="1908822" calcext:value-type="float">
            <text:p>1908822</text:p>
          </table:table-cell>
          <table:table-cell office:value-type="float" office:value="10164680" calcext:value-type="float">
            <text:p>10164680</text:p>
          </table:table-cell>
          <table:table-cell office:value-type="float" office:value="212925" calcext:value-type="float">
            <text:p>212925</text:p>
          </table:table-cell>
          <table:table-cell office:value-type="float" office:value="591429" calcext:value-type="float">
            <text:p>591429</text:p>
          </table:table-cell>
          <table:table-cell office:value-type="float" office:value="839996" calcext:value-type="float">
            <text:p>839996</text:p>
          </table:table-cell>
          <table:table-cell office:value-type="float" office:value="979252" calcext:value-type="float">
            <text:p>979252</text:p>
          </table:table-cell>
          <table:table-cell office:value-type="float" office:value="2867951" calcext:value-type="float">
            <text:p>2867951</text:p>
          </table:table-cell>
          <table:table-cell office:value-type="float" office:value="417207" calcext:value-type="float">
            <text:p>417207</text:p>
          </table:table-cell>
          <table:table-cell office:value-type="float" office:value="424862" calcext:value-type="float">
            <text:p>424862</text:p>
          </table:table-cell>
          <table:table-cell office:value-type="float" office:value="926281" calcext:value-type="float">
            <text:p>926281</text:p>
          </table:table-cell>
          <table:table-cell office:value-type="float" office:value="2398253" calcext:value-type="float">
            <text:p>2398253</text:p>
          </table:table-cell>
          <table:table-cell office:value-type="float" office:value="24593043" calcext:value-type="float">
            <text:p>24593043</text:p>
          </table:table-cell>
          <table:table-cell office:value-type="float" office:value="15525" calcext:value-type="float">
            <text:p>15525</text:p>
          </table:table-cell>
          <table:table-cell office:value-type="float" office:value="10472116" calcext:value-type="float">
            <text:p>10472116</text:p>
          </table:table-cell>
          <table:table-cell office:value-type="float" office:value="128841917" calcext:value-type="float">
            <text:p>128841917</text:p>
          </table:table-cell>
          <table:table-cell office:value-type="float" office:value="4107" calcext:value-type="float">
            <text:p>4107</text:p>
          </table:table-cell>
          <table:table-cell office:value-type="float" office:value="40181439" calcext:value-type="float">
            <text:p>40181439</text:p>
          </table:table-cell>
          <table:table-cell office:value-type="float" office:value="619269212" calcext:value-type="float">
            <text:p>619269212</text:p>
          </table:table-cell>
          <table:table-cell office:value-type="float" office:value="9923" calcext:value-type="float">
            <text:p>9923</text:p>
          </table:table-cell>
          <table:table-cell office:value-type="float" office:value="157752672" calcext:value-type="float">
            <text:p>157752672</text:p>
          </table:table-cell>
          <table:table-cell office:value-type="float" office:value="4203703482" calcext:value-type="float">
            <text:p>4203703482</text:p>
          </table:table-cell>
          <table:table-cell office:value-type="float" office:value="23876" calcext:value-type="float">
            <text:p>23876</text:p>
          </table:table-cell>
          <table:table-cell office:value-type="float" office:value="979315850" calcext:value-type="float">
            <text:p>979315850</text:p>
          </table:table-cell>
        </table:table-row>
        <table:table-row table:style-name="ro1">
          <table:table-cell table:number-columns-repeated="6"/>
          <table:table-cell office:value-type="float" office:value="2733094" calcext:value-type="float">
            <text:p>2733094</text:p>
          </table:table-cell>
          <table:table-cell office:value-type="float" office:value="1819177" calcext:value-type="float">
            <text:p>1819177</text:p>
          </table:table-cell>
          <table:table-cell office:value-type="float" office:value="7464632" calcext:value-type="float">
            <text:p>7464632</text:p>
          </table:table-cell>
          <table:table-cell office:value-type="float" office:value="297081" calcext:value-type="float">
            <text:p>297081</text:p>
          </table:table-cell>
          <table:table-cell office:value-type="float" office:value="620947" calcext:value-type="float">
            <text:p>620947</text:p>
          </table:table-cell>
          <table:table-cell office:value-type="float" office:value="782613" calcext:value-type="float">
            <text:p>782613</text:p>
          </table:table-cell>
          <table:table-cell office:value-type="float" office:value="954411" calcext:value-type="float">
            <text:p>954411</text:p>
          </table:table-cell>
          <table:table-cell office:value-type="float" office:value="3046229" calcext:value-type="float">
            <text:p>3046229</text:p>
          </table:table-cell>
          <table:table-cell office:value-type="float" office:value="395038" calcext:value-type="float">
            <text:p>395038</text:p>
          </table:table-cell>
          <table:table-cell office:value-type="float" office:value="425667" calcext:value-type="float">
            <text:p>425667</text:p>
          </table:table-cell>
          <table:table-cell office:value-type="float" office:value="909749" calcext:value-type="float">
            <text:p>909749</text:p>
          </table:table-cell>
          <table:table-cell office:value-type="float" office:value="2436111" calcext:value-type="float">
            <text:p>2436111</text:p>
          </table:table-cell>
          <table:table-cell office:value-type="float" office:value="24965944" calcext:value-type="float">
            <text:p>24965944</text:p>
          </table:table-cell>
          <table:table-cell office:value-type="float" office:value="13206" calcext:value-type="float">
            <text:p>13206</text:p>
          </table:table-cell>
          <table:table-cell office:value-type="float" office:value="10991158" calcext:value-type="float">
            <text:p>10991158</text:p>
          </table:table-cell>
          <table:table-cell office:value-type="float" office:value="128304792" calcext:value-type="float">
            <text:p>128304792</text:p>
          </table:table-cell>
          <table:table-cell office:value-type="float" office:value="4885" calcext:value-type="float">
            <text:p>4885</text:p>
          </table:table-cell>
          <table:table-cell office:value-type="float" office:value="38763401" calcext:value-type="float">
            <text:p>38763401</text:p>
          </table:table-cell>
          <table:table-cell office:value-type="float" office:value="629021258" calcext:value-type="float">
            <text:p>629021258</text:p>
          </table:table-cell>
          <table:table-cell office:value-type="float" office:value="10279" calcext:value-type="float">
            <text:p>10279</text:p>
          </table:table-cell>
          <table:table-cell office:value-type="float" office:value="156188081" calcext:value-type="float">
            <text:p>156188081</text:p>
          </table:table-cell>
          <table:table-cell office:value-type="float" office:value="4198968398" calcext:value-type="float">
            <text:p>4198968398</text:p>
          </table:table-cell>
          <table:table-cell office:value-type="float" office:value="24621" calcext:value-type="float">
            <text:p>24621</text:p>
          </table:table-cell>
          <table:table-cell office:value-type="float" office:value="976404756" calcext:value-type="float">
            <text:p>976404756</text:p>
          </table:table-cell>
        </table:table-row>
        <table:table-row table:style-name="ro1">
          <table:table-cell table:number-columns-repeated="6"/>
          <table:table-cell office:value-type="float" office:value="2766856" calcext:value-type="float">
            <text:p>2766856</text:p>
          </table:table-cell>
          <table:table-cell office:value-type="float" office:value="1866181" calcext:value-type="float">
            <text:p>1866181</text:p>
          </table:table-cell>
          <table:table-cell office:value-type="float" office:value="7359729" calcext:value-type="float">
            <text:p>7359729</text:p>
          </table:table-cell>
          <table:table-cell office:value-type="float" office:value="211204" calcext:value-type="float">
            <text:p>211204</text:p>
          </table:table-cell>
          <table:table-cell office:value-type="float" office:value="824177" calcext:value-type="float">
            <text:p>824177</text:p>
          </table:table-cell>
          <table:table-cell office:value-type="float" office:value="433326" calcext:value-type="float">
            <text:p>433326</text:p>
          </table:table-cell>
          <table:table-cell office:value-type="float" office:value="957049" calcext:value-type="float">
            <text:p>957049</text:p>
          </table:table-cell>
          <table:table-cell office:value-type="float" office:value="2435885" calcext:value-type="float">
            <text:p>2435885</text:p>
          </table:table-cell>
          <table:table-cell office:value-type="float" office:value="442027" calcext:value-type="float">
            <text:p>442027</text:p>
          </table:table-cell>
          <table:table-cell office:value-type="float" office:value="407507" calcext:value-type="float">
            <text:p>407507</text:p>
          </table:table-cell>
          <table:table-cell office:value-type="float" office:value="918932" calcext:value-type="float">
            <text:p>918932</text:p>
          </table:table-cell>
          <table:table-cell office:value-type="float" office:value="2389187" calcext:value-type="float">
            <text:p>2389187</text:p>
          </table:table-cell>
          <table:table-cell office:value-type="float" office:value="24565184" calcext:value-type="float">
            <text:p>24565184</text:p>
          </table:table-cell>
          <table:table-cell office:value-type="float" office:value="3897" calcext:value-type="float">
            <text:p>3897</text:p>
          </table:table-cell>
          <table:table-cell office:value-type="float" office:value="10409279" calcext:value-type="float">
            <text:p>10409279</text:p>
          </table:table-cell>
          <table:table-cell office:value-type="float" office:value="127279642" calcext:value-type="float">
            <text:p>127279642</text:p>
          </table:table-cell>
          <table:table-cell office:value-type="float" office:value="4668" calcext:value-type="float">
            <text:p>4668</text:p>
          </table:table-cell>
          <table:table-cell office:value-type="float" office:value="38675500" calcext:value-type="float">
            <text:p>38675500</text:p>
          </table:table-cell>
          <table:table-cell office:value-type="float" office:value="620569006" calcext:value-type="float">
            <text:p>620569006</text:p>
          </table:table-cell>
          <table:table-cell office:value-type="float" office:value="8349" calcext:value-type="float">
            <text:p>8349</text:p>
          </table:table-cell>
          <table:table-cell office:value-type="float" office:value="155904931" calcext:value-type="float">
            <text:p>155904931</text:p>
          </table:table-cell>
          <table:table-cell office:value-type="float" office:value="4195612505" calcext:value-type="float">
            <text:p>4195612505</text:p>
          </table:table-cell>
          <table:table-cell office:value-type="float" office:value="23058" calcext:value-type="float">
            <text:p>23058</text:p>
          </table:table-cell>
          <table:table-cell office:value-type="float" office:value="995041561" calcext:value-type="float">
            <text:p>995041561</text:p>
          </table:table-cell>
        </table:table-row>
        <table:table-row table:style-name="ro1">
          <table:table-cell table:number-columns-repeated="6"/>
          <table:table-cell office:value-type="float" office:value="2770022" calcext:value-type="float">
            <text:p>2770022</text:p>
          </table:table-cell>
          <table:table-cell office:value-type="float" office:value="1883280" calcext:value-type="float">
            <text:p>1883280</text:p>
          </table:table-cell>
          <table:table-cell office:value-type="float" office:value="9267419" calcext:value-type="float">
            <text:p>9267419</text:p>
          </table:table-cell>
          <table:table-cell office:value-type="float" office:value="415288" calcext:value-type="float">
            <text:p>415288</text:p>
          </table:table-cell>
          <table:table-cell office:value-type="float" office:value="648142" calcext:value-type="float">
            <text:p>648142</text:p>
          </table:table-cell>
          <table:table-cell office:value-type="float" office:value="430448" calcext:value-type="float">
            <text:p>430448</text:p>
          </table:table-cell>
          <table:table-cell office:value-type="float" office:value="1864971" calcext:value-type="float">
            <text:p>1864971</text:p>
          </table:table-cell>
          <table:table-cell office:value-type="float" office:value="4292096" calcext:value-type="float">
            <text:p>4292096</text:p>
          </table:table-cell>
          <table:table-cell office:value-type="float" office:value="386002" calcext:value-type="float">
            <text:p>386002</text:p>
          </table:table-cell>
          <table:table-cell office:value-type="float" office:value="418010" calcext:value-type="float">
            <text:p>418010</text:p>
          </table:table-cell>
          <table:table-cell office:value-type="float" office:value="981665" calcext:value-type="float">
            <text:p>981665</text:p>
          </table:table-cell>
          <table:table-cell office:value-type="float" office:value="4336303" calcext:value-type="float">
            <text:p>4336303</text:p>
          </table:table-cell>
          <table:table-cell office:value-type="float" office:value="25108705" calcext:value-type="float">
            <text:p>25108705</text:p>
          </table:table-cell>
          <table:table-cell office:value-type="float" office:value="3221" calcext:value-type="float">
            <text:p>3221</text:p>
          </table:table-cell>
          <table:table-cell office:value-type="float" office:value="10450727" calcext:value-type="float">
            <text:p>10450727</text:p>
          </table:table-cell>
          <table:table-cell office:value-type="float" office:value="128153536" calcext:value-type="float">
            <text:p>128153536</text:p>
          </table:table-cell>
          <table:table-cell office:value-type="float" office:value="4486" calcext:value-type="float">
            <text:p>4486</text:p>
          </table:table-cell>
          <table:table-cell office:value-type="float" office:value="38944571" calcext:value-type="float">
            <text:p>38944571</text:p>
          </table:table-cell>
          <table:table-cell office:value-type="float" office:value="622641278" calcext:value-type="float">
            <text:p>622641278</text:p>
          </table:table-cell>
          <table:table-cell office:value-type="float" office:value="8583" calcext:value-type="float">
            <text:p>8583</text:p>
          </table:table-cell>
          <table:table-cell office:value-type="float" office:value="158523432" calcext:value-type="float">
            <text:p>158523432</text:p>
          </table:table-cell>
          <table:table-cell office:value-type="float" office:value="4260347163" calcext:value-type="float">
            <text:p>4260347163</text:p>
          </table:table-cell>
          <table:table-cell office:value-type="float" office:value="23802" calcext:value-type="float">
            <text:p>23802</text:p>
          </table:table-cell>
          <table:table-cell office:value-type="float" office:value="977261894" calcext:value-type="float">
            <text:p>977261894</text:p>
          </table:table-cell>
        </table:table-row>
        <table:table-row table:style-name="ro1">
          <table:table-cell table:number-columns-repeated="6"/>
          <table:table-cell office:value-type="float" office:value="2726681" calcext:value-type="float">
            <text:p>2726681</text:p>
          </table:table-cell>
          <table:table-cell office:value-type="float" office:value="1874350" calcext:value-type="float">
            <text:p>1874350</text:p>
          </table:table-cell>
          <table:table-cell office:value-type="float" office:value="10192891" calcext:value-type="float">
            <text:p>10192891</text:p>
          </table:table-cell>
          <table:table-cell office:value-type="float" office:value="407646" calcext:value-type="float">
            <text:p>407646</text:p>
          </table:table-cell>
          <table:table-cell office:value-type="float" office:value="607980" calcext:value-type="float">
            <text:p>607980</text:p>
          </table:table-cell>
          <table:table-cell office:value-type="float" office:value="436905" calcext:value-type="float">
            <text:p>436905</text:p>
          </table:table-cell>
          <table:table-cell office:value-type="float" office:value="1825901" calcext:value-type="float">
            <text:p>1825901</text:p>
          </table:table-cell>
          <table:table-cell office:value-type="float" office:value="2405969" calcext:value-type="float">
            <text:p>2405969</text:p>
          </table:table-cell>
          <table:table-cell office:value-type="float" office:value="404310" calcext:value-type="float">
            <text:p>404310</text:p>
          </table:table-cell>
          <table:table-cell office:value-type="float" office:value="405106" calcext:value-type="float">
            <text:p>405106</text:p>
          </table:table-cell>
          <table:table-cell office:value-type="float" office:value="916183" calcext:value-type="float">
            <text:p>916183</text:p>
          </table:table-cell>
          <table:table-cell office:value-type="float" office:value="2447487" calcext:value-type="float">
            <text:p>2447487</text:p>
          </table:table-cell>
          <table:table-cell office:value-type="float" office:value="25890768" calcext:value-type="float">
            <text:p>25890768</text:p>
          </table:table-cell>
          <table:table-cell office:value-type="float" office:value="3220" calcext:value-type="float">
            <text:p>3220</text:p>
          </table:table-cell>
          <table:table-cell office:value-type="float" office:value="10282208" calcext:value-type="float">
            <text:p>10282208</text:p>
          </table:table-cell>
          <table:table-cell office:value-type="float" office:value="127188210" calcext:value-type="float">
            <text:p>127188210</text:p>
          </table:table-cell>
          <table:table-cell office:value-type="float" office:value="5890" calcext:value-type="float">
            <text:p>5890</text:p>
          </table:table-cell>
          <table:table-cell office:value-type="float" office:value="39250409" calcext:value-type="float">
            <text:p>39250409</text:p>
          </table:table-cell>
          <table:table-cell office:value-type="float" office:value="623810776" calcext:value-type="float">
            <text:p>623810776</text:p>
          </table:table-cell>
          <table:table-cell office:value-type="float" office:value="9755" calcext:value-type="float">
            <text:p>9755</text:p>
          </table:table-cell>
          <table:table-cell office:value-type="float" office:value="163639935" calcext:value-type="float">
            <text:p>163639935</text:p>
          </table:table-cell>
          <table:table-cell office:value-type="float" office:value="4194515984" calcext:value-type="float">
            <text:p>4194515984</text:p>
          </table:table-cell>
          <table:table-cell office:value-type="float" office:value="24784" calcext:value-type="float">
            <text:p>24784</text:p>
          </table:table-cell>
          <table:table-cell office:value-type="float" office:value="974390561" calcext:value-type="float">
            <text:p>974390561</text:p>
          </table:table-cell>
        </table:table-row>
        <table:table-row table:style-name="ro1">
          <table:table-cell table:number-columns-repeated="6"/>
          <table:table-cell office:value-type="float" office:value="2761417" calcext:value-type="float">
            <text:p>2761417</text:p>
          </table:table-cell>
          <table:table-cell office:value-type="float" office:value="1398846" calcext:value-type="float">
            <text:p>1398846</text:p>
          </table:table-cell>
          <table:table-cell office:value-type="float" office:value="7457382" calcext:value-type="float">
            <text:p>7457382</text:p>
          </table:table-cell>
          <table:table-cell office:value-type="float" office:value="372839" calcext:value-type="float">
            <text:p>372839</text:p>
          </table:table-cell>
          <table:table-cell office:value-type="float" office:value="592678" calcext:value-type="float">
            <text:p>592678</text:p>
          </table:table-cell>
          <table:table-cell office:value-type="float" office:value="603916" calcext:value-type="float">
            <text:p>603916</text:p>
          </table:table-cell>
          <table:table-cell office:value-type="float" office:value="1831489" calcext:value-type="float">
            <text:p>1831489</text:p>
          </table:table-cell>
          <table:table-cell office:value-type="float" office:value="6369720" calcext:value-type="float">
            <text:p>6369720</text:p>
          </table:table-cell>
          <table:table-cell office:value-type="float" office:value="410352" calcext:value-type="float">
            <text:p>410352</text:p>
          </table:table-cell>
          <table:table-cell office:value-type="float" office:value="430075" calcext:value-type="float">
            <text:p>430075</text:p>
          </table:table-cell>
          <table:table-cell office:value-type="float" office:value="921009" calcext:value-type="float">
            <text:p>921009</text:p>
          </table:table-cell>
          <table:table-cell office:value-type="float" office:value="7669785" calcext:value-type="float">
            <text:p>7669785</text:p>
          </table:table-cell>
          <table:table-cell office:value-type="float" office:value="26913334" calcext:value-type="float">
            <text:p>26913334</text:p>
          </table:table-cell>
          <table:table-cell office:value-type="float" office:value="2991" calcext:value-type="float">
            <text:p>2991</text:p>
          </table:table-cell>
          <table:table-cell office:value-type="float" office:value="10671075" calcext:value-type="float">
            <text:p>10671075</text:p>
          </table:table-cell>
          <table:table-cell office:value-type="float" office:value="129440777" calcext:value-type="float">
            <text:p>129440777</text:p>
          </table:table-cell>
          <table:table-cell office:value-type="float" office:value="4637" calcext:value-type="float">
            <text:p>4637</text:p>
          </table:table-cell>
          <table:table-cell office:value-type="float" office:value="38957617" calcext:value-type="float">
            <text:p>38957617</text:p>
          </table:table-cell>
          <table:table-cell office:value-type="float" office:value="621389024" calcext:value-type="float">
            <text:p>621389024</text:p>
          </table:table-cell>
          <table:table-cell office:value-type="float" office:value="10709" calcext:value-type="float">
            <text:p>10709</text:p>
          </table:table-cell>
          <table:table-cell office:value-type="float" office:value="156534396" calcext:value-type="float">
            <text:p>156534396</text:p>
          </table:table-cell>
          <table:table-cell office:value-type="float" office:value="4200764439" calcext:value-type="float">
            <text:p>4200764439</text:p>
          </table:table-cell>
          <table:table-cell office:value-type="float" office:value="22817" calcext:value-type="float">
            <text:p>22817</text:p>
          </table:table-cell>
          <table:table-cell office:value-type="float" office:value="975986520" calcext:value-type="float">
            <text:p>975986520</text:p>
          </table:table-cell>
        </table:table-row>
        <table:table-row table:style-name="ro1">
          <table:table-cell table:number-columns-repeated="6"/>
          <table:table-cell office:value-type="float" office:value="3884260" calcext:value-type="float">
            <text:p>3884260</text:p>
          </table:table-cell>
          <table:table-cell office:value-type="float" office:value="1696190" calcext:value-type="float">
            <text:p>1696190</text:p>
          </table:table-cell>
          <table:table-cell office:value-type="float" office:value="7463913" calcext:value-type="float">
            <text:p>7463913</text:p>
          </table:table-cell>
          <table:table-cell office:value-type="float" office:value="366274" calcext:value-type="float">
            <text:p>366274</text:p>
          </table:table-cell>
          <table:table-cell office:value-type="float" office:value="754631" calcext:value-type="float">
            <text:p>754631</text:p>
          </table:table-cell>
          <table:table-cell office:value-type="float" office:value="456508" calcext:value-type="float">
            <text:p>456508</text:p>
          </table:table-cell>
          <table:table-cell office:value-type="float" office:value="1434947" calcext:value-type="float">
            <text:p>1434947</text:p>
          </table:table-cell>
          <table:table-cell office:value-type="float" office:value="2407616" calcext:value-type="float">
            <text:p>2407616</text:p>
          </table:table-cell>
          <table:table-cell office:value-type="float" office:value="445635" calcext:value-type="float">
            <text:p>445635</text:p>
          </table:table-cell>
          <table:table-cell office:value-type="float" office:value="404136" calcext:value-type="float">
            <text:p>404136</text:p>
          </table:table-cell>
          <table:table-cell office:value-type="float" office:value="923590" calcext:value-type="float">
            <text:p>923590</text:p>
          </table:table-cell>
          <table:table-cell office:value-type="float" office:value="4626007" calcext:value-type="float">
            <text:p>4626007</text:p>
          </table:table-cell>
          <table:table-cell office:value-type="float" office:value="25758368" calcext:value-type="float">
            <text:p>25758368</text:p>
          </table:table-cell>
          <table:table-cell office:value-type="float" office:value="3082" calcext:value-type="float">
            <text:p>3082</text:p>
          </table:table-cell>
          <table:table-cell office:value-type="float" office:value="10160315" calcext:value-type="float">
            <text:p>10160315</text:p>
          </table:table-cell>
          <table:table-cell office:value-type="float" office:value="127246808" calcext:value-type="float">
            <text:p>127246808</text:p>
          </table:table-cell>
          <table:table-cell office:value-type="float" office:value="4328" calcext:value-type="float">
            <text:p>4328</text:p>
          </table:table-cell>
          <table:table-cell office:value-type="float" office:value="41864255" calcext:value-type="float">
            <text:p>41864255</text:p>
          </table:table-cell>
          <table:table-cell office:value-type="float" office:value="624847791" calcext:value-type="float">
            <text:p>624847791</text:p>
          </table:table-cell>
          <table:table-cell office:value-type="float" office:value="9763" calcext:value-type="float">
            <text:p>9763</text:p>
          </table:table-cell>
          <table:table-cell office:value-type="float" office:value="160828124" calcext:value-type="float">
            <text:p>160828124</text:p>
          </table:table-cell>
          <table:table-cell office:value-type="float" office:value="4193523059" calcext:value-type="float">
            <text:p>4193523059</text:p>
          </table:table-cell>
          <table:table-cell office:value-type="float" office:value="23065" calcext:value-type="float">
            <text:p>23065</text:p>
          </table:table-cell>
          <table:table-cell office:value-type="float" office:value="976365754" calcext:value-type="float">
            <text:p>976365754</text:p>
          </table:table-cell>
        </table:table-row>
        <table:table-row table:style-name="ro1">
          <table:table-cell table:number-columns-repeated="6"/>
          <table:table-cell office:value-type="float" office:value="3155906" calcext:value-type="float">
            <text:p>3155906</text:p>
          </table:table-cell>
          <table:table-cell office:value-type="float" office:value="1283151" calcext:value-type="float">
            <text:p>1283151</text:p>
          </table:table-cell>
          <table:table-cell office:value-type="float" office:value="7327504" calcext:value-type="float">
            <text:p>7327504</text:p>
          </table:table-cell>
          <table:table-cell office:value-type="float" office:value="366267" calcext:value-type="float">
            <text:p>366267</text:p>
          </table:table-cell>
          <table:table-cell office:value-type="float" office:value="594980" calcext:value-type="float">
            <text:p>594980</text:p>
          </table:table-cell>
          <table:table-cell office:value-type="float" office:value="432219" calcext:value-type="float">
            <text:p>432219</text:p>
          </table:table-cell>
          <table:table-cell office:value-type="float" office:value="954267" calcext:value-type="float">
            <text:p>954267</text:p>
          </table:table-cell>
          <table:table-cell office:value-type="float" office:value="2443899" calcext:value-type="float">
            <text:p>2443899</text:p>
          </table:table-cell>
          <table:table-cell office:value-type="float" office:value="383140" calcext:value-type="float">
            <text:p>383140</text:p>
          </table:table-cell>
          <table:table-cell office:value-type="float" office:value="432336" calcext:value-type="float">
            <text:p>432336</text:p>
          </table:table-cell>
          <table:table-cell office:value-type="float" office:value="1174287" calcext:value-type="float">
            <text:p>1174287</text:p>
          </table:table-cell>
          <table:table-cell office:value-type="float" office:value="2425660" calcext:value-type="float">
            <text:p>2425660</text:p>
          </table:table-cell>
          <table:table-cell office:value-type="float" office:value="25525609" calcext:value-type="float">
            <text:p>25525609</text:p>
          </table:table-cell>
          <table:table-cell office:value-type="float" office:value="3742" calcext:value-type="float">
            <text:p>3742</text:p>
          </table:table-cell>
          <table:table-cell office:value-type="float" office:value="10024771" calcext:value-type="float">
            <text:p>10024771</text:p>
          </table:table-cell>
          <table:table-cell office:value-type="float" office:value="130630132" calcext:value-type="float">
            <text:p>130630132</text:p>
          </table:table-cell>
          <table:table-cell office:value-type="float" office:value="11160" calcext:value-type="float">
            <text:p>11160</text:p>
          </table:table-cell>
          <table:table-cell office:value-type="float" office:value="38640693" calcext:value-type="float">
            <text:p>38640693</text:p>
          </table:table-cell>
          <table:table-cell office:value-type="float" office:value="622725480" calcext:value-type="float">
            <text:p>622725480</text:p>
          </table:table-cell>
          <table:table-cell office:value-type="float" office:value="9954" calcext:value-type="float">
            <text:p>9954</text:p>
          </table:table-cell>
          <table:table-cell office:value-type="float" office:value="156353964" calcext:value-type="float">
            <text:p>156353964</text:p>
          </table:table-cell>
          <table:table-cell office:value-type="float" office:value="4391976310" calcext:value-type="float">
            <text:p>4391976310</text:p>
          </table:table-cell>
          <table:table-cell office:value-type="float" office:value="23601" calcext:value-type="float">
            <text:p>23601</text:p>
          </table:table-cell>
          <table:table-cell office:value-type="float" office:value="976899065" calcext:value-type="float">
            <text:p>976899065</text:p>
          </table:table-cell>
        </table:table-row>
        <table:table-row table:style-name="ro1">
          <table:table-cell table:number-columns-repeated="6"/>
          <table:table-cell office:value-type="float" office:value="3477373" calcext:value-type="float">
            <text:p>3477373</text:p>
          </table:table-cell>
          <table:table-cell office:value-type="float" office:value="1761361" calcext:value-type="float">
            <text:p>1761361</text:p>
          </table:table-cell>
          <table:table-cell office:value-type="float" office:value="7356659" calcext:value-type="float">
            <text:p>7356659</text:p>
          </table:table-cell>
          <table:table-cell office:value-type="float" office:value="358087" calcext:value-type="float">
            <text:p>358087</text:p>
          </table:table-cell>
          <table:table-cell office:value-type="float" office:value="681247" calcext:value-type="float">
            <text:p>681247</text:p>
          </table:table-cell>
          <table:table-cell office:value-type="float" office:value="429642" calcext:value-type="float">
            <text:p>429642</text:p>
          </table:table-cell>
          <table:table-cell office:value-type="float" office:value="1546117" calcext:value-type="float">
            <text:p>1546117</text:p>
          </table:table-cell>
          <table:table-cell office:value-type="float" office:value="2725340" calcext:value-type="float">
            <text:p>2725340</text:p>
          </table:table-cell>
          <table:table-cell office:value-type="float" office:value="388176" calcext:value-type="float">
            <text:p>388176</text:p>
          </table:table-cell>
          <table:table-cell office:value-type="float" office:value="442967" calcext:value-type="float">
            <text:p>442967</text:p>
          </table:table-cell>
          <table:table-cell office:value-type="float" office:value="941860" calcext:value-type="float">
            <text:p>941860</text:p>
          </table:table-cell>
          <table:table-cell office:value-type="float" office:value="4854865" calcext:value-type="float">
            <text:p>4854865</text:p>
          </table:table-cell>
          <table:table-cell office:value-type="float" office:value="24719554" calcext:value-type="float">
            <text:p>24719554</text:p>
          </table:table-cell>
          <table:table-cell office:value-type="float" office:value="3241" calcext:value-type="float">
            <text:p>3241</text:p>
          </table:table-cell>
          <table:table-cell office:value-type="float" office:value="9756351" calcext:value-type="float">
            <text:p>9756351</text:p>
          </table:table-cell>
          <table:table-cell office:value-type="float" office:value="127199806" calcext:value-type="float">
            <text:p>127199806</text:p>
          </table:table-cell>
          <table:table-cell office:value-type="float" office:value="4058" calcext:value-type="float">
            <text:p>4058</text:p>
          </table:table-cell>
          <table:table-cell office:value-type="float" office:value="40285098" calcext:value-type="float">
            <text:p>40285098</text:p>
          </table:table-cell>
          <table:table-cell office:value-type="float" office:value="619980443" calcext:value-type="float">
            <text:p>619980443</text:p>
          </table:table-cell>
          <table:table-cell office:value-type="float" office:value="28617" calcext:value-type="float">
            <text:p>28617</text:p>
          </table:table-cell>
          <table:table-cell office:value-type="float" office:value="156534859" calcext:value-type="float">
            <text:p>156534859</text:p>
          </table:table-cell>
          <table:table-cell office:value-type="float" office:value="4576875160" calcext:value-type="float">
            <text:p>4576875160</text:p>
          </table:table-cell>
          <table:table-cell office:value-type="float" office:value="25053" calcext:value-type="float">
            <text:p>25053</text:p>
          </table:table-cell>
          <table:table-cell office:value-type="float" office:value="972972843" calcext:value-type="float">
            <text:p>972972843</text:p>
          </table:table-cell>
        </table:table-row>
        <table:table-row table:style-name="ro1">
          <table:table-cell table:number-columns-repeated="6"/>
          <table:table-cell office:value-type="float" office:value="3072326" calcext:value-type="float">
            <text:p>3072326</text:p>
          </table:table-cell>
          <table:table-cell office:value-type="float" office:value="1324857" calcext:value-type="float">
            <text:p>1324857</text:p>
          </table:table-cell>
          <table:table-cell office:value-type="float" office:value="7390565" calcext:value-type="float">
            <text:p>7390565</text:p>
          </table:table-cell>
          <table:table-cell office:value-type="float" office:value="381597" calcext:value-type="float">
            <text:p>381597</text:p>
          </table:table-cell>
          <table:table-cell office:value-type="float" office:value="699036" calcext:value-type="float">
            <text:p>699036</text:p>
          </table:table-cell>
          <table:table-cell office:value-type="float" office:value="449740" calcext:value-type="float">
            <text:p>449740</text:p>
          </table:table-cell>
          <table:table-cell office:value-type="float" office:value="1816550" calcext:value-type="float">
            <text:p>1816550</text:p>
          </table:table-cell>
          <table:table-cell office:value-type="float" office:value="2414195" calcext:value-type="float">
            <text:p>2414195</text:p>
          </table:table-cell>
          <table:table-cell office:value-type="float" office:value="215942" calcext:value-type="float">
            <text:p>215942</text:p>
          </table:table-cell>
          <table:table-cell office:value-type="float" office:value="439328" calcext:value-type="float">
            <text:p>439328</text:p>
          </table:table-cell>
          <table:table-cell office:value-type="float" office:value="910565" calcext:value-type="float">
            <text:p>910565</text:p>
          </table:table-cell>
          <table:table-cell office:value-type="float" office:value="2404101" calcext:value-type="float">
            <text:p>2404101</text:p>
          </table:table-cell>
          <table:table-cell office:value-type="float" office:value="24587288" calcext:value-type="float">
            <text:p>24587288</text:p>
          </table:table-cell>
          <table:table-cell office:value-type="float" office:value="4492" calcext:value-type="float">
            <text:p>4492</text:p>
          </table:table-cell>
          <table:table-cell office:value-type="float" office:value="9897453" calcext:value-type="float">
            <text:p>9897453</text:p>
          </table:table-cell>
          <table:table-cell office:value-type="float" office:value="127883483" calcext:value-type="float">
            <text:p>127883483</text:p>
          </table:table-cell>
          <table:table-cell office:value-type="float" office:value="4185" calcext:value-type="float">
            <text:p>4185</text:p>
          </table:table-cell>
          <table:table-cell office:value-type="float" office:value="52002476" calcext:value-type="float">
            <text:p>52002476</text:p>
          </table:table-cell>
          <table:table-cell office:value-type="float" office:value="624207748" calcext:value-type="float">
            <text:p>624207748</text:p>
          </table:table-cell>
          <table:table-cell office:value-type="float" office:value="9242" calcext:value-type="float">
            <text:p>9242</text:p>
          </table:table-cell>
          <table:table-cell office:value-type="float" office:value="158145452" calcext:value-type="float">
            <text:p>158145452</text:p>
          </table:table-cell>
          <table:table-cell office:value-type="float" office:value="4560697604" calcext:value-type="float">
            <text:p>4560697604</text:p>
          </table:table-cell>
          <table:table-cell office:value-type="float" office:value="26952" calcext:value-type="float">
            <text:p>26952</text:p>
          </table:table-cell>
          <table:table-cell office:value-type="float" office:value="974307037" calcext:value-type="float">
            <text:p>974307037</text:p>
          </table:table-cell>
        </table:table-row>
        <table:table-row table:style-name="ro1">
          <table:table-cell table:number-columns-repeated="6"/>
          <table:table-cell office:value-type="float" office:value="2908089" calcext:value-type="float">
            <text:p>2908089</text:p>
          </table:table-cell>
          <table:table-cell office:value-type="float" office:value="1285770" calcext:value-type="float">
            <text:p>1285770</text:p>
          </table:table-cell>
          <table:table-cell office:value-type="float" office:value="7918547" calcext:value-type="float">
            <text:p>7918547</text:p>
          </table:table-cell>
          <table:table-cell office:value-type="float" office:value="217788" calcext:value-type="float">
            <text:p>217788</text:p>
          </table:table-cell>
          <table:table-cell office:value-type="float" office:value="613416" calcext:value-type="float">
            <text:p>613416</text:p>
          </table:table-cell>
          <table:table-cell office:value-type="float" office:value="457998" calcext:value-type="float">
            <text:p>457998</text:p>
          </table:table-cell>
          <table:table-cell office:value-type="float" office:value="1792527" calcext:value-type="float">
            <text:p>1792527</text:p>
          </table:table-cell>
          <table:table-cell office:value-type="float" office:value="2401459" calcext:value-type="float">
            <text:p>2401459</text:p>
          </table:table-cell>
          <table:table-cell office:value-type="float" office:value="212890" calcext:value-type="float">
            <text:p>212890</text:p>
          </table:table-cell>
          <table:table-cell office:value-type="float" office:value="413193" calcext:value-type="float">
            <text:p>413193</text:p>
          </table:table-cell>
          <table:table-cell office:value-type="float" office:value="906473" calcext:value-type="float">
            <text:p>906473</text:p>
          </table:table-cell>
          <table:table-cell office:value-type="float" office:value="2430090" calcext:value-type="float">
            <text:p>2430090</text:p>
          </table:table-cell>
          <table:table-cell office:value-type="float" office:value="24356235" calcext:value-type="float">
            <text:p>24356235</text:p>
          </table:table-cell>
          <table:table-cell office:value-type="float" office:value="2174" calcext:value-type="float">
            <text:p>2174</text:p>
          </table:table-cell>
          <table:table-cell office:value-type="float" office:value="10556608" calcext:value-type="float">
            <text:p>10556608</text:p>
          </table:table-cell>
          <table:table-cell office:value-type="float" office:value="127814083" calcext:value-type="float">
            <text:p>127814083</text:p>
          </table:table-cell>
          <table:table-cell office:value-type="float" office:value="4767" calcext:value-type="float">
            <text:p>4767</text:p>
          </table:table-cell>
          <table:table-cell office:value-type="float" office:value="38756981" calcext:value-type="float">
            <text:p>38756981</text:p>
          </table:table-cell>
          <table:table-cell office:value-type="float" office:value="622400382" calcext:value-type="float">
            <text:p>622400382</text:p>
          </table:table-cell>
          <table:table-cell office:value-type="float" office:value="9633" calcext:value-type="float">
            <text:p>9633</text:p>
          </table:table-cell>
          <table:table-cell office:value-type="float" office:value="160976486" calcext:value-type="float">
            <text:p>160976486</text:p>
          </table:table-cell>
          <table:table-cell office:value-type="float" office:value="4457398948" calcext:value-type="float">
            <text:p>4457398948</text:p>
          </table:table-cell>
          <table:table-cell office:value-type="float" office:value="47084" calcext:value-type="float">
            <text:p>47084</text:p>
          </table:table-cell>
          <table:table-cell office:value-type="float" office:value="973492523" calcext:value-type="float">
            <text:p>973492523</text:p>
          </table:table-cell>
        </table:table-row>
        <table:table-row table:style-name="ro1">
          <table:table-cell table:number-columns-repeated="6"/>
          <table:table-cell office:value-type="float" office:value="2796982" calcext:value-type="float">
            <text:p>2796982</text:p>
          </table:table-cell>
          <table:table-cell office:value-type="float" office:value="1346949" calcext:value-type="float">
            <text:p>1346949</text:p>
          </table:table-cell>
          <table:table-cell office:value-type="float" office:value="7434689" calcext:value-type="float">
            <text:p>7434689</text:p>
          </table:table-cell>
          <table:table-cell office:value-type="float" office:value="451418" calcext:value-type="float">
            <text:p>451418</text:p>
          </table:table-cell>
          <table:table-cell office:value-type="float" office:value="600723" calcext:value-type="float">
            <text:p>600723</text:p>
          </table:table-cell>
          <table:table-cell office:value-type="float" office:value="600676" calcext:value-type="float">
            <text:p>600676</text:p>
          </table:table-cell>
          <table:table-cell office:value-type="float" office:value="1801039" calcext:value-type="float">
            <text:p>1801039</text:p>
          </table:table-cell>
          <table:table-cell office:value-type="float" office:value="2421837" calcext:value-type="float">
            <text:p>2421837</text:p>
          </table:table-cell>
          <table:table-cell office:value-type="float" office:value="236568" calcext:value-type="float">
            <text:p>236568</text:p>
          </table:table-cell>
          <table:table-cell office:value-type="float" office:value="480898" calcext:value-type="float">
            <text:p>480898</text:p>
          </table:table-cell>
          <table:table-cell office:value-type="float" office:value="930484" calcext:value-type="float">
            <text:p>930484</text:p>
          </table:table-cell>
          <table:table-cell office:value-type="float" office:value="2435860" calcext:value-type="float">
            <text:p>2435860</text:p>
          </table:table-cell>
          <table:table-cell office:value-type="float" office:value="25540186" calcext:value-type="float">
            <text:p>25540186</text:p>
          </table:table-cell>
          <table:table-cell office:value-type="float" office:value="2389" calcext:value-type="float">
            <text:p>2389</text:p>
          </table:table-cell>
          <table:table-cell office:value-type="float" office:value="9771415" calcext:value-type="float">
            <text:p>9771415</text:p>
          </table:table-cell>
          <table:table-cell office:value-type="float" office:value="127526653" calcext:value-type="float">
            <text:p>127526653</text:p>
          </table:table-cell>
          <table:table-cell office:value-type="float" office:value="5000" calcext:value-type="float">
            <text:p>5000</text:p>
          </table:table-cell>
          <table:table-cell office:value-type="float" office:value="38881450" calcext:value-type="float">
            <text:p>38881450</text:p>
          </table:table-cell>
          <table:table-cell office:value-type="float" office:value="622683000" calcext:value-type="float">
            <text:p>622683000</text:p>
          </table:table-cell>
          <table:table-cell office:value-type="float" office:value="8543" calcext:value-type="float">
            <text:p>8543</text:p>
          </table:table-cell>
          <table:table-cell office:value-type="float" office:value="156410249" calcext:value-type="float">
            <text:p>156410249</text:p>
          </table:table-cell>
          <table:table-cell office:value-type="float" office:value="4429879813" calcext:value-type="float">
            <text:p>4429879813</text:p>
          </table:table-cell>
          <table:table-cell office:value-type="float" office:value="29679" calcext:value-type="float">
            <text:p>29679</text:p>
          </table:table-cell>
          <table:table-cell office:value-type="float" office:value="973623068" calcext:value-type="float">
            <text:p>973623068</text:p>
          </table:table-cell>
        </table:table-row>
        <table:table-row table:style-name="ro1">
          <table:table-cell table:number-columns-repeated="6"/>
          <table:table-cell office:value-type="float" office:value="2759954" calcext:value-type="float">
            <text:p>2759954</text:p>
          </table:table-cell>
          <table:table-cell office:value-type="float" office:value="1311482" calcext:value-type="float">
            <text:p>1311482</text:p>
          </table:table-cell>
          <table:table-cell office:value-type="float" office:value="9289695" calcext:value-type="float">
            <text:p>9289695</text:p>
          </table:table-cell>
          <table:table-cell office:value-type="float" office:value="255982" calcext:value-type="float">
            <text:p>255982</text:p>
          </table:table-cell>
          <table:table-cell office:value-type="float" office:value="766589" calcext:value-type="float">
            <text:p>766589</text:p>
          </table:table-cell>
          <table:table-cell office:value-type="float" office:value="460494" calcext:value-type="float">
            <text:p>460494</text:p>
          </table:table-cell>
          <table:table-cell office:value-type="float" office:value="1757413" calcext:value-type="float">
            <text:p>1757413</text:p>
          </table:table-cell>
          <table:table-cell office:value-type="float" office:value="2380558" calcext:value-type="float">
            <text:p>2380558</text:p>
          </table:table-cell>
          <table:table-cell office:value-type="float" office:value="317191" calcext:value-type="float">
            <text:p>317191</text:p>
          </table:table-cell>
          <table:table-cell office:value-type="float" office:value="617650" calcext:value-type="float">
            <text:p>617650</text:p>
          </table:table-cell>
          <table:table-cell office:value-type="float" office:value="1033212" calcext:value-type="float">
            <text:p>1033212</text:p>
          </table:table-cell>
          <table:table-cell office:value-type="float" office:value="2401017" calcext:value-type="float">
            <text:p>2401017</text:p>
          </table:table-cell>
          <table:table-cell office:value-type="float" office:value="24698469" calcext:value-type="float">
            <text:p>24698469</text:p>
          </table:table-cell>
          <table:table-cell office:value-type="float" office:value="17777" calcext:value-type="float">
            <text:p>17777</text:p>
          </table:table-cell>
          <table:table-cell office:value-type="float" office:value="9765368" calcext:value-type="float">
            <text:p>9765368</text:p>
          </table:table-cell>
          <table:table-cell office:value-type="float" office:value="127912922" calcext:value-type="float">
            <text:p>127912922</text:p>
          </table:table-cell>
          <table:table-cell office:value-type="float" office:value="4729" calcext:value-type="float">
            <text:p>4729</text:p>
          </table:table-cell>
          <table:table-cell office:value-type="float" office:value="38715625" calcext:value-type="float">
            <text:p>38715625</text:p>
          </table:table-cell>
          <table:table-cell office:value-type="float" office:value="624264764" calcext:value-type="float">
            <text:p>624264764</text:p>
          </table:table-cell>
          <table:table-cell office:value-type="float" office:value="9505" calcext:value-type="float">
            <text:p>9505</text:p>
          </table:table-cell>
          <table:table-cell office:value-type="float" office:value="157096297" calcext:value-type="float">
            <text:p>157096297</text:p>
          </table:table-cell>
          <table:table-cell office:value-type="float" office:value="4459837630" calcext:value-type="float">
            <text:p>4459837630</text:p>
          </table:table-cell>
          <table:table-cell office:value-type="float" office:value="24451" calcext:value-type="float">
            <text:p>24451</text:p>
          </table:table-cell>
          <table:table-cell office:value-type="float" office:value="976349786" calcext:value-type="float">
            <text:p>976349786</text:p>
          </table:table-cell>
        </table:table-row>
        <table:table-row table:style-name="ro1">
          <table:table-cell table:number-columns-repeated="6"/>
          <table:table-cell office:value-type="float" office:value="2736411" calcext:value-type="float">
            <text:p>2736411</text:p>
          </table:table-cell>
          <table:table-cell office:value-type="float" office:value="1384401" calcext:value-type="float">
            <text:p>1384401</text:p>
          </table:table-cell>
          <table:table-cell office:value-type="float" office:value="7369454" calcext:value-type="float">
            <text:p>7369454</text:p>
          </table:table-cell>
          <table:table-cell office:value-type="float" office:value="214943" calcext:value-type="float">
            <text:p>214943</text:p>
          </table:table-cell>
          <table:table-cell office:value-type="float" office:value="619267" calcext:value-type="float">
            <text:p>619267</text:p>
          </table:table-cell>
          <table:table-cell office:value-type="float" office:value="642982" calcext:value-type="float">
            <text:p>642982</text:p>
          </table:table-cell>
          <table:table-cell office:value-type="float" office:value="979321" calcext:value-type="float">
            <text:p>979321</text:p>
          </table:table-cell>
          <table:table-cell office:value-type="float" office:value="2414472" calcext:value-type="float">
            <text:p>2414472</text:p>
          </table:table-cell>
          <table:table-cell office:value-type="float" office:value="212425" calcext:value-type="float">
            <text:p>212425</text:p>
          </table:table-cell>
          <table:table-cell office:value-type="float" office:value="407574" calcext:value-type="float">
            <text:p>407574</text:p>
          </table:table-cell>
          <table:table-cell office:value-type="float" office:value="907953" calcext:value-type="float">
            <text:p>907953</text:p>
          </table:table-cell>
          <table:table-cell office:value-type="float" office:value="2507534" calcext:value-type="float">
            <text:p>2507534</text:p>
          </table:table-cell>
          <table:table-cell office:value-type="float" office:value="25882305" calcext:value-type="float">
            <text:p>25882305</text:p>
          </table:table-cell>
          <table:table-cell office:value-type="float" office:value="2859" calcext:value-type="float">
            <text:p>2859</text:p>
          </table:table-cell>
          <table:table-cell office:value-type="float" office:value="9790561" calcext:value-type="float">
            <text:p>9790561</text:p>
          </table:table-cell>
          <table:table-cell office:value-type="float" office:value="127787350" calcext:value-type="float">
            <text:p>127787350</text:p>
          </table:table-cell>
          <table:table-cell office:value-type="float" office:value="5945" calcext:value-type="float">
            <text:p>5945</text:p>
          </table:table-cell>
          <table:table-cell office:value-type="float" office:value="38622980" calcext:value-type="float">
            <text:p>38622980</text:p>
          </table:table-cell>
          <table:table-cell office:value-type="float" office:value="620625035" calcext:value-type="float">
            <text:p>620625035</text:p>
          </table:table-cell>
          <table:table-cell office:value-type="float" office:value="9707" calcext:value-type="float">
            <text:p>9707</text:p>
          </table:table-cell>
          <table:table-cell office:value-type="float" office:value="156578561" calcext:value-type="float">
            <text:p>156578561</text:p>
          </table:table-cell>
          <table:table-cell office:value-type="float" office:value="4313854758" calcext:value-type="float">
            <text:p>4313854758</text:p>
          </table:table-cell>
          <table:table-cell office:value-type="float" office:value="24728" calcext:value-type="float">
            <text:p>24728</text:p>
          </table:table-cell>
          <table:table-cell office:value-type="float" office:value="973326575" calcext:value-type="float">
            <text:p>973326575</text:p>
          </table:table-cell>
        </table:table-row>
        <table:table-row table:style-name="ro1">
          <table:table-cell table:number-columns-repeated="6"/>
          <table:table-cell office:value-type="float" office:value="2775936" calcext:value-type="float">
            <text:p>2775936</text:p>
          </table:table-cell>
          <table:table-cell office:value-type="float" office:value="1275183" calcext:value-type="float">
            <text:p>1275183</text:p>
          </table:table-cell>
          <table:table-cell office:value-type="float" office:value="7422440" calcext:value-type="float">
            <text:p>7422440</text:p>
          </table:table-cell>
          <table:table-cell office:value-type="float" office:value="216096" calcext:value-type="float">
            <text:p>216096</text:p>
          </table:table-cell>
          <table:table-cell office:value-type="float" office:value="636177" calcext:value-type="float">
            <text:p>636177</text:p>
          </table:table-cell>
          <table:table-cell office:value-type="float" office:value="445384" calcext:value-type="float">
            <text:p>445384</text:p>
          </table:table-cell>
          <table:table-cell office:value-type="float" office:value="934384" calcext:value-type="float">
            <text:p>934384</text:p>
          </table:table-cell>
          <table:table-cell office:value-type="float" office:value="4383585" calcext:value-type="float">
            <text:p>4383585</text:p>
          </table:table-cell>
          <table:table-cell office:value-type="float" office:value="208398" calcext:value-type="float">
            <text:p>208398</text:p>
          </table:table-cell>
          <table:table-cell office:value-type="float" office:value="646558" calcext:value-type="float">
            <text:p>646558</text:p>
          </table:table-cell>
          <table:table-cell office:value-type="float" office:value="918944" calcext:value-type="float">
            <text:p>918944</text:p>
          </table:table-cell>
          <table:table-cell office:value-type="float" office:value="4619860" calcext:value-type="float">
            <text:p>4619860</text:p>
          </table:table-cell>
          <table:table-cell office:value-type="float" office:value="25608377" calcext:value-type="float">
            <text:p>25608377</text:p>
          </table:table-cell>
          <table:table-cell office:value-type="float" office:value="3034" calcext:value-type="float">
            <text:p>3034</text:p>
          </table:table-cell>
          <table:table-cell office:value-type="float" office:value="12297561" calcext:value-type="float">
            <text:p>12297561</text:p>
          </table:table-cell>
          <table:table-cell office:value-type="float" office:value="131309855" calcext:value-type="float">
            <text:p>131309855</text:p>
          </table:table-cell>
          <table:table-cell office:value-type="float" office:value="4608" calcext:value-type="float">
            <text:p>4608</text:p>
          </table:table-cell>
          <table:table-cell office:value-type="float" office:value="39265917" calcext:value-type="float">
            <text:p>39265917</text:p>
          </table:table-cell>
          <table:table-cell office:value-type="float" office:value="624196400" calcext:value-type="float">
            <text:p>624196400</text:p>
          </table:table-cell>
          <table:table-cell office:value-type="float" office:value="9164" calcext:value-type="float">
            <text:p>9164</text:p>
          </table:table-cell>
          <table:table-cell office:value-type="float" office:value="156179598" calcext:value-type="float">
            <text:p>156179598</text:p>
          </table:table-cell>
          <table:table-cell office:value-type="float" office:value="4336659271" calcext:value-type="float">
            <text:p>4336659271</text:p>
          </table:table-cell>
          <table:table-cell office:value-type="float" office:value="25384" calcext:value-type="float">
            <text:p>25384</text:p>
          </table:table-cell>
          <table:table-cell office:value-type="float" office:value="974349318" calcext:value-type="float">
            <text:p>974349318</text:p>
          </table:table-cell>
        </table:table-row>
        <table:table-row table:style-name="ro1">
          <table:table-cell table:number-columns-repeated="6"/>
          <table:table-cell office:value-type="float" office:value="2747851" calcext:value-type="float">
            <text:p>2747851</text:p>
          </table:table-cell>
          <table:table-cell office:value-type="float" office:value="1287456" calcext:value-type="float">
            <text:p>1287456</text:p>
          </table:table-cell>
          <table:table-cell office:value-type="float" office:value="7421437" calcext:value-type="float">
            <text:p>7421437</text:p>
          </table:table-cell>
          <table:table-cell office:value-type="float" office:value="234383" calcext:value-type="float">
            <text:p>234383</text:p>
          </table:table-cell>
          <table:table-cell office:value-type="float" office:value="631467" calcext:value-type="float">
            <text:p>631467</text:p>
          </table:table-cell>
          <table:table-cell office:value-type="float" office:value="857003" calcext:value-type="float">
            <text:p>857003</text:p>
          </table:table-cell>
          <table:table-cell office:value-type="float" office:value="954515" calcext:value-type="float">
            <text:p>954515</text:p>
          </table:table-cell>
          <table:table-cell office:value-type="float" office:value="2407966" calcext:value-type="float">
            <text:p>2407966</text:p>
          </table:table-cell>
          <table:table-cell office:value-type="float" office:value="407754" calcext:value-type="float">
            <text:p>407754</text:p>
          </table:table-cell>
          <table:table-cell office:value-type="float" office:value="502929" calcext:value-type="float">
            <text:p>502929</text:p>
          </table:table-cell>
          <table:table-cell office:value-type="float" office:value="1078902" calcext:value-type="float">
            <text:p>1078902</text:p>
          </table:table-cell>
          <table:table-cell office:value-type="float" office:value="4433415" calcext:value-type="float">
            <text:p>4433415</text:p>
          </table:table-cell>
          <table:table-cell office:value-type="float" office:value="24403662" calcext:value-type="float">
            <text:p>24403662</text:p>
          </table:table-cell>
          <table:table-cell office:value-type="float" office:value="2793" calcext:value-type="float">
            <text:p>2793</text:p>
          </table:table-cell>
          <table:table-cell office:value-type="float" office:value="10418401" calcext:value-type="float">
            <text:p>10418401</text:p>
          </table:table-cell>
          <table:table-cell office:value-type="float" office:value="142080402" calcext:value-type="float">
            <text:p>142080402</text:p>
          </table:table-cell>
          <table:table-cell office:value-type="float" office:value="5324" calcext:value-type="float">
            <text:p>5324</text:p>
          </table:table-cell>
          <table:table-cell office:value-type="float" office:value="38968195" calcext:value-type="float">
            <text:p>38968195</text:p>
          </table:table-cell>
          <table:table-cell office:value-type="float" office:value="625581262" calcext:value-type="float">
            <text:p>625581262</text:p>
          </table:table-cell>
          <table:table-cell office:value-type="float" office:value="10478" calcext:value-type="float">
            <text:p>10478</text:p>
          </table:table-cell>
          <table:table-cell office:value-type="float" office:value="158954297" calcext:value-type="float">
            <text:p>158954297</text:p>
          </table:table-cell>
          <table:table-cell office:value-type="float" office:value="4304623421" calcext:value-type="float">
            <text:p>4304623421</text:p>
          </table:table-cell>
          <table:table-cell office:value-type="float" office:value="22682" calcext:value-type="float">
            <text:p>22682</text:p>
          </table:table-cell>
          <table:table-cell office:value-type="float" office:value="977595323" calcext:value-type="float">
            <text:p>977595323</text:p>
          </table:table-cell>
        </table:table-row>
        <table:table-row table:style-name="ro1">
          <table:table-cell table:number-columns-repeated="6"/>
          <table:table-cell office:value-type="float" office:value="2976225" calcext:value-type="float">
            <text:p>2976225</text:p>
          </table:table-cell>
          <table:table-cell office:value-type="float" office:value="1303006" calcext:value-type="float">
            <text:p>1303006</text:p>
          </table:table-cell>
          <table:table-cell office:value-type="float" office:value="8716520" calcext:value-type="float">
            <text:p>8716520</text:p>
          </table:table-cell>
          <table:table-cell office:value-type="float" office:value="213422" calcext:value-type="float">
            <text:p>213422</text:p>
          </table:table-cell>
          <table:table-cell office:value-type="float" office:value="611632" calcext:value-type="float">
            <text:p>611632</text:p>
          </table:table-cell>
          <table:table-cell office:value-type="float" office:value="442997" calcext:value-type="float">
            <text:p>442997</text:p>
          </table:table-cell>
          <table:table-cell office:value-type="float" office:value="940990" calcext:value-type="float">
            <text:p>940990</text:p>
          </table:table-cell>
          <table:table-cell office:value-type="float" office:value="2424034" calcext:value-type="float">
            <text:p>2424034</text:p>
          </table:table-cell>
          <table:table-cell office:value-type="float" office:value="405869" calcext:value-type="float">
            <text:p>405869</text:p>
          </table:table-cell>
          <table:table-cell office:value-type="float" office:value="416427" calcext:value-type="float">
            <text:p>416427</text:p>
          </table:table-cell>
          <table:table-cell office:value-type="float" office:value="1314108" calcext:value-type="float">
            <text:p>1314108</text:p>
          </table:table-cell>
          <table:table-cell office:value-type="float" office:value="2570892" calcext:value-type="float">
            <text:p>2570892</text:p>
          </table:table-cell>
          <table:table-cell office:value-type="float" office:value="24353780" calcext:value-type="float">
            <text:p>24353780</text:p>
          </table:table-cell>
          <table:table-cell office:value-type="float" office:value="2947" calcext:value-type="float">
            <text:p>2947</text:p>
          </table:table-cell>
          <table:table-cell office:value-type="float" office:value="9898526" calcext:value-type="float">
            <text:p>9898526</text:p>
          </table:table-cell>
          <table:table-cell office:value-type="float" office:value="127577037" calcext:value-type="float">
            <text:p>127577037</text:p>
          </table:table-cell>
          <table:table-cell office:value-type="float" office:value="4484" calcext:value-type="float">
            <text:p>4484</text:p>
          </table:table-cell>
          <table:table-cell office:value-type="float" office:value="38912905" calcext:value-type="float">
            <text:p>38912905</text:p>
          </table:table-cell>
          <table:table-cell office:value-type="float" office:value="622734602" calcext:value-type="float">
            <text:p>622734602</text:p>
          </table:table-cell>
          <table:table-cell office:value-type="float" office:value="9083" calcext:value-type="float">
            <text:p>9083</text:p>
          </table:table-cell>
          <table:table-cell office:value-type="float" office:value="159289708" calcext:value-type="float">
            <text:p>159289708</text:p>
          </table:table-cell>
          <table:table-cell office:value-type="float" office:value="4491766429" calcext:value-type="float">
            <text:p>4491766429</text:p>
          </table:table-cell>
          <table:table-cell office:value-type="float" office:value="24058" calcext:value-type="float">
            <text:p>24058</text:p>
          </table:table-cell>
          <table:table-cell office:value-type="float" office:value="973294565" calcext:value-type="float">
            <text:p>973294565</text:p>
          </table:table-cell>
        </table:table-row>
        <table:table-row table:style-name="ro1">
          <table:table-cell table:number-columns-repeated="6"/>
          <table:table-cell office:value-type="float" office:value="4129647" calcext:value-type="float">
            <text:p>4129647</text:p>
          </table:table-cell>
          <table:table-cell office:value-type="float" office:value="1342891" calcext:value-type="float">
            <text:p>1342891</text:p>
          </table:table-cell>
          <table:table-cell office:value-type="float" office:value="7697581" calcext:value-type="float">
            <text:p>7697581</text:p>
          </table:table-cell>
          <table:table-cell office:value-type="float" office:value="211178" calcext:value-type="float">
            <text:p>211178</text:p>
          </table:table-cell>
          <table:table-cell office:value-type="float" office:value="652730" calcext:value-type="float">
            <text:p>652730</text:p>
          </table:table-cell>
          <table:table-cell office:value-type="float" office:value="454997" calcext:value-type="float">
            <text:p>454997</text:p>
          </table:table-cell>
          <table:table-cell office:value-type="float" office:value="919130" calcext:value-type="float">
            <text:p>919130</text:p>
          </table:table-cell>
          <table:table-cell office:value-type="float" office:value="2443593" calcext:value-type="float">
            <text:p>2443593</text:p>
          </table:table-cell>
          <table:table-cell office:value-type="float" office:value="458343" calcext:value-type="float">
            <text:p>458343</text:p>
          </table:table-cell>
          <table:table-cell office:value-type="float" office:value="407002" calcext:value-type="float">
            <text:p>407002</text:p>
          </table:table-cell>
          <table:table-cell office:value-type="float" office:value="908081" calcext:value-type="float">
            <text:p>908081</text:p>
          </table:table-cell>
          <table:table-cell office:value-type="float" office:value="2488299" calcext:value-type="float">
            <text:p>2488299</text:p>
          </table:table-cell>
          <table:table-cell office:value-type="float" office:value="24256021" calcext:value-type="float">
            <text:p>24256021</text:p>
          </table:table-cell>
          <table:table-cell office:value-type="float" office:value="18239" calcext:value-type="float">
            <text:p>18239</text:p>
          </table:table-cell>
          <table:table-cell office:value-type="float" office:value="10939600" calcext:value-type="float">
            <text:p>10939600</text:p>
          </table:table-cell>
          <table:table-cell office:value-type="float" office:value="127983725" calcext:value-type="float">
            <text:p>127983725</text:p>
          </table:table-cell>
          <table:table-cell office:value-type="float" office:value="5300" calcext:value-type="float">
            <text:p>5300</text:p>
          </table:table-cell>
          <table:table-cell office:value-type="float" office:value="38809385" calcext:value-type="float">
            <text:p>38809385</text:p>
          </table:table-cell>
          <table:table-cell office:value-type="float" office:value="625519920" calcext:value-type="float">
            <text:p>625519920</text:p>
          </table:table-cell>
          <table:table-cell office:value-type="float" office:value="13032" calcext:value-type="float">
            <text:p>13032</text:p>
          </table:table-cell>
          <table:table-cell office:value-type="float" office:value="155986043" calcext:value-type="float">
            <text:p>155986043</text:p>
          </table:table-cell>
          <table:table-cell office:value-type="float" office:value="4370362708" calcext:value-type="float">
            <text:p>4370362708</text:p>
          </table:table-cell>
          <table:table-cell office:value-type="float" office:value="22170" calcext:value-type="float">
            <text:p>22170</text:p>
          </table:table-cell>
          <table:table-cell office:value-type="float" office:value="973277287" calcext:value-type="float">
            <text:p>973277287</text:p>
          </table:table-cell>
        </table:table-row>
        <table:table-row table:style-name="ro1">
          <table:table-cell table:number-columns-repeated="6"/>
          <table:table-cell office:value-type="float" office:value="4016323" calcext:value-type="float">
            <text:p>4016323</text:p>
          </table:table-cell>
          <table:table-cell office:value-type="float" office:value="1281223" calcext:value-type="float">
            <text:p>1281223</text:p>
          </table:table-cell>
          <table:table-cell office:value-type="float" office:value="7762607" calcext:value-type="float">
            <text:p>7762607</text:p>
          </table:table-cell>
          <table:table-cell office:value-type="float" office:value="229750" calcext:value-type="float">
            <text:p>229750</text:p>
          </table:table-cell>
          <table:table-cell office:value-type="float" office:value="620809" calcext:value-type="float">
            <text:p>620809</text:p>
          </table:table-cell>
          <table:table-cell office:value-type="float" office:value="451873" calcext:value-type="float">
            <text:p>451873</text:p>
          </table:table-cell>
          <table:table-cell office:value-type="float" office:value="925356" calcext:value-type="float">
            <text:p>925356</text:p>
          </table:table-cell>
          <table:table-cell office:value-type="float" office:value="2403438" calcext:value-type="float">
            <text:p>2403438</text:p>
          </table:table-cell>
          <table:table-cell office:value-type="float" office:value="404935" calcext:value-type="float">
            <text:p>404935</text:p>
          </table:table-cell>
          <table:table-cell office:value-type="float" office:value="682631" calcext:value-type="float">
            <text:p>682631</text:p>
          </table:table-cell>
          <table:table-cell office:value-type="float" office:value="922130" calcext:value-type="float">
            <text:p>922130</text:p>
          </table:table-cell>
          <table:table-cell office:value-type="float" office:value="2386930" calcext:value-type="float">
            <text:p>2386930</text:p>
          </table:table-cell>
          <table:table-cell office:value-type="float" office:value="24754425" calcext:value-type="float">
            <text:p>24754425</text:p>
          </table:table-cell>
          <table:table-cell office:value-type="float" office:value="2820" calcext:value-type="float">
            <text:p>2820</text:p>
          </table:table-cell>
          <table:table-cell office:value-type="float" office:value="9910599" calcext:value-type="float">
            <text:p>9910599</text:p>
          </table:table-cell>
          <table:table-cell office:value-type="float" office:value="127420501" calcext:value-type="float">
            <text:p>127420501</text:p>
          </table:table-cell>
          <table:table-cell office:value-type="float" office:value="5438" calcext:value-type="float">
            <text:p>5438</text:p>
          </table:table-cell>
          <table:table-cell office:value-type="float" office:value="38626120" calcext:value-type="float">
            <text:p>38626120</text:p>
          </table:table-cell>
          <table:table-cell office:value-type="float" office:value="625284502" calcext:value-type="float">
            <text:p>625284502</text:p>
          </table:table-cell>
          <table:table-cell office:value-type="float" office:value="9622" calcext:value-type="float">
            <text:p>9622</text:p>
          </table:table-cell>
          <table:table-cell office:value-type="float" office:value="158827218" calcext:value-type="float">
            <text:p>158827218</text:p>
          </table:table-cell>
          <table:table-cell office:value-type="float" office:value="4301561322" calcext:value-type="float">
            <text:p>4301561322</text:p>
          </table:table-cell>
          <table:table-cell office:value-type="float" office:value="23482" calcext:value-type="float">
            <text:p>23482</text:p>
          </table:table-cell>
          <table:table-cell office:value-type="float" office:value="972214681" calcext:value-type="float">
            <text:p>972214681</text:p>
          </table:table-cell>
        </table:table-row>
        <table:table-row table:style-name="ro1">
          <table:table-cell table:number-columns-repeated="6"/>
          <table:table-cell office:value-type="float" office:value="4142486" calcext:value-type="float">
            <text:p>4142486</text:p>
          </table:table-cell>
          <table:table-cell office:value-type="float" office:value="1524033" calcext:value-type="float">
            <text:p>1524033</text:p>
          </table:table-cell>
          <table:table-cell office:value-type="float" office:value="10510271" calcext:value-type="float">
            <text:p>10510271</text:p>
          </table:table-cell>
          <table:table-cell office:value-type="float" office:value="230077" calcext:value-type="float">
            <text:p>230077</text:p>
          </table:table-cell>
          <table:table-cell office:value-type="float" office:value="602548" calcext:value-type="float">
            <text:p>602548</text:p>
          </table:table-cell>
          <table:table-cell office:value-type="float" office:value="846278" calcext:value-type="float">
            <text:p>846278</text:p>
          </table:table-cell>
          <table:table-cell office:value-type="float" office:value="949791" calcext:value-type="float">
            <text:p>949791</text:p>
          </table:table-cell>
          <table:table-cell office:value-type="float" office:value="3189813" calcext:value-type="float">
            <text:p>3189813</text:p>
          </table:table-cell>
          <table:table-cell office:value-type="float" office:value="441419" calcext:value-type="float">
            <text:p>441419</text:p>
          </table:table-cell>
          <table:table-cell office:value-type="float" office:value="457639" calcext:value-type="float">
            <text:p>457639</text:p>
          </table:table-cell>
          <table:table-cell office:value-type="float" office:value="913318" calcext:value-type="float">
            <text:p>913318</text:p>
          </table:table-cell>
          <table:table-cell office:value-type="float" office:value="2392174" calcext:value-type="float">
            <text:p>2392174</text:p>
          </table:table-cell>
          <table:table-cell office:value-type="float" office:value="26883365" calcext:value-type="float">
            <text:p>26883365</text:p>
          </table:table-cell>
          <table:table-cell office:value-type="float" office:value="2779" calcext:value-type="float">
            <text:p>2779</text:p>
          </table:table-cell>
          <table:table-cell office:value-type="float" office:value="9927269" calcext:value-type="float">
            <text:p>9927269</text:p>
          </table:table-cell>
          <table:table-cell office:value-type="float" office:value="139105859" calcext:value-type="float">
            <text:p>139105859</text:p>
          </table:table-cell>
          <table:table-cell office:value-type="float" office:value="6479" calcext:value-type="float">
            <text:p>6479</text:p>
          </table:table-cell>
          <table:table-cell office:value-type="float" office:value="53514589" calcext:value-type="float">
            <text:p>53514589</text:p>
          </table:table-cell>
          <table:table-cell office:value-type="float" office:value="619978903" calcext:value-type="float">
            <text:p>619978903</text:p>
          </table:table-cell>
          <table:table-cell office:value-type="float" office:value="9744" calcext:value-type="float">
            <text:p>9744</text:p>
          </table:table-cell>
          <table:table-cell office:value-type="float" office:value="156974041" calcext:value-type="float">
            <text:p>156974041</text:p>
          </table:table-cell>
          <table:table-cell office:value-type="float" office:value="4206511978" calcext:value-type="float">
            <text:p>4206511978</text:p>
          </table:table-cell>
          <table:table-cell office:value-type="float" office:value="25184" calcext:value-type="float">
            <text:p>25184</text:p>
          </table:table-cell>
          <table:table-cell office:value-type="float" office:value="974320446" calcext:value-type="float">
            <text:p>974320446</text:p>
          </table:table-cell>
        </table:table-row>
        <table:table-row table:style-name="ro1">
          <table:table-cell table:number-columns-repeated="6"/>
          <table:table-cell office:value-type="float" office:value="4588985" calcext:value-type="float">
            <text:p>4588985</text:p>
          </table:table-cell>
          <table:table-cell office:value-type="float" office:value="1863778" calcext:value-type="float">
            <text:p>1863778</text:p>
          </table:table-cell>
          <table:table-cell office:value-type="float" office:value="7441850" calcext:value-type="float">
            <text:p>7441850</text:p>
          </table:table-cell>
          <table:table-cell office:value-type="float" office:value="223285" calcext:value-type="float">
            <text:p>223285</text:p>
          </table:table-cell>
          <table:table-cell office:value-type="float" office:value="636109" calcext:value-type="float">
            <text:p>636109</text:p>
          </table:table-cell>
          <table:table-cell office:value-type="float" office:value="460112" calcext:value-type="float">
            <text:p>460112</text:p>
          </table:table-cell>
          <table:table-cell office:value-type="float" office:value="930730" calcext:value-type="float">
            <text:p>930730</text:p>
          </table:table-cell>
          <table:table-cell office:value-type="float" office:value="2418482" calcext:value-type="float">
            <text:p>2418482</text:p>
          </table:table-cell>
          <table:table-cell office:value-type="float" office:value="479302" calcext:value-type="float">
            <text:p>479302</text:p>
          </table:table-cell>
          <table:table-cell office:value-type="float" office:value="449313" calcext:value-type="float">
            <text:p>449313</text:p>
          </table:table-cell>
          <table:table-cell office:value-type="float" office:value="920707" calcext:value-type="float">
            <text:p>920707</text:p>
          </table:table-cell>
          <table:table-cell office:value-type="float" office:value="2409847" calcext:value-type="float">
            <text:p>2409847</text:p>
          </table:table-cell>
          <table:table-cell office:value-type="float" office:value="27605381" calcext:value-type="float">
            <text:p>27605381</text:p>
          </table:table-cell>
          <table:table-cell office:value-type="float" office:value="2342" calcext:value-type="float">
            <text:p>2342</text:p>
          </table:table-cell>
          <table:table-cell office:value-type="float" office:value="10111968" calcext:value-type="float">
            <text:p>10111968</text:p>
          </table:table-cell>
          <table:table-cell office:value-type="float" office:value="127492287" calcext:value-type="float">
            <text:p>127492287</text:p>
          </table:table-cell>
          <table:table-cell office:value-type="float" office:value="4704" calcext:value-type="float">
            <text:p>4704</text:p>
          </table:table-cell>
          <table:table-cell office:value-type="float" office:value="38775096" calcext:value-type="float">
            <text:p>38775096</text:p>
          </table:table-cell>
          <table:table-cell office:value-type="float" office:value="625463061" calcext:value-type="float">
            <text:p>625463061</text:p>
          </table:table-cell>
          <table:table-cell office:value-type="float" office:value="11455" calcext:value-type="float">
            <text:p>11455</text:p>
          </table:table-cell>
          <table:table-cell office:value-type="float" office:value="157602670" calcext:value-type="float">
            <text:p>157602670</text:p>
          </table:table-cell>
          <table:table-cell office:value-type="float" office:value="4271599669" calcext:value-type="float">
            <text:p>4271599669</text:p>
          </table:table-cell>
          <table:table-cell office:value-type="float" office:value="23735" calcext:value-type="float">
            <text:p>23735</text:p>
          </table:table-cell>
          <table:table-cell office:value-type="float" office:value="972177336" calcext:value-type="float">
            <text:p>972177336</text:p>
          </table:table-cell>
        </table:table-row>
        <table:table-row table:style-name="ro1">
          <table:table-cell table:number-columns-repeated="6"/>
          <table:table-cell office:value-type="float" office:value="2790571" calcext:value-type="float">
            <text:p>2790571</text:p>
          </table:table-cell>
          <table:table-cell office:value-type="float" office:value="1269909" calcext:value-type="float">
            <text:p>1269909</text:p>
          </table:table-cell>
          <table:table-cell office:value-type="float" office:value="7484195" calcext:value-type="float">
            <text:p>7484195</text:p>
          </table:table-cell>
          <table:table-cell office:value-type="float" office:value="213173" calcext:value-type="float">
            <text:p>213173</text:p>
          </table:table-cell>
          <table:table-cell office:value-type="float" office:value="606079" calcext:value-type="float">
            <text:p>606079</text:p>
          </table:table-cell>
          <table:table-cell office:value-type="float" office:value="433319" calcext:value-type="float">
            <text:p>433319</text:p>
          </table:table-cell>
          <table:table-cell office:value-type="float" office:value="922834" calcext:value-type="float">
            <text:p>922834</text:p>
          </table:table-cell>
          <table:table-cell office:value-type="float" office:value="2742781" calcext:value-type="float">
            <text:p>2742781</text:p>
          </table:table-cell>
          <table:table-cell office:value-type="float" office:value="403939" calcext:value-type="float">
            <text:p>403939</text:p>
          </table:table-cell>
          <table:table-cell office:value-type="float" office:value="480610" calcext:value-type="float">
            <text:p>480610</text:p>
          </table:table-cell>
          <table:table-cell office:value-type="float" office:value="912244" calcext:value-type="float">
            <text:p>912244</text:p>
          </table:table-cell>
          <table:table-cell office:value-type="float" office:value="2381294" calcext:value-type="float">
            <text:p>2381294</text:p>
          </table:table-cell>
          <table:table-cell office:value-type="float" office:value="24394018" calcext:value-type="float">
            <text:p>24394018</text:p>
          </table:table-cell>
          <table:table-cell office:value-type="float" office:value="1975" calcext:value-type="float">
            <text:p>1975</text:p>
          </table:table-cell>
          <table:table-cell office:value-type="float" office:value="10097700" calcext:value-type="float">
            <text:p>10097700</text:p>
          </table:table-cell>
          <table:table-cell office:value-type="float" office:value="128672538" calcext:value-type="float">
            <text:p>128672538</text:p>
          </table:table-cell>
          <table:table-cell office:value-type="float" office:value="4618" calcext:value-type="float">
            <text:p>4618</text:p>
          </table:table-cell>
          <table:table-cell office:value-type="float" office:value="42642381" calcext:value-type="float">
            <text:p>42642381</text:p>
          </table:table-cell>
          <table:table-cell office:value-type="float" office:value="624848730" calcext:value-type="float">
            <text:p>624848730</text:p>
          </table:table-cell>
          <table:table-cell office:value-type="float" office:value="9004" calcext:value-type="float">
            <text:p>9004</text:p>
          </table:table-cell>
          <table:table-cell office:value-type="float" office:value="160423531" calcext:value-type="float">
            <text:p>160423531</text:p>
          </table:table-cell>
          <table:table-cell office:value-type="float" office:value="4208568764" calcext:value-type="float">
            <text:p>4208568764</text:p>
          </table:table-cell>
          <table:table-cell office:value-type="float" office:value="22525" calcext:value-type="float">
            <text:p>22525</text:p>
          </table:table-cell>
          <table:table-cell office:value-type="float" office:value="981683920" calcext:value-type="float">
            <text:p>981683920</text:p>
          </table:table-cell>
        </table:table-row>
        <table:table-row table:style-name="ro1">
          <table:table-cell table:number-columns-repeated="6"/>
          <table:table-cell office:value-type="float" office:value="2803973" calcext:value-type="float">
            <text:p>2803973</text:p>
          </table:table-cell>
          <table:table-cell office:value-type="float" office:value="1306673" calcext:value-type="float">
            <text:p>1306673</text:p>
          </table:table-cell>
          <table:table-cell office:value-type="float" office:value="7705678" calcext:value-type="float">
            <text:p>7705678</text:p>
          </table:table-cell>
          <table:table-cell office:value-type="float" office:value="228033" calcext:value-type="float">
            <text:p>228033</text:p>
          </table:table-cell>
          <table:table-cell office:value-type="float" office:value="635184" calcext:value-type="float">
            <text:p>635184</text:p>
          </table:table-cell>
          <table:table-cell office:value-type="float" office:value="440208" calcext:value-type="float">
            <text:p>440208</text:p>
          </table:table-cell>
          <table:table-cell office:value-type="float" office:value="923753" calcext:value-type="float">
            <text:p>923753</text:p>
          </table:table-cell>
          <table:table-cell office:value-type="float" office:value="2445865" calcext:value-type="float">
            <text:p>2445865</text:p>
          </table:table-cell>
          <table:table-cell office:value-type="float" office:value="463758" calcext:value-type="float">
            <text:p>463758</text:p>
          </table:table-cell>
          <table:table-cell office:value-type="float" office:value="427330" calcext:value-type="float">
            <text:p>427330</text:p>
          </table:table-cell>
          <table:table-cell office:value-type="float" office:value="920778" calcext:value-type="float">
            <text:p>920778</text:p>
          </table:table-cell>
          <table:table-cell office:value-type="float" office:value="4607894" calcext:value-type="float">
            <text:p>4607894</text:p>
          </table:table-cell>
          <table:table-cell office:value-type="float" office:value="24282154" calcext:value-type="float">
            <text:p>24282154</text:p>
          </table:table-cell>
          <table:table-cell office:value-type="float" office:value="2224" calcext:value-type="float">
            <text:p>2224</text:p>
          </table:table-cell>
          <table:table-cell office:value-type="float" office:value="9897244" calcext:value-type="float">
            <text:p>9897244</text:p>
          </table:table-cell>
          <table:table-cell office:value-type="float" office:value="128776368" calcext:value-type="float">
            <text:p>128776368</text:p>
          </table:table-cell>
          <table:table-cell office:value-type="float" office:value="4543" calcext:value-type="float">
            <text:p>4543</text:p>
          </table:table-cell>
          <table:table-cell office:value-type="float" office:value="38936377" calcext:value-type="float">
            <text:p>38936377</text:p>
          </table:table-cell>
          <table:table-cell office:value-type="float" office:value="620200050" calcext:value-type="float">
            <text:p>620200050</text:p>
          </table:table-cell>
          <table:table-cell office:value-type="float" office:value="9908" calcext:value-type="float">
            <text:p>9908</text:p>
          </table:table-cell>
          <table:table-cell office:value-type="float" office:value="157757610" calcext:value-type="float">
            <text:p>157757610</text:p>
          </table:table-cell>
          <table:table-cell office:value-type="float" office:value="4199836885" calcext:value-type="float">
            <text:p>4199836885</text:p>
          </table:table-cell>
          <table:table-cell office:value-type="float" office:value="23906" calcext:value-type="float">
            <text:p>23906</text:p>
          </table:table-cell>
          <table:table-cell office:value-type="float" office:value="972676051" calcext:value-type="float">
            <text:p>972676051</text:p>
          </table:table-cell>
        </table:table-row>
        <table:table-row table:style-name="ro1">
          <table:table-cell table:number-columns-repeated="6"/>
          <table:table-cell office:value-type="float" office:value="2806137" calcext:value-type="float">
            <text:p>2806137</text:p>
          </table:table-cell>
          <table:table-cell office:value-type="float" office:value="1398529" calcext:value-type="float">
            <text:p>1398529</text:p>
          </table:table-cell>
          <table:table-cell office:value-type="float" office:value="7688312" calcext:value-type="float">
            <text:p>7688312</text:p>
          </table:table-cell>
          <table:table-cell office:value-type="float" office:value="212339" calcext:value-type="float">
            <text:p>212339</text:p>
          </table:table-cell>
          <table:table-cell office:value-type="float" office:value="631806" calcext:value-type="float">
            <text:p>631806</text:p>
          </table:table-cell>
          <table:table-cell office:value-type="float" office:value="858500" calcext:value-type="float">
            <text:p>858500</text:p>
          </table:table-cell>
          <table:table-cell office:value-type="float" office:value="955472" calcext:value-type="float">
            <text:p>955472</text:p>
          </table:table-cell>
          <table:table-cell office:value-type="float" office:value="2411079" calcext:value-type="float">
            <text:p>2411079</text:p>
          </table:table-cell>
          <table:table-cell office:value-type="float" office:value="453719" calcext:value-type="float">
            <text:p>453719</text:p>
          </table:table-cell>
          <table:table-cell office:value-type="float" office:value="779209" calcext:value-type="float">
            <text:p>779209</text:p>
          </table:table-cell>
          <table:table-cell office:value-type="float" office:value="916640" calcext:value-type="float">
            <text:p>916640</text:p>
          </table:table-cell>
          <table:table-cell office:value-type="float" office:value="2440572" calcext:value-type="float">
            <text:p>2440572</text:p>
          </table:table-cell>
          <table:table-cell office:value-type="float" office:value="24402583" calcext:value-type="float">
            <text:p>24402583</text:p>
          </table:table-cell>
          <table:table-cell office:value-type="float" office:value="2781" calcext:value-type="float">
            <text:p>2781</text:p>
          </table:table-cell>
          <table:table-cell office:value-type="float" office:value="9732017" calcext:value-type="float">
            <text:p>9732017</text:p>
          </table:table-cell>
          <table:table-cell office:value-type="float" office:value="127662954" calcext:value-type="float">
            <text:p>127662954</text:p>
          </table:table-cell>
          <table:table-cell office:value-type="float" office:value="4469" calcext:value-type="float">
            <text:p>4469</text:p>
          </table:table-cell>
          <table:table-cell office:value-type="float" office:value="38648401" calcext:value-type="float">
            <text:p>38648401</text:p>
          </table:table-cell>
          <table:table-cell office:value-type="float" office:value="623883375" calcext:value-type="float">
            <text:p>623883375</text:p>
          </table:table-cell>
          <table:table-cell office:value-type="float" office:value="8530" calcext:value-type="float">
            <text:p>8530</text:p>
          </table:table-cell>
          <table:table-cell office:value-type="float" office:value="156775538" calcext:value-type="float">
            <text:p>156775538</text:p>
          </table:table-cell>
          <table:table-cell office:value-type="float" office:value="4192026505" calcext:value-type="float">
            <text:p>4192026505</text:p>
          </table:table-cell>
          <table:table-cell office:value-type="float" office:value="26063" calcext:value-type="float">
            <text:p>26063</text:p>
          </table:table-cell>
          <table:table-cell office:value-type="float" office:value="972900930" calcext:value-type="float">
            <text:p>972900930</text:p>
          </table:table-cell>
        </table:table-row>
        <table:table-row table:style-name="ro1">
          <table:table-cell table:number-columns-repeated="6"/>
          <table:table-cell office:value-type="float" office:value="2753720" calcext:value-type="float">
            <text:p>2753720</text:p>
          </table:table-cell>
          <table:table-cell office:value-type="float" office:value="1293326" calcext:value-type="float">
            <text:p>1293326</text:p>
          </table:table-cell>
          <table:table-cell office:value-type="float" office:value="7440290" calcext:value-type="float">
            <text:p>7440290</text:p>
          </table:table-cell>
          <table:table-cell office:value-type="float" office:value="214262" calcext:value-type="float">
            <text:p>214262</text:p>
          </table:table-cell>
          <table:table-cell office:value-type="float" office:value="814379" calcext:value-type="float">
            <text:p>814379</text:p>
          </table:table-cell>
          <table:table-cell office:value-type="float" office:value="891590" calcext:value-type="float">
            <text:p>891590</text:p>
          </table:table-cell>
          <table:table-cell office:value-type="float" office:value="1105794" calcext:value-type="float">
            <text:p>1105794</text:p>
          </table:table-cell>
          <table:table-cell office:value-type="float" office:value="2402332" calcext:value-type="float">
            <text:p>2402332</text:p>
          </table:table-cell>
          <table:table-cell office:value-type="float" office:value="433310" calcext:value-type="float">
            <text:p>433310</text:p>
          </table:table-cell>
          <table:table-cell office:value-type="float" office:value="708836" calcext:value-type="float">
            <text:p>708836</text:p>
          </table:table-cell>
          <table:table-cell office:value-type="float" office:value="916804" calcext:value-type="float">
            <text:p>916804</text:p>
          </table:table-cell>
          <table:table-cell office:value-type="float" office:value="2378353" calcext:value-type="float">
            <text:p>2378353</text:p>
          </table:table-cell>
          <table:table-cell office:value-type="float" office:value="27030534" calcext:value-type="float">
            <text:p>27030534</text:p>
          </table:table-cell>
          <table:table-cell office:value-type="float" office:value="2637" calcext:value-type="float">
            <text:p>2637</text:p>
          </table:table-cell>
          <table:table-cell office:value-type="float" office:value="9744108" calcext:value-type="float">
            <text:p>9744108</text:p>
          </table:table-cell>
          <table:table-cell office:value-type="float" office:value="127506702" calcext:value-type="float">
            <text:p>127506702</text:p>
          </table:table-cell>
          <table:table-cell office:value-type="float" office:value="6327" calcext:value-type="float">
            <text:p>6327</text:p>
          </table:table-cell>
          <table:table-cell office:value-type="float" office:value="39334633" calcext:value-type="float">
            <text:p>39334633</text:p>
          </table:table-cell>
          <table:table-cell office:value-type="float" office:value="618813711" calcext:value-type="float">
            <text:p>618813711</text:p>
          </table:table-cell>
          <table:table-cell office:value-type="float" office:value="9019" calcext:value-type="float">
            <text:p>9019</text:p>
          </table:table-cell>
          <table:table-cell office:value-type="float" office:value="158153500" calcext:value-type="float">
            <text:p>158153500</text:p>
          </table:table-cell>
          <table:table-cell office:value-type="float" office:value="4193203034" calcext:value-type="float">
            <text:p>4193203034</text:p>
          </table:table-cell>
          <table:table-cell office:value-type="float" office:value="24405" calcext:value-type="float">
            <text:p>24405</text:p>
          </table:table-cell>
          <table:table-cell office:value-type="float" office:value="991246174" calcext:value-type="float">
            <text:p>991246174</text:p>
          </table:table-cell>
        </table:table-row>
        <table:table-row table:style-name="ro1">
          <table:table-cell table:number-columns-repeated="6"/>
          <table:table-cell office:value-type="float" office:value="2746906" calcext:value-type="float">
            <text:p>2746906</text:p>
          </table:table-cell>
          <table:table-cell office:value-type="float" office:value="1280488" calcext:value-type="float">
            <text:p>1280488</text:p>
          </table:table-cell>
          <table:table-cell office:value-type="float" office:value="7448622" calcext:value-type="float">
            <text:p>7448622</text:p>
          </table:table-cell>
          <table:table-cell office:value-type="float" office:value="392857" calcext:value-type="float">
            <text:p>392857</text:p>
          </table:table-cell>
          <table:table-cell office:value-type="float" office:value="627159" calcext:value-type="float">
            <text:p>627159</text:p>
          </table:table-cell>
          <table:table-cell office:value-type="float" office:value="853929" calcext:value-type="float">
            <text:p>853929</text:p>
          </table:table-cell>
          <table:table-cell office:value-type="float" office:value="934173" calcext:value-type="float">
            <text:p>934173</text:p>
          </table:table-cell>
          <table:table-cell office:value-type="float" office:value="2426712" calcext:value-type="float">
            <text:p>2426712</text:p>
          </table:table-cell>
          <table:table-cell office:value-type="float" office:value="446108" calcext:value-type="float">
            <text:p>446108</text:p>
          </table:table-cell>
          <table:table-cell office:value-type="float" office:value="429701" calcext:value-type="float">
            <text:p>429701</text:p>
          </table:table-cell>
          <table:table-cell office:value-type="float" office:value="1008897" calcext:value-type="float">
            <text:p>1008897</text:p>
          </table:table-cell>
          <table:table-cell office:value-type="float" office:value="2432770" calcext:value-type="float">
            <text:p>2432770</text:p>
          </table:table-cell>
          <table:table-cell office:value-type="float" office:value="24342889" calcext:value-type="float">
            <text:p>24342889</text:p>
          </table:table-cell>
          <table:table-cell office:value-type="float" office:value="3311" calcext:value-type="float">
            <text:p>3311</text:p>
          </table:table-cell>
          <table:table-cell office:value-type="float" office:value="10016975" calcext:value-type="float">
            <text:p>10016975</text:p>
          </table:table-cell>
          <table:table-cell office:value-type="float" office:value="128405149" calcext:value-type="float">
            <text:p>128405149</text:p>
          </table:table-cell>
          <table:table-cell office:value-type="float" office:value="6174" calcext:value-type="float">
            <text:p>6174</text:p>
          </table:table-cell>
          <table:table-cell office:value-type="float" office:value="39017692" calcext:value-type="float">
            <text:p>39017692</text:p>
          </table:table-cell>
          <table:table-cell office:value-type="float" office:value="623340934" calcext:value-type="float">
            <text:p>623340934</text:p>
          </table:table-cell>
          <table:table-cell office:value-type="float" office:value="9555" calcext:value-type="float">
            <text:p>9555</text:p>
          </table:table-cell>
          <table:table-cell office:value-type="float" office:value="171333038" calcext:value-type="float">
            <text:p>171333038</text:p>
          </table:table-cell>
          <table:table-cell office:value-type="float" office:value="4191024453" calcext:value-type="float">
            <text:p>4191024453</text:p>
          </table:table-cell>
          <table:table-cell office:value-type="float" office:value="24125" calcext:value-type="float">
            <text:p>24125</text:p>
          </table:table-cell>
          <table:table-cell office:value-type="float" office:value="977294293" calcext:value-type="float">
            <text:p>977294293</text:p>
          </table:table-cell>
        </table:table-row>
        <table:table-row table:style-name="ro1">
          <table:table-cell table:number-columns-repeated="6"/>
          <table:table-cell office:value-type="float" office:value="2795206" calcext:value-type="float">
            <text:p>2795206</text:p>
          </table:table-cell>
          <table:table-cell office:value-type="float" office:value="1284452" calcext:value-type="float">
            <text:p>1284452</text:p>
          </table:table-cell>
          <table:table-cell office:value-type="float" office:value="8083139" calcext:value-type="float">
            <text:p>8083139</text:p>
          </table:table-cell>
          <table:table-cell office:value-type="float" office:value="213883" calcext:value-type="float">
            <text:p>213883</text:p>
          </table:table-cell>
          <table:table-cell office:value-type="float" office:value="618368" calcext:value-type="float">
            <text:p>618368</text:p>
          </table:table-cell>
          <table:table-cell office:value-type="float" office:value="451016" calcext:value-type="float">
            <text:p>451016</text:p>
          </table:table-cell>
          <table:table-cell office:value-type="float" office:value="926396" calcext:value-type="float">
            <text:p>926396</text:p>
          </table:table-cell>
          <table:table-cell office:value-type="float" office:value="4852363" calcext:value-type="float">
            <text:p>4852363</text:p>
          </table:table-cell>
          <table:table-cell office:value-type="float" office:value="461309" calcext:value-type="float">
            <text:p>461309</text:p>
          </table:table-cell>
          <table:table-cell office:value-type="float" office:value="405236" calcext:value-type="float">
            <text:p>405236</text:p>
          </table:table-cell>
          <table:table-cell office:value-type="float" office:value="924900" calcext:value-type="float">
            <text:p>924900</text:p>
          </table:table-cell>
          <table:table-cell office:value-type="float" office:value="4439533" calcext:value-type="float">
            <text:p>4439533</text:p>
          </table:table-cell>
          <table:table-cell office:value-type="float" office:value="24195123" calcext:value-type="float">
            <text:p>24195123</text:p>
          </table:table-cell>
          <table:table-cell office:value-type="float" office:value="2420" calcext:value-type="float">
            <text:p>2420</text:p>
          </table:table-cell>
          <table:table-cell office:value-type="float" office:value="9984183" calcext:value-type="float">
            <text:p>9984183</text:p>
          </table:table-cell>
          <table:table-cell office:value-type="float" office:value="127821244" calcext:value-type="float">
            <text:p>127821244</text:p>
          </table:table-cell>
          <table:table-cell office:value-type="float" office:value="4115" calcext:value-type="float">
            <text:p>4115</text:p>
          </table:table-cell>
          <table:table-cell office:value-type="float" office:value="38712935" calcext:value-type="float">
            <text:p>38712935</text:p>
          </table:table-cell>
          <table:table-cell office:value-type="float" office:value="622548203" calcext:value-type="float">
            <text:p>622548203</text:p>
          </table:table-cell>
          <table:table-cell office:value-type="float" office:value="8722" calcext:value-type="float">
            <text:p>8722</text:p>
          </table:table-cell>
          <table:table-cell office:value-type="float" office:value="156039957" calcext:value-type="float">
            <text:p>156039957</text:p>
          </table:table-cell>
          <table:table-cell office:value-type="float" office:value="4191253179" calcext:value-type="float">
            <text:p>4191253179</text:p>
          </table:table-cell>
          <table:table-cell office:value-type="float" office:value="23313" calcext:value-type="float">
            <text:p>23313</text:p>
          </table:table-cell>
          <table:table-cell office:value-type="float" office:value="971143744" calcext:value-type="float">
            <text:p>971143744</text:p>
          </table:table-cell>
        </table:table-row>
        <table:table-row table:style-name="ro1">
          <table:table-cell table:number-columns-repeated="6"/>
          <table:table-cell office:value-type="float" office:value="3263486" calcext:value-type="float">
            <text:p>3263486</text:p>
          </table:table-cell>
          <table:table-cell office:value-type="float" office:value="1886185" calcext:value-type="float">
            <text:p>1886185</text:p>
          </table:table-cell>
          <table:table-cell office:value-type="float" office:value="7936375" calcext:value-type="float">
            <text:p>7936375</text:p>
          </table:table-cell>
          <table:table-cell office:value-type="float" office:value="230534" calcext:value-type="float">
            <text:p>230534</text:p>
          </table:table-cell>
          <table:table-cell office:value-type="float" office:value="918540" calcext:value-type="float">
            <text:p>918540</text:p>
          </table:table-cell>
          <table:table-cell office:value-type="float" office:value="433322" calcext:value-type="float">
            <text:p>433322</text:p>
          </table:table-cell>
          <table:table-cell office:value-type="float" office:value="979545" calcext:value-type="float">
            <text:p>979545</text:p>
          </table:table-cell>
          <table:table-cell office:value-type="float" office:value="2924702" calcext:value-type="float">
            <text:p>2924702</text:p>
          </table:table-cell>
          <table:table-cell office:value-type="float" office:value="430690" calcext:value-type="float">
            <text:p>430690</text:p>
          </table:table-cell>
          <table:table-cell office:value-type="float" office:value="705370" calcext:value-type="float">
            <text:p>705370</text:p>
          </table:table-cell>
          <table:table-cell office:value-type="float" office:value="1804438" calcext:value-type="float">
            <text:p>1804438</text:p>
          </table:table-cell>
          <table:table-cell office:value-type="float" office:value="4524041" calcext:value-type="float">
            <text:p>4524041</text:p>
          </table:table-cell>
          <table:table-cell office:value-type="float" office:value="24308789" calcext:value-type="float">
            <text:p>24308789</text:p>
          </table:table-cell>
          <table:table-cell office:value-type="float" office:value="2317" calcext:value-type="float">
            <text:p>2317</text:p>
          </table:table-cell>
          <table:table-cell office:value-type="float" office:value="9758596" calcext:value-type="float">
            <text:p>9758596</text:p>
          </table:table-cell>
          <table:table-cell office:value-type="float" office:value="130343922" calcext:value-type="float">
            <text:p>130343922</text:p>
          </table:table-cell>
          <table:table-cell office:value-type="float" office:value="4324" calcext:value-type="float">
            <text:p>4324</text:p>
          </table:table-cell>
          <table:table-cell office:value-type="float" office:value="39332683" calcext:value-type="float">
            <text:p>39332683</text:p>
          </table:table-cell>
          <table:table-cell office:value-type="float" office:value="619426853" calcext:value-type="float">
            <text:p>619426853</text:p>
          </table:table-cell>
          <table:table-cell office:value-type="float" office:value="9650" calcext:value-type="float">
            <text:p>9650</text:p>
          </table:table-cell>
          <table:table-cell office:value-type="float" office:value="161935359" calcext:value-type="float">
            <text:p>161935359</text:p>
          </table:table-cell>
          <table:table-cell office:value-type="float" office:value="4187870379" calcext:value-type="float">
            <text:p>4187870379</text:p>
          </table:table-cell>
          <table:table-cell office:value-type="float" office:value="23062" calcext:value-type="float">
            <text:p>23062</text:p>
          </table:table-cell>
          <table:table-cell office:value-type="float" office:value="980419105" calcext:value-type="float">
            <text:p>980419105</text:p>
          </table:table-cell>
        </table:table-row>
        <table:table-row table:style-name="ro1">
          <table:table-cell table:number-columns-repeated="6"/>
          <table:table-cell office:value-type="float" office:value="3996713" calcext:value-type="float">
            <text:p>3996713</text:p>
          </table:table-cell>
          <table:table-cell office:value-type="float" office:value="1340434" calcext:value-type="float">
            <text:p>1340434</text:p>
          </table:table-cell>
          <table:table-cell office:value-type="float" office:value="7586881" calcext:value-type="float">
            <text:p>7586881</text:p>
          </table:table-cell>
          <table:table-cell office:value-type="float" office:value="210833" calcext:value-type="float">
            <text:p>210833</text:p>
          </table:table-cell>
          <table:table-cell office:value-type="float" office:value="886022" calcext:value-type="float">
            <text:p>886022</text:p>
          </table:table-cell>
          <table:table-cell office:value-type="float" office:value="452749" calcext:value-type="float">
            <text:p>452749</text:p>
          </table:table-cell>
          <table:table-cell office:value-type="float" office:value="1881215" calcext:value-type="float">
            <text:p>1881215</text:p>
          </table:table-cell>
          <table:table-cell office:value-type="float" office:value="2426973" calcext:value-type="float">
            <text:p>2426973</text:p>
          </table:table-cell>
          <table:table-cell office:value-type="float" office:value="449550" calcext:value-type="float">
            <text:p>449550</text:p>
          </table:table-cell>
          <table:table-cell office:value-type="float" office:value="407758" calcext:value-type="float">
            <text:p>407758</text:p>
          </table:table-cell>
          <table:table-cell office:value-type="float" office:value="1842933" calcext:value-type="float">
            <text:p>1842933</text:p>
          </table:table-cell>
          <table:table-cell office:value-type="float" office:value="2386605" calcext:value-type="float">
            <text:p>2386605</text:p>
          </table:table-cell>
          <table:table-cell office:value-type="float" office:value="26599486" calcext:value-type="float">
            <text:p>26599486</text:p>
          </table:table-cell>
          <table:table-cell office:value-type="float" office:value="2931" calcext:value-type="float">
            <text:p>2931</text:p>
          </table:table-cell>
          <table:table-cell office:value-type="float" office:value="10548613" calcext:value-type="float">
            <text:p>10548613</text:p>
          </table:table-cell>
          <table:table-cell office:value-type="float" office:value="128095607" calcext:value-type="float">
            <text:p>128095607</text:p>
          </table:table-cell>
          <table:table-cell office:value-type="float" office:value="4617" calcext:value-type="float">
            <text:p>4617</text:p>
          </table:table-cell>
          <table:table-cell office:value-type="float" office:value="38571468" calcext:value-type="float">
            <text:p>38571468</text:p>
          </table:table-cell>
          <table:table-cell office:value-type="float" office:value="627264619" calcext:value-type="float">
            <text:p>627264619</text:p>
          </table:table-cell>
          <table:table-cell office:value-type="float" office:value="11738" calcext:value-type="float">
            <text:p>11738</text:p>
          </table:table-cell>
          <table:table-cell office:value-type="float" office:value="160132871" calcext:value-type="float">
            <text:p>160132871</text:p>
          </table:table-cell>
          <table:table-cell office:value-type="float" office:value="4197355249" calcext:value-type="float">
            <text:p>4197355249</text:p>
          </table:table-cell>
          <table:table-cell office:value-type="float" office:value="23341" calcext:value-type="float">
            <text:p>23341</text:p>
          </table:table-cell>
          <table:table-cell office:value-type="float" office:value="972100142" calcext:value-type="float">
            <text:p>972100142</text:p>
          </table:table-cell>
        </table:table-row>
        <table:table-row table:style-name="ro1">
          <table:table-cell table:number-columns-repeated="6"/>
          <table:table-cell office:value-type="float" office:value="4330997" calcext:value-type="float">
            <text:p>4330997</text:p>
          </table:table-cell>
          <table:table-cell office:value-type="float" office:value="1342373" calcext:value-type="float">
            <text:p>1342373</text:p>
          </table:table-cell>
          <table:table-cell office:value-type="float" office:value="7397820" calcext:value-type="float">
            <text:p>7397820</text:p>
          </table:table-cell>
          <table:table-cell office:value-type="float" office:value="229248" calcext:value-type="float">
            <text:p>229248</text:p>
          </table:table-cell>
          <table:table-cell office:value-type="float" office:value="875530" calcext:value-type="float">
            <text:p>875530</text:p>
          </table:table-cell>
          <table:table-cell office:value-type="float" office:value="459733" calcext:value-type="float">
            <text:p>459733</text:p>
          </table:table-cell>
          <table:table-cell office:value-type="float" office:value="1850823" calcext:value-type="float">
            <text:p>1850823</text:p>
          </table:table-cell>
          <table:table-cell office:value-type="float" office:value="2412764" calcext:value-type="float">
            <text:p>2412764</text:p>
          </table:table-cell>
          <table:table-cell office:value-type="float" office:value="450156" calcext:value-type="float">
            <text:p>450156</text:p>
          </table:table-cell>
          <table:table-cell office:value-type="float" office:value="409815" calcext:value-type="float">
            <text:p>409815</text:p>
          </table:table-cell>
          <table:table-cell office:value-type="float" office:value="1847347" calcext:value-type="float">
            <text:p>1847347</text:p>
          </table:table-cell>
          <table:table-cell office:value-type="float" office:value="2405198" calcext:value-type="float">
            <text:p>2405198</text:p>
          </table:table-cell>
          <table:table-cell office:value-type="float" office:value="25347173" calcext:value-type="float">
            <text:p>25347173</text:p>
          </table:table-cell>
          <table:table-cell office:value-type="float" office:value="2160" calcext:value-type="float">
            <text:p>2160</text:p>
          </table:table-cell>
          <table:table-cell office:value-type="float" office:value="10904140" calcext:value-type="float">
            <text:p>10904140</text:p>
          </table:table-cell>
          <table:table-cell office:value-type="float" office:value="134459725" calcext:value-type="float">
            <text:p>134459725</text:p>
          </table:table-cell>
          <table:table-cell office:value-type="float" office:value="4330" calcext:value-type="float">
            <text:p>4330</text:p>
          </table:table-cell>
          <table:table-cell office:value-type="float" office:value="39307261" calcext:value-type="float">
            <text:p>39307261</text:p>
          </table:table-cell>
          <table:table-cell office:value-type="float" office:value="625008268" calcext:value-type="float">
            <text:p>625008268</text:p>
          </table:table-cell>
          <table:table-cell office:value-type="float" office:value="9865" calcext:value-type="float">
            <text:p>9865</text:p>
          </table:table-cell>
          <table:table-cell office:value-type="float" office:value="157584251" calcext:value-type="float">
            <text:p>157584251</text:p>
          </table:table-cell>
          <table:table-cell office:value-type="float" office:value="4202563378" calcext:value-type="float">
            <text:p>4202563378</text:p>
          </table:table-cell>
          <table:table-cell office:value-type="float" office:value="24585" calcext:value-type="float">
            <text:p>24585</text:p>
          </table:table-cell>
          <table:table-cell office:value-type="float" office:value="974834254" calcext:value-type="float">
            <text:p>974834254</text:p>
          </table:table-cell>
        </table:table-row>
        <table:table-row table:style-name="ro1">
          <table:table-cell table:number-columns-repeated="6"/>
          <table:table-cell office:value-type="float" office:value="2916407" calcext:value-type="float">
            <text:p>2916407</text:p>
          </table:table-cell>
          <table:table-cell office:value-type="float" office:value="1286601" calcext:value-type="float">
            <text:p>1286601</text:p>
          </table:table-cell>
          <table:table-cell office:value-type="float" office:value="10140956" calcext:value-type="float">
            <text:p>10140956</text:p>
          </table:table-cell>
          <table:table-cell office:value-type="float" office:value="211265" calcext:value-type="float">
            <text:p>211265</text:p>
          </table:table-cell>
          <table:table-cell office:value-type="float" office:value="917992" calcext:value-type="float">
            <text:p>917992</text:p>
          </table:table-cell>
          <table:table-cell office:value-type="float" office:value="469606" calcext:value-type="float">
            <text:p>469606</text:p>
          </table:table-cell>
          <table:table-cell office:value-type="float" office:value="927681" calcext:value-type="float">
            <text:p>927681</text:p>
          </table:table-cell>
          <table:table-cell office:value-type="float" office:value="2425588" calcext:value-type="float">
            <text:p>2425588</text:p>
          </table:table-cell>
          <table:table-cell office:value-type="float" office:value="402763" calcext:value-type="float">
            <text:p>402763</text:p>
          </table:table-cell>
          <table:table-cell office:value-type="float" office:value="422410" calcext:value-type="float">
            <text:p>422410</text:p>
          </table:table-cell>
          <table:table-cell office:value-type="float" office:value="1784602" calcext:value-type="float">
            <text:p>1784602</text:p>
          </table:table-cell>
          <table:table-cell office:value-type="float" office:value="2425455" calcext:value-type="float">
            <text:p>2425455</text:p>
          </table:table-cell>
          <table:table-cell office:value-type="float" office:value="24268852" calcext:value-type="float">
            <text:p>24268852</text:p>
          </table:table-cell>
          <table:table-cell office:value-type="float" office:value="1923" calcext:value-type="float">
            <text:p>1923</text:p>
          </table:table-cell>
          <table:table-cell office:value-type="float" office:value="9930076" calcext:value-type="float">
            <text:p>9930076</text:p>
          </table:table-cell>
          <table:table-cell office:value-type="float" office:value="127476126" calcext:value-type="float">
            <text:p>127476126</text:p>
          </table:table-cell>
          <table:table-cell office:value-type="float" office:value="4365" calcext:value-type="float">
            <text:p>4365</text:p>
          </table:table-cell>
          <table:table-cell office:value-type="float" office:value="42381689" calcext:value-type="float">
            <text:p>42381689</text:p>
          </table:table-cell>
          <table:table-cell office:value-type="float" office:value="621593703" calcext:value-type="float">
            <text:p>621593703</text:p>
          </table:table-cell>
          <table:table-cell office:value-type="float" office:value="8964" calcext:value-type="float">
            <text:p>8964</text:p>
          </table:table-cell>
          <table:table-cell office:value-type="float" office:value="157175942" calcext:value-type="float">
            <text:p>157175942</text:p>
          </table:table-cell>
          <table:table-cell office:value-type="float" office:value="4203258951" calcext:value-type="float">
            <text:p>4203258951</text:p>
          </table:table-cell>
          <table:table-cell office:value-type="float" office:value="26724" calcext:value-type="float">
            <text:p>26724</text:p>
          </table:table-cell>
          <table:table-cell office:value-type="float" office:value="984449564" calcext:value-type="float">
            <text:p>984449564</text:p>
          </table:table-cell>
        </table:table-row>
        <table:table-row table:style-name="ro1">
          <table:table-cell table:number-columns-repeated="6"/>
          <table:table-cell office:value-type="float" office:value="2756718" calcext:value-type="float">
            <text:p>2756718</text:p>
          </table:table-cell>
          <table:table-cell office:value-type="float" office:value="1354264" calcext:value-type="float">
            <text:p>1354264</text:p>
          </table:table-cell>
          <table:table-cell office:value-type="float" office:value="8750492" calcext:value-type="float">
            <text:p>8750492</text:p>
          </table:table-cell>
          <table:table-cell office:value-type="float" office:value="229301" calcext:value-type="float">
            <text:p>229301</text:p>
          </table:table-cell>
          <table:table-cell office:value-type="float" office:value="888492" calcext:value-type="float">
            <text:p>888492</text:p>
          </table:table-cell>
          <table:table-cell office:value-type="float" office:value="436835" calcext:value-type="float">
            <text:p>436835</text:p>
          </table:table-cell>
          <table:table-cell office:value-type="float" office:value="921514" calcext:value-type="float">
            <text:p>921514</text:p>
          </table:table-cell>
          <table:table-cell office:value-type="float" office:value="2512464" calcext:value-type="float">
            <text:p>2512464</text:p>
          </table:table-cell>
          <table:table-cell office:value-type="float" office:value="224854" calcext:value-type="float">
            <text:p>224854</text:p>
          </table:table-cell>
          <table:table-cell office:value-type="float" office:value="403798" calcext:value-type="float">
            <text:p>403798</text:p>
          </table:table-cell>
          <table:table-cell office:value-type="float" office:value="917990" calcext:value-type="float">
            <text:p>917990</text:p>
          </table:table-cell>
          <table:table-cell office:value-type="float" office:value="2387945" calcext:value-type="float">
            <text:p>2387945</text:p>
          </table:table-cell>
          <table:table-cell office:value-type="float" office:value="24167801" calcext:value-type="float">
            <text:p>24167801</text:p>
          </table:table-cell>
          <table:table-cell office:value-type="float" office:value="2046" calcext:value-type="float">
            <text:p>2046</text:p>
          </table:table-cell>
          <table:table-cell office:value-type="float" office:value="10344654" calcext:value-type="float">
            <text:p>10344654</text:p>
          </table:table-cell>
          <table:table-cell office:value-type="float" office:value="127856104" calcext:value-type="float">
            <text:p>127856104</text:p>
          </table:table-cell>
          <table:table-cell office:value-type="float" office:value="4113" calcext:value-type="float">
            <text:p>4113</text:p>
          </table:table-cell>
          <table:table-cell office:value-type="float" office:value="38658990" calcext:value-type="float">
            <text:p>38658990</text:p>
          </table:table-cell>
          <table:table-cell office:value-type="float" office:value="623132198" calcext:value-type="float">
            <text:p>623132198</text:p>
          </table:table-cell>
          <table:table-cell office:value-type="float" office:value="8736" calcext:value-type="float">
            <text:p>8736</text:p>
          </table:table-cell>
          <table:table-cell office:value-type="float" office:value="157346024" calcext:value-type="float">
            <text:p>157346024</text:p>
          </table:table-cell>
          <table:table-cell office:value-type="float" office:value="4266329685" calcext:value-type="float">
            <text:p>4266329685</text:p>
          </table:table-cell>
          <table:table-cell office:value-type="float" office:value="22612" calcext:value-type="float">
            <text:p>22612</text:p>
          </table:table-cell>
          <table:table-cell office:value-type="float" office:value="973004484" calcext:value-type="float">
            <text:p>973004484</text:p>
          </table:table-cell>
        </table:table-row>
        <table:table-row table:style-name="ro1">
          <table:table-cell table:number-columns-repeated="6"/>
          <table:table-cell office:value-type="float" office:value="2927029" calcext:value-type="float">
            <text:p>2927029</text:p>
          </table:table-cell>
          <table:table-cell office:value-type="float" office:value="1801824" calcext:value-type="float">
            <text:p>1801824</text:p>
          </table:table-cell>
          <table:table-cell office:value-type="float" office:value="9038459" calcext:value-type="float">
            <text:p>9038459</text:p>
          </table:table-cell>
          <table:table-cell office:value-type="float" office:value="236323" calcext:value-type="float">
            <text:p>236323</text:p>
          </table:table-cell>
          <table:table-cell office:value-type="float" office:value="611104" calcext:value-type="float">
            <text:p>611104</text:p>
          </table:table-cell>
          <table:table-cell office:value-type="float" office:value="2488575" calcext:value-type="float">
            <text:p>2488575</text:p>
          </table:table-cell>
          <table:table-cell office:value-type="float" office:value="1830695" calcext:value-type="float">
            <text:p>1830695</text:p>
          </table:table-cell>
          <table:table-cell office:value-type="float" office:value="4671968" calcext:value-type="float">
            <text:p>4671968</text:p>
          </table:table-cell>
          <table:table-cell office:value-type="float" office:value="208699" calcext:value-type="float">
            <text:p>208699</text:p>
          </table:table-cell>
          <table:table-cell office:value-type="float" office:value="758729" calcext:value-type="float">
            <text:p>758729</text:p>
          </table:table-cell>
          <table:table-cell office:value-type="float" office:value="938988" calcext:value-type="float">
            <text:p>938988</text:p>
          </table:table-cell>
          <table:table-cell office:value-type="float" office:value="2378565" calcext:value-type="float">
            <text:p>2378565</text:p>
          </table:table-cell>
          <table:table-cell office:value-type="float" office:value="23968217" calcext:value-type="float">
            <text:p>23968217</text:p>
          </table:table-cell>
          <table:table-cell office:value-type="float" office:value="1995" calcext:value-type="float">
            <text:p>1995</text:p>
          </table:table-cell>
          <table:table-cell office:value-type="float" office:value="10836827" calcext:value-type="float">
            <text:p>10836827</text:p>
          </table:table-cell>
          <table:table-cell office:value-type="float" office:value="127881098" calcext:value-type="float">
            <text:p>127881098</text:p>
          </table:table-cell>
          <table:table-cell office:value-type="float" office:value="4701" calcext:value-type="float">
            <text:p>4701</text:p>
          </table:table-cell>
          <table:table-cell office:value-type="float" office:value="38720663" calcext:value-type="float">
            <text:p>38720663</text:p>
          </table:table-cell>
          <table:table-cell office:value-type="float" office:value="621300429" calcext:value-type="float">
            <text:p>621300429</text:p>
          </table:table-cell>
          <table:table-cell office:value-type="float" office:value="8636" calcext:value-type="float">
            <text:p>8636</text:p>
          </table:table-cell>
          <table:table-cell office:value-type="float" office:value="156722892" calcext:value-type="float">
            <text:p>156722892</text:p>
          </table:table-cell>
          <table:table-cell office:value-type="float" office:value="4192397969" calcext:value-type="float">
            <text:p>4192397969</text:p>
          </table:table-cell>
          <table:table-cell office:value-type="float" office:value="21839" calcext:value-type="float">
            <text:p>21839</text:p>
          </table:table-cell>
          <table:table-cell office:value-type="float" office:value="979609836" calcext:value-type="float">
            <text:p>979609836</text:p>
          </table:table-cell>
        </table:table-row>
        <table:table-row table:style-name="ro1">
          <table:table-cell table:number-columns-repeated="6"/>
          <table:table-cell office:value-type="float" office:value="2766260" calcext:value-type="float">
            <text:p>2766260</text:p>
          </table:table-cell>
          <table:table-cell office:value-type="float" office:value="1286948" calcext:value-type="float">
            <text:p>1286948</text:p>
          </table:table-cell>
          <table:table-cell office:value-type="float" office:value="8271663" calcext:value-type="float">
            <text:p>8271663</text:p>
          </table:table-cell>
          <table:table-cell office:value-type="float" office:value="233489" calcext:value-type="float">
            <text:p>233489</text:p>
          </table:table-cell>
          <table:table-cell office:value-type="float" office:value="621501" calcext:value-type="float">
            <text:p>621501</text:p>
          </table:table-cell>
          <table:table-cell office:value-type="float" office:value="949700" calcext:value-type="float">
            <text:p>949700</text:p>
          </table:table-cell>
          <table:table-cell office:value-type="float" office:value="1726707" calcext:value-type="float">
            <text:p>1726707</text:p>
          </table:table-cell>
          <table:table-cell office:value-type="float" office:value="4468057" calcext:value-type="float">
            <text:p>4468057</text:p>
          </table:table-cell>
          <table:table-cell office:value-type="float" office:value="212952" calcext:value-type="float">
            <text:p>212952</text:p>
          </table:table-cell>
          <table:table-cell office:value-type="float" office:value="702028" calcext:value-type="float">
            <text:p>702028</text:p>
          </table:table-cell>
          <table:table-cell office:value-type="float" office:value="914122" calcext:value-type="float">
            <text:p>914122</text:p>
          </table:table-cell>
          <table:table-cell office:value-type="float" office:value="2430770" calcext:value-type="float">
            <text:p>2430770</text:p>
          </table:table-cell>
          <table:table-cell office:value-type="float" office:value="24816438" calcext:value-type="float">
            <text:p>24816438</text:p>
          </table:table-cell>
          <table:table-cell office:value-type="float" office:value="2206" calcext:value-type="float">
            <text:p>2206</text:p>
          </table:table-cell>
          <table:table-cell office:value-type="float" office:value="9781473" calcext:value-type="float">
            <text:p>9781473</text:p>
          </table:table-cell>
          <table:table-cell office:value-type="float" office:value="127717847" calcext:value-type="float">
            <text:p>127717847</text:p>
          </table:table-cell>
          <table:table-cell office:value-type="float" office:value="5025" calcext:value-type="float">
            <text:p>5025</text:p>
          </table:table-cell>
          <table:table-cell office:value-type="float" office:value="38923196" calcext:value-type="float">
            <text:p>38923196</text:p>
          </table:table-cell>
          <table:table-cell office:value-type="float" office:value="625765794" calcext:value-type="float">
            <text:p>625765794</text:p>
          </table:table-cell>
          <table:table-cell office:value-type="float" office:value="8838" calcext:value-type="float">
            <text:p>8838</text:p>
          </table:table-cell>
          <table:table-cell office:value-type="float" office:value="161093107" calcext:value-type="float">
            <text:p>161093107</text:p>
          </table:table-cell>
          <table:table-cell office:value-type="float" office:value="4188439648" calcext:value-type="float">
            <text:p>4188439648</text:p>
          </table:table-cell>
          <table:table-cell office:value-type="float" office:value="22810" calcext:value-type="float">
            <text:p>22810</text:p>
          </table:table-cell>
          <table:table-cell office:value-type="float" office:value="973759927" calcext:value-type="float">
            <text:p>973759927</text:p>
          </table:table-cell>
        </table:table-row>
        <table:table-row table:style-name="ro1">
          <table:table-cell table:number-columns-repeated="6"/>
          <table:table-cell office:value-type="float" office:value="2744398" calcext:value-type="float">
            <text:p>2744398</text:p>
          </table:table-cell>
          <table:table-cell office:value-type="float" office:value="1466181" calcext:value-type="float">
            <text:p>1466181</text:p>
          </table:table-cell>
          <table:table-cell office:value-type="float" office:value="7409151" calcext:value-type="float">
            <text:p>7409151</text:p>
          </table:table-cell>
          <table:table-cell office:value-type="float" office:value="213047" calcext:value-type="float">
            <text:p>213047</text:p>
          </table:table-cell>
          <table:table-cell office:value-type="float" office:value="630396" calcext:value-type="float">
            <text:p>630396</text:p>
          </table:table-cell>
          <table:table-cell office:value-type="float" office:value="835772" calcext:value-type="float">
            <text:p>835772</text:p>
          </table:table-cell>
          <table:table-cell office:value-type="float" office:value="1815113" calcext:value-type="float">
            <text:p>1815113</text:p>
          </table:table-cell>
          <table:table-cell office:value-type="float" office:value="2386609" calcext:value-type="float">
            <text:p>2386609</text:p>
          </table:table-cell>
          <table:table-cell office:value-type="float" office:value="211854" calcext:value-type="float">
            <text:p>211854</text:p>
          </table:table-cell>
          <table:table-cell office:value-type="float" office:value="766385" calcext:value-type="float">
            <text:p>766385</text:p>
          </table:table-cell>
          <table:table-cell office:value-type="float" office:value="941873" calcext:value-type="float">
            <text:p>941873</text:p>
          </table:table-cell>
          <table:table-cell office:value-type="float" office:value="2411862" calcext:value-type="float">
            <text:p>2411862</text:p>
          </table:table-cell>
          <table:table-cell office:value-type="float" office:value="24230193" calcext:value-type="float">
            <text:p>24230193</text:p>
          </table:table-cell>
          <table:table-cell office:value-type="float" office:value="2068" calcext:value-type="float">
            <text:p>2068</text:p>
          </table:table-cell>
          <table:table-cell office:value-type="float" office:value="10271018" calcext:value-type="float">
            <text:p>10271018</text:p>
          </table:table-cell>
          <table:table-cell office:value-type="float" office:value="127847891" calcext:value-type="float">
            <text:p>127847891</text:p>
          </table:table-cell>
          <table:table-cell office:value-type="float" office:value="5873" calcext:value-type="float">
            <text:p>5873</text:p>
          </table:table-cell>
          <table:table-cell office:value-type="float" office:value="39222440" calcext:value-type="float">
            <text:p>39222440</text:p>
          </table:table-cell>
          <table:table-cell office:value-type="float" office:value="633661884" calcext:value-type="float">
            <text:p>633661884</text:p>
          </table:table-cell>
          <table:table-cell office:value-type="float" office:value="9712" calcext:value-type="float">
            <text:p>9712</text:p>
          </table:table-cell>
          <table:table-cell office:value-type="float" office:value="156888769" calcext:value-type="float">
            <text:p>156888769</text:p>
          </table:table-cell>
          <table:table-cell office:value-type="float" office:value="4188401732" calcext:value-type="float">
            <text:p>4188401732</text:p>
          </table:table-cell>
          <table:table-cell office:value-type="float" office:value="22862" calcext:value-type="float">
            <text:p>22862</text:p>
          </table:table-cell>
          <table:table-cell office:value-type="float" office:value="970602328" calcext:value-type="float">
            <text:p>970602328</text:p>
          </table:table-cell>
        </table:table-row>
        <table:table-row table:style-name="ro1">
          <table:table-cell table:number-columns-repeated="6"/>
          <table:table-cell office:value-type="float" office:value="2742773" calcext:value-type="float">
            <text:p>2742773</text:p>
          </table:table-cell>
          <table:table-cell office:value-type="float" office:value="1295760" calcext:value-type="float">
            <text:p>1295760</text:p>
          </table:table-cell>
          <table:table-cell office:value-type="float" office:value="9023325" calcext:value-type="float">
            <text:p>9023325</text:p>
          </table:table-cell>
          <table:table-cell office:value-type="float" office:value="212758" calcext:value-type="float">
            <text:p>212758</text:p>
          </table:table-cell>
          <table:table-cell office:value-type="float" office:value="910511" calcext:value-type="float">
            <text:p>910511</text:p>
          </table:table-cell>
          <table:table-cell office:value-type="float" office:value="870377" calcext:value-type="float">
            <text:p>870377</text:p>
          </table:table-cell>
          <table:table-cell office:value-type="float" office:value="926312" calcext:value-type="float">
            <text:p>926312</text:p>
          </table:table-cell>
          <table:table-cell office:value-type="float" office:value="2416547" calcext:value-type="float">
            <text:p>2416547</text:p>
          </table:table-cell>
          <table:table-cell office:value-type="float" office:value="208771" calcext:value-type="float">
            <text:p>208771</text:p>
          </table:table-cell>
          <table:table-cell office:value-type="float" office:value="740789" calcext:value-type="float">
            <text:p>740789</text:p>
          </table:table-cell>
          <table:table-cell office:value-type="float" office:value="933576" calcext:value-type="float">
            <text:p>933576</text:p>
          </table:table-cell>
          <table:table-cell office:value-type="float" office:value="2399044" calcext:value-type="float">
            <text:p>2399044</text:p>
          </table:table-cell>
          <table:table-cell office:value-type="float" office:value="24298021" calcext:value-type="float">
            <text:p>24298021</text:p>
          </table:table-cell>
          <table:table-cell office:value-type="float" office:value="3320" calcext:value-type="float">
            <text:p>3320</text:p>
          </table:table-cell>
          <table:table-cell office:value-type="float" office:value="10185383" calcext:value-type="float">
            <text:p>10185383</text:p>
          </table:table-cell>
          <table:table-cell office:value-type="float" office:value="127997813" calcext:value-type="float">
            <text:p>127997813</text:p>
          </table:table-cell>
          <table:table-cell office:value-type="float" office:value="6047" calcext:value-type="float">
            <text:p>6047</text:p>
          </table:table-cell>
          <table:table-cell office:value-type="float" office:value="39092138" calcext:value-type="float">
            <text:p>39092138</text:p>
          </table:table-cell>
          <table:table-cell office:value-type="float" office:value="619313122" calcext:value-type="float">
            <text:p>619313122</text:p>
          </table:table-cell>
          <table:table-cell office:value-type="float" office:value="9254" calcext:value-type="float">
            <text:p>9254</text:p>
          </table:table-cell>
          <table:table-cell office:value-type="float" office:value="157104810" calcext:value-type="float">
            <text:p>157104810</text:p>
          </table:table-cell>
          <table:table-cell office:value-type="float" office:value="4191361113" calcext:value-type="float">
            <text:p>4191361113</text:p>
          </table:table-cell>
          <table:table-cell office:value-type="float" office:value="23327" calcext:value-type="float">
            <text:p>23327</text:p>
          </table:table-cell>
          <table:table-cell office:value-type="float" office:value="973401303" calcext:value-type="float">
            <text:p>973401303</text:p>
          </table:table-cell>
        </table:table-row>
        <table:table-row table:style-name="ro1">
          <table:table-cell table:number-columns-repeated="6"/>
          <table:table-cell office:value-type="float" office:value="2758199" calcext:value-type="float">
            <text:p>2758199</text:p>
          </table:table-cell>
          <table:table-cell office:value-type="float" office:value="1287184" calcext:value-type="float">
            <text:p>1287184</text:p>
          </table:table-cell>
          <table:table-cell office:value-type="float" office:value="7498424" calcext:value-type="float">
            <text:p>7498424</text:p>
          </table:table-cell>
          <table:table-cell office:value-type="float" office:value="212207" calcext:value-type="float">
            <text:p>212207</text:p>
          </table:table-cell>
          <table:table-cell office:value-type="float" office:value="662213" calcext:value-type="float">
            <text:p>662213</text:p>
          </table:table-cell>
          <table:table-cell office:value-type="float" office:value="877636" calcext:value-type="float">
            <text:p>877636</text:p>
          </table:table-cell>
          <table:table-cell office:value-type="float" office:value="960851" calcext:value-type="float">
            <text:p>960851</text:p>
          </table:table-cell>
          <table:table-cell office:value-type="float" office:value="2403868" calcext:value-type="float">
            <text:p>2403868</text:p>
          </table:table-cell>
          <table:table-cell office:value-type="float" office:value="327865" calcext:value-type="float">
            <text:p>327865</text:p>
          </table:table-cell>
          <table:table-cell office:value-type="float" office:value="419869" calcext:value-type="float">
            <text:p>419869</text:p>
          </table:table-cell>
          <table:table-cell office:value-type="float" office:value="1747791" calcext:value-type="float">
            <text:p>1747791</text:p>
          </table:table-cell>
          <table:table-cell office:value-type="float" office:value="2409171" calcext:value-type="float">
            <text:p>2409171</text:p>
          </table:table-cell>
          <table:table-cell office:value-type="float" office:value="24517336" calcext:value-type="float">
            <text:p>24517336</text:p>
          </table:table-cell>
          <table:table-cell office:value-type="float" office:value="3054" calcext:value-type="float">
            <text:p>3054</text:p>
          </table:table-cell>
          <table:table-cell office:value-type="float" office:value="10601620" calcext:value-type="float">
            <text:p>10601620</text:p>
          </table:table-cell>
          <table:table-cell office:value-type="float" office:value="131216085" calcext:value-type="float">
            <text:p>131216085</text:p>
          </table:table-cell>
          <table:table-cell office:value-type="float" office:value="4531" calcext:value-type="float">
            <text:p>4531</text:p>
          </table:table-cell>
          <table:table-cell office:value-type="float" office:value="38663935" calcext:value-type="float">
            <text:p>38663935</text:p>
          </table:table-cell>
          <table:table-cell office:value-type="float" office:value="622116877" calcext:value-type="float">
            <text:p>622116877</text:p>
          </table:table-cell>
          <table:table-cell office:value-type="float" office:value="10013" calcext:value-type="float">
            <text:p>10013</text:p>
          </table:table-cell>
          <table:table-cell office:value-type="float" office:value="157618096" calcext:value-type="float">
            <text:p>157618096</text:p>
          </table:table-cell>
          <table:table-cell office:value-type="float" office:value="4192108553" calcext:value-type="float">
            <text:p>4192108553</text:p>
          </table:table-cell>
          <table:table-cell office:value-type="float" office:value="21354" calcext:value-type="float">
            <text:p>21354</text:p>
          </table:table-cell>
          <table:table-cell office:value-type="float" office:value="971203461" calcext:value-type="float">
            <text:p>971203461</text:p>
          </table:table-cell>
        </table:table-row>
        <table:table-row table:style-name="ro1">
          <table:table-cell table:number-columns-repeated="6"/>
          <table:table-cell office:value-type="float" office:value="2783409" calcext:value-type="float">
            <text:p>2783409</text:p>
          </table:table-cell>
          <table:table-cell office:value-type="float" office:value="1301045" calcext:value-type="float">
            <text:p>1301045</text:p>
          </table:table-cell>
          <table:table-cell office:value-type="float" office:value="7694228" calcext:value-type="float">
            <text:p>7694228</text:p>
          </table:table-cell>
          <table:table-cell office:value-type="float" office:value="384910" calcext:value-type="float">
            <text:p>384910</text:p>
          </table:table-cell>
          <table:table-cell office:value-type="float" office:value="815366" calcext:value-type="float">
            <text:p>815366</text:p>
          </table:table-cell>
          <table:table-cell office:value-type="float" office:value="462025" calcext:value-type="float">
            <text:p>462025</text:p>
          </table:table-cell>
          <table:table-cell office:value-type="float" office:value="1712674" calcext:value-type="float">
            <text:p>1712674</text:p>
          </table:table-cell>
          <table:table-cell office:value-type="float" office:value="2402377" calcext:value-type="float">
            <text:p>2402377</text:p>
          </table:table-cell>
          <table:table-cell office:value-type="float" office:value="207494" calcext:value-type="float">
            <text:p>207494</text:p>
          </table:table-cell>
          <table:table-cell office:value-type="float" office:value="690083" calcext:value-type="float">
            <text:p>690083</text:p>
          </table:table-cell>
          <table:table-cell office:value-type="float" office:value="1820712" calcext:value-type="float">
            <text:p>1820712</text:p>
          </table:table-cell>
          <table:table-cell office:value-type="float" office:value="2416608" calcext:value-type="float">
            <text:p>2416608</text:p>
          </table:table-cell>
          <table:table-cell office:value-type="float" office:value="24165306" calcext:value-type="float">
            <text:p>24165306</text:p>
          </table:table-cell>
          <table:table-cell office:value-type="float" office:value="2877" calcext:value-type="float">
            <text:p>2877</text:p>
          </table:table-cell>
          <table:table-cell office:value-type="float" office:value="12749338" calcext:value-type="float">
            <text:p>12749338</text:p>
          </table:table-cell>
          <table:table-cell office:value-type="float" office:value="129820813" calcext:value-type="float">
            <text:p>129820813</text:p>
          </table:table-cell>
          <table:table-cell office:value-type="float" office:value="4042" calcext:value-type="float">
            <text:p>4042</text:p>
          </table:table-cell>
          <table:table-cell office:value-type="float" office:value="39350536" calcext:value-type="float">
            <text:p>39350536</text:p>
          </table:table-cell>
          <table:table-cell office:value-type="float" office:value="623681910" calcext:value-type="float">
            <text:p>623681910</text:p>
          </table:table-cell>
          <table:table-cell office:value-type="float" office:value="10417" calcext:value-type="float">
            <text:p>10417</text:p>
          </table:table-cell>
          <table:table-cell office:value-type="float" office:value="158406960" calcext:value-type="float">
            <text:p>158406960</text:p>
          </table:table-cell>
          <table:table-cell office:value-type="float" office:value="4187367215" calcext:value-type="float">
            <text:p>4187367215</text:p>
          </table:table-cell>
          <table:table-cell office:value-type="float" office:value="24715" calcext:value-type="float">
            <text:p>24715</text:p>
          </table:table-cell>
          <table:table-cell office:value-type="float" office:value="973039022" calcext:value-type="float">
            <text:p>973039022</text:p>
          </table:table-cell>
        </table:table-row>
        <table:table-row table:style-name="ro1">
          <table:table-cell table:number-columns-repeated="6"/>
          <table:table-cell office:value-type="float" office:value="2743669" calcext:value-type="float">
            <text:p>2743669</text:p>
          </table:table-cell>
          <table:table-cell office:value-type="float" office:value="1281203" calcext:value-type="float">
            <text:p>1281203</text:p>
          </table:table-cell>
          <table:table-cell office:value-type="float" office:value="8343952" calcext:value-type="float">
            <text:p>8343952</text:p>
          </table:table-cell>
          <table:table-cell office:value-type="float" office:value="381766" calcext:value-type="float">
            <text:p>381766</text:p>
          </table:table-cell>
          <table:table-cell office:value-type="float" office:value="639636" calcext:value-type="float">
            <text:p>639636</text:p>
          </table:table-cell>
          <table:table-cell office:value-type="float" office:value="435462" calcext:value-type="float">
            <text:p>435462</text:p>
          </table:table-cell>
          <table:table-cell office:value-type="float" office:value="1037187" calcext:value-type="float">
            <text:p>1037187</text:p>
          </table:table-cell>
          <table:table-cell office:value-type="float" office:value="2397126" calcext:value-type="float">
            <text:p>2397126</text:p>
          </table:table-cell>
          <table:table-cell office:value-type="float" office:value="207321" calcext:value-type="float">
            <text:p>207321</text:p>
          </table:table-cell>
          <table:table-cell office:value-type="float" office:value="409063" calcext:value-type="float">
            <text:p>409063</text:p>
          </table:table-cell>
          <table:table-cell office:value-type="float" office:value="1839216" calcext:value-type="float">
            <text:p>1839216</text:p>
          </table:table-cell>
          <table:table-cell office:value-type="float" office:value="4708863" calcext:value-type="float">
            <text:p>4708863</text:p>
          </table:table-cell>
          <table:table-cell office:value-type="float" office:value="24509100" calcext:value-type="float">
            <text:p>24509100</text:p>
          </table:table-cell>
          <table:table-cell office:value-type="float" office:value="2077" calcext:value-type="float">
            <text:p>2077</text:p>
          </table:table-cell>
          <table:table-cell office:value-type="float" office:value="9997787" calcext:value-type="float">
            <text:p>9997787</text:p>
          </table:table-cell>
          <table:table-cell office:value-type="float" office:value="127244841" calcext:value-type="float">
            <text:p>127244841</text:p>
          </table:table-cell>
          <table:table-cell office:value-type="float" office:value="4617" calcext:value-type="float">
            <text:p>4617</text:p>
          </table:table-cell>
          <table:table-cell office:value-type="float" office:value="38754256" calcext:value-type="float">
            <text:p>38754256</text:p>
          </table:table-cell>
          <table:table-cell office:value-type="float" office:value="620238761" calcext:value-type="float">
            <text:p>620238761</text:p>
          </table:table-cell>
          <table:table-cell office:value-type="float" office:value="9716" calcext:value-type="float">
            <text:p>9716</text:p>
          </table:table-cell>
          <table:table-cell office:value-type="float" office:value="156920630" calcext:value-type="float">
            <text:p>156920630</text:p>
          </table:table-cell>
          <table:table-cell office:value-type="float" office:value="4187814861" calcext:value-type="float">
            <text:p>4187814861</text:p>
          </table:table-cell>
          <table:table-cell office:value-type="float" office:value="23811" calcext:value-type="float">
            <text:p>23811</text:p>
          </table:table-cell>
          <table:table-cell office:value-type="float" office:value="978464446" calcext:value-type="float">
            <text:p>978464446</text:p>
          </table:table-cell>
        </table:table-row>
        <table:table-row table:style-name="ro1">
          <table:table-cell table:number-columns-repeated="6"/>
          <table:table-cell office:value-type="float" office:value="3630183" calcext:value-type="float">
            <text:p>3630183</text:p>
          </table:table-cell>
          <table:table-cell office:value-type="float" office:value="1351722" calcext:value-type="float">
            <text:p>1351722</text:p>
          </table:table-cell>
          <table:table-cell office:value-type="float" office:value="7442680" calcext:value-type="float">
            <text:p>7442680</text:p>
          </table:table-cell>
          <table:table-cell office:value-type="float" office:value="383386" calcext:value-type="float">
            <text:p>383386</text:p>
          </table:table-cell>
          <table:table-cell office:value-type="float" office:value="621055" calcext:value-type="float">
            <text:p>621055</text:p>
          </table:table-cell>
          <table:table-cell office:value-type="float" office:value="459480" calcext:value-type="float">
            <text:p>459480</text:p>
          </table:table-cell>
          <table:table-cell office:value-type="float" office:value="957799" calcext:value-type="float">
            <text:p>957799</text:p>
          </table:table-cell>
          <table:table-cell office:value-type="float" office:value="2451930" calcext:value-type="float">
            <text:p>2451930</text:p>
          </table:table-cell>
          <table:table-cell office:value-type="float" office:value="664839" calcext:value-type="float">
            <text:p>664839</text:p>
          </table:table-cell>
          <table:table-cell office:value-type="float" office:value="418129" calcext:value-type="float">
            <text:p>418129</text:p>
          </table:table-cell>
          <table:table-cell office:value-type="float" office:value="1011600" calcext:value-type="float">
            <text:p>1011600</text:p>
          </table:table-cell>
          <table:table-cell office:value-type="float" office:value="2393344" calcext:value-type="float">
            <text:p>2393344</text:p>
          </table:table-cell>
          <table:table-cell office:value-type="float" office:value="24215508" calcext:value-type="float">
            <text:p>24215508</text:p>
          </table:table-cell>
          <table:table-cell office:value-type="float" office:value="2327" calcext:value-type="float">
            <text:p>2327</text:p>
          </table:table-cell>
          <table:table-cell office:value-type="float" office:value="9933748" calcext:value-type="float">
            <text:p>9933748</text:p>
          </table:table-cell>
          <table:table-cell office:value-type="float" office:value="127940067" calcext:value-type="float">
            <text:p>127940067</text:p>
          </table:table-cell>
          <table:table-cell office:value-type="float" office:value="4295" calcext:value-type="float">
            <text:p>4295</text:p>
          </table:table-cell>
          <table:table-cell office:value-type="float" office:value="39490497" calcext:value-type="float">
            <text:p>39490497</text:p>
          </table:table-cell>
          <table:table-cell office:value-type="float" office:value="629543657" calcext:value-type="float">
            <text:p>629543657</text:p>
          </table:table-cell>
          <table:table-cell office:value-type="float" office:value="12814" calcext:value-type="float">
            <text:p>12814</text:p>
          </table:table-cell>
          <table:table-cell office:value-type="float" office:value="163138253" calcext:value-type="float">
            <text:p>163138253</text:p>
          </table:table-cell>
          <table:table-cell office:value-type="float" office:value="4185073737" calcext:value-type="float">
            <text:p>4185073737</text:p>
          </table:table-cell>
          <table:table-cell office:value-type="float" office:value="26536" calcext:value-type="float">
            <text:p>26536</text:p>
          </table:table-cell>
          <table:table-cell office:value-type="float" office:value="981988519" calcext:value-type="float">
            <text:p>981988519</text:p>
          </table:table-cell>
        </table:table-row>
        <table:table-row table:style-name="ro1">
          <table:table-cell table:number-columns-repeated="6"/>
          <table:table-cell office:value-type="float" office:value="2752059" calcext:value-type="float">
            <text:p>2752059</text:p>
          </table:table-cell>
          <table:table-cell office:value-type="float" office:value="1314793" calcext:value-type="float">
            <text:p>1314793</text:p>
          </table:table-cell>
          <table:table-cell office:value-type="float" office:value="7540851" calcext:value-type="float">
            <text:p>7540851</text:p>
          </table:table-cell>
          <table:table-cell office:value-type="float" office:value="224714" calcext:value-type="float">
            <text:p>224714</text:p>
          </table:table-cell>
          <table:table-cell office:value-type="float" office:value="621283" calcext:value-type="float">
            <text:p>621283</text:p>
          </table:table-cell>
          <table:table-cell office:value-type="float" office:value="450976" calcext:value-type="float">
            <text:p>450976</text:p>
          </table:table-cell>
          <table:table-cell office:value-type="float" office:value="959966" calcext:value-type="float">
            <text:p>959966</text:p>
          </table:table-cell>
          <table:table-cell office:value-type="float" office:value="2507656" calcext:value-type="float">
            <text:p>2507656</text:p>
          </table:table-cell>
          <table:table-cell office:value-type="float" office:value="444781" calcext:value-type="float">
            <text:p>444781</text:p>
          </table:table-cell>
          <table:table-cell office:value-type="float" office:value="445827" calcext:value-type="float">
            <text:p>445827</text:p>
          </table:table-cell>
          <table:table-cell office:value-type="float" office:value="914931" calcext:value-type="float">
            <text:p>914931</text:p>
          </table:table-cell>
          <table:table-cell office:value-type="float" office:value="2408513" calcext:value-type="float">
            <text:p>2408513</text:p>
          </table:table-cell>
          <table:table-cell office:value-type="float" office:value="27443163" calcext:value-type="float">
            <text:p>27443163</text:p>
          </table:table-cell>
          <table:table-cell office:value-type="float" office:value="2465" calcext:value-type="float">
            <text:p>2465</text:p>
          </table:table-cell>
          <table:table-cell office:value-type="float" office:value="9811828" calcext:value-type="float">
            <text:p>9811828</text:p>
          </table:table-cell>
          <table:table-cell office:value-type="float" office:value="127630525" calcext:value-type="float">
            <text:p>127630525</text:p>
          </table:table-cell>
          <table:table-cell office:value-type="float" office:value="4592" calcext:value-type="float">
            <text:p>4592</text:p>
          </table:table-cell>
          <table:table-cell office:value-type="float" office:value="39001348" calcext:value-type="float">
            <text:p>39001348</text:p>
          </table:table-cell>
          <table:table-cell office:value-type="float" office:value="621748238" calcext:value-type="float">
            <text:p>621748238</text:p>
          </table:table-cell>
          <table:table-cell office:value-type="float" office:value="10997" calcext:value-type="float">
            <text:p>10997</text:p>
          </table:table-cell>
          <table:table-cell office:value-type="float" office:value="156763652" calcext:value-type="float">
            <text:p>156763652</text:p>
          </table:table-cell>
          <table:table-cell office:value-type="float" office:value="4200899008" calcext:value-type="float">
            <text:p>4200899008</text:p>
          </table:table-cell>
          <table:table-cell office:value-type="float" office:value="23334" calcext:value-type="float">
            <text:p>23334</text:p>
          </table:table-cell>
          <table:table-cell office:value-type="float" office:value="971659820" calcext:value-type="float">
            <text:p>971659820</text:p>
          </table:table-cell>
        </table:table-row>
        <table:table-row table:style-name="ro1">
          <table:table-cell table:number-columns-repeated="6"/>
          <table:table-cell office:value-type="float" office:value="3472418" calcext:value-type="float">
            <text:p>3472418</text:p>
          </table:table-cell>
          <table:table-cell office:value-type="float" office:value="1509040" calcext:value-type="float">
            <text:p>1509040</text:p>
          </table:table-cell>
          <table:table-cell office:value-type="float" office:value="7357035" calcext:value-type="float">
            <text:p>7357035</text:p>
          </table:table-cell>
          <table:table-cell office:value-type="float" office:value="416937" calcext:value-type="float">
            <text:p>416937</text:p>
          </table:table-cell>
          <table:table-cell office:value-type="float" office:value="885402" calcext:value-type="float">
            <text:p>885402</text:p>
          </table:table-cell>
          <table:table-cell office:value-type="float" office:value="476319" calcext:value-type="float">
            <text:p>476319</text:p>
          </table:table-cell>
          <table:table-cell office:value-type="float" office:value="1679928" calcext:value-type="float">
            <text:p>1679928</text:p>
          </table:table-cell>
          <table:table-cell office:value-type="float" office:value="2375921" calcext:value-type="float">
            <text:p>2375921</text:p>
          </table:table-cell>
          <table:table-cell office:value-type="float" office:value="421335" calcext:value-type="float">
            <text:p>421335</text:p>
          </table:table-cell>
          <table:table-cell office:value-type="float" office:value="738373" calcext:value-type="float">
            <text:p>738373</text:p>
          </table:table-cell>
          <table:table-cell office:value-type="float" office:value="2764166" calcext:value-type="float">
            <text:p>2764166</text:p>
          </table:table-cell>
          <table:table-cell office:value-type="float" office:value="2388907" calcext:value-type="float">
            <text:p>2388907</text:p>
          </table:table-cell>
          <table:table-cell office:value-type="float" office:value="24410167" calcext:value-type="float">
            <text:p>24410167</text:p>
          </table:table-cell>
          <table:table-cell office:value-type="float" office:value="2931" calcext:value-type="float">
            <text:p>2931</text:p>
          </table:table-cell>
          <table:table-cell office:value-type="float" office:value="10339133" calcext:value-type="float">
            <text:p>10339133</text:p>
          </table:table-cell>
          <table:table-cell office:value-type="float" office:value="127883017" calcext:value-type="float">
            <text:p>127883017</text:p>
          </table:table-cell>
          <table:table-cell office:value-type="float" office:value="4489" calcext:value-type="float">
            <text:p>4489</text:p>
          </table:table-cell>
          <table:table-cell office:value-type="float" office:value="38715419" calcext:value-type="float">
            <text:p>38715419</text:p>
          </table:table-cell>
          <table:table-cell office:value-type="float" office:value="620549266" calcext:value-type="float">
            <text:p>620549266</text:p>
          </table:table-cell>
          <table:table-cell office:value-type="float" office:value="11792" calcext:value-type="float">
            <text:p>11792</text:p>
          </table:table-cell>
          <table:table-cell office:value-type="float" office:value="158810427" calcext:value-type="float">
            <text:p>158810427</text:p>
          </table:table-cell>
          <table:table-cell office:value-type="float" office:value="4207067852" calcext:value-type="float">
            <text:p>4207067852</text:p>
          </table:table-cell>
          <table:table-cell office:value-type="float" office:value="22094" calcext:value-type="float">
            <text:p>22094</text:p>
          </table:table-cell>
          <table:table-cell office:value-type="float" office:value="972417427" calcext:value-type="float">
            <text:p>972417427</text:p>
          </table:table-cell>
        </table:table-row>
        <table:table-row table:style-name="ro1">
          <table:table-cell table:number-columns-repeated="6"/>
          <table:table-cell office:value-type="float" office:value="4867691" calcext:value-type="float">
            <text:p>4867691</text:p>
          </table:table-cell>
          <table:table-cell office:value-type="float" office:value="1292019" calcext:value-type="float">
            <text:p>1292019</text:p>
          </table:table-cell>
          <table:table-cell office:value-type="float" office:value="7358828" calcext:value-type="float">
            <text:p>7358828</text:p>
          </table:table-cell>
          <table:table-cell office:value-type="float" office:value="214976" calcext:value-type="float">
            <text:p>214976</text:p>
          </table:table-cell>
          <table:table-cell office:value-type="float" office:value="882116" calcext:value-type="float">
            <text:p>882116</text:p>
          </table:table-cell>
          <table:table-cell office:value-type="float" office:value="793735" calcext:value-type="float">
            <text:p>793735</text:p>
          </table:table-cell>
          <table:table-cell office:value-type="float" office:value="1662522" calcext:value-type="float">
            <text:p>1662522</text:p>
          </table:table-cell>
          <table:table-cell office:value-type="float" office:value="2443283" calcext:value-type="float">
            <text:p>2443283</text:p>
          </table:table-cell>
          <table:table-cell office:value-type="float" office:value="238932" calcext:value-type="float">
            <text:p>238932</text:p>
          </table:table-cell>
          <table:table-cell office:value-type="float" office:value="737285" calcext:value-type="float">
            <text:p>737285</text:p>
          </table:table-cell>
          <table:table-cell office:value-type="float" office:value="2551249" calcext:value-type="float">
            <text:p>2551249</text:p>
          </table:table-cell>
          <table:table-cell office:value-type="float" office:value="3940660" calcext:value-type="float">
            <text:p>3940660</text:p>
          </table:table-cell>
          <table:table-cell office:value-type="float" office:value="24323794" calcext:value-type="float">
            <text:p>24323794</text:p>
          </table:table-cell>
          <table:table-cell office:value-type="float" office:value="2361" calcext:value-type="float">
            <text:p>2361</text:p>
          </table:table-cell>
          <table:table-cell office:value-type="float" office:value="9921859" calcext:value-type="float">
            <text:p>9921859</text:p>
          </table:table-cell>
          <table:table-cell office:value-type="float" office:value="127544521" calcext:value-type="float">
            <text:p>127544521</text:p>
          </table:table-cell>
          <table:table-cell office:value-type="float" office:value="5851" calcext:value-type="float">
            <text:p>5851</text:p>
          </table:table-cell>
          <table:table-cell office:value-type="float" office:value="39894122" calcext:value-type="float">
            <text:p>39894122</text:p>
          </table:table-cell>
          <table:table-cell office:value-type="float" office:value="622892684" calcext:value-type="float">
            <text:p>622892684</text:p>
          </table:table-cell>
          <table:table-cell office:value-type="float" office:value="9352" calcext:value-type="float">
            <text:p>9352</text:p>
          </table:table-cell>
          <table:table-cell office:value-type="float" office:value="156615873" calcext:value-type="float">
            <text:p>156615873</text:p>
          </table:table-cell>
          <table:table-cell office:value-type="float" office:value="4197326915" calcext:value-type="float">
            <text:p>4197326915</text:p>
          </table:table-cell>
          <table:table-cell office:value-type="float" office:value="23787" calcext:value-type="float">
            <text:p>23787</text:p>
          </table:table-cell>
          <table:table-cell office:value-type="float" office:value="971320450" calcext:value-type="float">
            <text:p>971320450</text:p>
          </table:table-cell>
        </table:table-row>
        <table:table-row table:style-name="ro1">
          <table:table-cell table:number-columns-repeated="6"/>
          <table:table-cell office:value-type="float" office:value="4994998" calcext:value-type="float">
            <text:p>4994998</text:p>
          </table:table-cell>
          <table:table-cell office:value-type="float" office:value="1279070" calcext:value-type="float">
            <text:p>1279070</text:p>
          </table:table-cell>
          <table:table-cell office:value-type="float" office:value="7379427" calcext:value-type="float">
            <text:p>7379427</text:p>
          </table:table-cell>
          <table:table-cell office:value-type="float" office:value="240945" calcext:value-type="float">
            <text:p>240945</text:p>
          </table:table-cell>
          <table:table-cell office:value-type="float" office:value="882088" calcext:value-type="float">
            <text:p>882088</text:p>
          </table:table-cell>
          <table:table-cell office:value-type="float" office:value="453287" calcext:value-type="float">
            <text:p>453287</text:p>
          </table:table-cell>
          <table:table-cell office:value-type="float" office:value="1667779" calcext:value-type="float">
            <text:p>1667779</text:p>
          </table:table-cell>
          <table:table-cell office:value-type="float" office:value="2388588" calcext:value-type="float">
            <text:p>2388588</text:p>
          </table:table-cell>
          <table:table-cell office:value-type="float" office:value="325496" calcext:value-type="float">
            <text:p>325496</text:p>
          </table:table-cell>
          <table:table-cell office:value-type="float" office:value="772229" calcext:value-type="float">
            <text:p>772229</text:p>
          </table:table-cell>
          <table:table-cell office:value-type="float" office:value="1902229" calcext:value-type="float">
            <text:p>1902229</text:p>
          </table:table-cell>
          <table:table-cell office:value-type="float" office:value="2409173" calcext:value-type="float">
            <text:p>2409173</text:p>
          </table:table-cell>
          <table:table-cell office:value-type="float" office:value="26844442" calcext:value-type="float">
            <text:p>26844442</text:p>
          </table:table-cell>
          <table:table-cell office:value-type="float" office:value="3227" calcext:value-type="float">
            <text:p>3227</text:p>
          </table:table-cell>
          <table:table-cell office:value-type="float" office:value="12502174" calcext:value-type="float">
            <text:p>12502174</text:p>
          </table:table-cell>
          <table:table-cell office:value-type="float" office:value="128904091" calcext:value-type="float">
            <text:p>128904091</text:p>
          </table:table-cell>
          <table:table-cell office:value-type="float" office:value="5688" calcext:value-type="float">
            <text:p>5688</text:p>
          </table:table-cell>
          <table:table-cell office:value-type="float" office:value="40434033" calcext:value-type="float">
            <text:p>40434033</text:p>
          </table:table-cell>
          <table:table-cell office:value-type="float" office:value="624182625" calcext:value-type="float">
            <text:p>624182625</text:p>
          </table:table-cell>
          <table:table-cell office:value-type="float" office:value="9277" calcext:value-type="float">
            <text:p>9277</text:p>
          </table:table-cell>
          <table:table-cell office:value-type="float" office:value="156673477" calcext:value-type="float">
            <text:p>156673477</text:p>
          </table:table-cell>
          <table:table-cell office:value-type="float" office:value="4199706011" calcext:value-type="float">
            <text:p>4199706011</text:p>
          </table:table-cell>
          <table:table-cell office:value-type="float" office:value="23178" calcext:value-type="float">
            <text:p>23178</text:p>
          </table:table-cell>
          <table:table-cell office:value-type="float" office:value="979863469" calcext:value-type="float">
            <text:p>979863469</text:p>
          </table:table-cell>
        </table:table-row>
        <table:table-row table:style-name="ro1">
          <table:table-cell table:number-columns-repeated="6"/>
          <table:table-cell office:value-type="float" office:value="5002808" calcext:value-type="float">
            <text:p>5002808</text:p>
          </table:table-cell>
          <table:table-cell office:value-type="float" office:value="1288751" calcext:value-type="float">
            <text:p>1288751</text:p>
          </table:table-cell>
          <table:table-cell office:value-type="float" office:value="7911740" calcext:value-type="float">
            <text:p>7911740</text:p>
          </table:table-cell>
          <table:table-cell office:value-type="float" office:value="222442" calcext:value-type="float">
            <text:p>222442</text:p>
          </table:table-cell>
          <table:table-cell office:value-type="float" office:value="610071" calcext:value-type="float">
            <text:p>610071</text:p>
          </table:table-cell>
          <table:table-cell office:value-type="float" office:value="433514" calcext:value-type="float">
            <text:p>433514</text:p>
          </table:table-cell>
          <table:table-cell office:value-type="float" office:value="1649373" calcext:value-type="float">
            <text:p>1649373</text:p>
          </table:table-cell>
          <table:table-cell office:value-type="float" office:value="2389187" calcext:value-type="float">
            <text:p>2389187</text:p>
          </table:table-cell>
          <table:table-cell office:value-type="float" office:value="210837" calcext:value-type="float">
            <text:p>210837</text:p>
          </table:table-cell>
          <table:table-cell office:value-type="float" office:value="768624" calcext:value-type="float">
            <text:p>768624</text:p>
          </table:table-cell>
          <table:table-cell office:value-type="float" office:value="957314" calcext:value-type="float">
            <text:p>957314</text:p>
          </table:table-cell>
          <table:table-cell office:value-type="float" office:value="2399524" calcext:value-type="float">
            <text:p>2399524</text:p>
          </table:table-cell>
          <table:table-cell office:value-type="float" office:value="24448181" calcext:value-type="float">
            <text:p>24448181</text:p>
          </table:table-cell>
          <table:table-cell office:value-type="float" office:value="2508" calcext:value-type="float">
            <text:p>2508</text:p>
          </table:table-cell>
          <table:table-cell office:value-type="float" office:value="14743453" calcext:value-type="float">
            <text:p>14743453</text:p>
          </table:table-cell>
          <table:table-cell office:value-type="float" office:value="131593932" calcext:value-type="float">
            <text:p>131593932</text:p>
          </table:table-cell>
          <table:table-cell office:value-type="float" office:value="5714" calcext:value-type="float">
            <text:p>5714</text:p>
          </table:table-cell>
          <table:table-cell office:value-type="float" office:value="45736931" calcext:value-type="float">
            <text:p>45736931</text:p>
          </table:table-cell>
          <table:table-cell office:value-type="float" office:value="623216313" calcext:value-type="float">
            <text:p>623216313</text:p>
          </table:table-cell>
          <table:table-cell office:value-type="float" office:value="11760" calcext:value-type="float">
            <text:p>11760</text:p>
          </table:table-cell>
          <table:table-cell office:value-type="float" office:value="156844492" calcext:value-type="float">
            <text:p>156844492</text:p>
          </table:table-cell>
          <table:table-cell office:value-type="float" office:value="4202196625" calcext:value-type="float">
            <text:p>4202196625</text:p>
          </table:table-cell>
          <table:table-cell office:value-type="float" office:value="25826" calcext:value-type="float">
            <text:p>25826</text:p>
          </table:table-cell>
          <table:table-cell office:value-type="float" office:value="971927596" calcext:value-type="float">
            <text:p>971927596</text:p>
          </table:table-cell>
        </table:table-row>
        <table:table-row table:style-name="ro1">
          <table:table-cell table:number-columns-repeated="6"/>
          <table:table-cell office:value-type="float" office:value="2753446" calcext:value-type="float">
            <text:p>2753446</text:p>
          </table:table-cell>
          <table:table-cell office:value-type="float" office:value="1292711" calcext:value-type="float">
            <text:p>1292711</text:p>
          </table:table-cell>
          <table:table-cell office:value-type="float" office:value="7565900" calcext:value-type="float">
            <text:p>7565900</text:p>
          </table:table-cell>
          <table:table-cell office:value-type="float" office:value="212368" calcext:value-type="float">
            <text:p>212368</text:p>
          </table:table-cell>
          <table:table-cell office:value-type="float" office:value="630539" calcext:value-type="float">
            <text:p>630539</text:p>
          </table:table-cell>
          <table:table-cell office:value-type="float" office:value="446873" calcext:value-type="float">
            <text:p>446873</text:p>
          </table:table-cell>
          <table:table-cell office:value-type="float" office:value="1283301" calcext:value-type="float">
            <text:p>1283301</text:p>
          </table:table-cell>
          <table:table-cell office:value-type="float" office:value="4448385" calcext:value-type="float">
            <text:p>4448385</text:p>
          </table:table-cell>
          <table:table-cell office:value-type="float" office:value="252908" calcext:value-type="float">
            <text:p>252908</text:p>
          </table:table-cell>
          <table:table-cell office:value-type="float" office:value="768030" calcext:value-type="float">
            <text:p>768030</text:p>
          </table:table-cell>
          <table:table-cell office:value-type="float" office:value="921710" calcext:value-type="float">
            <text:p>921710</text:p>
          </table:table-cell>
          <table:table-cell office:value-type="float" office:value="2407813" calcext:value-type="float">
            <text:p>2407813</text:p>
          </table:table-cell>
          <table:table-cell office:value-type="float" office:value="24305643" calcext:value-type="float">
            <text:p>24305643</text:p>
          </table:table-cell>
          <table:table-cell office:value-type="float" office:value="2546" calcext:value-type="float">
            <text:p>2546</text:p>
          </table:table-cell>
          <table:table-cell office:value-type="float" office:value="12526665" calcext:value-type="float">
            <text:p>12526665</text:p>
          </table:table-cell>
          <table:table-cell office:value-type="float" office:value="132686424" calcext:value-type="float">
            <text:p>132686424</text:p>
          </table:table-cell>
          <table:table-cell office:value-type="float" office:value="5748" calcext:value-type="float">
            <text:p>5748</text:p>
          </table:table-cell>
          <table:table-cell office:value-type="float" office:value="39044122" calcext:value-type="float">
            <text:p>39044122</text:p>
          </table:table-cell>
          <table:table-cell office:value-type="float" office:value="625132712" calcext:value-type="float">
            <text:p>625132712</text:p>
          </table:table-cell>
          <table:table-cell office:value-type="float" office:value="11895" calcext:value-type="float">
            <text:p>11895</text:p>
          </table:table-cell>
          <table:table-cell office:value-type="float" office:value="160647261" calcext:value-type="float">
            <text:p>160647261</text:p>
          </table:table-cell>
          <table:table-cell office:value-type="float" office:value="4193252373" calcext:value-type="float">
            <text:p>4193252373</text:p>
          </table:table-cell>
          <table:table-cell office:value-type="float" office:value="29919" calcext:value-type="float">
            <text:p>29919</text:p>
          </table:table-cell>
          <table:table-cell office:value-type="float" office:value="974021218" calcext:value-type="float">
            <text:p>974021218</text:p>
          </table:table-cell>
        </table:table-row>
        <table:table-row table:style-name="ro1">
          <table:table-cell table:number-columns-repeated="6"/>
          <table:table-cell office:value-type="float" office:value="2751469" calcext:value-type="float">
            <text:p>2751469</text:p>
          </table:table-cell>
          <table:table-cell office:value-type="float" office:value="1292710" calcext:value-type="float">
            <text:p>1292710</text:p>
          </table:table-cell>
          <table:table-cell office:value-type="float" office:value="7431956" calcext:value-type="float">
            <text:p>7431956</text:p>
          </table:table-cell>
          <table:table-cell office:value-type="float" office:value="215397" calcext:value-type="float">
            <text:p>215397</text:p>
          </table:table-cell>
          <table:table-cell office:value-type="float" office:value="604380" calcext:value-type="float">
            <text:p>604380</text:p>
          </table:table-cell>
          <table:table-cell office:value-type="float" office:value="453143" calcext:value-type="float">
            <text:p>453143</text:p>
          </table:table-cell>
          <table:table-cell office:value-type="float" office:value="921897" calcext:value-type="float">
            <text:p>921897</text:p>
          </table:table-cell>
          <table:table-cell office:value-type="float" office:value="6266974" calcext:value-type="float">
            <text:p>6266974</text:p>
          </table:table-cell>
          <table:table-cell office:value-type="float" office:value="207711" calcext:value-type="float">
            <text:p>207711</text:p>
          </table:table-cell>
          <table:table-cell office:value-type="float" office:value="734928" calcext:value-type="float">
            <text:p>734928</text:p>
          </table:table-cell>
          <table:table-cell office:value-type="float" office:value="989166" calcext:value-type="float">
            <text:p>989166</text:p>
          </table:table-cell>
          <table:table-cell office:value-type="float" office:value="2432675" calcext:value-type="float">
            <text:p>2432675</text:p>
          </table:table-cell>
          <table:table-cell office:value-type="float" office:value="24302499" calcext:value-type="float">
            <text:p>24302499</text:p>
          </table:table-cell>
          <table:table-cell office:value-type="float" office:value="2940" calcext:value-type="float">
            <text:p>2940</text:p>
          </table:table-cell>
          <table:table-cell office:value-type="float" office:value="11351895" calcext:value-type="float">
            <text:p>11351895</text:p>
          </table:table-cell>
          <table:table-cell office:value-type="float" office:value="127317181" calcext:value-type="float">
            <text:p>127317181</text:p>
          </table:table-cell>
          <table:table-cell office:value-type="float" office:value="5807" calcext:value-type="float">
            <text:p>5807</text:p>
          </table:table-cell>
          <table:table-cell office:value-type="float" office:value="38706449" calcext:value-type="float">
            <text:p>38706449</text:p>
          </table:table-cell>
          <table:table-cell office:value-type="float" office:value="620243658" calcext:value-type="float">
            <text:p>620243658</text:p>
          </table:table-cell>
          <table:table-cell office:value-type="float" office:value="10691" calcext:value-type="float">
            <text:p>10691</text:p>
          </table:table-cell>
          <table:table-cell office:value-type="float" office:value="156054240" calcext:value-type="float">
            <text:p>156054240</text:p>
          </table:table-cell>
          <table:table-cell office:value-type="float" office:value="4185124706" calcext:value-type="float">
            <text:p>4185124706</text:p>
          </table:table-cell>
          <table:table-cell office:value-type="float" office:value="35001" calcext:value-type="float">
            <text:p>35001</text:p>
          </table:table-cell>
          <table:table-cell office:value-type="float" office:value="971582455" calcext:value-type="float">
            <text:p>971582455</text:p>
          </table:table-cell>
        </table:table-row>
        <table:table-row table:style-name="ro1">
          <table:table-cell table:number-columns-repeated="6"/>
          <table:table-cell office:value-type="float" office:value="7093021" calcext:value-type="float">
            <text:p>7093021</text:p>
          </table:table-cell>
          <table:table-cell office:value-type="float" office:value="1285222" calcext:value-type="float">
            <text:p>1285222</text:p>
          </table:table-cell>
          <table:table-cell office:value-type="float" office:value="7610261" calcext:value-type="float">
            <text:p>7610261</text:p>
          </table:table-cell>
          <table:table-cell office:value-type="float" office:value="238275" calcext:value-type="float">
            <text:p>238275</text:p>
          </table:table-cell>
          <table:table-cell office:value-type="float" office:value="627150" calcext:value-type="float">
            <text:p>627150</text:p>
          </table:table-cell>
          <table:table-cell office:value-type="float" office:value="431603" calcext:value-type="float">
            <text:p>431603</text:p>
          </table:table-cell>
          <table:table-cell office:value-type="float" office:value="953190" calcext:value-type="float">
            <text:p>953190</text:p>
          </table:table-cell>
          <table:table-cell office:value-type="float" office:value="4604651" calcext:value-type="float">
            <text:p>4604651</text:p>
          </table:table-cell>
          <table:table-cell office:value-type="float" office:value="216476" calcext:value-type="float">
            <text:p>216476</text:p>
          </table:table-cell>
          <table:table-cell office:value-type="float" office:value="780585" calcext:value-type="float">
            <text:p>780585</text:p>
          </table:table-cell>
          <table:table-cell office:value-type="float" office:value="1478051" calcext:value-type="float">
            <text:p>1478051</text:p>
          </table:table-cell>
          <table:table-cell office:value-type="float" office:value="2424679" calcext:value-type="float">
            <text:p>2424679</text:p>
          </table:table-cell>
          <table:table-cell office:value-type="float" office:value="24245798" calcext:value-type="float">
            <text:p>24245798</text:p>
          </table:table-cell>
          <table:table-cell office:value-type="float" office:value="2449" calcext:value-type="float">
            <text:p>2449</text:p>
          </table:table-cell>
          <table:table-cell office:value-type="float" office:value="12036414" calcext:value-type="float">
            <text:p>12036414</text:p>
          </table:table-cell>
          <table:table-cell office:value-type="float" office:value="128430310" calcext:value-type="float">
            <text:p>128430310</text:p>
          </table:table-cell>
          <table:table-cell office:value-type="float" office:value="6510" calcext:value-type="float">
            <text:p>6510</text:p>
          </table:table-cell>
          <table:table-cell office:value-type="float" office:value="38650137" calcext:value-type="float">
            <text:p>38650137</text:p>
          </table:table-cell>
          <table:table-cell office:value-type="float" office:value="630104218" calcext:value-type="float">
            <text:p>630104218</text:p>
          </table:table-cell>
          <table:table-cell office:value-type="float" office:value="9643" calcext:value-type="float">
            <text:p>9643</text:p>
          </table:table-cell>
          <table:table-cell office:value-type="float" office:value="158349417" calcext:value-type="float">
            <text:p>158349417</text:p>
          </table:table-cell>
          <table:table-cell office:value-type="float" office:value="4187571453" calcext:value-type="float">
            <text:p>4187571453</text:p>
          </table:table-cell>
          <table:table-cell office:value-type="float" office:value="24045" calcext:value-type="float">
            <text:p>24045</text:p>
          </table:table-cell>
          <table:table-cell office:value-type="float" office:value="984683720" calcext:value-type="float">
            <text:p>984683720</text:p>
          </table:table-cell>
        </table:table-row>
        <table:table-row table:style-name="ro1">
          <table:table-cell table:number-columns-repeated="6"/>
          <table:table-cell office:value-type="float" office:value="3389693" calcext:value-type="float">
            <text:p>3389693</text:p>
          </table:table-cell>
          <table:table-cell office:value-type="float" office:value="1498158" calcext:value-type="float">
            <text:p>1498158</text:p>
          </table:table-cell>
          <table:table-cell office:value-type="float" office:value="7524389" calcext:value-type="float">
            <text:p>7524389</text:p>
          </table:table-cell>
          <table:table-cell office:value-type="float" office:value="213919" calcext:value-type="float">
            <text:p>213919</text:p>
          </table:table-cell>
          <table:table-cell office:value-type="float" office:value="618363" calcext:value-type="float">
            <text:p>618363</text:p>
          </table:table-cell>
          <table:table-cell office:value-type="float" office:value="446931" calcext:value-type="float">
            <text:p>446931</text:p>
          </table:table-cell>
          <table:table-cell office:value-type="float" office:value="925230" calcext:value-type="float">
            <text:p>925230</text:p>
          </table:table-cell>
          <table:table-cell office:value-type="float" office:value="4516696" calcext:value-type="float">
            <text:p>4516696</text:p>
          </table:table-cell>
          <table:table-cell office:value-type="float" office:value="209117" calcext:value-type="float">
            <text:p>209117</text:p>
          </table:table-cell>
          <table:table-cell office:value-type="float" office:value="406715" calcext:value-type="float">
            <text:p>406715</text:p>
          </table:table-cell>
          <table:table-cell office:value-type="float" office:value="970451" calcext:value-type="float">
            <text:p>970451</text:p>
          </table:table-cell>
          <table:table-cell office:value-type="float" office:value="2389130" calcext:value-type="float">
            <text:p>2389130</text:p>
          </table:table-cell>
          <table:table-cell office:value-type="float" office:value="25053645" calcext:value-type="float">
            <text:p>25053645</text:p>
          </table:table-cell>
          <table:table-cell office:value-type="float" office:value="2468" calcext:value-type="float">
            <text:p>2468</text:p>
          </table:table-cell>
          <table:table-cell office:value-type="float" office:value="10610643" calcext:value-type="float">
            <text:p>10610643</text:p>
          </table:table-cell>
          <table:table-cell office:value-type="float" office:value="127236544" calcext:value-type="float">
            <text:p>127236544</text:p>
          </table:table-cell>
          <table:table-cell office:value-type="float" office:value="5494" calcext:value-type="float">
            <text:p>5494</text:p>
          </table:table-cell>
          <table:table-cell office:value-type="float" office:value="38823957" calcext:value-type="float">
            <text:p>38823957</text:p>
          </table:table-cell>
          <table:table-cell office:value-type="float" office:value="623162288" calcext:value-type="float">
            <text:p>623162288</text:p>
          </table:table-cell>
          <table:table-cell office:value-type="float" office:value="9190" calcext:value-type="float">
            <text:p>9190</text:p>
          </table:table-cell>
          <table:table-cell office:value-type="float" office:value="155981254" calcext:value-type="float">
            <text:p>155981254</text:p>
          </table:table-cell>
          <table:table-cell office:value-type="float" office:value="4257189960" calcext:value-type="float">
            <text:p>4257189960</text:p>
          </table:table-cell>
          <table:table-cell office:value-type="float" office:value="23452" calcext:value-type="float">
            <text:p>23452</text:p>
          </table:table-cell>
          <table:table-cell office:value-type="float" office:value="973804622" calcext:value-type="float">
            <text:p>973804622</text:p>
          </table:table-cell>
        </table:table-row>
        <table:table-row table:style-name="ro1">
          <table:table-cell table:number-columns-repeated="6"/>
          <table:table-cell office:value-type="float" office:value="2857056" calcext:value-type="float">
            <text:p>2857056</text:p>
          </table:table-cell>
          <table:table-cell office:value-type="float" office:value="1819336" calcext:value-type="float">
            <text:p>1819336</text:p>
          </table:table-cell>
          <table:table-cell office:value-type="float" office:value="7483122" calcext:value-type="float">
            <text:p>7483122</text:p>
          </table:table-cell>
          <table:table-cell office:value-type="float" office:value="214952" calcext:value-type="float">
            <text:p>214952</text:p>
          </table:table-cell>
          <table:table-cell office:value-type="float" office:value="812514" calcext:value-type="float">
            <text:p>812514</text:p>
          </table:table-cell>
          <table:table-cell office:value-type="float" office:value="450149" calcext:value-type="float">
            <text:p>450149</text:p>
          </table:table-cell>
          <table:table-cell office:value-type="float" office:value="955961" calcext:value-type="float">
            <text:p>955961</text:p>
          </table:table-cell>
          <table:table-cell office:value-type="float" office:value="4566246" calcext:value-type="float">
            <text:p>4566246</text:p>
          </table:table-cell>
          <table:table-cell office:value-type="float" office:value="284058" calcext:value-type="float">
            <text:p>284058</text:p>
          </table:table-cell>
          <table:table-cell office:value-type="float" office:value="406044" calcext:value-type="float">
            <text:p>406044</text:p>
          </table:table-cell>
          <table:table-cell office:value-type="float" office:value="942961" calcext:value-type="float">
            <text:p>942961</text:p>
          </table:table-cell>
          <table:table-cell office:value-type="float" office:value="2404335" calcext:value-type="float">
            <text:p>2404335</text:p>
          </table:table-cell>
          <table:table-cell office:value-type="float" office:value="25034795" calcext:value-type="float">
            <text:p>25034795</text:p>
          </table:table-cell>
          <table:table-cell office:value-type="float" office:value="2250" calcext:value-type="float">
            <text:p>2250</text:p>
          </table:table-cell>
          <table:table-cell office:value-type="float" office:value="10000439" calcext:value-type="float">
            <text:p>10000439</text:p>
          </table:table-cell>
          <table:table-cell office:value-type="float" office:value="129151921" calcext:value-type="float">
            <text:p>129151921</text:p>
          </table:table-cell>
          <table:table-cell office:value-type="float" office:value="4901" calcext:value-type="float">
            <text:p>4901</text:p>
          </table:table-cell>
          <table:table-cell office:value-type="float" office:value="52161951" calcext:value-type="float">
            <text:p>52161951</text:p>
          </table:table-cell>
          <table:table-cell office:value-type="float" office:value="621752064" calcext:value-type="float">
            <text:p>621752064</text:p>
          </table:table-cell>
          <table:table-cell office:value-type="float" office:value="11051" calcext:value-type="float">
            <text:p>11051</text:p>
          </table:table-cell>
          <table:table-cell office:value-type="float" office:value="160024310" calcext:value-type="float">
            <text:p>160024310</text:p>
          </table:table-cell>
          <table:table-cell office:value-type="float" office:value="4198450553" calcext:value-type="float">
            <text:p>4198450553</text:p>
          </table:table-cell>
          <table:table-cell office:value-type="float" office:value="24865" calcext:value-type="float">
            <text:p>24865</text:p>
          </table:table-cell>
          <table:table-cell office:value-type="float" office:value="973200217" calcext:value-type="float">
            <text:p>973200217</text:p>
          </table:table-cell>
        </table:table-row>
        <table:table-row table:style-name="ro1">
          <table:table-cell table:number-columns-repeated="6"/>
          <table:table-cell office:value-type="float" office:value="4129565" calcext:value-type="float">
            <text:p>4129565</text:p>
          </table:table-cell>
          <table:table-cell office:value-type="float" office:value="1313647" calcext:value-type="float">
            <text:p>1313647</text:p>
          </table:table-cell>
          <table:table-cell office:value-type="float" office:value="7943488" calcext:value-type="float">
            <text:p>7943488</text:p>
          </table:table-cell>
          <table:table-cell office:value-type="float" office:value="214597" calcext:value-type="float">
            <text:p>214597</text:p>
          </table:table-cell>
          <table:table-cell office:value-type="float" office:value="625311" calcext:value-type="float">
            <text:p>625311</text:p>
          </table:table-cell>
          <table:table-cell office:value-type="float" office:value="868174" calcext:value-type="float">
            <text:p>868174</text:p>
          </table:table-cell>
          <table:table-cell office:value-type="float" office:value="933607" calcext:value-type="float">
            <text:p>933607</text:p>
          </table:table-cell>
          <table:table-cell office:value-type="float" office:value="2371429" calcext:value-type="float">
            <text:p>2371429</text:p>
          </table:table-cell>
          <table:table-cell office:value-type="float" office:value="413706" calcext:value-type="float">
            <text:p>413706</text:p>
          </table:table-cell>
          <table:table-cell office:value-type="float" office:value="745543" calcext:value-type="float">
            <text:p>745543</text:p>
          </table:table-cell>
          <table:table-cell office:value-type="float" office:value="936146" calcext:value-type="float">
            <text:p>936146</text:p>
          </table:table-cell>
          <table:table-cell office:value-type="float" office:value="2398245" calcext:value-type="float">
            <text:p>2398245</text:p>
          </table:table-cell>
          <table:table-cell office:value-type="float" office:value="24344678" calcext:value-type="float">
            <text:p>24344678</text:p>
          </table:table-cell>
          <table:table-cell office:value-type="float" office:value="2198" calcext:value-type="float">
            <text:p>2198</text:p>
          </table:table-cell>
          <table:table-cell office:value-type="float" office:value="10322936" calcext:value-type="float">
            <text:p>10322936</text:p>
          </table:table-cell>
          <table:table-cell office:value-type="float" office:value="127189578" calcext:value-type="float">
            <text:p>127189578</text:p>
          </table:table-cell>
          <table:table-cell office:value-type="float" office:value="4429" calcext:value-type="float">
            <text:p>4429</text:p>
          </table:table-cell>
          <table:table-cell office:value-type="float" office:value="38903343" calcext:value-type="float">
            <text:p>38903343</text:p>
          </table:table-cell>
          <table:table-cell office:value-type="float" office:value="624040018" calcext:value-type="float">
            <text:p>624040018</text:p>
          </table:table-cell>
          <table:table-cell office:value-type="float" office:value="11761" calcext:value-type="float">
            <text:p>11761</text:p>
          </table:table-cell>
          <table:table-cell office:value-type="float" office:value="157162394" calcext:value-type="float">
            <text:p>157162394</text:p>
          </table:table-cell>
          <table:table-cell office:value-type="float" office:value="4222754367" calcext:value-type="float">
            <text:p>4222754367</text:p>
          </table:table-cell>
          <table:table-cell office:value-type="float" office:value="24399" calcext:value-type="float">
            <text:p>24399</text:p>
          </table:table-cell>
          <table:table-cell office:value-type="float" office:value="983591086" calcext:value-type="float">
            <text:p>983591086</text:p>
          </table:table-cell>
        </table:table-row>
        <table:table-row table:style-name="ro1">
          <table:table-cell table:number-columns-repeated="6"/>
          <table:table-cell office:value-type="float" office:value="3056938" calcext:value-type="float">
            <text:p>3056938</text:p>
          </table:table-cell>
          <table:table-cell office:value-type="float" office:value="1282734" calcext:value-type="float">
            <text:p>1282734</text:p>
          </table:table-cell>
          <table:table-cell office:value-type="float" office:value="7555495" calcext:value-type="float">
            <text:p>7555495</text:p>
          </table:table-cell>
          <table:table-cell office:value-type="float" office:value="260337" calcext:value-type="float">
            <text:p>260337</text:p>
          </table:table-cell>
          <table:table-cell office:value-type="float" office:value="612757" calcext:value-type="float">
            <text:p>612757</text:p>
          </table:table-cell>
          <table:table-cell office:value-type="float" office:value="811977" calcext:value-type="float">
            <text:p>811977</text:p>
          </table:table-cell>
          <table:table-cell office:value-type="float" office:value="923552" calcext:value-type="float">
            <text:p>923552</text:p>
          </table:table-cell>
          <table:table-cell office:value-type="float" office:value="2468094" calcext:value-type="float">
            <text:p>2468094</text:p>
          </table:table-cell>
          <table:table-cell office:value-type="float" office:value="212895" calcext:value-type="float">
            <text:p>212895</text:p>
          </table:table-cell>
          <table:table-cell office:value-type="float" office:value="723094" calcext:value-type="float">
            <text:p>723094</text:p>
          </table:table-cell>
          <table:table-cell office:value-type="float" office:value="913944" calcext:value-type="float">
            <text:p>913944</text:p>
          </table:table-cell>
          <table:table-cell office:value-type="float" office:value="2402909" calcext:value-type="float">
            <text:p>2402909</text:p>
          </table:table-cell>
          <table:table-cell office:value-type="float" office:value="24315407" calcext:value-type="float">
            <text:p>24315407</text:p>
          </table:table-cell>
          <table:table-cell office:value-type="float" office:value="2354" calcext:value-type="float">
            <text:p>2354</text:p>
          </table:table-cell>
          <table:table-cell office:value-type="float" office:value="10045344" calcext:value-type="float">
            <text:p>10045344</text:p>
          </table:table-cell>
          <table:table-cell office:value-type="float" office:value="130203111" calcext:value-type="float">
            <text:p>130203111</text:p>
          </table:table-cell>
          <table:table-cell office:value-type="float" office:value="4843" calcext:value-type="float">
            <text:p>4843</text:p>
          </table:table-cell>
          <table:table-cell office:value-type="float" office:value="41417857" calcext:value-type="float">
            <text:p>41417857</text:p>
          </table:table-cell>
          <table:table-cell office:value-type="float" office:value="625408614" calcext:value-type="float">
            <text:p>625408614</text:p>
          </table:table-cell>
          <table:table-cell office:value-type="float" office:value="9844" calcext:value-type="float">
            <text:p>9844</text:p>
          </table:table-cell>
          <table:table-cell office:value-type="float" office:value="163322258" calcext:value-type="float">
            <text:p>163322258</text:p>
          </table:table-cell>
          <table:table-cell office:value-type="float" office:value="4211212886" calcext:value-type="float">
            <text:p>4211212886</text:p>
          </table:table-cell>
          <table:table-cell office:value-type="float" office:value="25720" calcext:value-type="float">
            <text:p>25720</text:p>
          </table:table-cell>
          <table:table-cell office:value-type="float" office:value="982021953" calcext:value-type="float">
            <text:p>982021953</text:p>
          </table:table-cell>
        </table:table-row>
        <table:table-row table:style-name="ro1">
          <table:table-cell table:number-columns-repeated="6"/>
          <table:table-cell office:value-type="float" office:value="2927238" calcext:value-type="float">
            <text:p>2927238</text:p>
          </table:table-cell>
          <table:table-cell office:value-type="float" office:value="1380831" calcext:value-type="float">
            <text:p>1380831</text:p>
          </table:table-cell>
          <table:table-cell office:value-type="float" office:value="7608648" calcext:value-type="float">
            <text:p>7608648</text:p>
          </table:table-cell>
          <table:table-cell office:value-type="float" office:value="213825" calcext:value-type="float">
            <text:p>213825</text:p>
          </table:table-cell>
          <table:table-cell office:value-type="float" office:value="635953" calcext:value-type="float">
            <text:p>635953</text:p>
          </table:table-cell>
          <table:table-cell office:value-type="float" office:value="903439" calcext:value-type="float">
            <text:p>903439</text:p>
          </table:table-cell>
          <table:table-cell office:value-type="float" office:value="924530" calcext:value-type="float">
            <text:p>924530</text:p>
          </table:table-cell>
          <table:table-cell office:value-type="float" office:value="2403496" calcext:value-type="float">
            <text:p>2403496</text:p>
          </table:table-cell>
          <table:table-cell office:value-type="float" office:value="210307" calcext:value-type="float">
            <text:p>210307</text:p>
          </table:table-cell>
          <table:table-cell office:value-type="float" office:value="734491" calcext:value-type="float">
            <text:p>734491</text:p>
          </table:table-cell>
          <table:table-cell office:value-type="float" office:value="913144" calcext:value-type="float">
            <text:p>913144</text:p>
          </table:table-cell>
          <table:table-cell office:value-type="float" office:value="2383600" calcext:value-type="float">
            <text:p>2383600</text:p>
          </table:table-cell>
          <table:table-cell office:value-type="float" office:value="24395924" calcext:value-type="float">
            <text:p>24395924</text:p>
          </table:table-cell>
          <table:table-cell office:value-type="float" office:value="2165" calcext:value-type="float">
            <text:p>2165</text:p>
          </table:table-cell>
          <table:table-cell office:value-type="float" office:value="10170171" calcext:value-type="float">
            <text:p>10170171</text:p>
          </table:table-cell>
          <table:table-cell office:value-type="float" office:value="128704030" calcext:value-type="float">
            <text:p>128704030</text:p>
          </table:table-cell>
          <table:table-cell office:value-type="float" office:value="4696" calcext:value-type="float">
            <text:p>4696</text:p>
          </table:table-cell>
          <table:table-cell office:value-type="float" office:value="38638439" calcext:value-type="float">
            <text:p>38638439</text:p>
          </table:table-cell>
          <table:table-cell office:value-type="float" office:value="620617076" calcext:value-type="float">
            <text:p>620617076</text:p>
          </table:table-cell>
          <table:table-cell office:value-type="float" office:value="9182" calcext:value-type="float">
            <text:p>9182</text:p>
          </table:table-cell>
          <table:table-cell office:value-type="float" office:value="155921363" calcext:value-type="float">
            <text:p>155921363</text:p>
          </table:table-cell>
          <table:table-cell office:value-type="float" office:value="4704270863" calcext:value-type="float">
            <text:p>4704270863</text:p>
          </table:table-cell>
          <table:table-cell office:value-type="float" office:value="29530" calcext:value-type="float">
            <text:p>29530</text:p>
          </table:table-cell>
          <table:table-cell office:value-type="float" office:value="974999462" calcext:value-type="float">
            <text:p>974999462</text:p>
          </table:table-cell>
        </table:table-row>
        <table:table-row table:style-name="ro1">
          <table:table-cell table:number-columns-repeated="6"/>
          <table:table-cell office:value-type="float" office:value="3301578" calcext:value-type="float">
            <text:p>3301578</text:p>
          </table:table-cell>
          <table:table-cell office:value-type="float" office:value="1462614" calcext:value-type="float">
            <text:p>1462614</text:p>
          </table:table-cell>
          <table:table-cell office:value-type="float" office:value="7436703" calcext:value-type="float">
            <text:p>7436703</text:p>
          </table:table-cell>
          <table:table-cell office:value-type="float" office:value="212679" calcext:value-type="float">
            <text:p>212679</text:p>
          </table:table-cell>
          <table:table-cell office:value-type="float" office:value="602839" calcext:value-type="float">
            <text:p>602839</text:p>
          </table:table-cell>
          <table:table-cell office:value-type="float" office:value="872583" calcext:value-type="float">
            <text:p>872583</text:p>
          </table:table-cell>
          <table:table-cell office:value-type="float" office:value="987466" calcext:value-type="float">
            <text:p>987466</text:p>
          </table:table-cell>
          <table:table-cell office:value-type="float" office:value="2378162" calcext:value-type="float">
            <text:p>2378162</text:p>
          </table:table-cell>
          <table:table-cell office:value-type="float" office:value="209343" calcext:value-type="float">
            <text:p>209343</text:p>
          </table:table-cell>
          <table:table-cell office:value-type="float" office:value="777078" calcext:value-type="float">
            <text:p>777078</text:p>
          </table:table-cell>
          <table:table-cell office:value-type="float" office:value="915701" calcext:value-type="float">
            <text:p>915701</text:p>
          </table:table-cell>
          <table:table-cell office:value-type="float" office:value="2431306" calcext:value-type="float">
            <text:p>2431306</text:p>
          </table:table-cell>
          <table:table-cell office:value-type="float" office:value="24289451" calcext:value-type="float">
            <text:p>24289451</text:p>
          </table:table-cell>
          <table:table-cell office:value-type="float" office:value="2094" calcext:value-type="float">
            <text:p>2094</text:p>
          </table:table-cell>
          <table:table-cell office:value-type="float" office:value="10125533" calcext:value-type="float">
            <text:p>10125533</text:p>
          </table:table-cell>
          <table:table-cell office:value-type="float" office:value="128528157" calcext:value-type="float">
            <text:p>128528157</text:p>
          </table:table-cell>
          <table:table-cell office:value-type="float" office:value="4697" calcext:value-type="float">
            <text:p>4697</text:p>
          </table:table-cell>
          <table:table-cell office:value-type="float" office:value="38688946" calcext:value-type="float">
            <text:p>38688946</text:p>
          </table:table-cell>
          <table:table-cell office:value-type="float" office:value="628595253" calcext:value-type="float">
            <text:p>628595253</text:p>
          </table:table-cell>
          <table:table-cell office:value-type="float" office:value="9334" calcext:value-type="float">
            <text:p>9334</text:p>
          </table:table-cell>
          <table:table-cell office:value-type="float" office:value="159456646" calcext:value-type="float">
            <text:p>159456646</text:p>
          </table:table-cell>
          <table:table-cell office:value-type="float" office:value="4544150207" calcext:value-type="float">
            <text:p>4544150207</text:p>
          </table:table-cell>
          <table:table-cell office:value-type="float" office:value="25351" calcext:value-type="float">
            <text:p>25351</text:p>
          </table:table-cell>
          <table:table-cell office:value-type="float" office:value="989194598" calcext:value-type="float">
            <text:p>989194598</text:p>
          </table:table-cell>
        </table:table-row>
        <table:table-row table:style-name="ro1">
          <table:table-cell table:number-columns-repeated="6"/>
          <table:table-cell office:value-type="float" office:value="2936007" calcext:value-type="float">
            <text:p>2936007</text:p>
          </table:table-cell>
          <table:table-cell office:value-type="float" office:value="1881486" calcext:value-type="float">
            <text:p>1881486</text:p>
          </table:table-cell>
          <table:table-cell office:value-type="float" office:value="7584364" calcext:value-type="float">
            <text:p>7584364</text:p>
          </table:table-cell>
          <table:table-cell office:value-type="float" office:value="232352" calcext:value-type="float">
            <text:p>232352</text:p>
          </table:table-cell>
          <table:table-cell office:value-type="float" office:value="608046" calcext:value-type="float">
            <text:p>608046</text:p>
          </table:table-cell>
          <table:table-cell office:value-type="float" office:value="818878" calcext:value-type="float">
            <text:p>818878</text:p>
          </table:table-cell>
          <table:table-cell office:value-type="float" office:value="935431" calcext:value-type="float">
            <text:p>935431</text:p>
          </table:table-cell>
          <table:table-cell office:value-type="float" office:value="4098354" calcext:value-type="float">
            <text:p>4098354</text:p>
          </table:table-cell>
          <table:table-cell office:value-type="float" office:value="210505" calcext:value-type="float">
            <text:p>210505</text:p>
          </table:table-cell>
          <table:table-cell office:value-type="float" office:value="742484" calcext:value-type="float">
            <text:p>742484</text:p>
          </table:table-cell>
          <table:table-cell office:value-type="float" office:value="931399" calcext:value-type="float">
            <text:p>931399</text:p>
          </table:table-cell>
          <table:table-cell office:value-type="float" office:value="2433151" calcext:value-type="float">
            <text:p>2433151</text:p>
          </table:table-cell>
          <table:table-cell office:value-type="float" office:value="24069288" calcext:value-type="float">
            <text:p>24069288</text:p>
          </table:table-cell>
          <table:table-cell office:value-type="float" office:value="2488" calcext:value-type="float">
            <text:p>2488</text:p>
          </table:table-cell>
          <table:table-cell office:value-type="float" office:value="10110784" calcext:value-type="float">
            <text:p>10110784</text:p>
          </table:table-cell>
          <table:table-cell office:value-type="float" office:value="127957914" calcext:value-type="float">
            <text:p>127957914</text:p>
          </table:table-cell>
          <table:table-cell office:value-type="float" office:value="4320" calcext:value-type="float">
            <text:p>4320</text:p>
          </table:table-cell>
          <table:table-cell office:value-type="float" office:value="40838906" calcext:value-type="float">
            <text:p>40838906</text:p>
          </table:table-cell>
          <table:table-cell office:value-type="float" office:value="622344173" calcext:value-type="float">
            <text:p>622344173</text:p>
          </table:table-cell>
          <table:table-cell office:value-type="float" office:value="10228" calcext:value-type="float">
            <text:p>10228</text:p>
          </table:table-cell>
          <table:table-cell office:value-type="float" office:value="156868884" calcext:value-type="float">
            <text:p>156868884</text:p>
          </table:table-cell>
          <table:table-cell office:value-type="float" office:value="4436993552" calcext:value-type="float">
            <text:p>4436993552</text:p>
          </table:table-cell>
          <table:table-cell office:value-type="float" office:value="24167" calcext:value-type="float">
            <text:p>24167</text:p>
          </table:table-cell>
          <table:table-cell office:value-type="float" office:value="973526851" calcext:value-type="float">
            <text:p>973526851</text:p>
          </table:table-cell>
        </table:table-row>
        <table:table-row table:style-name="ro1">
          <table:table-cell table:number-columns-repeated="6"/>
          <table:table-cell office:value-type="float" office:value="2776565" calcext:value-type="float">
            <text:p>2776565</text:p>
          </table:table-cell>
          <table:table-cell office:value-type="float" office:value="2110063" calcext:value-type="float">
            <text:p>2110063</text:p>
          </table:table-cell>
          <table:table-cell office:value-type="float" office:value="7516260" calcext:value-type="float">
            <text:p>7516260</text:p>
          </table:table-cell>
          <table:table-cell office:value-type="float" office:value="212026" calcext:value-type="float">
            <text:p>212026</text:p>
          </table:table-cell>
          <table:table-cell office:value-type="float" office:value="605441" calcext:value-type="float">
            <text:p>605441</text:p>
          </table:table-cell>
          <table:table-cell office:value-type="float" office:value="851902" calcext:value-type="float">
            <text:p>851902</text:p>
          </table:table-cell>
          <table:table-cell office:value-type="float" office:value="931236" calcext:value-type="float">
            <text:p>931236</text:p>
          </table:table-cell>
          <table:table-cell office:value-type="float" office:value="2400760" calcext:value-type="float">
            <text:p>2400760</text:p>
          </table:table-cell>
          <table:table-cell office:value-type="float" office:value="399193" calcext:value-type="float">
            <text:p>399193</text:p>
          </table:table-cell>
          <table:table-cell office:value-type="float" office:value="459379" calcext:value-type="float">
            <text:p>459379</text:p>
          </table:table-cell>
          <table:table-cell office:value-type="float" office:value="931500" calcext:value-type="float">
            <text:p>931500</text:p>
          </table:table-cell>
          <table:table-cell office:value-type="float" office:value="2403874" calcext:value-type="float">
            <text:p>2403874</text:p>
          </table:table-cell>
          <table:table-cell office:value-type="float" office:value="24070211" calcext:value-type="float">
            <text:p>24070211</text:p>
          </table:table-cell>
          <table:table-cell office:value-type="float" office:value="11432" calcext:value-type="float">
            <text:p>11432</text:p>
          </table:table-cell>
          <table:table-cell office:value-type="float" office:value="10598354" calcext:value-type="float">
            <text:p>10598354</text:p>
          </table:table-cell>
          <table:table-cell office:value-type="float" office:value="128084988" calcext:value-type="float">
            <text:p>128084988</text:p>
          </table:table-cell>
          <table:table-cell office:value-type="float" office:value="4274" calcext:value-type="float">
            <text:p>4274</text:p>
          </table:table-cell>
          <table:table-cell office:value-type="float" office:value="39659902" calcext:value-type="float">
            <text:p>39659902</text:p>
          </table:table-cell>
          <table:table-cell office:value-type="float" office:value="622315216" calcext:value-type="float">
            <text:p>622315216</text:p>
          </table:table-cell>
          <table:table-cell office:value-type="float" office:value="8991" calcext:value-type="float">
            <text:p>8991</text:p>
          </table:table-cell>
          <table:table-cell office:value-type="float" office:value="158183367" calcext:value-type="float">
            <text:p>158183367</text:p>
          </table:table-cell>
          <table:table-cell office:value-type="float" office:value="4564418575" calcext:value-type="float">
            <text:p>4564418575</text:p>
          </table:table-cell>
          <table:table-cell office:value-type="float" office:value="23577" calcext:value-type="float">
            <text:p>23577</text:p>
          </table:table-cell>
          <table:table-cell office:value-type="float" office:value="974125343" calcext:value-type="float">
            <text:p>974125343</text:p>
          </table:table-cell>
        </table:table-row>
        <table:table-row table:style-name="ro1">
          <table:table-cell table:number-columns-repeated="6"/>
          <table:table-cell office:value-type="float" office:value="2751583" calcext:value-type="float">
            <text:p>2751583</text:p>
          </table:table-cell>
          <table:table-cell office:value-type="float" office:value="1822131" calcext:value-type="float">
            <text:p>1822131</text:p>
          </table:table-cell>
          <table:table-cell office:value-type="float" office:value="8697548" calcext:value-type="float">
            <text:p>8697548</text:p>
          </table:table-cell>
          <table:table-cell office:value-type="float" office:value="229495" calcext:value-type="float">
            <text:p>229495</text:p>
          </table:table-cell>
          <table:table-cell office:value-type="float" office:value="633411" calcext:value-type="float">
            <text:p>633411</text:p>
          </table:table-cell>
          <table:table-cell office:value-type="float" office:value="888457" calcext:value-type="float">
            <text:p>888457</text:p>
          </table:table-cell>
          <table:table-cell office:value-type="float" office:value="919632" calcext:value-type="float">
            <text:p>919632</text:p>
          </table:table-cell>
          <table:table-cell office:value-type="float" office:value="2389937" calcext:value-type="float">
            <text:p>2389937</text:p>
          </table:table-cell>
          <table:table-cell office:value-type="float" office:value="213351" calcext:value-type="float">
            <text:p>213351</text:p>
          </table:table-cell>
          <table:table-cell office:value-type="float" office:value="405254" calcext:value-type="float">
            <text:p>405254</text:p>
          </table:table-cell>
          <table:table-cell office:value-type="float" office:value="944099" calcext:value-type="float">
            <text:p>944099</text:p>
          </table:table-cell>
          <table:table-cell office:value-type="float" office:value="2429888" calcext:value-type="float">
            <text:p>2429888</text:p>
          </table:table-cell>
          <table:table-cell office:value-type="float" office:value="24759221" calcext:value-type="float">
            <text:p>24759221</text:p>
          </table:table-cell>
          <table:table-cell office:value-type="float" office:value="2545" calcext:value-type="float">
            <text:p>2545</text:p>
          </table:table-cell>
          <table:table-cell office:value-type="float" office:value="10171536" calcext:value-type="float">
            <text:p>10171536</text:p>
          </table:table-cell>
          <table:table-cell office:value-type="float" office:value="128253369" calcext:value-type="float">
            <text:p>128253369</text:p>
          </table:table-cell>
          <table:table-cell office:value-type="float" office:value="4496" calcext:value-type="float">
            <text:p>4496</text:p>
          </table:table-cell>
          <table:table-cell office:value-type="float" office:value="38795555" calcext:value-type="float">
            <text:p>38795555</text:p>
          </table:table-cell>
          <table:table-cell office:value-type="float" office:value="622911601" calcext:value-type="float">
            <text:p>622911601</text:p>
          </table:table-cell>
          <table:table-cell office:value-type="float" office:value="9808" calcext:value-type="float">
            <text:p>9808</text:p>
          </table:table-cell>
          <table:table-cell office:value-type="float" office:value="156938820" calcext:value-type="float">
            <text:p>156938820</text:p>
          </table:table-cell>
          <table:table-cell office:value-type="float" office:value="4486523176" calcext:value-type="float">
            <text:p>4486523176</text:p>
          </table:table-cell>
          <table:table-cell office:value-type="float" office:value="25210" calcext:value-type="float">
            <text:p>25210</text:p>
          </table:table-cell>
          <table:table-cell office:value-type="float" office:value="976125155" calcext:value-type="float">
            <text:p>976125155</text:p>
          </table:table-cell>
        </table:table-row>
        <table:table-row table:style-name="ro1">
          <table:table-cell table:number-columns-repeated="6"/>
          <table:table-cell office:value-type="float" office:value="2758805" calcext:value-type="float">
            <text:p>2758805</text:p>
          </table:table-cell>
          <table:table-cell office:value-type="float" office:value="1801263" calcext:value-type="float">
            <text:p>1801263</text:p>
          </table:table-cell>
          <table:table-cell office:value-type="float" office:value="8015099" calcext:value-type="float">
            <text:p>8015099</text:p>
          </table:table-cell>
          <table:table-cell office:value-type="float" office:value="216475" calcext:value-type="float">
            <text:p>216475</text:p>
          </table:table-cell>
          <table:table-cell office:value-type="float" office:value="603020" calcext:value-type="float">
            <text:p>603020</text:p>
          </table:table-cell>
          <table:table-cell office:value-type="float" office:value="894379" calcext:value-type="float">
            <text:p>894379</text:p>
          </table:table-cell>
          <table:table-cell office:value-type="float" office:value="933803" calcext:value-type="float">
            <text:p>933803</text:p>
          </table:table-cell>
          <table:table-cell office:value-type="float" office:value="5245733" calcext:value-type="float">
            <text:p>5245733</text:p>
          </table:table-cell>
          <table:table-cell office:value-type="float" office:value="213464" calcext:value-type="float">
            <text:p>213464</text:p>
          </table:table-cell>
          <table:table-cell office:value-type="float" office:value="404749" calcext:value-type="float">
            <text:p>404749</text:p>
          </table:table-cell>
          <table:table-cell office:value-type="float" office:value="983602" calcext:value-type="float">
            <text:p>983602</text:p>
          </table:table-cell>
          <table:table-cell office:value-type="float" office:value="2390915" calcext:value-type="float">
            <text:p>2390915</text:p>
          </table:table-cell>
          <table:table-cell office:value-type="float" office:value="24312512" calcext:value-type="float">
            <text:p>24312512</text:p>
          </table:table-cell>
          <table:table-cell office:value-type="float" office:value="2823" calcext:value-type="float">
            <text:p>2823</text:p>
          </table:table-cell>
          <table:table-cell office:value-type="float" office:value="10133600" calcext:value-type="float">
            <text:p>10133600</text:p>
          </table:table-cell>
          <table:table-cell office:value-type="float" office:value="127854589" calcext:value-type="float">
            <text:p>127854589</text:p>
          </table:table-cell>
          <table:table-cell office:value-type="float" office:value="4270" calcext:value-type="float">
            <text:p>4270</text:p>
          </table:table-cell>
          <table:table-cell office:value-type="float" office:value="38634403" calcext:value-type="float">
            <text:p>38634403</text:p>
          </table:table-cell>
          <table:table-cell office:value-type="float" office:value="622767652" calcext:value-type="float">
            <text:p>622767652</text:p>
          </table:table-cell>
          <table:table-cell office:value-type="float" office:value="9055" calcext:value-type="float">
            <text:p>9055</text:p>
          </table:table-cell>
          <table:table-cell office:value-type="float" office:value="159132688" calcext:value-type="float">
            <text:p>159132688</text:p>
          </table:table-cell>
          <table:table-cell office:value-type="float" office:value="4448009875" calcext:value-type="float">
            <text:p>4448009875</text:p>
          </table:table-cell>
          <table:table-cell office:value-type="float" office:value="23954" calcext:value-type="float">
            <text:p>23954</text:p>
          </table:table-cell>
          <table:table-cell office:value-type="float" office:value="972627057" calcext:value-type="float">
            <text:p>972627057</text:p>
          </table:table-cell>
        </table:table-row>
        <table:table-row table:style-name="ro1">
          <table:table-cell table:number-columns-repeated="6"/>
          <table:table-cell office:value-type="float" office:value="2748919" calcext:value-type="float">
            <text:p>2748919</text:p>
          </table:table-cell>
          <table:table-cell office:value-type="float" office:value="1700226" calcext:value-type="float">
            <text:p>1700226</text:p>
          </table:table-cell>
          <table:table-cell office:value-type="float" office:value="11620754" calcext:value-type="float">
            <text:p>11620754</text:p>
          </table:table-cell>
          <table:table-cell office:value-type="float" office:value="213612" calcext:value-type="float">
            <text:p>213612</text:p>
          </table:table-cell>
          <table:table-cell office:value-type="float" office:value="612240" calcext:value-type="float">
            <text:p>612240</text:p>
          </table:table-cell>
          <table:table-cell office:value-type="float" office:value="820843" calcext:value-type="float">
            <text:p>820843</text:p>
          </table:table-cell>
          <table:table-cell office:value-type="float" office:value="962565" calcext:value-type="float">
            <text:p>962565</text:p>
          </table:table-cell>
          <table:table-cell office:value-type="float" office:value="2404334" calcext:value-type="float">
            <text:p>2404334</text:p>
          </table:table-cell>
          <table:table-cell office:value-type="float" office:value="219308" calcext:value-type="float">
            <text:p>219308</text:p>
          </table:table-cell>
          <table:table-cell office:value-type="float" office:value="404905" calcext:value-type="float">
            <text:p>404905</text:p>
          </table:table-cell>
          <table:table-cell office:value-type="float" office:value="966159" calcext:value-type="float">
            <text:p>966159</text:p>
          </table:table-cell>
          <table:table-cell office:value-type="float" office:value="4838952" calcext:value-type="float">
            <text:p>4838952</text:p>
          </table:table-cell>
          <table:table-cell office:value-type="float" office:value="24442306" calcext:value-type="float">
            <text:p>24442306</text:p>
          </table:table-cell>
          <table:table-cell office:value-type="float" office:value="2443" calcext:value-type="float">
            <text:p>2443</text:p>
          </table:table-cell>
          <table:table-cell office:value-type="float" office:value="10251445" calcext:value-type="float">
            <text:p>10251445</text:p>
          </table:table-cell>
          <table:table-cell office:value-type="float" office:value="130162923" calcext:value-type="float">
            <text:p>130162923</text:p>
          </table:table-cell>
          <table:table-cell office:value-type="float" office:value="4063" calcext:value-type="float">
            <text:p>4063</text:p>
          </table:table-cell>
          <table:table-cell office:value-type="float" office:value="39471452" calcext:value-type="float">
            <text:p>39471452</text:p>
          </table:table-cell>
          <table:table-cell office:value-type="float" office:value="623558448" calcext:value-type="float">
            <text:p>623558448</text:p>
          </table:table-cell>
          <table:table-cell office:value-type="float" office:value="10923" calcext:value-type="float">
            <text:p>10923</text:p>
          </table:table-cell>
          <table:table-cell office:value-type="float" office:value="156387369" calcext:value-type="float">
            <text:p>156387369</text:p>
          </table:table-cell>
          <table:table-cell office:value-type="float" office:value="4392045628" calcext:value-type="float">
            <text:p>4392045628</text:p>
          </table:table-cell>
          <table:table-cell office:value-type="float" office:value="22618" calcext:value-type="float">
            <text:p>22618</text:p>
          </table:table-cell>
          <table:table-cell office:value-type="float" office:value="972034653" calcext:value-type="float">
            <text:p>972034653</text:p>
          </table:table-cell>
        </table:table-row>
        <table:table-row table:style-name="ro1">
          <table:table-cell table:number-columns-repeated="6"/>
          <table:table-cell office:value-type="float" office:value="2751551" calcext:value-type="float">
            <text:p>2751551</text:p>
          </table:table-cell>
          <table:table-cell office:value-type="float" office:value="1282208" calcext:value-type="float">
            <text:p>1282208</text:p>
          </table:table-cell>
          <table:table-cell office:value-type="float" office:value="7414945" calcext:value-type="float">
            <text:p>7414945</text:p>
          </table:table-cell>
          <table:table-cell office:value-type="float" office:value="230740" calcext:value-type="float">
            <text:p>230740</text:p>
          </table:table-cell>
          <table:table-cell office:value-type="float" office:value="603784" calcext:value-type="float">
            <text:p>603784</text:p>
          </table:table-cell>
          <table:table-cell office:value-type="float" office:value="456989" calcext:value-type="float">
            <text:p>456989</text:p>
          </table:table-cell>
          <table:table-cell office:value-type="float" office:value="945465" calcext:value-type="float">
            <text:p>945465</text:p>
          </table:table-cell>
          <table:table-cell office:value-type="float" office:value="2402612" calcext:value-type="float">
            <text:p>2402612</text:p>
          </table:table-cell>
          <table:table-cell office:value-type="float" office:value="229084" calcext:value-type="float">
            <text:p>229084</text:p>
          </table:table-cell>
          <table:table-cell office:value-type="float" office:value="781924" calcext:value-type="float">
            <text:p>781924</text:p>
          </table:table-cell>
          <table:table-cell office:value-type="float" office:value="890752" calcext:value-type="float">
            <text:p>890752</text:p>
          </table:table-cell>
          <table:table-cell office:value-type="float" office:value="2512497" calcext:value-type="float">
            <text:p>2512497</text:p>
          </table:table-cell>
          <table:table-cell office:value-type="float" office:value="24725820" calcext:value-type="float">
            <text:p>24725820</text:p>
          </table:table-cell>
          <table:table-cell office:value-type="float" office:value="2316" calcext:value-type="float">
            <text:p>2316</text:p>
          </table:table-cell>
          <table:table-cell office:value-type="float" office:value="11378517" calcext:value-type="float">
            <text:p>11378517</text:p>
          </table:table-cell>
          <table:table-cell office:value-type="float" office:value="130696838" calcext:value-type="float">
            <text:p>130696838</text:p>
          </table:table-cell>
          <table:table-cell office:value-type="float" office:value="4035" calcext:value-type="float">
            <text:p>4035</text:p>
          </table:table-cell>
          <table:table-cell office:value-type="float" office:value="40670416" calcext:value-type="float">
            <text:p>40670416</text:p>
          </table:table-cell>
          <table:table-cell office:value-type="float" office:value="622295358" calcext:value-type="float">
            <text:p>622295358</text:p>
          </table:table-cell>
          <table:table-cell office:value-type="float" office:value="9564" calcext:value-type="float">
            <text:p>9564</text:p>
          </table:table-cell>
          <table:table-cell office:value-type="float" office:value="159494853" calcext:value-type="float">
            <text:p>159494853</text:p>
          </table:table-cell>
          <table:table-cell office:value-type="float" office:value="4417722316" calcext:value-type="float">
            <text:p>4417722316</text:p>
          </table:table-cell>
          <table:table-cell office:value-type="float" office:value="26408" calcext:value-type="float">
            <text:p>26408</text:p>
          </table:table-cell>
          <table:table-cell office:value-type="float" office:value="977479283" calcext:value-type="float">
            <text:p>977479283</text:p>
          </table:table-cell>
        </table:table-row>
        <table:table-row table:style-name="ro1">
          <table:table-cell table:number-columns-repeated="6"/>
          <table:table-cell office:value-type="float" office:value="2916617" calcext:value-type="float">
            <text:p>2916617</text:p>
          </table:table-cell>
          <table:table-cell office:value-type="float" office:value="1275591" calcext:value-type="float">
            <text:p>1275591</text:p>
          </table:table-cell>
          <table:table-cell office:value-type="float" office:value="7439142" calcext:value-type="float">
            <text:p>7439142</text:p>
          </table:table-cell>
          <table:table-cell office:value-type="float" office:value="213599" calcext:value-type="float">
            <text:p>213599</text:p>
          </table:table-cell>
          <table:table-cell office:value-type="float" office:value="616918" calcext:value-type="float">
            <text:p>616918</text:p>
          </table:table-cell>
          <table:table-cell office:value-type="float" office:value="440580" calcext:value-type="float">
            <text:p>440580</text:p>
          </table:table-cell>
          <table:table-cell office:value-type="float" office:value="919752" calcext:value-type="float">
            <text:p>919752</text:p>
          </table:table-cell>
          <table:table-cell office:value-type="float" office:value="2418671" calcext:value-type="float">
            <text:p>2418671</text:p>
          </table:table-cell>
          <table:table-cell office:value-type="float" office:value="211655" calcext:value-type="float">
            <text:p>211655</text:p>
          </table:table-cell>
          <table:table-cell office:value-type="float" office:value="783323" calcext:value-type="float">
            <text:p>783323</text:p>
          </table:table-cell>
          <table:table-cell office:value-type="float" office:value="922111" calcext:value-type="float">
            <text:p>922111</text:p>
          </table:table-cell>
          <table:table-cell office:value-type="float" office:value="2521990" calcext:value-type="float">
            <text:p>2521990</text:p>
          </table:table-cell>
          <table:table-cell office:value-type="float" office:value="29247313" calcext:value-type="float">
            <text:p>29247313</text:p>
          </table:table-cell>
          <table:table-cell office:value-type="float" office:value="2203" calcext:value-type="float">
            <text:p>2203</text:p>
          </table:table-cell>
          <table:table-cell office:value-type="float" office:value="10112369" calcext:value-type="float">
            <text:p>10112369</text:p>
          </table:table-cell>
          <table:table-cell office:value-type="float" office:value="128015812" calcext:value-type="float">
            <text:p>128015812</text:p>
          </table:table-cell>
          <table:table-cell office:value-type="float" office:value="3923" calcext:value-type="float">
            <text:p>3923</text:p>
          </table:table-cell>
          <table:table-cell office:value-type="float" office:value="39272902" calcext:value-type="float">
            <text:p>39272902</text:p>
          </table:table-cell>
          <table:table-cell office:value-type="float" office:value="618464385" calcext:value-type="float">
            <text:p>618464385</text:p>
          </table:table-cell>
          <table:table-cell office:value-type="float" office:value="8877" calcext:value-type="float">
            <text:p>8877</text:p>
          </table:table-cell>
          <table:table-cell office:value-type="float" office:value="156085907" calcext:value-type="float">
            <text:p>156085907</text:p>
          </table:table-cell>
          <table:table-cell office:value-type="float" office:value="4446909376" calcext:value-type="float">
            <text:p>4446909376</text:p>
          </table:table-cell>
          <table:table-cell office:value-type="float" office:value="25323" calcext:value-type="float">
            <text:p>25323</text:p>
          </table:table-cell>
          <table:table-cell office:value-type="float" office:value="977097474" calcext:value-type="float">
            <text:p>977097474</text:p>
          </table:table-cell>
        </table:table-row>
        <table:table-row table:style-name="ro1">
          <table:table-cell table:number-columns-repeated="6"/>
          <table:table-cell office:value-type="float" office:value="4514891" calcext:value-type="float">
            <text:p>4514891</text:p>
          </table:table-cell>
          <table:table-cell office:value-type="float" office:value="1323927" calcext:value-type="float">
            <text:p>1323927</text:p>
          </table:table-cell>
          <table:table-cell office:value-type="float" office:value="8712928" calcext:value-type="float">
            <text:p>8712928</text:p>
          </table:table-cell>
          <table:table-cell office:value-type="float" office:value="443995" calcext:value-type="float">
            <text:p>443995</text:p>
          </table:table-cell>
          <table:table-cell office:value-type="float" office:value="891845" calcext:value-type="float">
            <text:p>891845</text:p>
          </table:table-cell>
          <table:table-cell office:value-type="float" office:value="455542" calcext:value-type="float">
            <text:p>455542</text:p>
          </table:table-cell>
          <table:table-cell office:value-type="float" office:value="953307" calcext:value-type="float">
            <text:p>953307</text:p>
          </table:table-cell>
          <table:table-cell office:value-type="float" office:value="2389427" calcext:value-type="float">
            <text:p>2389427</text:p>
          </table:table-cell>
          <table:table-cell office:value-type="float" office:value="436001" calcext:value-type="float">
            <text:p>436001</text:p>
          </table:table-cell>
          <table:table-cell office:value-type="float" office:value="702755" calcext:value-type="float">
            <text:p>702755</text:p>
          </table:table-cell>
          <table:table-cell office:value-type="float" office:value="912300" calcext:value-type="float">
            <text:p>912300</text:p>
          </table:table-cell>
          <table:table-cell office:value-type="float" office:value="3338881" calcext:value-type="float">
            <text:p>3338881</text:p>
          </table:table-cell>
          <table:table-cell office:value-type="float" office:value="27550883" calcext:value-type="float">
            <text:p>27550883</text:p>
          </table:table-cell>
          <table:table-cell office:value-type="float" office:value="2385" calcext:value-type="float">
            <text:p>2385</text:p>
          </table:table-cell>
          <table:table-cell office:value-type="float" office:value="10585174" calcext:value-type="float">
            <text:p>10585174</text:p>
          </table:table-cell>
          <table:table-cell office:value-type="float" office:value="128003573" calcext:value-type="float">
            <text:p>128003573</text:p>
          </table:table-cell>
          <table:table-cell office:value-type="float" office:value="5586" calcext:value-type="float">
            <text:p>5586</text:p>
          </table:table-cell>
          <table:table-cell office:value-type="float" office:value="38624350" calcext:value-type="float">
            <text:p>38624350</text:p>
          </table:table-cell>
          <table:table-cell office:value-type="float" office:value="622370537" calcext:value-type="float">
            <text:p>622370537</text:p>
          </table:table-cell>
          <table:table-cell office:value-type="float" office:value="10597" calcext:value-type="float">
            <text:p>10597</text:p>
          </table:table-cell>
          <table:table-cell office:value-type="float" office:value="157706434" calcext:value-type="float">
            <text:p>157706434</text:p>
          </table:table-cell>
          <table:table-cell office:value-type="float" office:value="4255245008" calcext:value-type="float">
            <text:p>4255245008</text:p>
          </table:table-cell>
          <table:table-cell office:value-type="float" office:value="24925" calcext:value-type="float">
            <text:p>24925</text:p>
          </table:table-cell>
          <table:table-cell office:value-type="float" office:value="974328182" calcext:value-type="float">
            <text:p>974328182</text:p>
          </table:table-cell>
        </table:table-row>
        <table:table-row table:style-name="ro1">
          <table:table-cell table:number-columns-repeated="6"/>
          <table:table-cell office:value-type="float" office:value="2754324" calcext:value-type="float">
            <text:p>2754324</text:p>
          </table:table-cell>
          <table:table-cell office:value-type="float" office:value="1304103" calcext:value-type="float">
            <text:p>1304103</text:p>
          </table:table-cell>
          <table:table-cell office:value-type="float" office:value="7407077" calcext:value-type="float">
            <text:p>7407077</text:p>
          </table:table-cell>
          <table:table-cell office:value-type="float" office:value="215201" calcext:value-type="float">
            <text:p>215201</text:p>
          </table:table-cell>
          <table:table-cell office:value-type="float" office:value="607864" calcext:value-type="float">
            <text:p>607864</text:p>
          </table:table-cell>
          <table:table-cell office:value-type="float" office:value="447424" calcext:value-type="float">
            <text:p>447424</text:p>
          </table:table-cell>
          <table:table-cell office:value-type="float" office:value="950474" calcext:value-type="float">
            <text:p>950474</text:p>
          </table:table-cell>
          <table:table-cell office:value-type="float" office:value="3268607" calcext:value-type="float">
            <text:p>3268607</text:p>
          </table:table-cell>
          <table:table-cell office:value-type="float" office:value="228107" calcext:value-type="float">
            <text:p>228107</text:p>
          </table:table-cell>
          <table:table-cell office:value-type="float" office:value="424174" calcext:value-type="float">
            <text:p>424174</text:p>
          </table:table-cell>
          <table:table-cell office:value-type="float" office:value="933285" calcext:value-type="float">
            <text:p>933285</text:p>
          </table:table-cell>
          <table:table-cell office:value-type="float" office:value="2431093" calcext:value-type="float">
            <text:p>2431093</text:p>
          </table:table-cell>
          <table:table-cell office:value-type="float" office:value="24206761" calcext:value-type="float">
            <text:p>24206761</text:p>
          </table:table-cell>
          <table:table-cell office:value-type="float" office:value="2291" calcext:value-type="float">
            <text:p>2291</text:p>
          </table:table-cell>
          <table:table-cell office:value-type="float" office:value="10874520" calcext:value-type="float">
            <text:p>10874520</text:p>
          </table:table-cell>
          <table:table-cell office:value-type="float" office:value="127897137" calcext:value-type="float">
            <text:p>127897137</text:p>
          </table:table-cell>
          <table:table-cell office:value-type="float" office:value="4512" calcext:value-type="float">
            <text:p>4512</text:p>
          </table:table-cell>
          <table:table-cell office:value-type="float" office:value="38682875" calcext:value-type="float">
            <text:p>38682875</text:p>
          </table:table-cell>
          <table:table-cell office:value-type="float" office:value="621232313" calcext:value-type="float">
            <text:p>621232313</text:p>
          </table:table-cell>
          <table:table-cell office:value-type="float" office:value="9403" calcext:value-type="float">
            <text:p>9403</text:p>
          </table:table-cell>
          <table:table-cell office:value-type="float" office:value="156444970" calcext:value-type="float">
            <text:p>156444970</text:p>
          </table:table-cell>
          <table:table-cell office:value-type="float" office:value="4258275222" calcext:value-type="float">
            <text:p>4258275222</text:p>
          </table:table-cell>
          <table:table-cell office:value-type="float" office:value="23481" calcext:value-type="float">
            <text:p>23481</text:p>
          </table:table-cell>
          <table:table-cell office:value-type="float" office:value="1038563236" calcext:value-type="float">
            <text:p>1038563236</text:p>
          </table:table-cell>
        </table:table-row>
        <table:table-row table:style-name="ro1">
          <table:table-cell table:number-columns-repeated="6"/>
          <table:table-cell office:value-type="float" office:value="3901603" calcext:value-type="float">
            <text:p>3901603</text:p>
          </table:table-cell>
          <table:table-cell office:value-type="float" office:value="1909054" calcext:value-type="float">
            <text:p>1909054</text:p>
          </table:table-cell>
          <table:table-cell office:value-type="float" office:value="7880054" calcext:value-type="float">
            <text:p>7880054</text:p>
          </table:table-cell>
          <table:table-cell office:value-type="float" office:value="446051" calcext:value-type="float">
            <text:p>446051</text:p>
          </table:table-cell>
          <table:table-cell office:value-type="float" office:value="845484" calcext:value-type="float">
            <text:p>845484</text:p>
          </table:table-cell>
          <table:table-cell office:value-type="float" office:value="820721" calcext:value-type="float">
            <text:p>820721</text:p>
          </table:table-cell>
          <table:table-cell office:value-type="float" office:value="1274591" calcext:value-type="float">
            <text:p>1274591</text:p>
          </table:table-cell>
          <table:table-cell office:value-type="float" office:value="2641319" calcext:value-type="float">
            <text:p>2641319</text:p>
          </table:table-cell>
          <table:table-cell office:value-type="float" office:value="511477" calcext:value-type="float">
            <text:p>511477</text:p>
          </table:table-cell>
          <table:table-cell office:value-type="float" office:value="779831" calcext:value-type="float">
            <text:p>779831</text:p>
          </table:table-cell>
          <table:table-cell office:value-type="float" office:value="1699991" calcext:value-type="float">
            <text:p>1699991</text:p>
          </table:table-cell>
          <table:table-cell office:value-type="float" office:value="4772130" calcext:value-type="float">
            <text:p>4772130</text:p>
          </table:table-cell>
          <table:table-cell office:value-type="float" office:value="31264701" calcext:value-type="float">
            <text:p>31264701</text:p>
          </table:table-cell>
          <table:table-cell office:value-type="float" office:value="2995" calcext:value-type="float">
            <text:p>2995</text:p>
          </table:table-cell>
          <table:table-cell office:value-type="float" office:value="12646626" calcext:value-type="float">
            <text:p>12646626</text:p>
          </table:table-cell>
          <table:table-cell office:value-type="float" office:value="128457711" calcext:value-type="float">
            <text:p>128457711</text:p>
          </table:table-cell>
          <table:table-cell office:value-type="float" office:value="6053" calcext:value-type="float">
            <text:p>6053</text:p>
          </table:table-cell>
          <table:table-cell office:value-type="float" office:value="38722554" calcext:value-type="float">
            <text:p>38722554</text:p>
          </table:table-cell>
          <table:table-cell office:value-type="float" office:value="626214144" calcext:value-type="float">
            <text:p>626214144</text:p>
          </table:table-cell>
          <table:table-cell office:value-type="float" office:value="11813" calcext:value-type="float">
            <text:p>11813</text:p>
          </table:table-cell>
          <table:table-cell office:value-type="float" office:value="168872962" calcext:value-type="float">
            <text:p>168872962</text:p>
          </table:table-cell>
          <table:table-cell office:value-type="float" office:value="4318813176" calcext:value-type="float">
            <text:p>4318813176</text:p>
          </table:table-cell>
          <table:table-cell office:value-type="float" office:value="34601" calcext:value-type="float">
            <text:p>34601</text:p>
          </table:table-cell>
          <table:table-cell office:value-type="float" office:value="974268685" calcext:value-type="float">
            <text:p>974268685</text:p>
          </table:table-cell>
        </table:table-row>
        <table:table-row table:style-name="ro1">
          <table:table-cell table:number-columns-repeated="6"/>
          <table:table-cell office:value-type="float" office:value="2758602" calcext:value-type="float">
            <text:p>2758602</text:p>
          </table:table-cell>
          <table:table-cell office:value-type="float" office:value="1880949" calcext:value-type="float">
            <text:p>1880949</text:p>
          </table:table-cell>
          <table:table-cell office:value-type="float" office:value="7604857" calcext:value-type="float">
            <text:p>7604857</text:p>
          </table:table-cell>
          <table:table-cell office:value-type="float" office:value="445885" calcext:value-type="float">
            <text:p>445885</text:p>
          </table:table-cell>
          <table:table-cell office:value-type="float" office:value="838950" calcext:value-type="float">
            <text:p>838950</text:p>
          </table:table-cell>
          <table:table-cell office:value-type="float" office:value="813180" calcext:value-type="float">
            <text:p>813180</text:p>
          </table:table-cell>
          <table:table-cell office:value-type="float" office:value="916143" calcext:value-type="float">
            <text:p>916143</text:p>
          </table:table-cell>
          <table:table-cell office:value-type="float" office:value="2540555" calcext:value-type="float">
            <text:p>2540555</text:p>
          </table:table-cell>
          <table:table-cell office:value-type="float" office:value="438147" calcext:value-type="float">
            <text:p>438147</text:p>
          </table:table-cell>
          <table:table-cell office:value-type="float" office:value="748416" calcext:value-type="float">
            <text:p>748416</text:p>
          </table:table-cell>
          <table:table-cell office:value-type="float" office:value="929748" calcext:value-type="float">
            <text:p>929748</text:p>
          </table:table-cell>
          <table:table-cell office:value-type="float" office:value="2533204" calcext:value-type="float">
            <text:p>2533204</text:p>
          </table:table-cell>
          <table:table-cell office:value-type="float" office:value="26438008" calcext:value-type="float">
            <text:p>26438008</text:p>
          </table:table-cell>
          <table:table-cell office:value-type="float" office:value="2459" calcext:value-type="float">
            <text:p>2459</text:p>
          </table:table-cell>
          <table:table-cell office:value-type="float" office:value="11487948" calcext:value-type="float">
            <text:p>11487948</text:p>
          </table:table-cell>
          <table:table-cell office:value-type="float" office:value="128009239" calcext:value-type="float">
            <text:p>128009239</text:p>
          </table:table-cell>
          <table:table-cell office:value-type="float" office:value="6046" calcext:value-type="float">
            <text:p>6046</text:p>
          </table:table-cell>
          <table:table-cell office:value-type="float" office:value="40336151" calcext:value-type="float">
            <text:p>40336151</text:p>
          </table:table-cell>
          <table:table-cell office:value-type="float" office:value="625153887" calcext:value-type="float">
            <text:p>625153887</text:p>
          </table:table-cell>
          <table:table-cell office:value-type="float" office:value="11088" calcext:value-type="float">
            <text:p>11088</text:p>
          </table:table-cell>
          <table:table-cell office:value-type="float" office:value="155379913" calcext:value-type="float">
            <text:p>155379913</text:p>
          </table:table-cell>
          <table:table-cell office:value-type="float" office:value="4295314727" calcext:value-type="float">
            <text:p>4295314727</text:p>
          </table:table-cell>
          <table:table-cell office:value-type="float" office:value="31997" calcext:value-type="float">
            <text:p>31997</text:p>
          </table:table-cell>
          <table:table-cell office:value-type="float" office:value="972892792" calcext:value-type="float">
            <text:p>972892792</text:p>
          </table:table-cell>
        </table:table-row>
        <table:table-row table:style-name="ro1">
          <table:table-cell table:number-columns-repeated="6"/>
          <table:table-cell office:value-type="float" office:value="3862490" calcext:value-type="float">
            <text:p>3862490</text:p>
          </table:table-cell>
          <table:table-cell office:value-type="float" office:value="1864928" calcext:value-type="float">
            <text:p>1864928</text:p>
          </table:table-cell>
          <table:table-cell office:value-type="float" office:value="7334827" calcext:value-type="float">
            <text:p>7334827</text:p>
          </table:table-cell>
          <table:table-cell office:value-type="float" office:value="446202" calcext:value-type="float">
            <text:p>446202</text:p>
          </table:table-cell>
          <table:table-cell office:value-type="float" office:value="864294" calcext:value-type="float">
            <text:p>864294</text:p>
          </table:table-cell>
          <table:table-cell office:value-type="float" office:value="853402" calcext:value-type="float">
            <text:p>853402</text:p>
          </table:table-cell>
          <table:table-cell office:value-type="float" office:value="1074573" calcext:value-type="float">
            <text:p>1074573</text:p>
          </table:table-cell>
          <table:table-cell office:value-type="float" office:value="2408651" calcext:value-type="float">
            <text:p>2408651</text:p>
          </table:table-cell>
          <table:table-cell office:value-type="float" office:value="432453" calcext:value-type="float">
            <text:p>432453</text:p>
          </table:table-cell>
          <table:table-cell office:value-type="float" office:value="787189" calcext:value-type="float">
            <text:p>787189</text:p>
          </table:table-cell>
          <table:table-cell office:value-type="float" office:value="934467" calcext:value-type="float">
            <text:p>934467</text:p>
          </table:table-cell>
          <table:table-cell office:value-type="float" office:value="2396511" calcext:value-type="float">
            <text:p>2396511</text:p>
          </table:table-cell>
          <table:table-cell office:value-type="float" office:value="24452773" calcext:value-type="float">
            <text:p>24452773</text:p>
          </table:table-cell>
          <table:table-cell office:value-type="float" office:value="3161" calcext:value-type="float">
            <text:p>3161</text:p>
          </table:table-cell>
          <table:table-cell office:value-type="float" office:value="11458565" calcext:value-type="float">
            <text:p>11458565</text:p>
          </table:table-cell>
          <table:table-cell office:value-type="float" office:value="128112216" calcext:value-type="float">
            <text:p>128112216</text:p>
          </table:table-cell>
          <table:table-cell office:value-type="float" office:value="5515" calcext:value-type="float">
            <text:p>5515</text:p>
          </table:table-cell>
          <table:table-cell office:value-type="float" office:value="40360374" calcext:value-type="float">
            <text:p>40360374</text:p>
          </table:table-cell>
          <table:table-cell office:value-type="float" office:value="621002006" calcext:value-type="float">
            <text:p>621002006</text:p>
          </table:table-cell>
          <table:table-cell office:value-type="float" office:value="11715" calcext:value-type="float">
            <text:p>11715</text:p>
          </table:table-cell>
          <table:table-cell office:value-type="float" office:value="159189680" calcext:value-type="float">
            <text:p>159189680</text:p>
          </table:table-cell>
          <table:table-cell office:value-type="float" office:value="4661840203" calcext:value-type="float">
            <text:p>4661840203</text:p>
          </table:table-cell>
          <table:table-cell office:value-type="float" office:value="24631" calcext:value-type="float">
            <text:p>24631</text:p>
          </table:table-cell>
          <table:table-cell office:value-type="float" office:value="973852885" calcext:value-type="float">
            <text:p>973852885</text:p>
          </table:table-cell>
        </table:table-row>
        <table:table-row table:style-name="ro1">
          <table:table-cell table:number-columns-repeated="6"/>
          <table:table-cell office:value-type="float" office:value="2840832" calcext:value-type="float">
            <text:p>2840832</text:p>
          </table:table-cell>
          <table:table-cell office:value-type="float" office:value="1382691" calcext:value-type="float">
            <text:p>1382691</text:p>
          </table:table-cell>
          <table:table-cell office:value-type="float" office:value="8170980" calcext:value-type="float">
            <text:p>8170980</text:p>
          </table:table-cell>
          <table:table-cell office:value-type="float" office:value="447163" calcext:value-type="float">
            <text:p>447163</text:p>
          </table:table-cell>
          <table:table-cell office:value-type="float" office:value="847919" calcext:value-type="float">
            <text:p>847919</text:p>
          </table:table-cell>
          <table:table-cell office:value-type="float" office:value="938065" calcext:value-type="float">
            <text:p>938065</text:p>
          </table:table-cell>
          <table:table-cell office:value-type="float" office:value="1787551" calcext:value-type="float">
            <text:p>1787551</text:p>
          </table:table-cell>
          <table:table-cell office:value-type="float" office:value="2405604" calcext:value-type="float">
            <text:p>2405604</text:p>
          </table:table-cell>
          <table:table-cell office:value-type="float" office:value="433872" calcext:value-type="float">
            <text:p>433872</text:p>
          </table:table-cell>
          <table:table-cell office:value-type="float" office:value="405917" calcext:value-type="float">
            <text:p>405917</text:p>
          </table:table-cell>
          <table:table-cell office:value-type="float" office:value="991065" calcext:value-type="float">
            <text:p>991065</text:p>
          </table:table-cell>
          <table:table-cell office:value-type="float" office:value="2442252" calcext:value-type="float">
            <text:p>2442252</text:p>
          </table:table-cell>
          <table:table-cell office:value-type="float" office:value="29055302" calcext:value-type="float">
            <text:p>29055302</text:p>
          </table:table-cell>
          <table:table-cell office:value-type="float" office:value="3201" calcext:value-type="float">
            <text:p>3201</text:p>
          </table:table-cell>
          <table:table-cell office:value-type="float" office:value="14864266" calcext:value-type="float">
            <text:p>14864266</text:p>
          </table:table-cell>
          <table:table-cell office:value-type="float" office:value="133734419" calcext:value-type="float">
            <text:p>133734419</text:p>
          </table:table-cell>
          <table:table-cell office:value-type="float" office:value="6102" calcext:value-type="float">
            <text:p>6102</text:p>
          </table:table-cell>
          <table:table-cell office:value-type="float" office:value="43463739" calcext:value-type="float">
            <text:p>43463739</text:p>
          </table:table-cell>
          <table:table-cell office:value-type="float" office:value="620766692" calcext:value-type="float">
            <text:p>620766692</text:p>
          </table:table-cell>
          <table:table-cell office:value-type="float" office:value="13204" calcext:value-type="float">
            <text:p>13204</text:p>
          </table:table-cell>
          <table:table-cell office:value-type="float" office:value="155843830" calcext:value-type="float">
            <text:p>155843830</text:p>
          </table:table-cell>
          <table:table-cell office:value-type="float" office:value="4599974169" calcext:value-type="float">
            <text:p>4599974169</text:p>
          </table:table-cell>
          <table:table-cell office:value-type="float" office:value="24053" calcext:value-type="float">
            <text:p>24053</text:p>
          </table:table-cell>
          <table:table-cell office:value-type="float" office:value="973838118" calcext:value-type="float">
            <text:p>973838118</text:p>
          </table:table-cell>
        </table:table-row>
        <table:table-row table:style-name="ro1">
          <table:table-cell table:number-columns-repeated="6"/>
          <table:table-cell office:value-type="float" office:value="2786942" calcext:value-type="float">
            <text:p>2786942</text:p>
          </table:table-cell>
          <table:table-cell office:value-type="float" office:value="1890654" calcext:value-type="float">
            <text:p>1890654</text:p>
          </table:table-cell>
          <table:table-cell office:value-type="float" office:value="7368462" calcext:value-type="float">
            <text:p>7368462</text:p>
          </table:table-cell>
          <table:table-cell office:value-type="float" office:value="436904" calcext:value-type="float">
            <text:p>436904</text:p>
          </table:table-cell>
          <table:table-cell office:value-type="float" office:value="869552" calcext:value-type="float">
            <text:p>869552</text:p>
          </table:table-cell>
          <table:table-cell office:value-type="float" office:value="875639" calcext:value-type="float">
            <text:p>875639</text:p>
          </table:table-cell>
          <table:table-cell office:value-type="float" office:value="1816841" calcext:value-type="float">
            <text:p>1816841</text:p>
          </table:table-cell>
          <table:table-cell office:value-type="float" office:value="2421580" calcext:value-type="float">
            <text:p>2421580</text:p>
          </table:table-cell>
          <table:table-cell office:value-type="float" office:value="422283" calcext:value-type="float">
            <text:p>422283</text:p>
          </table:table-cell>
          <table:table-cell office:value-type="float" office:value="778864" calcext:value-type="float">
            <text:p>778864</text:p>
          </table:table-cell>
          <table:table-cell office:value-type="float" office:value="5363285" calcext:value-type="float">
            <text:p>5363285</text:p>
          </table:table-cell>
          <table:table-cell office:value-type="float" office:value="4611682" calcext:value-type="float">
            <text:p>4611682</text:p>
          </table:table-cell>
          <table:table-cell office:value-type="float" office:value="32568928" calcext:value-type="float">
            <text:p>32568928</text:p>
          </table:table-cell>
          <table:table-cell office:value-type="float" office:value="3204" calcext:value-type="float">
            <text:p>3204</text:p>
          </table:table-cell>
          <table:table-cell office:value-type="float" office:value="17843091" calcext:value-type="float">
            <text:p>17843091</text:p>
          </table:table-cell>
          <table:table-cell office:value-type="float" office:value="128003272" calcext:value-type="float">
            <text:p>128003272</text:p>
          </table:table-cell>
          <table:table-cell office:value-type="float" office:value="5978" calcext:value-type="float">
            <text:p>5978</text:p>
          </table:table-cell>
          <table:table-cell office:value-type="float" office:value="38573181" calcext:value-type="float">
            <text:p>38573181</text:p>
          </table:table-cell>
          <table:table-cell office:value-type="float" office:value="626466776" calcext:value-type="float">
            <text:p>626466776</text:p>
          </table:table-cell>
          <table:table-cell office:value-type="float" office:value="8913" calcext:value-type="float">
            <text:p>8913</text:p>
          </table:table-cell>
          <table:table-cell office:value-type="float" office:value="158031127" calcext:value-type="float">
            <text:p>158031127</text:p>
          </table:table-cell>
          <table:table-cell office:value-type="float" office:value="4573181113" calcext:value-type="float">
            <text:p>4573181113</text:p>
          </table:table-cell>
          <table:table-cell office:value-type="float" office:value="24590" calcext:value-type="float">
            <text:p>24590</text:p>
          </table:table-cell>
          <table:table-cell office:value-type="float" office:value="975490135" calcext:value-type="float">
            <text:p>975490135</text:p>
          </table:table-cell>
        </table:table-row>
        <table:table-row table:style-name="ro1">
          <table:table-cell table:number-columns-repeated="6"/>
          <table:table-cell office:value-type="float" office:value="3374098" calcext:value-type="float">
            <text:p>3374098</text:p>
          </table:table-cell>
          <table:table-cell office:value-type="float" office:value="1916279" calcext:value-type="float">
            <text:p>1916279</text:p>
          </table:table-cell>
          <table:table-cell office:value-type="float" office:value="8123205" calcext:value-type="float">
            <text:p>8123205</text:p>
          </table:table-cell>
          <table:table-cell office:value-type="float" office:value="452678" calcext:value-type="float">
            <text:p>452678</text:p>
          </table:table-cell>
          <table:table-cell office:value-type="float" office:value="810076" calcext:value-type="float">
            <text:p>810076</text:p>
          </table:table-cell>
          <table:table-cell office:value-type="float" office:value="808081" calcext:value-type="float">
            <text:p>808081</text:p>
          </table:table-cell>
          <table:table-cell office:value-type="float" office:value="1762267" calcext:value-type="float">
            <text:p>1762267</text:p>
          </table:table-cell>
          <table:table-cell office:value-type="float" office:value="5108212" calcext:value-type="float">
            <text:p>5108212</text:p>
          </table:table-cell>
          <table:table-cell office:value-type="float" office:value="439472" calcext:value-type="float">
            <text:p>439472</text:p>
          </table:table-cell>
          <table:table-cell office:value-type="float" office:value="721972" calcext:value-type="float">
            <text:p>721972</text:p>
          </table:table-cell>
          <table:table-cell office:value-type="float" office:value="1745942" calcext:value-type="float">
            <text:p>1745942</text:p>
          </table:table-cell>
          <table:table-cell office:value-type="float" office:value="2418610" calcext:value-type="float">
            <text:p>2418610</text:p>
          </table:table-cell>
          <table:table-cell office:value-type="float" office:value="24170619" calcext:value-type="float">
            <text:p>24170619</text:p>
          </table:table-cell>
          <table:table-cell office:value-type="float" office:value="3292" calcext:value-type="float">
            <text:p>3292</text:p>
          </table:table-cell>
          <table:table-cell office:value-type="float" office:value="14431555" calcext:value-type="float">
            <text:p>14431555</text:p>
          </table:table-cell>
          <table:table-cell office:value-type="float" office:value="127746347" calcext:value-type="float">
            <text:p>127746347</text:p>
          </table:table-cell>
          <table:table-cell office:value-type="float" office:value="6024" calcext:value-type="float">
            <text:p>6024</text:p>
          </table:table-cell>
          <table:table-cell office:value-type="float" office:value="47960095" calcext:value-type="float">
            <text:p>47960095</text:p>
          </table:table-cell>
          <table:table-cell office:value-type="float" office:value="619416733" calcext:value-type="float">
            <text:p>619416733</text:p>
          </table:table-cell>
          <table:table-cell office:value-type="float" office:value="11914" calcext:value-type="float">
            <text:p>11914</text:p>
          </table:table-cell>
          <table:table-cell office:value-type="float" office:value="160035450" calcext:value-type="float">
            <text:p>160035450</text:p>
          </table:table-cell>
          <table:table-cell office:value-type="float" office:value="4348762744" calcext:value-type="float">
            <text:p>4348762744</text:p>
          </table:table-cell>
          <table:table-cell office:value-type="float" office:value="27209" calcext:value-type="float">
            <text:p>27209</text:p>
          </table:table-cell>
          <table:table-cell office:value-type="float" office:value="971910163" calcext:value-type="float">
            <text:p>971910163</text:p>
          </table:table-cell>
        </table:table-row>
        <table:table-row table:style-name="ro1">
          <table:table-cell table:number-columns-repeated="6"/>
          <table:table-cell office:value-type="float" office:value="2759313" calcext:value-type="float">
            <text:p>2759313</text:p>
          </table:table-cell>
          <table:table-cell office:value-type="float" office:value="1326114" calcext:value-type="float">
            <text:p>1326114</text:p>
          </table:table-cell>
          <table:table-cell office:value-type="float" office:value="10961024" calcext:value-type="float">
            <text:p>10961024</text:p>
          </table:table-cell>
          <table:table-cell office:value-type="float" office:value="433088" calcext:value-type="float">
            <text:p>433088</text:p>
          </table:table-cell>
          <table:table-cell office:value-type="float" office:value="900749" calcext:value-type="float">
            <text:p>900749</text:p>
          </table:table-cell>
          <table:table-cell office:value-type="float" office:value="450586" calcext:value-type="float">
            <text:p>450586</text:p>
          </table:table-cell>
          <table:table-cell office:value-type="float" office:value="1666956" calcext:value-type="float">
            <text:p>1666956</text:p>
          </table:table-cell>
          <table:table-cell office:value-type="float" office:value="2416505" calcext:value-type="float">
            <text:p>2416505</text:p>
          </table:table-cell>
          <table:table-cell office:value-type="float" office:value="476388" calcext:value-type="float">
            <text:p>476388</text:p>
          </table:table-cell>
          <table:table-cell office:value-type="float" office:value="784768" calcext:value-type="float">
            <text:p>784768</text:p>
          </table:table-cell>
          <table:table-cell office:value-type="float" office:value="1706032" calcext:value-type="float">
            <text:p>1706032</text:p>
          </table:table-cell>
          <table:table-cell office:value-type="float" office:value="2574420" calcext:value-type="float">
            <text:p>2574420</text:p>
          </table:table-cell>
          <table:table-cell office:value-type="float" office:value="24168178" calcext:value-type="float">
            <text:p>24168178</text:p>
          </table:table-cell>
          <table:table-cell office:value-type="float" office:value="3321" calcext:value-type="float">
            <text:p>3321</text:p>
          </table:table-cell>
          <table:table-cell office:value-type="float" office:value="10182797" calcext:value-type="float">
            <text:p>10182797</text:p>
          </table:table-cell>
          <table:table-cell office:value-type="float" office:value="128321573" calcext:value-type="float">
            <text:p>128321573</text:p>
          </table:table-cell>
          <table:table-cell office:value-type="float" office:value="5817" calcext:value-type="float">
            <text:p>5817</text:p>
          </table:table-cell>
          <table:table-cell office:value-type="float" office:value="38782408" calcext:value-type="float">
            <text:p>38782408</text:p>
          </table:table-cell>
          <table:table-cell office:value-type="float" office:value="620440927" calcext:value-type="float">
            <text:p>620440927</text:p>
          </table:table-cell>
          <table:table-cell office:value-type="float" office:value="11758" calcext:value-type="float">
            <text:p>11758</text:p>
          </table:table-cell>
          <table:table-cell office:value-type="float" office:value="158496356" calcext:value-type="float">
            <text:p>158496356</text:p>
          </table:table-cell>
          <table:table-cell office:value-type="float" office:value="4234192604" calcext:value-type="float">
            <text:p>4234192604</text:p>
          </table:table-cell>
          <table:table-cell office:value-type="float" office:value="26402" calcext:value-type="float">
            <text:p>26402</text:p>
          </table:table-cell>
          <table:table-cell office:value-type="float" office:value="973173500" calcext:value-type="float">
            <text:p>973173500</text:p>
          </table:table-cell>
        </table:table-row>
        <table:table-row table:style-name="ro1">
          <table:table-cell table:number-columns-repeated="6"/>
          <table:table-cell office:value-type="float" office:value="2757682" calcext:value-type="float">
            <text:p>2757682</text:p>
          </table:table-cell>
          <table:table-cell office:value-type="float" office:value="1276795" calcext:value-type="float">
            <text:p>1276795</text:p>
          </table:table-cell>
          <table:table-cell office:value-type="float" office:value="11086921" calcext:value-type="float">
            <text:p>11086921</text:p>
          </table:table-cell>
          <table:table-cell office:value-type="float" office:value="439301" calcext:value-type="float">
            <text:p>439301</text:p>
          </table:table-cell>
          <table:table-cell office:value-type="float" office:value="893945" calcext:value-type="float">
            <text:p>893945</text:p>
          </table:table-cell>
          <table:table-cell office:value-type="float" office:value="467190" calcext:value-type="float">
            <text:p>467190</text:p>
          </table:table-cell>
          <table:table-cell office:value-type="float" office:value="2645039" calcext:value-type="float">
            <text:p>2645039</text:p>
          </table:table-cell>
          <table:table-cell office:value-type="float" office:value="2442811" calcext:value-type="float">
            <text:p>2442811</text:p>
          </table:table-cell>
          <table:table-cell office:value-type="float" office:value="425334" calcext:value-type="float">
            <text:p>425334</text:p>
          </table:table-cell>
          <table:table-cell office:value-type="float" office:value="750704" calcext:value-type="float">
            <text:p>750704</text:p>
          </table:table-cell>
          <table:table-cell office:value-type="float" office:value="1005243" calcext:value-type="float">
            <text:p>1005243</text:p>
          </table:table-cell>
          <table:table-cell office:value-type="float" office:value="2419258" calcext:value-type="float">
            <text:p>2419258</text:p>
          </table:table-cell>
          <table:table-cell office:value-type="float" office:value="25124413" calcext:value-type="float">
            <text:p>25124413</text:p>
          </table:table-cell>
          <table:table-cell office:value-type="float" office:value="2890" calcext:value-type="float">
            <text:p>2890</text:p>
          </table:table-cell>
          <table:table-cell office:value-type="float" office:value="10042682" calcext:value-type="float">
            <text:p>10042682</text:p>
          </table:table-cell>
          <table:table-cell office:value-type="float" office:value="127297648" calcext:value-type="float">
            <text:p>127297648</text:p>
          </table:table-cell>
          <table:table-cell office:value-type="float" office:value="6807" calcext:value-type="float">
            <text:p>6807</text:p>
          </table:table-cell>
          <table:table-cell office:value-type="float" office:value="41249610" calcext:value-type="float">
            <text:p>41249610</text:p>
          </table:table-cell>
          <table:table-cell office:value-type="float" office:value="626223025" calcext:value-type="float">
            <text:p>626223025</text:p>
          </table:table-cell>
          <table:table-cell office:value-type="float" office:value="10253" calcext:value-type="float">
            <text:p>10253</text:p>
          </table:table-cell>
          <table:table-cell office:value-type="float" office:value="155935071" calcext:value-type="float">
            <text:p>155935071</text:p>
          </table:table-cell>
          <table:table-cell office:value-type="float" office:value="4244312428" calcext:value-type="float">
            <text:p>4244312428</text:p>
          </table:table-cell>
          <table:table-cell office:value-type="float" office:value="23328" calcext:value-type="float">
            <text:p>23328</text:p>
          </table:table-cell>
          <table:table-cell office:value-type="float" office:value="971295434" calcext:value-type="float">
            <text:p>971295434</text:p>
          </table:table-cell>
        </table:table-row>
        <table:table-row table:style-name="ro1">
          <table:table-cell table:number-columns-repeated="6"/>
          <table:table-cell office:value-type="float" office:value="2819128" calcext:value-type="float">
            <text:p>2819128</text:p>
          </table:table-cell>
          <table:table-cell office:value-type="float" office:value="1343773" calcext:value-type="float">
            <text:p>1343773</text:p>
          </table:table-cell>
          <table:table-cell office:value-type="float" office:value="13516007" calcext:value-type="float">
            <text:p>13516007</text:p>
          </table:table-cell>
          <table:table-cell office:value-type="float" office:value="438513" calcext:value-type="float">
            <text:p>438513</text:p>
          </table:table-cell>
          <table:table-cell office:value-type="float" office:value="871273" calcext:value-type="float">
            <text:p>871273</text:p>
          </table:table-cell>
          <table:table-cell office:value-type="float" office:value="471850" calcext:value-type="float">
            <text:p>471850</text:p>
          </table:table-cell>
          <table:table-cell office:value-type="float" office:value="1666092" calcext:value-type="float">
            <text:p>1666092</text:p>
          </table:table-cell>
          <table:table-cell office:value-type="float" office:value="2384766" calcext:value-type="float">
            <text:p>2384766</text:p>
          </table:table-cell>
          <table:table-cell office:value-type="float" office:value="427882" calcext:value-type="float">
            <text:p>427882</text:p>
          </table:table-cell>
          <table:table-cell office:value-type="float" office:value="406645" calcext:value-type="float">
            <text:p>406645</text:p>
          </table:table-cell>
          <table:table-cell office:value-type="float" office:value="1019690" calcext:value-type="float">
            <text:p>1019690</text:p>
          </table:table-cell>
          <table:table-cell office:value-type="float" office:value="2396624" calcext:value-type="float">
            <text:p>2396624</text:p>
          </table:table-cell>
          <table:table-cell office:value-type="float" office:value="25035981" calcext:value-type="float">
            <text:p>25035981</text:p>
          </table:table-cell>
          <table:table-cell office:value-type="float" office:value="3271" calcext:value-type="float">
            <text:p>3271</text:p>
          </table:table-cell>
          <table:table-cell office:value-type="float" office:value="9768882" calcext:value-type="float">
            <text:p>9768882</text:p>
          </table:table-cell>
          <table:table-cell office:value-type="float" office:value="128624716" calcext:value-type="float">
            <text:p>128624716</text:p>
          </table:table-cell>
          <table:table-cell office:value-type="float" office:value="4705" calcext:value-type="float">
            <text:p>4705</text:p>
          </table:table-cell>
          <table:table-cell office:value-type="float" office:value="38686130" calcext:value-type="float">
            <text:p>38686130</text:p>
          </table:table-cell>
          <table:table-cell office:value-type="float" office:value="621401294" calcext:value-type="float">
            <text:p>621401294</text:p>
          </table:table-cell>
          <table:table-cell office:value-type="float" office:value="9575" calcext:value-type="float">
            <text:p>9575</text:p>
          </table:table-cell>
          <table:table-cell office:value-type="float" office:value="158413731" calcext:value-type="float">
            <text:p>158413731</text:p>
          </table:table-cell>
          <table:table-cell office:value-type="float" office:value="4238522177" calcext:value-type="float">
            <text:p>4238522177</text:p>
          </table:table-cell>
          <table:table-cell office:value-type="float" office:value="23474" calcext:value-type="float">
            <text:p>23474</text:p>
          </table:table-cell>
          <table:table-cell office:value-type="float" office:value="973753650" calcext:value-type="float">
            <text:p>973753650</text:p>
          </table:table-cell>
        </table:table-row>
        <table:table-row table:style-name="ro1">
          <table:table-cell table:number-columns-repeated="6"/>
          <table:table-cell office:value-type="float" office:value="3111958" calcext:value-type="float">
            <text:p>3111958</text:p>
          </table:table-cell>
          <table:table-cell office:value-type="float" office:value="1731527" calcext:value-type="float">
            <text:p>1731527</text:p>
          </table:table-cell>
          <table:table-cell office:value-type="float" office:value="12278104" calcext:value-type="float">
            <text:p>12278104</text:p>
          </table:table-cell>
          <table:table-cell office:value-type="float" office:value="436855" calcext:value-type="float">
            <text:p>436855</text:p>
          </table:table-cell>
          <table:table-cell office:value-type="float" office:value="898154" calcext:value-type="float">
            <text:p>898154</text:p>
          </table:table-cell>
          <table:table-cell office:value-type="float" office:value="473664" calcext:value-type="float">
            <text:p>473664</text:p>
          </table:table-cell>
          <table:table-cell office:value-type="float" office:value="954183" calcext:value-type="float">
            <text:p>954183</text:p>
          </table:table-cell>
          <table:table-cell office:value-type="float" office:value="2431007" calcext:value-type="float">
            <text:p>2431007</text:p>
          </table:table-cell>
          <table:table-cell office:value-type="float" office:value="432378" calcext:value-type="float">
            <text:p>432378</text:p>
          </table:table-cell>
          <table:table-cell office:value-type="float" office:value="415816" calcext:value-type="float">
            <text:p>415816</text:p>
          </table:table-cell>
          <table:table-cell office:value-type="float" office:value="936646" calcext:value-type="float">
            <text:p>936646</text:p>
          </table:table-cell>
          <table:table-cell office:value-type="float" office:value="2378304" calcext:value-type="float">
            <text:p>2378304</text:p>
          </table:table-cell>
          <table:table-cell office:value-type="float" office:value="25800947" calcext:value-type="float">
            <text:p>25800947</text:p>
          </table:table-cell>
          <table:table-cell office:value-type="float" office:value="2619" calcext:value-type="float">
            <text:p>2619</text:p>
          </table:table-cell>
          <table:table-cell office:value-type="float" office:value="11623750" calcext:value-type="float">
            <text:p>11623750</text:p>
          </table:table-cell>
          <table:table-cell office:value-type="float" office:value="127477023" calcext:value-type="float">
            <text:p>127477023</text:p>
          </table:table-cell>
          <table:table-cell office:value-type="float" office:value="4358" calcext:value-type="float">
            <text:p>4358</text:p>
          </table:table-cell>
          <table:table-cell office:value-type="float" office:value="38642654" calcext:value-type="float">
            <text:p>38642654</text:p>
          </table:table-cell>
          <table:table-cell office:value-type="float" office:value="625694027" calcext:value-type="float">
            <text:p>625694027</text:p>
          </table:table-cell>
          <table:table-cell office:value-type="float" office:value="9486" calcext:value-type="float">
            <text:p>9486</text:p>
          </table:table-cell>
          <table:table-cell office:value-type="float" office:value="155152417" calcext:value-type="float">
            <text:p>155152417</text:p>
          </table:table-cell>
          <table:table-cell office:value-type="float" office:value="4270011456" calcext:value-type="float">
            <text:p>4270011456</text:p>
          </table:table-cell>
          <table:table-cell office:value-type="float" office:value="26635" calcext:value-type="float">
            <text:p>26635</text:p>
          </table:table-cell>
          <table:table-cell office:value-type="float" office:value="972649058" calcext:value-type="float">
            <text:p>972649058</text:p>
          </table:table-cell>
        </table:table-row>
        <table:table-row table:style-name="ro1">
          <table:table-cell table:number-columns-repeated="6"/>
          <table:table-cell office:value-type="float" office:value="3531078" calcext:value-type="float">
            <text:p>3531078</text:p>
          </table:table-cell>
          <table:table-cell office:value-type="float" office:value="1364628" calcext:value-type="float">
            <text:p>1364628</text:p>
          </table:table-cell>
          <table:table-cell office:value-type="float" office:value="10579480" calcext:value-type="float">
            <text:p>10579480</text:p>
          </table:table-cell>
          <table:table-cell office:value-type="float" office:value="441228" calcext:value-type="float">
            <text:p>441228</text:p>
          </table:table-cell>
          <table:table-cell office:value-type="float" office:value="827174" calcext:value-type="float">
            <text:p>827174</text:p>
          </table:table-cell>
          <table:table-cell office:value-type="float" office:value="749240" calcext:value-type="float">
            <text:p>749240</text:p>
          </table:table-cell>
          <table:table-cell office:value-type="float" office:value="934598" calcext:value-type="float">
            <text:p>934598</text:p>
          </table:table-cell>
          <table:table-cell office:value-type="float" office:value="3771004" calcext:value-type="float">
            <text:p>3771004</text:p>
          </table:table-cell>
          <table:table-cell office:value-type="float" office:value="436138" calcext:value-type="float">
            <text:p>436138</text:p>
          </table:table-cell>
          <table:table-cell office:value-type="float" office:value="407778" calcext:value-type="float">
            <text:p>407778</text:p>
          </table:table-cell>
          <table:table-cell office:value-type="float" office:value="927946" calcext:value-type="float">
            <text:p>927946</text:p>
          </table:table-cell>
          <table:table-cell office:value-type="float" office:value="2539869" calcext:value-type="float">
            <text:p>2539869</text:p>
          </table:table-cell>
          <table:table-cell office:value-type="float" office:value="25880504" calcext:value-type="float">
            <text:p>25880504</text:p>
          </table:table-cell>
          <table:table-cell office:value-type="float" office:value="2869" calcext:value-type="float">
            <text:p>2869</text:p>
          </table:table-cell>
          <table:table-cell office:value-type="float" office:value="12313421" calcext:value-type="float">
            <text:p>12313421</text:p>
          </table:table-cell>
          <table:table-cell office:value-type="float" office:value="129591031" calcext:value-type="float">
            <text:p>129591031</text:p>
          </table:table-cell>
          <table:table-cell office:value-type="float" office:value="6116" calcext:value-type="float">
            <text:p>6116</text:p>
          </table:table-cell>
          <table:table-cell office:value-type="float" office:value="41488208" calcext:value-type="float">
            <text:p>41488208</text:p>
          </table:table-cell>
          <table:table-cell office:value-type="float" office:value="622490957" calcext:value-type="float">
            <text:p>622490957</text:p>
          </table:table-cell>
          <table:table-cell office:value-type="float" office:value="8942" calcext:value-type="float">
            <text:p>8942</text:p>
          </table:table-cell>
          <table:table-cell office:value-type="float" office:value="156520718" calcext:value-type="float">
            <text:p>156520718</text:p>
          </table:table-cell>
          <table:table-cell office:value-type="float" office:value="4213051527" calcext:value-type="float">
            <text:p>4213051527</text:p>
          </table:table-cell>
          <table:table-cell office:value-type="float" office:value="28233" calcext:value-type="float">
            <text:p>28233</text:p>
          </table:table-cell>
          <table:table-cell office:value-type="float" office:value="974225080" calcext:value-type="float">
            <text:p>974225080</text:p>
          </table:table-cell>
        </table:table-row>
        <table:table-row table:style-name="ro1">
          <table:table-cell table:number-columns-repeated="6"/>
          <table:table-cell office:value-type="float" office:value="4061199" calcext:value-type="float">
            <text:p>4061199</text:p>
          </table:table-cell>
          <table:table-cell office:value-type="float" office:value="1424948" calcext:value-type="float">
            <text:p>1424948</text:p>
          </table:table-cell>
          <table:table-cell office:value-type="float" office:value="10990709" calcext:value-type="float">
            <text:p>10990709</text:p>
          </table:table-cell>
          <table:table-cell office:value-type="float" office:value="437163" calcext:value-type="float">
            <text:p>437163</text:p>
          </table:table-cell>
          <table:table-cell office:value-type="float" office:value="900176" calcext:value-type="float">
            <text:p>900176</text:p>
          </table:table-cell>
          <table:table-cell office:value-type="float" office:value="453045" calcext:value-type="float">
            <text:p>453045</text:p>
          </table:table-cell>
          <table:table-cell office:value-type="float" office:value="938027" calcext:value-type="float">
            <text:p>938027</text:p>
          </table:table-cell>
          <table:table-cell office:value-type="float" office:value="3077932" calcext:value-type="float">
            <text:p>3077932</text:p>
          </table:table-cell>
          <table:table-cell office:value-type="float" office:value="445341" calcext:value-type="float">
            <text:p>445341</text:p>
          </table:table-cell>
          <table:table-cell office:value-type="float" office:value="421597" calcext:value-type="float">
            <text:p>421597</text:p>
          </table:table-cell>
          <table:table-cell office:value-type="float" office:value="953723" calcext:value-type="float">
            <text:p>953723</text:p>
          </table:table-cell>
          <table:table-cell office:value-type="float" office:value="2437532" calcext:value-type="float">
            <text:p>2437532</text:p>
          </table:table-cell>
          <table:table-cell office:value-type="float" office:value="24322958" calcext:value-type="float">
            <text:p>24322958</text:p>
          </table:table-cell>
          <table:table-cell office:value-type="float" office:value="2207" calcext:value-type="float">
            <text:p>2207</text:p>
          </table:table-cell>
          <table:table-cell office:value-type="float" office:value="10115208" calcext:value-type="float">
            <text:p>10115208</text:p>
          </table:table-cell>
          <table:table-cell office:value-type="float" office:value="127747156" calcext:value-type="float">
            <text:p>127747156</text:p>
          </table:table-cell>
          <table:table-cell office:value-type="float" office:value="4332" calcext:value-type="float">
            <text:p>4332</text:p>
          </table:table-cell>
          <table:table-cell office:value-type="float" office:value="39054478" calcext:value-type="float">
            <text:p>39054478</text:p>
          </table:table-cell>
          <table:table-cell office:value-type="float" office:value="623597280" calcext:value-type="float">
            <text:p>623597280</text:p>
          </table:table-cell>
          <table:table-cell office:value-type="float" office:value="10428" calcext:value-type="float">
            <text:p>10428</text:p>
          </table:table-cell>
          <table:table-cell office:value-type="float" office:value="159591440" calcext:value-type="float">
            <text:p>159591440</text:p>
          </table:table-cell>
          <table:table-cell office:value-type="float" office:value="4201456922" calcext:value-type="float">
            <text:p>4201456922</text:p>
          </table:table-cell>
          <table:table-cell office:value-type="float" office:value="25920" calcext:value-type="float">
            <text:p>25920</text:p>
          </table:table-cell>
          <table:table-cell office:value-type="float" office:value="973769347" calcext:value-type="float">
            <text:p>973769347</text:p>
          </table:table-cell>
        </table:table-row>
        <table:table-row table:style-name="ro1">
          <table:table-cell table:number-columns-repeated="6"/>
          <table:table-cell office:value-type="float" office:value="3649099" calcext:value-type="float">
            <text:p>3649099</text:p>
          </table:table-cell>
          <table:table-cell office:value-type="float" office:value="1918879" calcext:value-type="float">
            <text:p>1918879</text:p>
          </table:table-cell>
          <table:table-cell office:value-type="float" office:value="7424926" calcext:value-type="float">
            <text:p>7424926</text:p>
          </table:table-cell>
          <table:table-cell office:value-type="float" office:value="403950" calcext:value-type="float">
            <text:p>403950</text:p>
          </table:table-cell>
          <table:table-cell office:value-type="float" office:value="877361" calcext:value-type="float">
            <text:p>877361</text:p>
          </table:table-cell>
          <table:table-cell office:value-type="float" office:value="431801" calcext:value-type="float">
            <text:p>431801</text:p>
          </table:table-cell>
          <table:table-cell office:value-type="float" office:value="939507" calcext:value-type="float">
            <text:p>939507</text:p>
          </table:table-cell>
          <table:table-cell office:value-type="float" office:value="2616054" calcext:value-type="float">
            <text:p>2616054</text:p>
          </table:table-cell>
          <table:table-cell office:value-type="float" office:value="467619" calcext:value-type="float">
            <text:p>467619</text:p>
          </table:table-cell>
          <table:table-cell office:value-type="float" office:value="410924" calcext:value-type="float">
            <text:p>410924</text:p>
          </table:table-cell>
          <table:table-cell office:value-type="float" office:value="930251" calcext:value-type="float">
            <text:p>930251</text:p>
          </table:table-cell>
          <table:table-cell office:value-type="float" office:value="2390641" calcext:value-type="float">
            <text:p>2390641</text:p>
          </table:table-cell>
          <table:table-cell office:value-type="float" office:value="24134100" calcext:value-type="float">
            <text:p>24134100</text:p>
          </table:table-cell>
          <table:table-cell office:value-type="float" office:value="2286" calcext:value-type="float">
            <text:p>2286</text:p>
          </table:table-cell>
          <table:table-cell office:value-type="float" office:value="9867590" calcext:value-type="float">
            <text:p>9867590</text:p>
          </table:table-cell>
          <table:table-cell office:value-type="float" office:value="128224823" calcext:value-type="float">
            <text:p>128224823</text:p>
          </table:table-cell>
          <table:table-cell office:value-type="float" office:value="4553" calcext:value-type="float">
            <text:p>4553</text:p>
          </table:table-cell>
          <table:table-cell office:value-type="float" office:value="38966321" calcext:value-type="float">
            <text:p>38966321</text:p>
          </table:table-cell>
          <table:table-cell office:value-type="float" office:value="623646456" calcext:value-type="float">
            <text:p>623646456</text:p>
          </table:table-cell>
          <table:table-cell office:value-type="float" office:value="10532" calcext:value-type="float">
            <text:p>10532</text:p>
          </table:table-cell>
          <table:table-cell office:value-type="float" office:value="158488474" calcext:value-type="float">
            <text:p>158488474</text:p>
          </table:table-cell>
          <table:table-cell office:value-type="float" office:value="4197153729" calcext:value-type="float">
            <text:p>4197153729</text:p>
          </table:table-cell>
          <table:table-cell office:value-type="float" office:value="23757" calcext:value-type="float">
            <text:p>23757</text:p>
          </table:table-cell>
          <table:table-cell office:value-type="float" office:value="975654442" calcext:value-type="float">
            <text:p>975654442</text:p>
          </table:table-cell>
        </table:table-row>
        <table:table-row table:style-name="ro1">
          <table:table-cell table:number-columns-repeated="6"/>
          <table:table-cell office:value-type="float" office:value="3535138" calcext:value-type="float">
            <text:p>3535138</text:p>
          </table:table-cell>
          <table:table-cell office:value-type="float" office:value="1557709" calcext:value-type="float">
            <text:p>1557709</text:p>
          </table:table-cell>
          <table:table-cell office:value-type="float" office:value="7555213" calcext:value-type="float">
            <text:p>7555213</text:p>
          </table:table-cell>
          <table:table-cell office:value-type="float" office:value="404166" calcext:value-type="float">
            <text:p>404166</text:p>
          </table:table-cell>
          <table:table-cell office:value-type="float" office:value="895943" calcext:value-type="float">
            <text:p>895943</text:p>
          </table:table-cell>
          <table:table-cell office:value-type="float" office:value="470119" calcext:value-type="float">
            <text:p>470119</text:p>
          </table:table-cell>
          <table:table-cell office:value-type="float" office:value="961506" calcext:value-type="float">
            <text:p>961506</text:p>
          </table:table-cell>
          <table:table-cell office:value-type="float" office:value="2619109" calcext:value-type="float">
            <text:p>2619109</text:p>
          </table:table-cell>
          <table:table-cell office:value-type="float" office:value="425423" calcext:value-type="float">
            <text:p>425423</text:p>
          </table:table-cell>
          <table:table-cell office:value-type="float" office:value="403364" calcext:value-type="float">
            <text:p>403364</text:p>
          </table:table-cell>
          <table:table-cell office:value-type="float" office:value="933065" calcext:value-type="float">
            <text:p>933065</text:p>
          </table:table-cell>
          <table:table-cell office:value-type="float" office:value="2413241" calcext:value-type="float">
            <text:p>2413241</text:p>
          </table:table-cell>
          <table:table-cell office:value-type="float" office:value="24297716" calcext:value-type="float">
            <text:p>24297716</text:p>
          </table:table-cell>
          <table:table-cell office:value-type="float" office:value="1978" calcext:value-type="float">
            <text:p>1978</text:p>
          </table:table-cell>
          <table:table-cell office:value-type="float" office:value="9954650" calcext:value-type="float">
            <text:p>9954650</text:p>
          </table:table-cell>
          <table:table-cell office:value-type="float" office:value="128032846" calcext:value-type="float">
            <text:p>128032846</text:p>
          </table:table-cell>
          <table:table-cell office:value-type="float" office:value="5024" calcext:value-type="float">
            <text:p>5024</text:p>
          </table:table-cell>
          <table:table-cell office:value-type="float" office:value="39575197" calcext:value-type="float">
            <text:p>39575197</text:p>
          </table:table-cell>
          <table:table-cell office:value-type="float" office:value="620695069" calcext:value-type="float">
            <text:p>620695069</text:p>
          </table:table-cell>
          <table:table-cell office:value-type="float" office:value="10704" calcext:value-type="float">
            <text:p>10704</text:p>
          </table:table-cell>
          <table:table-cell office:value-type="float" office:value="155726077" calcext:value-type="float">
            <text:p>155726077</text:p>
          </table:table-cell>
          <table:table-cell office:value-type="float" office:value="4217082440" calcext:value-type="float">
            <text:p>4217082440</text:p>
          </table:table-cell>
          <table:table-cell office:value-type="float" office:value="24380" calcext:value-type="float">
            <text:p>24380</text:p>
          </table:table-cell>
          <table:table-cell office:value-type="float" office:value="977252345" calcext:value-type="float">
            <text:p>977252345</text:p>
          </table:table-cell>
        </table:table-row>
        <table:table-row table:style-name="ro1">
          <table:table-cell table:number-columns-repeated="6"/>
          <table:table-cell office:value-type="float" office:value="3960923" calcext:value-type="float">
            <text:p>3960923</text:p>
          </table:table-cell>
          <table:table-cell office:value-type="float" office:value="1841331" calcext:value-type="float">
            <text:p>1841331</text:p>
          </table:table-cell>
          <table:table-cell office:value-type="float" office:value="7335643" calcext:value-type="float">
            <text:p>7335643</text:p>
          </table:table-cell>
          <table:table-cell office:value-type="float" office:value="422810" calcext:value-type="float">
            <text:p>422810</text:p>
          </table:table-cell>
          <table:table-cell office:value-type="float" office:value="886959" calcext:value-type="float">
            <text:p>886959</text:p>
          </table:table-cell>
          <table:table-cell office:value-type="float" office:value="5524247" calcext:value-type="float">
            <text:p>5524247</text:p>
          </table:table-cell>
          <table:table-cell office:value-type="float" office:value="1720498" calcext:value-type="float">
            <text:p>1720498</text:p>
          </table:table-cell>
          <table:table-cell office:value-type="float" office:value="2458384" calcext:value-type="float">
            <text:p>2458384</text:p>
          </table:table-cell>
          <table:table-cell office:value-type="float" office:value="434170" calcext:value-type="float">
            <text:p>434170</text:p>
          </table:table-cell>
          <table:table-cell office:value-type="float" office:value="3878274" calcext:value-type="float">
            <text:p>3878274</text:p>
          </table:table-cell>
          <table:table-cell office:value-type="float" office:value="1712259" calcext:value-type="float">
            <text:p>1712259</text:p>
          </table:table-cell>
          <table:table-cell office:value-type="float" office:value="2607043" calcext:value-type="float">
            <text:p>2607043</text:p>
          </table:table-cell>
          <table:table-cell office:value-type="float" office:value="24883640" calcext:value-type="float">
            <text:p>24883640</text:p>
          </table:table-cell>
          <table:table-cell office:value-type="float" office:value="1999" calcext:value-type="float">
            <text:p>1999</text:p>
          </table:table-cell>
          <table:table-cell office:value-type="float" office:value="11716075" calcext:value-type="float">
            <text:p>11716075</text:p>
          </table:table-cell>
          <table:table-cell office:value-type="float" office:value="129613968" calcext:value-type="float">
            <text:p>129613968</text:p>
          </table:table-cell>
          <table:table-cell office:value-type="float" office:value="19084" calcext:value-type="float">
            <text:p>19084</text:p>
          </table:table-cell>
          <table:table-cell office:value-type="float" office:value="38531661" calcext:value-type="float">
            <text:p>38531661</text:p>
          </table:table-cell>
          <table:table-cell office:value-type="float" office:value="624073588" calcext:value-type="float">
            <text:p>624073588</text:p>
          </table:table-cell>
          <table:table-cell office:value-type="float" office:value="9912" calcext:value-type="float">
            <text:p>9912</text:p>
          </table:table-cell>
          <table:table-cell office:value-type="float" office:value="158139806" calcext:value-type="float">
            <text:p>158139806</text:p>
          </table:table-cell>
          <table:table-cell office:value-type="float" office:value="4235171862" calcext:value-type="float">
            <text:p>4235171862</text:p>
          </table:table-cell>
          <table:table-cell office:value-type="float" office:value="23302" calcext:value-type="float">
            <text:p>23302</text:p>
          </table:table-cell>
          <table:table-cell office:value-type="float" office:value="971543736" calcext:value-type="float">
            <text:p>971543736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4.53pt" svg:y="220.42pt">
            <loext:p draw:notify-on-update-of-ranges="Sheet2.B2:Sheet2.E2 Sheet2.A3:Sheet2.A3 Sheet2.B3:Sheet2.E3 Sheet2.A4:Sheet2.A4 Sheet2.B4:Sheet2.E4 Sheet2.A5:Sheet2.A5 Sheet2.B5:Sheet2.E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election Sort</text:p>
          </table:table-cell>
          <table:table-cell table:number-columns-repeated="5"/>
          <table:table-cell office:value-type="float" office:value="34609963" calcext:value-type="float">
            <text:p>34609963</text:p>
          </table:table-cell>
          <table:table-cell office:value-type="float" office:value="249810" calcext:value-type="float">
            <text:p>249810</text:p>
          </table:table-cell>
          <table:table-cell office:value-type="float" office:value="36707181" calcext:value-type="float">
            <text:p>36707181</text:p>
          </table:table-cell>
          <table:table-cell office:value-type="float" office:value="30531750" calcext:value-type="float">
            <text:p>30531750</text:p>
          </table:table-cell>
          <table:table-cell office:value-type="float" office:value="497946" calcext:value-type="float">
            <text:p>497946</text:p>
          </table:table-cell>
          <table:table-cell office:value-type="float" office:value="39378993" calcext:value-type="float">
            <text:p>39378993</text:p>
          </table:table-cell>
          <table:table-cell office:value-type="float" office:value="93638861" calcext:value-type="float">
            <text:p>93638861</text:p>
          </table:table-cell>
          <table:table-cell office:value-type="float" office:value="966769" calcext:value-type="float">
            <text:p>966769</text:p>
          </table:table-cell>
          <table:table-cell office:value-type="float" office:value="129678598" calcext:value-type="float">
            <text:p>129678598</text:p>
          </table:table-cell>
          <table:table-cell office:value-type="float" office:value="288777916" calcext:value-type="float">
            <text:p>288777916</text:p>
          </table:table-cell>
          <table:table-cell office:value-type="float" office:value="2405059" calcext:value-type="float">
            <text:p>2405059</text:p>
          </table:table-cell>
          <table:table-cell office:value-type="float" office:value="586551463" calcext:value-type="float">
            <text:p>586551463</text:p>
          </table:table-cell>
        </table:table-row>
        <table:table-row table:style-name="ro1">
          <table:table-cell office:value-type="string" calcext:value-type="string">
            <text:p>Elements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11412231" calcext:value-type="float">
            <text:p>11412231</text:p>
          </table:table-cell>
          <table:table-cell office:value-type="float" office:value="234943" calcext:value-type="float">
            <text:p>234943</text:p>
          </table:table-cell>
          <table:table-cell office:value-type="float" office:value="20426028" calcext:value-type="float">
            <text:p>20426028</text:p>
          </table:table-cell>
          <table:table-cell office:value-type="float" office:value="33625023" calcext:value-type="float">
            <text:p>33625023</text:p>
          </table:table-cell>
          <table:table-cell office:value-type="float" office:value="491734" calcext:value-type="float">
            <text:p>491734</text:p>
          </table:table-cell>
          <table:table-cell office:value-type="float" office:value="42972392" calcext:value-type="float">
            <text:p>42972392</text:p>
          </table:table-cell>
          <table:table-cell office:value-type="float" office:value="62404282" calcext:value-type="float">
            <text:p>62404282</text:p>
          </table:table-cell>
          <table:table-cell office:value-type="float" office:value="977475" calcext:value-type="float">
            <text:p>977475</text:p>
          </table:table-cell>
          <table:table-cell office:value-type="float" office:value="134977675" calcext:value-type="float">
            <text:p>134977675</text:p>
          </table:table-cell>
          <table:table-cell office:value-type="float" office:value="279320754" calcext:value-type="float">
            <text:p>279320754</text:p>
          </table:table-cell>
          <table:table-cell office:value-type="float" office:value="1111452" calcext:value-type="float">
            <text:p>1111452</text:p>
          </table:table-cell>
          <table:table-cell office:value-type="float" office:value="608902338" calcext:value-type="float">
            <text:p>608902338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table:formula="of:=(SUM([.G1:.G100]))/100" office:value-type="float" office:value="6196503.6" calcext:value-type="float">
            <text:p>6196503.6</text:p>
          </table:table-cell>
          <table:table-cell table:formula="of:=(SUM([.J1:.J100]))/100" office:value-type="float" office:value="21321028.76" calcext:value-type="float">
            <text:p>21321028.76</text:p>
          </table:table-cell>
          <table:table-cell table:formula="of:=(SUM([.M1:.M100]))/100" office:value-type="float" office:value="78286489.57" calcext:value-type="float">
            <text:p>78286489.57</text:p>
          </table:table-cell>
          <table:table-cell table:formula="of:=(SUM([.P1:.P100]))/100" office:value-type="float" office:value="479909184.89" calcext:value-type="float">
            <text:p>479909184.89</text:p>
          </table:table-cell>
          <table:table-cell/>
          <table:table-cell office:value-type="float" office:value="9084756" calcext:value-type="float">
            <text:p>9084756</text:p>
          </table:table-cell>
          <table:table-cell office:value-type="float" office:value="287022" calcext:value-type="float">
            <text:p>287022</text:p>
          </table:table-cell>
          <table:table-cell office:value-type="float" office:value="19423940" calcext:value-type="float">
            <text:p>19423940</text:p>
          </table:table-cell>
          <table:table-cell office:value-type="float" office:value="34582847" calcext:value-type="float">
            <text:p>34582847</text:p>
          </table:table-cell>
          <table:table-cell office:value-type="float" office:value="495972" calcext:value-type="float">
            <text:p>495972</text:p>
          </table:table-cell>
          <table:table-cell office:value-type="float" office:value="72529816" calcext:value-type="float">
            <text:p>72529816</text:p>
          </table:table-cell>
          <table:table-cell office:value-type="float" office:value="76780516" calcext:value-type="float">
            <text:p>76780516</text:p>
          </table:table-cell>
          <table:table-cell office:value-type="float" office:value="953157" calcext:value-type="float">
            <text:p>953157</text:p>
          </table:table-cell>
          <table:table-cell office:value-type="float" office:value="200463864" calcext:value-type="float">
            <text:p>200463864</text:p>
          </table:table-cell>
          <table:table-cell office:value-type="float" office:value="511469169" calcext:value-type="float">
            <text:p>511469169</text:p>
          </table:table-cell>
          <table:table-cell office:value-type="float" office:value="490221" calcext:value-type="float">
            <text:p>490221</text:p>
          </table:table-cell>
          <table:table-cell office:value-type="float" office:value="1085525455" calcext:value-type="float">
            <text:p>1085525455</text:p>
          </table:table-cell>
        </table:table-row>
        <table:table-row table:style-name="ro1">
          <table:table-cell office:value-type="string" calcext:value-type="string">
            <text:p>Ascending</text:p>
          </table:table-cell>
          <table:table-cell table:formula="of:=(SUM([.H1:.H100]))/100" office:value-type="float" office:value="51072.08" calcext:value-type="float">
            <text:p>51072.08</text:p>
          </table:table-cell>
          <table:table-cell table:formula="of:=(SUM([.K1:.K100]))/100" office:value-type="float" office:value="45148.2" calcext:value-type="float">
            <text:p>45148.2</text:p>
          </table:table-cell>
          <table:table-cell table:formula="of:=(SUM([.N1:.N100]))/100" office:value-type="float" office:value="49243" calcext:value-type="float">
            <text:p>49243</text:p>
          </table:table-cell>
          <table:table-cell table:formula="of:=(SUM([.Q1:.Q100]))/100" office:value-type="float" office:value="67561.54" calcext:value-type="float">
            <text:p>67561.54</text:p>
          </table:table-cell>
          <table:table-cell/>
          <table:table-cell office:value-type="float" office:value="8943032" calcext:value-type="float">
            <text:p>8943032</text:p>
          </table:table-cell>
          <table:table-cell office:value-type="float" office:value="265216" calcext:value-type="float">
            <text:p>265216</text:p>
          </table:table-cell>
          <table:table-cell office:value-type="float" office:value="22417306" calcext:value-type="float">
            <text:p>22417306</text:p>
          </table:table-cell>
          <table:table-cell office:value-type="float" office:value="18772781" calcext:value-type="float">
            <text:p>18772781</text:p>
          </table:table-cell>
          <table:table-cell office:value-type="float" office:value="495182" calcext:value-type="float">
            <text:p>495182</text:p>
          </table:table-cell>
          <table:table-cell office:value-type="float" office:value="56781173" calcext:value-type="float">
            <text:p>56781173</text:p>
          </table:table-cell>
          <table:table-cell office:value-type="float" office:value="75500590" calcext:value-type="float">
            <text:p>75500590</text:p>
          </table:table-cell>
          <table:table-cell office:value-type="float" office:value="521958" calcext:value-type="float">
            <text:p>521958</text:p>
          </table:table-cell>
          <table:table-cell office:value-type="float" office:value="179299796" calcext:value-type="float">
            <text:p>179299796</text:p>
          </table:table-cell>
          <table:table-cell office:value-type="float" office:value="482839605" calcext:value-type="float">
            <text:p>482839605</text:p>
          </table:table-cell>
          <table:table-cell office:value-type="float" office:value="162743" calcext:value-type="float">
            <text:p>162743</text:p>
          </table:table-cell>
          <table:table-cell office:value-type="float" office:value="1062749385" calcext:value-type="float">
            <text:p>1062749385</text:p>
          </table:table-cell>
        </table:table-row>
        <table:table-row table:style-name="ro1">
          <table:table-cell office:value-type="string" calcext:value-type="string">
            <text:p>Descending</text:p>
          </table:table-cell>
          <table:table-cell table:formula="of:=(SUM([.I1:.I100]))/100" office:value-type="float" office:value="12252013.66" calcext:value-type="float">
            <text:p>12252013.66</text:p>
          </table:table-cell>
          <table:table-cell table:formula="of:=(SUM([.L1:.L100]))/100" office:value-type="float" office:value="45207746.03" calcext:value-type="float">
            <text:p>45207746.03</text:p>
          </table:table-cell>
          <table:table-cell table:formula="of:=(SUM([.O1:.O100]))/100" office:value-type="float" office:value="173406251.29" calcext:value-type="float">
            <text:p>173406251.29</text:p>
          </table:table-cell>
          <table:table-cell table:formula="of:=(SUM([.R1:.R100]))/100" office:value-type="float" office:value="1106892863.96" calcext:value-type="float">
            <text:p>1106892863.96</text:p>
          </table:table-cell>
          <table:table-cell/>
          <table:table-cell office:value-type="float" office:value="8809740" calcext:value-type="float">
            <text:p>8809740</text:p>
          </table:table-cell>
          <table:table-cell office:value-type="float" office:value="250794" calcext:value-type="float">
            <text:p>250794</text:p>
          </table:table-cell>
          <table:table-cell office:value-type="float" office:value="14205316" calcext:value-type="float">
            <text:p>14205316</text:p>
          </table:table-cell>
          <table:table-cell office:value-type="float" office:value="18695310" calcext:value-type="float">
            <text:p>18695310</text:p>
          </table:table-cell>
          <table:table-cell office:value-type="float" office:value="496525" calcext:value-type="float">
            <text:p>496525</text:p>
          </table:table-cell>
          <table:table-cell office:value-type="float" office:value="42484520" calcext:value-type="float">
            <text:p>42484520</text:p>
          </table:table-cell>
          <table:table-cell office:value-type="float" office:value="77143808" calcext:value-type="float">
            <text:p>77143808</text:p>
          </table:table-cell>
          <table:table-cell office:value-type="float" office:value="137358" calcext:value-type="float">
            <text:p>137358</text:p>
          </table:table-cell>
          <table:table-cell office:value-type="float" office:value="169578549" calcext:value-type="float">
            <text:p>169578549</text:p>
          </table:table-cell>
          <table:table-cell office:value-type="float" office:value="473068338" calcext:value-type="float">
            <text:p>473068338</text:p>
          </table:table-cell>
          <table:table-cell office:value-type="float" office:value="38428" calcext:value-type="float">
            <text:p>38428</text:p>
          </table:table-cell>
          <table:table-cell office:value-type="float" office:value="1062115715" calcext:value-type="float">
            <text:p>1062115715</text:p>
          </table:table-cell>
        </table:table-row>
        <table:table-row table:style-name="ro1">
          <table:table-cell table:number-columns-repeated="6"/>
          <table:table-cell office:value-type="float" office:value="9313551" calcext:value-type="float">
            <text:p>9313551</text:p>
          </table:table-cell>
          <table:table-cell office:value-type="float" office:value="241119" calcext:value-type="float">
            <text:p>241119</text:p>
          </table:table-cell>
          <table:table-cell office:value-type="float" office:value="11367178" calcext:value-type="float">
            <text:p>11367178</text:p>
          </table:table-cell>
          <table:table-cell office:value-type="float" office:value="20251994" calcext:value-type="float">
            <text:p>20251994</text:p>
          </table:table-cell>
          <table:table-cell office:value-type="float" office:value="495068" calcext:value-type="float">
            <text:p>495068</text:p>
          </table:table-cell>
          <table:table-cell office:value-type="float" office:value="42098342" calcext:value-type="float">
            <text:p>42098342</text:p>
          </table:table-cell>
          <table:table-cell office:value-type="float" office:value="94267588" calcext:value-type="float">
            <text:p>94267588</text:p>
          </table:table-cell>
          <table:table-cell office:value-type="float" office:value="215887" calcext:value-type="float">
            <text:p>215887</text:p>
          </table:table-cell>
          <table:table-cell office:value-type="float" office:value="193474365" calcext:value-type="float">
            <text:p>193474365</text:p>
          </table:table-cell>
          <table:table-cell office:value-type="float" office:value="506110023" calcext:value-type="float">
            <text:p>506110023</text:p>
          </table:table-cell>
          <table:table-cell office:value-type="float" office:value="37013" calcext:value-type="float">
            <text:p>37013</text:p>
          </table:table-cell>
          <table:table-cell office:value-type="float" office:value="1065410192" calcext:value-type="float">
            <text:p>1065410192</text:p>
          </table:table-cell>
        </table:table-row>
        <table:table-row table:style-name="ro1">
          <table:table-cell table:number-columns-repeated="6"/>
          <table:table-cell office:value-type="float" office:value="9473146" calcext:value-type="float">
            <text:p>9473146</text:p>
          </table:table-cell>
          <table:table-cell office:value-type="float" office:value="238915" calcext:value-type="float">
            <text:p>238915</text:p>
          </table:table-cell>
          <table:table-cell office:value-type="float" office:value="10576555" calcext:value-type="float">
            <text:p>10576555</text:p>
          </table:table-cell>
          <table:table-cell office:value-type="float" office:value="19511585" calcext:value-type="float">
            <text:p>19511585</text:p>
          </table:table-cell>
          <table:table-cell office:value-type="float" office:value="551163" calcext:value-type="float">
            <text:p>551163</text:p>
          </table:table-cell>
          <table:table-cell office:value-type="float" office:value="42152896" calcext:value-type="float">
            <text:p>42152896</text:p>
          </table:table-cell>
          <table:table-cell office:value-type="float" office:value="77289571" calcext:value-type="float">
            <text:p>77289571</text:p>
          </table:table-cell>
          <table:table-cell office:value-type="float" office:value="210346" calcext:value-type="float">
            <text:p>210346</text:p>
          </table:table-cell>
          <table:table-cell office:value-type="float" office:value="177272848" calcext:value-type="float">
            <text:p>177272848</text:p>
          </table:table-cell>
          <table:table-cell office:value-type="float" office:value="478646358" calcext:value-type="float">
            <text:p>478646358</text:p>
          </table:table-cell>
          <table:table-cell office:value-type="float" office:value="23500" calcext:value-type="float">
            <text:p>23500</text:p>
          </table:table-cell>
          <table:table-cell office:value-type="float" office:value="1067362516" calcext:value-type="float">
            <text:p>1067362516</text:p>
          </table:table-cell>
        </table:table-row>
        <table:table-row table:style-name="ro1">
          <table:table-cell table:number-columns-repeated="6"/>
          <table:table-cell office:value-type="float" office:value="9164032" calcext:value-type="float">
            <text:p>9164032</text:p>
          </table:table-cell>
          <table:table-cell office:value-type="float" office:value="232716" calcext:value-type="float">
            <text:p>232716</text:p>
          </table:table-cell>
          <table:table-cell office:value-type="float" office:value="13415237" calcext:value-type="float">
            <text:p>13415237</text:p>
          </table:table-cell>
          <table:table-cell office:value-type="float" office:value="18679215" calcext:value-type="float">
            <text:p>18679215</text:p>
          </table:table-cell>
          <table:table-cell office:value-type="float" office:value="71679" calcext:value-type="float">
            <text:p>71679</text:p>
          </table:table-cell>
          <table:table-cell office:value-type="float" office:value="43955253" calcext:value-type="float">
            <text:p>43955253</text:p>
          </table:table-cell>
          <table:table-cell office:value-type="float" office:value="81735589" calcext:value-type="float">
            <text:p>81735589</text:p>
          </table:table-cell>
          <table:table-cell office:value-type="float" office:value="16627" calcext:value-type="float">
            <text:p>16627</text:p>
          </table:table-cell>
          <table:table-cell office:value-type="float" office:value="174245318" calcext:value-type="float">
            <text:p>174245318</text:p>
          </table:table-cell>
          <table:table-cell office:value-type="float" office:value="480023696" calcext:value-type="float">
            <text:p>480023696</text:p>
          </table:table-cell>
          <table:table-cell office:value-type="float" office:value="26763" calcext:value-type="float">
            <text:p>26763</text:p>
          </table:table-cell>
          <table:table-cell office:value-type="float" office:value="1082823904" calcext:value-type="float">
            <text:p>1082823904</text:p>
          </table:table-cell>
        </table:table-row>
        <table:table-row table:style-name="ro1">
          <table:table-cell table:number-columns-repeated="6"/>
          <table:table-cell office:value-type="float" office:value="9265780" calcext:value-type="float">
            <text:p>9265780</text:p>
          </table:table-cell>
          <table:table-cell office:value-type="float" office:value="246755" calcext:value-type="float">
            <text:p>246755</text:p>
          </table:table-cell>
          <table:table-cell office:value-type="float" office:value="10601109" calcext:value-type="float">
            <text:p>10601109</text:p>
          </table:table-cell>
          <table:table-cell office:value-type="float" office:value="19084713" calcext:value-type="float">
            <text:p>19084713</text:p>
          </table:table-cell>
          <table:table-cell office:value-type="float" office:value="58388" calcext:value-type="float">
            <text:p>58388</text:p>
          </table:table-cell>
          <table:table-cell office:value-type="float" office:value="59813488" calcext:value-type="float">
            <text:p>59813488</text:p>
          </table:table-cell>
          <table:table-cell office:value-type="float" office:value="80386983" calcext:value-type="float">
            <text:p>80386983</text:p>
          </table:table-cell>
          <table:table-cell office:value-type="float" office:value="9750" calcext:value-type="float">
            <text:p>9750</text:p>
          </table:table-cell>
          <table:table-cell office:value-type="float" office:value="174070508" calcext:value-type="float">
            <text:p>174070508</text:p>
          </table:table-cell>
          <table:table-cell office:value-type="float" office:value="561220753" calcext:value-type="float">
            <text:p>561220753</text:p>
          </table:table-cell>
          <table:table-cell office:value-type="float" office:value="24413" calcext:value-type="float">
            <text:p>24413</text:p>
          </table:table-cell>
          <table:table-cell office:value-type="float" office:value="1311869434" calcext:value-type="float">
            <text:p>1311869434</text:p>
          </table:table-cell>
        </table:table-row>
        <table:table-row table:style-name="ro1">
          <table:table-cell table:number-columns-repeated="6"/>
          <table:table-cell office:value-type="float" office:value="9149017" calcext:value-type="float">
            <text:p>9149017</text:p>
          </table:table-cell>
          <table:table-cell office:value-type="float" office:value="244011" calcext:value-type="float">
            <text:p>244011</text:p>
          </table:table-cell>
          <table:table-cell office:value-type="float" office:value="10517761" calcext:value-type="float">
            <text:p>10517761</text:p>
          </table:table-cell>
          <table:table-cell office:value-type="float" office:value="18941900" calcext:value-type="float">
            <text:p>18941900</text:p>
          </table:table-cell>
          <table:table-cell office:value-type="float" office:value="55714" calcext:value-type="float">
            <text:p>55714</text:p>
          </table:table-cell>
          <table:table-cell office:value-type="float" office:value="79850446" calcext:value-type="float">
            <text:p>79850446</text:p>
          </table:table-cell>
          <table:table-cell office:value-type="float" office:value="74896360" calcext:value-type="float">
            <text:p>74896360</text:p>
          </table:table-cell>
          <table:table-cell office:value-type="float" office:value="10299" calcext:value-type="float">
            <text:p>10299</text:p>
          </table:table-cell>
          <table:table-cell office:value-type="float" office:value="173172261" calcext:value-type="float">
            <text:p>173172261</text:p>
          </table:table-cell>
          <table:table-cell office:value-type="float" office:value="523312876" calcext:value-type="float">
            <text:p>523312876</text:p>
          </table:table-cell>
          <table:table-cell office:value-type="float" office:value="22772" calcext:value-type="float">
            <text:p>22772</text:p>
          </table:table-cell>
          <table:table-cell office:value-type="float" office:value="1281787105" calcext:value-type="float">
            <text:p>1281787105</text:p>
          </table:table-cell>
        </table:table-row>
        <table:table-row table:style-name="ro1">
          <table:table-cell table:number-columns-repeated="6"/>
          <table:table-cell office:value-type="float" office:value="8360007" calcext:value-type="float">
            <text:p>8360007</text:p>
          </table:table-cell>
          <table:table-cell office:value-type="float" office:value="160259" calcext:value-type="float">
            <text:p>160259</text:p>
          </table:table-cell>
          <table:table-cell office:value-type="float" office:value="10553197" calcext:value-type="float">
            <text:p>10553197</text:p>
          </table:table-cell>
          <table:table-cell office:value-type="float" office:value="35190279" calcext:value-type="float">
            <text:p>35190279</text:p>
          </table:table-cell>
          <table:table-cell office:value-type="float" office:value="113744" calcext:value-type="float">
            <text:p>113744</text:p>
          </table:table-cell>
          <table:table-cell office:value-type="float" office:value="88893724" calcext:value-type="float">
            <text:p>88893724</text:p>
          </table:table-cell>
          <table:table-cell office:value-type="float" office:value="74966857" calcext:value-type="float">
            <text:p>74966857</text:p>
          </table:table-cell>
          <table:table-cell office:value-type="float" office:value="10277" calcext:value-type="float">
            <text:p>10277</text:p>
          </table:table-cell>
          <table:table-cell office:value-type="float" office:value="169497162" calcext:value-type="float">
            <text:p>169497162</text:p>
          </table:table-cell>
          <table:table-cell office:value-type="float" office:value="513864215" calcext:value-type="float">
            <text:p>513864215</text:p>
          </table:table-cell>
          <table:table-cell office:value-type="float" office:value="32895" calcext:value-type="float">
            <text:p>32895</text:p>
          </table:table-cell>
          <table:table-cell office:value-type="float" office:value="1492696896" calcext:value-type="float">
            <text:p>1492696896</text:p>
          </table:table-cell>
        </table:table-row>
        <table:table-row table:style-name="ro1">
          <table:table-cell table:number-columns-repeated="6"/>
          <table:table-cell office:value-type="float" office:value="4777324" calcext:value-type="float">
            <text:p>4777324</text:p>
          </table:table-cell>
          <table:table-cell office:value-type="float" office:value="250010" calcext:value-type="float">
            <text:p>250010</text:p>
          </table:table-cell>
          <table:table-cell office:value-type="float" office:value="10564005" calcext:value-type="float">
            <text:p>10564005</text:p>
          </table:table-cell>
          <table:table-cell office:value-type="float" office:value="28083154" calcext:value-type="float">
            <text:p>28083154</text:p>
          </table:table-cell>
          <table:table-cell office:value-type="float" office:value="204421" calcext:value-type="float">
            <text:p>204421</text:p>
          </table:table-cell>
          <table:table-cell office:value-type="float" office:value="42203064" calcext:value-type="float">
            <text:p>42203064</text:p>
          </table:table-cell>
          <table:table-cell office:value-type="float" office:value="76975162" calcext:value-type="float">
            <text:p>76975162</text:p>
          </table:table-cell>
          <table:table-cell office:value-type="float" office:value="8528" calcext:value-type="float">
            <text:p>8528</text:p>
          </table:table-cell>
          <table:table-cell office:value-type="float" office:value="169872937" calcext:value-type="float">
            <text:p>169872937</text:p>
          </table:table-cell>
          <table:table-cell office:value-type="float" office:value="545150643" calcext:value-type="float">
            <text:p>545150643</text:p>
          </table:table-cell>
          <table:table-cell office:value-type="float" office:value="27341" calcext:value-type="float">
            <text:p>27341</text:p>
          </table:table-cell>
          <table:table-cell office:value-type="float" office:value="1182939514" calcext:value-type="float">
            <text:p>1182939514</text:p>
          </table:table-cell>
        </table:table-row>
        <table:table-row table:style-name="ro1">
          <table:table-cell table:number-columns-repeated="6"/>
          <table:table-cell office:value-type="float" office:value="5653698" calcext:value-type="float">
            <text:p>5653698</text:p>
          </table:table-cell>
          <table:table-cell office:value-type="float" office:value="368710" calcext:value-type="float">
            <text:p>368710</text:p>
          </table:table-cell>
          <table:table-cell office:value-type="float" office:value="11468375" calcext:value-type="float">
            <text:p>11468375</text:p>
          </table:table-cell>
          <table:table-cell office:value-type="float" office:value="18757150" calcext:value-type="float">
            <text:p>18757150</text:p>
          </table:table-cell>
          <table:table-cell office:value-type="float" office:value="14391" calcext:value-type="float">
            <text:p>14391</text:p>
          </table:table-cell>
          <table:table-cell office:value-type="float" office:value="42992589" calcext:value-type="float">
            <text:p>42992589</text:p>
          </table:table-cell>
          <table:table-cell office:value-type="float" office:value="76408779" calcext:value-type="float">
            <text:p>76408779</text:p>
          </table:table-cell>
          <table:table-cell office:value-type="float" office:value="9044" calcext:value-type="float">
            <text:p>9044</text:p>
          </table:table-cell>
          <table:table-cell office:value-type="float" office:value="169224309" calcext:value-type="float">
            <text:p>169224309</text:p>
          </table:table-cell>
          <table:table-cell office:value-type="float" office:value="511116395" calcext:value-type="float">
            <text:p>511116395</text:p>
          </table:table-cell>
          <table:table-cell office:value-type="float" office:value="25402" calcext:value-type="float">
            <text:p>25402</text:p>
          </table:table-cell>
          <table:table-cell office:value-type="float" office:value="1062171785" calcext:value-type="float">
            <text:p>1062171785</text:p>
          </table:table-cell>
        </table:table-row>
        <table:table-row table:style-name="ro1">
          <table:table-cell table:number-columns-repeated="6"/>
          <table:table-cell office:value-type="float" office:value="4760578" calcext:value-type="float">
            <text:p>4760578</text:p>
          </table:table-cell>
          <table:table-cell office:value-type="float" office:value="60309" calcext:value-type="float">
            <text:p>60309</text:p>
          </table:table-cell>
          <table:table-cell office:value-type="float" office:value="10544062" calcext:value-type="float">
            <text:p>10544062</text:p>
          </table:table-cell>
          <table:table-cell office:value-type="float" office:value="18710966" calcext:value-type="float">
            <text:p>18710966</text:p>
          </table:table-cell>
          <table:table-cell office:value-type="float" office:value="17881" calcext:value-type="float">
            <text:p>17881</text:p>
          </table:table-cell>
          <table:table-cell office:value-type="float" office:value="42116668" calcext:value-type="float">
            <text:p>42116668</text:p>
          </table:table-cell>
          <table:table-cell office:value-type="float" office:value="80389132" calcext:value-type="float">
            <text:p>80389132</text:p>
          </table:table-cell>
          <table:table-cell office:value-type="float" office:value="9062" calcext:value-type="float">
            <text:p>9062</text:p>
          </table:table-cell>
          <table:table-cell office:value-type="float" office:value="173833895" calcext:value-type="float">
            <text:p>173833895</text:p>
          </table:table-cell>
          <table:table-cell office:value-type="float" office:value="475717238" calcext:value-type="float">
            <text:p>475717238</text:p>
          </table:table-cell>
          <table:table-cell office:value-type="float" office:value="24994" calcext:value-type="float">
            <text:p>24994</text:p>
          </table:table-cell>
          <table:table-cell office:value-type="float" office:value="1283825456" calcext:value-type="float">
            <text:p>1283825456</text:p>
          </table:table-cell>
        </table:table-row>
        <table:table-row table:style-name="ro1">
          <table:table-cell table:number-columns-repeated="6"/>
          <table:table-cell office:value-type="float" office:value="4826835" calcext:value-type="float">
            <text:p>4826835</text:p>
          </table:table-cell>
          <table:table-cell office:value-type="float" office:value="48139" calcext:value-type="float">
            <text:p>48139</text:p>
          </table:table-cell>
          <table:table-cell office:value-type="float" office:value="10580235" calcext:value-type="float">
            <text:p>10580235</text:p>
          </table:table-cell>
          <table:table-cell office:value-type="float" office:value="19499090" calcext:value-type="float">
            <text:p>19499090</text:p>
          </table:table-cell>
          <table:table-cell office:value-type="float" office:value="14520" calcext:value-type="float">
            <text:p>14520</text:p>
          </table:table-cell>
          <table:table-cell office:value-type="float" office:value="43497689" calcext:value-type="float">
            <text:p>43497689</text:p>
          </table:table-cell>
          <table:table-cell office:value-type="float" office:value="77502746" calcext:value-type="float">
            <text:p>77502746</text:p>
          </table:table-cell>
          <table:table-cell office:value-type="float" office:value="8850" calcext:value-type="float">
            <text:p>8850</text:p>
          </table:table-cell>
          <table:table-cell office:value-type="float" office:value="168193178" calcext:value-type="float">
            <text:p>168193178</text:p>
          </table:table-cell>
          <table:table-cell office:value-type="float" office:value="492553260" calcext:value-type="float">
            <text:p>492553260</text:p>
          </table:table-cell>
          <table:table-cell office:value-type="float" office:value="52071" calcext:value-type="float">
            <text:p>52071</text:p>
          </table:table-cell>
          <table:table-cell office:value-type="float" office:value="1138004177" calcext:value-type="float">
            <text:p>1138004177</text:p>
          </table:table-cell>
        </table:table-row>
        <table:table-row table:style-name="ro1">
          <table:table-cell table:number-columns-repeated="6"/>
          <table:table-cell office:value-type="float" office:value="5375573" calcext:value-type="float">
            <text:p>5375573</text:p>
          </table:table-cell>
          <table:table-cell office:value-type="float" office:value="50613" calcext:value-type="float">
            <text:p>50613</text:p>
          </table:table-cell>
          <table:table-cell office:value-type="float" office:value="11036497" calcext:value-type="float">
            <text:p>11036497</text:p>
          </table:table-cell>
          <table:table-cell office:value-type="float" office:value="18671409" calcext:value-type="float">
            <text:p>18671409</text:p>
          </table:table-cell>
          <table:table-cell office:value-type="float" office:value="4854" calcext:value-type="float">
            <text:p>4854</text:p>
          </table:table-cell>
          <table:table-cell office:value-type="float" office:value="42265392" calcext:value-type="float">
            <text:p>42265392</text:p>
          </table:table-cell>
          <table:table-cell office:value-type="float" office:value="75856213" calcext:value-type="float">
            <text:p>75856213</text:p>
          </table:table-cell>
          <table:table-cell office:value-type="float" office:value="10050" calcext:value-type="float">
            <text:p>10050</text:p>
          </table:table-cell>
          <table:table-cell office:value-type="float" office:value="169432794" calcext:value-type="float">
            <text:p>169432794</text:p>
          </table:table-cell>
          <table:table-cell office:value-type="float" office:value="472149012" calcext:value-type="float">
            <text:p>472149012</text:p>
          </table:table-cell>
          <table:table-cell office:value-type="float" office:value="23094" calcext:value-type="float">
            <text:p>23094</text:p>
          </table:table-cell>
          <table:table-cell office:value-type="float" office:value="1387925150" calcext:value-type="float">
            <text:p>1387925150</text:p>
          </table:table-cell>
        </table:table-row>
        <table:table-row table:style-name="ro1">
          <table:table-cell table:number-columns-repeated="6"/>
          <table:table-cell office:value-type="float" office:value="4760429" calcext:value-type="float">
            <text:p>4760429</text:p>
          </table:table-cell>
          <table:table-cell office:value-type="float" office:value="29972" calcext:value-type="float">
            <text:p>29972</text:p>
          </table:table-cell>
          <table:table-cell office:value-type="float" office:value="11958966" calcext:value-type="float">
            <text:p>11958966</text:p>
          </table:table-cell>
          <table:table-cell office:value-type="float" office:value="18685124" calcext:value-type="float">
            <text:p>18685124</text:p>
          </table:table-cell>
          <table:table-cell office:value-type="float" office:value="4444" calcext:value-type="float">
            <text:p>4444</text:p>
          </table:table-cell>
          <table:table-cell office:value-type="float" office:value="42191213" calcext:value-type="float">
            <text:p>42191213</text:p>
          </table:table-cell>
          <table:table-cell office:value-type="float" office:value="74938930" calcext:value-type="float">
            <text:p>74938930</text:p>
          </table:table-cell>
          <table:table-cell office:value-type="float" office:value="9670" calcext:value-type="float">
            <text:p>9670</text:p>
          </table:table-cell>
          <table:table-cell office:value-type="float" office:value="170070316" calcext:value-type="float">
            <text:p>170070316</text:p>
          </table:table-cell>
          <table:table-cell office:value-type="float" office:value="480152478" calcext:value-type="float">
            <text:p>480152478</text:p>
          </table:table-cell>
          <table:table-cell office:value-type="float" office:value="24872" calcext:value-type="float">
            <text:p>24872</text:p>
          </table:table-cell>
          <table:table-cell office:value-type="float" office:value="1091536373" calcext:value-type="float">
            <text:p>1091536373</text:p>
          </table:table-cell>
        </table:table-row>
        <table:table-row table:style-name="ro1">
          <table:table-cell table:number-columns-repeated="6"/>
          <table:table-cell office:value-type="float" office:value="4742266" calcext:value-type="float">
            <text:p>4742266</text:p>
          </table:table-cell>
          <table:table-cell office:value-type="float" office:value="33887" calcext:value-type="float">
            <text:p>33887</text:p>
          </table:table-cell>
          <table:table-cell office:value-type="float" office:value="10538897" calcext:value-type="float">
            <text:p>10538897</text:p>
          </table:table-cell>
          <table:table-cell office:value-type="float" office:value="18668316" calcext:value-type="float">
            <text:p>18668316</text:p>
          </table:table-cell>
          <table:table-cell office:value-type="float" office:value="4472" calcext:value-type="float">
            <text:p>4472</text:p>
          </table:table-cell>
          <table:table-cell office:value-type="float" office:value="42560955" calcext:value-type="float">
            <text:p>42560955</text:p>
          </table:table-cell>
          <table:table-cell office:value-type="float" office:value="77307680" calcext:value-type="float">
            <text:p>77307680</text:p>
          </table:table-cell>
          <table:table-cell office:value-type="float" office:value="11325" calcext:value-type="float">
            <text:p>11325</text:p>
          </table:table-cell>
          <table:table-cell office:value-type="float" office:value="169690206" calcext:value-type="float">
            <text:p>169690206</text:p>
          </table:table-cell>
          <table:table-cell office:value-type="float" office:value="472043018" calcext:value-type="float">
            <text:p>472043018</text:p>
          </table:table-cell>
          <table:table-cell office:value-type="float" office:value="38627" calcext:value-type="float">
            <text:p>38627</text:p>
          </table:table-cell>
          <table:table-cell office:value-type="float" office:value="1071134312" calcext:value-type="float">
            <text:p>1071134312</text:p>
          </table:table-cell>
        </table:table-row>
        <table:table-row table:style-name="ro1">
          <table:table-cell table:number-columns-repeated="6"/>
          <table:table-cell office:value-type="float" office:value="4688481" calcext:value-type="float">
            <text:p>4688481</text:p>
          </table:table-cell>
          <table:table-cell office:value-type="float" office:value="54445" calcext:value-type="float">
            <text:p>54445</text:p>
          </table:table-cell>
          <table:table-cell office:value-type="float" office:value="10519317" calcext:value-type="float">
            <text:p>10519317</text:p>
          </table:table-cell>
          <table:table-cell office:value-type="float" office:value="18656734" calcext:value-type="float">
            <text:p>18656734</text:p>
          </table:table-cell>
          <table:table-cell office:value-type="float" office:value="4535" calcext:value-type="float">
            <text:p>4535</text:p>
          </table:table-cell>
          <table:table-cell office:value-type="float" office:value="42081578" calcext:value-type="float">
            <text:p>42081578</text:p>
          </table:table-cell>
          <table:table-cell office:value-type="float" office:value="80255452" calcext:value-type="float">
            <text:p>80255452</text:p>
          </table:table-cell>
          <table:table-cell office:value-type="float" office:value="9797" calcext:value-type="float">
            <text:p>9797</text:p>
          </table:table-cell>
          <table:table-cell office:value-type="float" office:value="168596076" calcext:value-type="float">
            <text:p>168596076</text:p>
          </table:table-cell>
          <table:table-cell office:value-type="float" office:value="493979252" calcext:value-type="float">
            <text:p>493979252</text:p>
          </table:table-cell>
          <table:table-cell office:value-type="float" office:value="30689" calcext:value-type="float">
            <text:p>30689</text:p>
          </table:table-cell>
          <table:table-cell office:value-type="float" office:value="1095969998" calcext:value-type="float">
            <text:p>1095969998</text:p>
          </table:table-cell>
        </table:table-row>
        <table:table-row table:style-name="ro1">
          <table:table-cell table:number-columns-repeated="6"/>
          <table:table-cell office:value-type="float" office:value="4753321" calcext:value-type="float">
            <text:p>4753321</text:p>
          </table:table-cell>
          <table:table-cell office:value-type="float" office:value="26245" calcext:value-type="float">
            <text:p>26245</text:p>
          </table:table-cell>
          <table:table-cell office:value-type="float" office:value="10560079" calcext:value-type="float">
            <text:p>10560079</text:p>
          </table:table-cell>
          <table:table-cell office:value-type="float" office:value="28120409" calcext:value-type="float">
            <text:p>28120409</text:p>
          </table:table-cell>
          <table:table-cell office:value-type="float" office:value="3953" calcext:value-type="float">
            <text:p>3953</text:p>
          </table:table-cell>
          <table:table-cell office:value-type="float" office:value="44279383" calcext:value-type="float">
            <text:p>44279383</text:p>
          </table:table-cell>
          <table:table-cell office:value-type="float" office:value="75210628" calcext:value-type="float">
            <text:p>75210628</text:p>
          </table:table-cell>
          <table:table-cell office:value-type="float" office:value="9840" calcext:value-type="float">
            <text:p>9840</text:p>
          </table:table-cell>
          <table:table-cell office:value-type="float" office:value="186811593" calcext:value-type="float">
            <text:p>186811593</text:p>
          </table:table-cell>
          <table:table-cell office:value-type="float" office:value="472581179" calcext:value-type="float">
            <text:p>472581179</text:p>
          </table:table-cell>
          <table:table-cell office:value-type="float" office:value="24452" calcext:value-type="float">
            <text:p>24452</text:p>
          </table:table-cell>
          <table:table-cell office:value-type="float" office:value="1068315207" calcext:value-type="float">
            <text:p>1068315207</text:p>
          </table:table-cell>
        </table:table-row>
        <table:table-row table:style-name="ro1">
          <table:table-cell table:number-columns-repeated="6"/>
          <table:table-cell office:value-type="float" office:value="4767746" calcext:value-type="float">
            <text:p>4767746</text:p>
          </table:table-cell>
          <table:table-cell office:value-type="float" office:value="1038162" calcext:value-type="float">
            <text:p>1038162</text:p>
          </table:table-cell>
          <table:table-cell office:value-type="float" office:value="11074418" calcext:value-type="float">
            <text:p>11074418</text:p>
          </table:table-cell>
          <table:table-cell office:value-type="float" office:value="20760858" calcext:value-type="float">
            <text:p>20760858</text:p>
          </table:table-cell>
          <table:table-cell office:value-type="float" office:value="5780" calcext:value-type="float">
            <text:p>5780</text:p>
          </table:table-cell>
          <table:table-cell office:value-type="float" office:value="42967298" calcext:value-type="float">
            <text:p>42967298</text:p>
          </table:table-cell>
          <table:table-cell office:value-type="float" office:value="76657892" calcext:value-type="float">
            <text:p>76657892</text:p>
          </table:table-cell>
          <table:table-cell office:value-type="float" office:value="8693" calcext:value-type="float">
            <text:p>8693</text:p>
          </table:table-cell>
          <table:table-cell office:value-type="float" office:value="181806395" calcext:value-type="float">
            <text:p>181806395</text:p>
          </table:table-cell>
          <table:table-cell office:value-type="float" office:value="476901494" calcext:value-type="float">
            <text:p>476901494</text:p>
          </table:table-cell>
          <table:table-cell office:value-type="float" office:value="34996" calcext:value-type="float">
            <text:p>34996</text:p>
          </table:table-cell>
          <table:table-cell office:value-type="float" office:value="1067694059" calcext:value-type="float">
            <text:p>1067694059</text:p>
          </table:table-cell>
        </table:table-row>
        <table:table-row table:style-name="ro1">
          <table:table-cell table:number-columns-repeated="6"/>
          <table:table-cell office:value-type="float" office:value="5855338" calcext:value-type="float">
            <text:p>5855338</text:p>
          </table:table-cell>
          <table:table-cell office:value-type="float" office:value="244019" calcext:value-type="float">
            <text:p>244019</text:p>
          </table:table-cell>
          <table:table-cell office:value-type="float" office:value="11033635" calcext:value-type="float">
            <text:p>11033635</text:p>
          </table:table-cell>
          <table:table-cell office:value-type="float" office:value="36272523" calcext:value-type="float">
            <text:p>36272523</text:p>
          </table:table-cell>
          <table:table-cell office:value-type="float" office:value="4405" calcext:value-type="float">
            <text:p>4405</text:p>
          </table:table-cell>
          <table:table-cell office:value-type="float" office:value="60893487" calcext:value-type="float">
            <text:p>60893487</text:p>
          </table:table-cell>
          <table:table-cell office:value-type="float" office:value="75124411" calcext:value-type="float">
            <text:p>75124411</text:p>
          </table:table-cell>
          <table:table-cell office:value-type="float" office:value="8768" calcext:value-type="float">
            <text:p>8768</text:p>
          </table:table-cell>
          <table:table-cell office:value-type="float" office:value="172938362" calcext:value-type="float">
            <text:p>172938362</text:p>
          </table:table-cell>
          <table:table-cell office:value-type="float" office:value="470153549" calcext:value-type="float">
            <text:p>470153549</text:p>
          </table:table-cell>
          <table:table-cell office:value-type="float" office:value="24110" calcext:value-type="float">
            <text:p>24110</text:p>
          </table:table-cell>
          <table:table-cell office:value-type="float" office:value="1063751001" calcext:value-type="float">
            <text:p>1063751001</text:p>
          </table:table-cell>
        </table:table-row>
        <table:table-row table:style-name="ro1">
          <table:table-cell table:number-columns-repeated="6"/>
          <table:table-cell office:value-type="float" office:value="9015910" calcext:value-type="float">
            <text:p>9015910</text:p>
          </table:table-cell>
          <table:table-cell office:value-type="float" office:value="15384" calcext:value-type="float">
            <text:p>15384</text:p>
          </table:table-cell>
          <table:table-cell office:value-type="float" office:value="11089097" calcext:value-type="float">
            <text:p>11089097</text:p>
          </table:table-cell>
          <table:table-cell office:value-type="float" office:value="35862921" calcext:value-type="float">
            <text:p>35862921</text:p>
          </table:table-cell>
          <table:table-cell office:value-type="float" office:value="4472" calcext:value-type="float">
            <text:p>4472</text:p>
          </table:table-cell>
          <table:table-cell office:value-type="float" office:value="42292744" calcext:value-type="float">
            <text:p>42292744</text:p>
          </table:table-cell>
          <table:table-cell office:value-type="float" office:value="75298033" calcext:value-type="float">
            <text:p>75298033</text:p>
          </table:table-cell>
          <table:table-cell office:value-type="float" office:value="10673" calcext:value-type="float">
            <text:p>10673</text:p>
          </table:table-cell>
          <table:table-cell office:value-type="float" office:value="171292636" calcext:value-type="float">
            <text:p>171292636</text:p>
          </table:table-cell>
          <table:table-cell office:value-type="float" office:value="480896372" calcext:value-type="float">
            <text:p>480896372</text:p>
          </table:table-cell>
          <table:table-cell office:value-type="float" office:value="23661" calcext:value-type="float">
            <text:p>23661</text:p>
          </table:table-cell>
          <table:table-cell office:value-type="float" office:value="1208410459" calcext:value-type="float">
            <text:p>1208410459</text:p>
          </table:table-cell>
        </table:table-row>
        <table:table-row table:style-name="ro1">
          <table:table-cell table:number-columns-repeated="6"/>
          <table:table-cell office:value-type="float" office:value="8964880" calcext:value-type="float">
            <text:p>8964880</text:p>
          </table:table-cell>
          <table:table-cell office:value-type="float" office:value="14371" calcext:value-type="float">
            <text:p>14371</text:p>
          </table:table-cell>
          <table:table-cell office:value-type="float" office:value="11429361" calcext:value-type="float">
            <text:p>11429361</text:p>
          </table:table-cell>
          <table:table-cell office:value-type="float" office:value="18812782" calcext:value-type="float">
            <text:p>18812782</text:p>
          </table:table-cell>
          <table:table-cell office:value-type="float" office:value="18551" calcext:value-type="float">
            <text:p>18551</text:p>
          </table:table-cell>
          <table:table-cell office:value-type="float" office:value="43419459" calcext:value-type="float">
            <text:p>43419459</text:p>
          </table:table-cell>
          <table:table-cell office:value-type="float" office:value="77060158" calcext:value-type="float">
            <text:p>77060158</text:p>
          </table:table-cell>
          <table:table-cell office:value-type="float" office:value="9157" calcext:value-type="float">
            <text:p>9157</text:p>
          </table:table-cell>
          <table:table-cell office:value-type="float" office:value="173725214" calcext:value-type="float">
            <text:p>173725214</text:p>
          </table:table-cell>
          <table:table-cell office:value-type="float" office:value="471359887" calcext:value-type="float">
            <text:p>471359887</text:p>
          </table:table-cell>
          <table:table-cell office:value-type="float" office:value="22799" calcext:value-type="float">
            <text:p>22799</text:p>
          </table:table-cell>
          <table:table-cell office:value-type="float" office:value="1066947682" calcext:value-type="float">
            <text:p>1066947682</text:p>
          </table:table-cell>
        </table:table-row>
        <table:table-row table:style-name="ro1">
          <table:table-cell table:number-columns-repeated="6"/>
          <table:table-cell office:value-type="float" office:value="8952372" calcext:value-type="float">
            <text:p>8952372</text:p>
          </table:table-cell>
          <table:table-cell office:value-type="float" office:value="2833" calcext:value-type="float">
            <text:p>2833</text:p>
          </table:table-cell>
          <table:table-cell office:value-type="float" office:value="10667847" calcext:value-type="float">
            <text:p>10667847</text:p>
          </table:table-cell>
          <table:table-cell office:value-type="float" office:value="18743672" calcext:value-type="float">
            <text:p>18743672</text:p>
          </table:table-cell>
          <table:table-cell office:value-type="float" office:value="5326" calcext:value-type="float">
            <text:p>5326</text:p>
          </table:table-cell>
          <table:table-cell office:value-type="float" office:value="43223534" calcext:value-type="float">
            <text:p>43223534</text:p>
          </table:table-cell>
          <table:table-cell office:value-type="float" office:value="76847000" calcext:value-type="float">
            <text:p>76847000</text:p>
          </table:table-cell>
          <table:table-cell office:value-type="float" office:value="11442" calcext:value-type="float">
            <text:p>11442</text:p>
          </table:table-cell>
          <table:table-cell office:value-type="float" office:value="176637453" calcext:value-type="float">
            <text:p>176637453</text:p>
          </table:table-cell>
          <table:table-cell office:value-type="float" office:value="476622304" calcext:value-type="float">
            <text:p>476622304</text:p>
          </table:table-cell>
          <table:table-cell office:value-type="float" office:value="24300" calcext:value-type="float">
            <text:p>24300</text:p>
          </table:table-cell>
          <table:table-cell office:value-type="float" office:value="1065553230" calcext:value-type="float">
            <text:p>1065553230</text:p>
          </table:table-cell>
        </table:table-row>
        <table:table-row table:style-name="ro1">
          <table:table-cell table:number-columns-repeated="6"/>
          <table:table-cell office:value-type="float" office:value="9124445" calcext:value-type="float">
            <text:p>9124445</text:p>
          </table:table-cell>
          <table:table-cell office:value-type="float" office:value="3460" calcext:value-type="float">
            <text:p>3460</text:p>
          </table:table-cell>
          <table:table-cell office:value-type="float" office:value="19371297" calcext:value-type="float">
            <text:p>19371297</text:p>
          </table:table-cell>
          <table:table-cell office:value-type="float" office:value="18748558" calcext:value-type="float">
            <text:p>18748558</text:p>
          </table:table-cell>
          <table:table-cell office:value-type="float" office:value="4980" calcext:value-type="float">
            <text:p>4980</text:p>
          </table:table-cell>
          <table:table-cell office:value-type="float" office:value="42923034" calcext:value-type="float">
            <text:p>42923034</text:p>
          </table:table-cell>
          <table:table-cell office:value-type="float" office:value="93873690" calcext:value-type="float">
            <text:p>93873690</text:p>
          </table:table-cell>
          <table:table-cell office:value-type="float" office:value="9611" calcext:value-type="float">
            <text:p>9611</text:p>
          </table:table-cell>
          <table:table-cell office:value-type="float" office:value="181219700" calcext:value-type="float">
            <text:p>181219700</text:p>
          </table:table-cell>
          <table:table-cell office:value-type="float" office:value="474159830" calcext:value-type="float">
            <text:p>474159830</text:p>
          </table:table-cell>
          <table:table-cell office:value-type="float" office:value="25407" calcext:value-type="float">
            <text:p>25407</text:p>
          </table:table-cell>
          <table:table-cell office:value-type="float" office:value="1061322520" calcext:value-type="float">
            <text:p>1061322520</text:p>
          </table:table-cell>
        </table:table-row>
        <table:table-row table:style-name="ro1">
          <table:table-cell table:number-columns-repeated="6"/>
          <table:table-cell office:value-type="float" office:value="7178515" calcext:value-type="float">
            <text:p>7178515</text:p>
          </table:table-cell>
          <table:table-cell office:value-type="float" office:value="2929" calcext:value-type="float">
            <text:p>2929</text:p>
          </table:table-cell>
          <table:table-cell office:value-type="float" office:value="13271079" calcext:value-type="float">
            <text:p>13271079</text:p>
          </table:table-cell>
          <table:table-cell office:value-type="float" office:value="20533522" calcext:value-type="float">
            <text:p>20533522</text:p>
          </table:table-cell>
          <table:table-cell office:value-type="float" office:value="5185" calcext:value-type="float">
            <text:p>5185</text:p>
          </table:table-cell>
          <table:table-cell office:value-type="float" office:value="42304136" calcext:value-type="float">
            <text:p>42304136</text:p>
          </table:table-cell>
          <table:table-cell office:value-type="float" office:value="76839681" calcext:value-type="float">
            <text:p>76839681</text:p>
          </table:table-cell>
          <table:table-cell office:value-type="float" office:value="10082" calcext:value-type="float">
            <text:p>10082</text:p>
          </table:table-cell>
          <table:table-cell office:value-type="float" office:value="178504751" calcext:value-type="float">
            <text:p>178504751</text:p>
          </table:table-cell>
          <table:table-cell office:value-type="float" office:value="485599923" calcext:value-type="float">
            <text:p>485599923</text:p>
          </table:table-cell>
          <table:table-cell office:value-type="float" office:value="21317" calcext:value-type="float">
            <text:p>21317</text:p>
          </table:table-cell>
          <table:table-cell office:value-type="float" office:value="1062656878" calcext:value-type="float">
            <text:p>1062656878</text:p>
          </table:table-cell>
        </table:table-row>
        <table:table-row table:style-name="ro1">
          <table:table-cell table:number-columns-repeated="6"/>
          <table:table-cell office:value-type="float" office:value="4908497" calcext:value-type="float">
            <text:p>4908497</text:p>
          </table:table-cell>
          <table:table-cell office:value-type="float" office:value="3223" calcext:value-type="float">
            <text:p>3223</text:p>
          </table:table-cell>
          <table:table-cell office:value-type="float" office:value="10594680" calcext:value-type="float">
            <text:p>10594680</text:p>
          </table:table-cell>
          <table:table-cell office:value-type="float" office:value="20378141" calcext:value-type="float">
            <text:p>20378141</text:p>
          </table:table-cell>
          <table:table-cell office:value-type="float" office:value="4401" calcext:value-type="float">
            <text:p>4401</text:p>
          </table:table-cell>
          <table:table-cell office:value-type="float" office:value="42144963" calcext:value-type="float">
            <text:p>42144963</text:p>
          </table:table-cell>
          <table:table-cell office:value-type="float" office:value="75637045" calcext:value-type="float">
            <text:p>75637045</text:p>
          </table:table-cell>
          <table:table-cell office:value-type="float" office:value="9519" calcext:value-type="float">
            <text:p>9519</text:p>
          </table:table-cell>
          <table:table-cell office:value-type="float" office:value="183012985" calcext:value-type="float">
            <text:p>183012985</text:p>
          </table:table-cell>
          <table:table-cell office:value-type="float" office:value="482250132" calcext:value-type="float">
            <text:p>482250132</text:p>
          </table:table-cell>
          <table:table-cell office:value-type="float" office:value="23529" calcext:value-type="float">
            <text:p>23529</text:p>
          </table:table-cell>
          <table:table-cell office:value-type="float" office:value="1061082942" calcext:value-type="float">
            <text:p>1061082942</text:p>
          </table:table-cell>
        </table:table-row>
        <table:table-row table:style-name="ro1">
          <table:table-cell table:number-columns-repeated="6"/>
          <table:table-cell office:value-type="float" office:value="4832012" calcext:value-type="float">
            <text:p>4832012</text:p>
          </table:table-cell>
          <table:table-cell office:value-type="float" office:value="3276" calcext:value-type="float">
            <text:p>3276</text:p>
          </table:table-cell>
          <table:table-cell office:value-type="float" office:value="10980280" calcext:value-type="float">
            <text:p>10980280</text:p>
          </table:table-cell>
          <table:table-cell office:value-type="float" office:value="18677534" calcext:value-type="float">
            <text:p>18677534</text:p>
          </table:table-cell>
          <table:table-cell office:value-type="float" office:value="4267" calcext:value-type="float">
            <text:p>4267</text:p>
          </table:table-cell>
          <table:table-cell office:value-type="float" office:value="45302195" calcext:value-type="float">
            <text:p>45302195</text:p>
          </table:table-cell>
          <table:table-cell office:value-type="float" office:value="76854278" calcext:value-type="float">
            <text:p>76854278</text:p>
          </table:table-cell>
          <table:table-cell office:value-type="float" office:value="8787" calcext:value-type="float">
            <text:p>8787</text:p>
          </table:table-cell>
          <table:table-cell office:value-type="float" office:value="194102563" calcext:value-type="float">
            <text:p>194102563</text:p>
          </table:table-cell>
          <table:table-cell office:value-type="float" office:value="517409497" calcext:value-type="float">
            <text:p>517409497</text:p>
          </table:table-cell>
          <table:table-cell office:value-type="float" office:value="25856" calcext:value-type="float">
            <text:p>25856</text:p>
          </table:table-cell>
          <table:table-cell office:value-type="float" office:value="1193754209" calcext:value-type="float">
            <text:p>1193754209</text:p>
          </table:table-cell>
        </table:table-row>
        <table:table-row table:style-name="ro1">
          <table:table-cell table:number-columns-repeated="6"/>
          <table:table-cell office:value-type="float" office:value="4726488" calcext:value-type="float">
            <text:p>4726488</text:p>
          </table:table-cell>
          <table:table-cell office:value-type="float" office:value="3181" calcext:value-type="float">
            <text:p>3181</text:p>
          </table:table-cell>
          <table:table-cell office:value-type="float" office:value="10533041" calcext:value-type="float">
            <text:p>10533041</text:p>
          </table:table-cell>
          <table:table-cell office:value-type="float" office:value="18866832" calcext:value-type="float">
            <text:p>18866832</text:p>
          </table:table-cell>
          <table:table-cell office:value-type="float" office:value="4521" calcext:value-type="float">
            <text:p>4521</text:p>
          </table:table-cell>
          <table:table-cell office:value-type="float" office:value="42341635" calcext:value-type="float">
            <text:p>42341635</text:p>
          </table:table-cell>
          <table:table-cell office:value-type="float" office:value="82808600" calcext:value-type="float">
            <text:p>82808600</text:p>
          </table:table-cell>
          <table:table-cell office:value-type="float" office:value="9529" calcext:value-type="float">
            <text:p>9529</text:p>
          </table:table-cell>
          <table:table-cell office:value-type="float" office:value="186792023" calcext:value-type="float">
            <text:p>186792023</text:p>
          </table:table-cell>
          <table:table-cell office:value-type="float" office:value="481442510" calcext:value-type="float">
            <text:p>481442510</text:p>
          </table:table-cell>
          <table:table-cell office:value-type="float" office:value="27821" calcext:value-type="float">
            <text:p>27821</text:p>
          </table:table-cell>
          <table:table-cell office:value-type="float" office:value="1146683051" calcext:value-type="float">
            <text:p>1146683051</text:p>
          </table:table-cell>
        </table:table-row>
        <table:table-row table:style-name="ro1">
          <table:table-cell table:number-columns-repeated="6"/>
          <table:table-cell office:value-type="float" office:value="4878360" calcext:value-type="float">
            <text:p>4878360</text:p>
          </table:table-cell>
          <table:table-cell office:value-type="float" office:value="2507" calcext:value-type="float">
            <text:p>2507</text:p>
          </table:table-cell>
          <table:table-cell office:value-type="float" office:value="10538762" calcext:value-type="float">
            <text:p>10538762</text:p>
          </table:table-cell>
          <table:table-cell office:value-type="float" office:value="18788128" calcext:value-type="float">
            <text:p>18788128</text:p>
          </table:table-cell>
          <table:table-cell office:value-type="float" office:value="4720" calcext:value-type="float">
            <text:p>4720</text:p>
          </table:table-cell>
          <table:table-cell office:value-type="float" office:value="45192882" calcext:value-type="float">
            <text:p>45192882</text:p>
          </table:table-cell>
          <table:table-cell office:value-type="float" office:value="89458785" calcext:value-type="float">
            <text:p>89458785</text:p>
          </table:table-cell>
          <table:table-cell office:value-type="float" office:value="9522" calcext:value-type="float">
            <text:p>9522</text:p>
          </table:table-cell>
          <table:table-cell office:value-type="float" office:value="169862100" calcext:value-type="float">
            <text:p>169862100</text:p>
          </table:table-cell>
          <table:table-cell office:value-type="float" office:value="478938450" calcext:value-type="float">
            <text:p>478938450</text:p>
          </table:table-cell>
          <table:table-cell office:value-type="float" office:value="23171" calcext:value-type="float">
            <text:p>23171</text:p>
          </table:table-cell>
          <table:table-cell office:value-type="float" office:value="1148621351" calcext:value-type="float">
            <text:p>1148621351</text:p>
          </table:table-cell>
        </table:table-row>
        <table:table-row table:style-name="ro1">
          <table:table-cell table:number-columns-repeated="6"/>
          <table:table-cell office:value-type="float" office:value="5142655" calcext:value-type="float">
            <text:p>5142655</text:p>
          </table:table-cell>
          <table:table-cell office:value-type="float" office:value="3463" calcext:value-type="float">
            <text:p>3463</text:p>
          </table:table-cell>
          <table:table-cell office:value-type="float" office:value="10621309" calcext:value-type="float">
            <text:p>10621309</text:p>
          </table:table-cell>
          <table:table-cell office:value-type="float" office:value="36607644" calcext:value-type="float">
            <text:p>36607644</text:p>
          </table:table-cell>
          <table:table-cell office:value-type="float" office:value="4972" calcext:value-type="float">
            <text:p>4972</text:p>
          </table:table-cell>
          <table:table-cell office:value-type="float" office:value="42209288" calcext:value-type="float">
            <text:p>42209288</text:p>
          </table:table-cell>
          <table:table-cell office:value-type="float" office:value="75482735" calcext:value-type="float">
            <text:p>75482735</text:p>
          </table:table-cell>
          <table:table-cell office:value-type="float" office:value="8721" calcext:value-type="float">
            <text:p>8721</text:p>
          </table:table-cell>
          <table:table-cell office:value-type="float" office:value="188343895" calcext:value-type="float">
            <text:p>188343895</text:p>
          </table:table-cell>
          <table:table-cell office:value-type="float" office:value="475684685" calcext:value-type="float">
            <text:p>475684685</text:p>
          </table:table-cell>
          <table:table-cell office:value-type="float" office:value="38808" calcext:value-type="float">
            <text:p>38808</text:p>
          </table:table-cell>
          <table:table-cell office:value-type="float" office:value="1195911313" calcext:value-type="float">
            <text:p>1195911313</text:p>
          </table:table-cell>
        </table:table-row>
        <table:table-row table:style-name="ro1">
          <table:table-cell table:number-columns-repeated="6"/>
          <table:table-cell office:value-type="float" office:value="4742067" calcext:value-type="float">
            <text:p>4742067</text:p>
          </table:table-cell>
          <table:table-cell office:value-type="float" office:value="12698" calcext:value-type="float">
            <text:p>12698</text:p>
          </table:table-cell>
          <table:table-cell office:value-type="float" office:value="11298941" calcext:value-type="float">
            <text:p>11298941</text:p>
          </table:table-cell>
          <table:table-cell office:value-type="float" office:value="18860635" calcext:value-type="float">
            <text:p>18860635</text:p>
          </table:table-cell>
          <table:table-cell office:value-type="float" office:value="4131" calcext:value-type="float">
            <text:p>4131</text:p>
          </table:table-cell>
          <table:table-cell office:value-type="float" office:value="42061093" calcext:value-type="float">
            <text:p>42061093</text:p>
          </table:table-cell>
          <table:table-cell office:value-type="float" office:value="74779197" calcext:value-type="float">
            <text:p>74779197</text:p>
          </table:table-cell>
          <table:table-cell office:value-type="float" office:value="8921" calcext:value-type="float">
            <text:p>8921</text:p>
          </table:table-cell>
          <table:table-cell office:value-type="float" office:value="176481025" calcext:value-type="float">
            <text:p>176481025</text:p>
          </table:table-cell>
          <table:table-cell office:value-type="float" office:value="474459460" calcext:value-type="float">
            <text:p>474459460</text:p>
          </table:table-cell>
          <table:table-cell office:value-type="float" office:value="23807" calcext:value-type="float">
            <text:p>23807</text:p>
          </table:table-cell>
          <table:table-cell office:value-type="float" office:value="1140005525" calcext:value-type="float">
            <text:p>1140005525</text:p>
          </table:table-cell>
        </table:table-row>
        <table:table-row table:style-name="ro1">
          <table:table-cell table:number-columns-repeated="6"/>
          <table:table-cell office:value-type="float" office:value="4843477" calcext:value-type="float">
            <text:p>4843477</text:p>
          </table:table-cell>
          <table:table-cell office:value-type="float" office:value="2731" calcext:value-type="float">
            <text:p>2731</text:p>
          </table:table-cell>
          <table:table-cell office:value-type="float" office:value="10626322" calcext:value-type="float">
            <text:p>10626322</text:p>
          </table:table-cell>
          <table:table-cell office:value-type="float" office:value="19848549" calcext:value-type="float">
            <text:p>19848549</text:p>
          </table:table-cell>
          <table:table-cell office:value-type="float" office:value="4106" calcext:value-type="float">
            <text:p>4106</text:p>
          </table:table-cell>
          <table:table-cell office:value-type="float" office:value="44614890" calcext:value-type="float">
            <text:p>44614890</text:p>
          </table:table-cell>
          <table:table-cell office:value-type="float" office:value="75025938" calcext:value-type="float">
            <text:p>75025938</text:p>
          </table:table-cell>
          <table:table-cell office:value-type="float" office:value="8062" calcext:value-type="float">
            <text:p>8062</text:p>
          </table:table-cell>
          <table:table-cell office:value-type="float" office:value="170248663" calcext:value-type="float">
            <text:p>170248663</text:p>
          </table:table-cell>
          <table:table-cell office:value-type="float" office:value="478225029" calcext:value-type="float">
            <text:p>478225029</text:p>
          </table:table-cell>
          <table:table-cell office:value-type="float" office:value="23629" calcext:value-type="float">
            <text:p>23629</text:p>
          </table:table-cell>
          <table:table-cell office:value-type="float" office:value="1398044359" calcext:value-type="float">
            <text:p>1398044359</text:p>
          </table:table-cell>
        </table:table-row>
        <table:table-row table:style-name="ro1">
          <table:table-cell table:number-columns-repeated="6"/>
          <table:table-cell office:value-type="float" office:value="4885518" calcext:value-type="float">
            <text:p>4885518</text:p>
          </table:table-cell>
          <table:table-cell office:value-type="float" office:value="2698" calcext:value-type="float">
            <text:p>2698</text:p>
          </table:table-cell>
          <table:table-cell office:value-type="float" office:value="11030844" calcext:value-type="float">
            <text:p>11030844</text:p>
          </table:table-cell>
          <table:table-cell office:value-type="float" office:value="19388727" calcext:value-type="float">
            <text:p>19388727</text:p>
          </table:table-cell>
          <table:table-cell office:value-type="float" office:value="4735" calcext:value-type="float">
            <text:p>4735</text:p>
          </table:table-cell>
          <table:table-cell office:value-type="float" office:value="42632033" calcext:value-type="float">
            <text:p>42632033</text:p>
          </table:table-cell>
          <table:table-cell office:value-type="float" office:value="77469121" calcext:value-type="float">
            <text:p>77469121</text:p>
          </table:table-cell>
          <table:table-cell office:value-type="float" office:value="9188" calcext:value-type="float">
            <text:p>9188</text:p>
          </table:table-cell>
          <table:table-cell office:value-type="float" office:value="190114291" calcext:value-type="float">
            <text:p>190114291</text:p>
          </table:table-cell>
          <table:table-cell office:value-type="float" office:value="557195480" calcext:value-type="float">
            <text:p>557195480</text:p>
          </table:table-cell>
          <table:table-cell office:value-type="float" office:value="25992" calcext:value-type="float">
            <text:p>25992</text:p>
          </table:table-cell>
          <table:table-cell office:value-type="float" office:value="1168853372" calcext:value-type="float">
            <text:p>1168853372</text:p>
          </table:table-cell>
        </table:table-row>
        <table:table-row table:style-name="ro1">
          <table:table-cell table:number-columns-repeated="6"/>
          <table:table-cell office:value-type="float" office:value="5116013" calcext:value-type="float">
            <text:p>5116013</text:p>
          </table:table-cell>
          <table:table-cell office:value-type="float" office:value="2668" calcext:value-type="float">
            <text:p>2668</text:p>
          </table:table-cell>
          <table:table-cell office:value-type="float" office:value="10782170" calcext:value-type="float">
            <text:p>10782170</text:p>
          </table:table-cell>
          <table:table-cell office:value-type="float" office:value="20855979" calcext:value-type="float">
            <text:p>20855979</text:p>
          </table:table-cell>
          <table:table-cell office:value-type="float" office:value="4551" calcext:value-type="float">
            <text:p>4551</text:p>
          </table:table-cell>
          <table:table-cell office:value-type="float" office:value="42222903" calcext:value-type="float">
            <text:p>42222903</text:p>
          </table:table-cell>
          <table:table-cell office:value-type="float" office:value="78882748" calcext:value-type="float">
            <text:p>78882748</text:p>
          </table:table-cell>
          <table:table-cell office:value-type="float" office:value="10261" calcext:value-type="float">
            <text:p>10261</text:p>
          </table:table-cell>
          <table:table-cell office:value-type="float" office:value="172796190" calcext:value-type="float">
            <text:p>172796190</text:p>
          </table:table-cell>
          <table:table-cell office:value-type="float" office:value="478397849" calcext:value-type="float">
            <text:p>478397849</text:p>
          </table:table-cell>
          <table:table-cell office:value-type="float" office:value="25701" calcext:value-type="float">
            <text:p>25701</text:p>
          </table:table-cell>
          <table:table-cell office:value-type="float" office:value="1106330996" calcext:value-type="float">
            <text:p>1106330996</text:p>
          </table:table-cell>
        </table:table-row>
        <table:table-row table:style-name="ro1">
          <table:table-cell table:number-columns-repeated="6"/>
          <table:table-cell office:value-type="float" office:value="5111281" calcext:value-type="float">
            <text:p>5111281</text:p>
          </table:table-cell>
          <table:table-cell office:value-type="float" office:value="2320" calcext:value-type="float">
            <text:p>2320</text:p>
          </table:table-cell>
          <table:table-cell office:value-type="float" office:value="10940243" calcext:value-type="float">
            <text:p>10940243</text:p>
          </table:table-cell>
          <table:table-cell office:value-type="float" office:value="19359108" calcext:value-type="float">
            <text:p>19359108</text:p>
          </table:table-cell>
          <table:table-cell office:value-type="float" office:value="4316" calcext:value-type="float">
            <text:p>4316</text:p>
          </table:table-cell>
          <table:table-cell office:value-type="float" office:value="42182655" calcext:value-type="float">
            <text:p>42182655</text:p>
          </table:table-cell>
          <table:table-cell office:value-type="float" office:value="76768553" calcext:value-type="float">
            <text:p>76768553</text:p>
          </table:table-cell>
          <table:table-cell office:value-type="float" office:value="8525" calcext:value-type="float">
            <text:p>8525</text:p>
          </table:table-cell>
          <table:table-cell office:value-type="float" office:value="173097000" calcext:value-type="float">
            <text:p>173097000</text:p>
          </table:table-cell>
          <table:table-cell office:value-type="float" office:value="474601611" calcext:value-type="float">
            <text:p>474601611</text:p>
          </table:table-cell>
          <table:table-cell office:value-type="float" office:value="23267" calcext:value-type="float">
            <text:p>23267</text:p>
          </table:table-cell>
          <table:table-cell office:value-type="float" office:value="1552953820" calcext:value-type="float">
            <text:p>1552953820</text:p>
          </table:table-cell>
        </table:table-row>
        <table:table-row table:style-name="ro1">
          <table:table-cell table:number-columns-repeated="6"/>
          <table:table-cell office:value-type="float" office:value="4674412" calcext:value-type="float">
            <text:p>4674412</text:p>
          </table:table-cell>
          <table:table-cell office:value-type="float" office:value="3309" calcext:value-type="float">
            <text:p>3309</text:p>
          </table:table-cell>
          <table:table-cell office:value-type="float" office:value="10903220" calcext:value-type="float">
            <text:p>10903220</text:p>
          </table:table-cell>
          <table:table-cell office:value-type="float" office:value="20230745" calcext:value-type="float">
            <text:p>20230745</text:p>
          </table:table-cell>
          <table:table-cell office:value-type="float" office:value="4257" calcext:value-type="float">
            <text:p>4257</text:p>
          </table:table-cell>
          <table:table-cell office:value-type="float" office:value="42267408" calcext:value-type="float">
            <text:p>42267408</text:p>
          </table:table-cell>
          <table:table-cell office:value-type="float" office:value="77232700" calcext:value-type="float">
            <text:p>77232700</text:p>
          </table:table-cell>
          <table:table-cell office:value-type="float" office:value="35160" calcext:value-type="float">
            <text:p>35160</text:p>
          </table:table-cell>
          <table:table-cell office:value-type="float" office:value="170811694" calcext:value-type="float">
            <text:p>170811694</text:p>
          </table:table-cell>
          <table:table-cell office:value-type="float" office:value="474663693" calcext:value-type="float">
            <text:p>474663693</text:p>
          </table:table-cell>
          <table:table-cell office:value-type="float" office:value="24637" calcext:value-type="float">
            <text:p>24637</text:p>
          </table:table-cell>
          <table:table-cell office:value-type="float" office:value="1070337888" calcext:value-type="float">
            <text:p>1070337888</text:p>
          </table:table-cell>
        </table:table-row>
        <table:table-row table:style-name="ro1">
          <table:table-cell table:number-columns-repeated="6"/>
          <table:table-cell office:value-type="float" office:value="4740898" calcext:value-type="float">
            <text:p>4740898</text:p>
          </table:table-cell>
          <table:table-cell office:value-type="float" office:value="2165" calcext:value-type="float">
            <text:p>2165</text:p>
          </table:table-cell>
          <table:table-cell office:value-type="float" office:value="11211329" calcext:value-type="float">
            <text:p>11211329</text:p>
          </table:table-cell>
          <table:table-cell office:value-type="float" office:value="18922833" calcext:value-type="float">
            <text:p>18922833</text:p>
          </table:table-cell>
          <table:table-cell office:value-type="float" office:value="4697" calcext:value-type="float">
            <text:p>4697</text:p>
          </table:table-cell>
          <table:table-cell office:value-type="float" office:value="44349083" calcext:value-type="float">
            <text:p>44349083</text:p>
          </table:table-cell>
          <table:table-cell office:value-type="float" office:value="76772254" calcext:value-type="float">
            <text:p>76772254</text:p>
          </table:table-cell>
          <table:table-cell office:value-type="float" office:value="9745" calcext:value-type="float">
            <text:p>9745</text:p>
          </table:table-cell>
          <table:table-cell office:value-type="float" office:value="170906487" calcext:value-type="float">
            <text:p>170906487</text:p>
          </table:table-cell>
          <table:table-cell office:value-type="float" office:value="470772489" calcext:value-type="float">
            <text:p>470772489</text:p>
          </table:table-cell>
          <table:table-cell office:value-type="float" office:value="24923" calcext:value-type="float">
            <text:p>24923</text:p>
          </table:table-cell>
          <table:table-cell office:value-type="float" office:value="1059704674" calcext:value-type="float">
            <text:p>1059704674</text:p>
          </table:table-cell>
        </table:table-row>
        <table:table-row table:style-name="ro1">
          <table:table-cell table:number-columns-repeated="6"/>
          <table:table-cell office:value-type="float" office:value="13754663" calcext:value-type="float">
            <text:p>13754663</text:p>
          </table:table-cell>
          <table:table-cell office:value-type="float" office:value="2086" calcext:value-type="float">
            <text:p>2086</text:p>
          </table:table-cell>
          <table:table-cell office:value-type="float" office:value="11123748" calcext:value-type="float">
            <text:p>11123748</text:p>
          </table:table-cell>
          <table:table-cell office:value-type="float" office:value="19002667" calcext:value-type="float">
            <text:p>19002667</text:p>
          </table:table-cell>
          <table:table-cell office:value-type="float" office:value="4326" calcext:value-type="float">
            <text:p>4326</text:p>
          </table:table-cell>
          <table:table-cell office:value-type="float" office:value="44805782" calcext:value-type="float">
            <text:p>44805782</text:p>
          </table:table-cell>
          <table:table-cell office:value-type="float" office:value="76130599" calcext:value-type="float">
            <text:p>76130599</text:p>
          </table:table-cell>
          <table:table-cell office:value-type="float" office:value="10785" calcext:value-type="float">
            <text:p>10785</text:p>
          </table:table-cell>
          <table:table-cell office:value-type="float" office:value="168967752" calcext:value-type="float">
            <text:p>168967752</text:p>
          </table:table-cell>
          <table:table-cell office:value-type="float" office:value="477877532" calcext:value-type="float">
            <text:p>477877532</text:p>
          </table:table-cell>
          <table:table-cell office:value-type="float" office:value="21506" calcext:value-type="float">
            <text:p>21506</text:p>
          </table:table-cell>
          <table:table-cell office:value-type="float" office:value="1063965788" calcext:value-type="float">
            <text:p>1063965788</text:p>
          </table:table-cell>
        </table:table-row>
        <table:table-row table:style-name="ro1">
          <table:table-cell table:number-columns-repeated="6"/>
          <table:table-cell office:value-type="float" office:value="4792904" calcext:value-type="float">
            <text:p>4792904</text:p>
          </table:table-cell>
          <table:table-cell office:value-type="float" office:value="2569" calcext:value-type="float">
            <text:p>2569</text:p>
          </table:table-cell>
          <table:table-cell office:value-type="float" office:value="10778065" calcext:value-type="float">
            <text:p>10778065</text:p>
          </table:table-cell>
          <table:table-cell office:value-type="float" office:value="18969386" calcext:value-type="float">
            <text:p>18969386</text:p>
          </table:table-cell>
          <table:table-cell office:value-type="float" office:value="4125" calcext:value-type="float">
            <text:p>4125</text:p>
          </table:table-cell>
          <table:table-cell office:value-type="float" office:value="42217651" calcext:value-type="float">
            <text:p>42217651</text:p>
          </table:table-cell>
          <table:table-cell office:value-type="float" office:value="89624584" calcext:value-type="float">
            <text:p>89624584</text:p>
          </table:table-cell>
          <table:table-cell office:value-type="float" office:value="10526" calcext:value-type="float">
            <text:p>10526</text:p>
          </table:table-cell>
          <table:table-cell office:value-type="float" office:value="203487306" calcext:value-type="float">
            <text:p>203487306</text:p>
          </table:table-cell>
          <table:table-cell office:value-type="float" office:value="474539660" calcext:value-type="float">
            <text:p>474539660</text:p>
          </table:table-cell>
          <table:table-cell office:value-type="float" office:value="53652" calcext:value-type="float">
            <text:p>53652</text:p>
          </table:table-cell>
          <table:table-cell office:value-type="float" office:value="1079591603" calcext:value-type="float">
            <text:p>1079591603</text:p>
          </table:table-cell>
        </table:table-row>
        <table:table-row table:style-name="ro1">
          <table:table-cell table:number-columns-repeated="6"/>
          <table:table-cell office:value-type="float" office:value="4688628" calcext:value-type="float">
            <text:p>4688628</text:p>
          </table:table-cell>
          <table:table-cell office:value-type="float" office:value="3687" calcext:value-type="float">
            <text:p>3687</text:p>
          </table:table-cell>
          <table:table-cell office:value-type="float" office:value="10787148" calcext:value-type="float">
            <text:p>10787148</text:p>
          </table:table-cell>
          <table:table-cell office:value-type="float" office:value="20152671" calcext:value-type="float">
            <text:p>20152671</text:p>
          </table:table-cell>
          <table:table-cell office:value-type="float" office:value="5693" calcext:value-type="float">
            <text:p>5693</text:p>
          </table:table-cell>
          <table:table-cell office:value-type="float" office:value="70777082" calcext:value-type="float">
            <text:p>70777082</text:p>
          </table:table-cell>
          <table:table-cell office:value-type="float" office:value="81924597" calcext:value-type="float">
            <text:p>81924597</text:p>
          </table:table-cell>
          <table:table-cell office:value-type="float" office:value="9646" calcext:value-type="float">
            <text:p>9646</text:p>
          </table:table-cell>
          <table:table-cell office:value-type="float" office:value="188510265" calcext:value-type="float">
            <text:p>188510265</text:p>
          </table:table-cell>
          <table:table-cell office:value-type="float" office:value="478124165" calcext:value-type="float">
            <text:p>478124165</text:p>
          </table:table-cell>
          <table:table-cell office:value-type="float" office:value="50051" calcext:value-type="float">
            <text:p>50051</text:p>
          </table:table-cell>
          <table:table-cell office:value-type="float" office:value="1137135240" calcext:value-type="float">
            <text:p>1137135240</text:p>
          </table:table-cell>
        </table:table-row>
        <table:table-row table:style-name="ro1">
          <table:table-cell table:number-columns-repeated="6"/>
          <table:table-cell office:value-type="float" office:value="4756459" calcext:value-type="float">
            <text:p>4756459</text:p>
          </table:table-cell>
          <table:table-cell office:value-type="float" office:value="2313" calcext:value-type="float">
            <text:p>2313</text:p>
          </table:table-cell>
          <table:table-cell office:value-type="float" office:value="10670966" calcext:value-type="float">
            <text:p>10670966</text:p>
          </table:table-cell>
          <table:table-cell office:value-type="float" office:value="19823686" calcext:value-type="float">
            <text:p>19823686</text:p>
          </table:table-cell>
          <table:table-cell office:value-type="float" office:value="5131" calcext:value-type="float">
            <text:p>5131</text:p>
          </table:table-cell>
          <table:table-cell office:value-type="float" office:value="43320846" calcext:value-type="float">
            <text:p>43320846</text:p>
          </table:table-cell>
          <table:table-cell office:value-type="float" office:value="76283736" calcext:value-type="float">
            <text:p>76283736</text:p>
          </table:table-cell>
          <table:table-cell office:value-type="float" office:value="8873" calcext:value-type="float">
            <text:p>8873</text:p>
          </table:table-cell>
          <table:table-cell office:value-type="float" office:value="178460931" calcext:value-type="float">
            <text:p>178460931</text:p>
          </table:table-cell>
          <table:table-cell office:value-type="float" office:value="472358549" calcext:value-type="float">
            <text:p>472358549</text:p>
          </table:table-cell>
          <table:table-cell office:value-type="float" office:value="23732" calcext:value-type="float">
            <text:p>23732</text:p>
          </table:table-cell>
          <table:table-cell office:value-type="float" office:value="1093283818" calcext:value-type="float">
            <text:p>1093283818</text:p>
          </table:table-cell>
        </table:table-row>
        <table:table-row table:style-name="ro1">
          <table:table-cell table:number-columns-repeated="6"/>
          <table:table-cell office:value-type="float" office:value="4686195" calcext:value-type="float">
            <text:p>4686195</text:p>
          </table:table-cell>
          <table:table-cell office:value-type="float" office:value="2104" calcext:value-type="float">
            <text:p>2104</text:p>
          </table:table-cell>
          <table:table-cell office:value-type="float" office:value="10762114" calcext:value-type="float">
            <text:p>10762114</text:p>
          </table:table-cell>
          <table:table-cell office:value-type="float" office:value="19144958" calcext:value-type="float">
            <text:p>19144958</text:p>
          </table:table-cell>
          <table:table-cell office:value-type="float" office:value="7406" calcext:value-type="float">
            <text:p>7406</text:p>
          </table:table-cell>
          <table:table-cell office:value-type="float" office:value="42744800" calcext:value-type="float">
            <text:p>42744800</text:p>
          </table:table-cell>
          <table:table-cell office:value-type="float" office:value="76869568" calcext:value-type="float">
            <text:p>76869568</text:p>
          </table:table-cell>
          <table:table-cell office:value-type="float" office:value="9204" calcext:value-type="float">
            <text:p>9204</text:p>
          </table:table-cell>
          <table:table-cell office:value-type="float" office:value="181347512" calcext:value-type="float">
            <text:p>181347512</text:p>
          </table:table-cell>
          <table:table-cell office:value-type="float" office:value="479316712" calcext:value-type="float">
            <text:p>479316712</text:p>
          </table:table-cell>
          <table:table-cell office:value-type="float" office:value="24349" calcext:value-type="float">
            <text:p>24349</text:p>
          </table:table-cell>
          <table:table-cell office:value-type="float" office:value="1085751306" calcext:value-type="float">
            <text:p>1085751306</text:p>
          </table:table-cell>
        </table:table-row>
        <table:table-row table:style-name="ro1">
          <table:table-cell table:number-columns-repeated="6"/>
          <table:table-cell office:value-type="float" office:value="4703562" calcext:value-type="float">
            <text:p>4703562</text:p>
          </table:table-cell>
          <table:table-cell office:value-type="float" office:value="2283" calcext:value-type="float">
            <text:p>2283</text:p>
          </table:table-cell>
          <table:table-cell office:value-type="float" office:value="10794394" calcext:value-type="float">
            <text:p>10794394</text:p>
          </table:table-cell>
          <table:table-cell office:value-type="float" office:value="19884440" calcext:value-type="float">
            <text:p>19884440</text:p>
          </table:table-cell>
          <table:table-cell office:value-type="float" office:value="4977" calcext:value-type="float">
            <text:p>4977</text:p>
          </table:table-cell>
          <table:table-cell office:value-type="float" office:value="42837528" calcext:value-type="float">
            <text:p>42837528</text:p>
          </table:table-cell>
          <table:table-cell office:value-type="float" office:value="76236445" calcext:value-type="float">
            <text:p>76236445</text:p>
          </table:table-cell>
          <table:table-cell office:value-type="float" office:value="10211" calcext:value-type="float">
            <text:p>10211</text:p>
          </table:table-cell>
          <table:table-cell office:value-type="float" office:value="169269274" calcext:value-type="float">
            <text:p>169269274</text:p>
          </table:table-cell>
          <table:table-cell office:value-type="float" office:value="472656682" calcext:value-type="float">
            <text:p>472656682</text:p>
          </table:table-cell>
          <table:table-cell office:value-type="float" office:value="28374" calcext:value-type="float">
            <text:p>28374</text:p>
          </table:table-cell>
          <table:table-cell office:value-type="float" office:value="1191083576" calcext:value-type="float">
            <text:p>1191083576</text:p>
          </table:table-cell>
        </table:table-row>
        <table:table-row table:style-name="ro1">
          <table:table-cell table:number-columns-repeated="6"/>
          <table:table-cell office:value-type="float" office:value="4718734" calcext:value-type="float">
            <text:p>4718734</text:p>
          </table:table-cell>
          <table:table-cell office:value-type="float" office:value="2387" calcext:value-type="float">
            <text:p>2387</text:p>
          </table:table-cell>
          <table:table-cell office:value-type="float" office:value="10548754" calcext:value-type="float">
            <text:p>10548754</text:p>
          </table:table-cell>
          <table:table-cell office:value-type="float" office:value="18688449" calcext:value-type="float">
            <text:p>18688449</text:p>
          </table:table-cell>
          <table:table-cell office:value-type="float" office:value="5296" calcext:value-type="float">
            <text:p>5296</text:p>
          </table:table-cell>
          <table:table-cell office:value-type="float" office:value="42800248" calcext:value-type="float">
            <text:p>42800248</text:p>
          </table:table-cell>
          <table:table-cell office:value-type="float" office:value="81166795" calcext:value-type="float">
            <text:p>81166795</text:p>
          </table:table-cell>
          <table:table-cell office:value-type="float" office:value="8211" calcext:value-type="float">
            <text:p>8211</text:p>
          </table:table-cell>
          <table:table-cell office:value-type="float" office:value="171428753" calcext:value-type="float">
            <text:p>171428753</text:p>
          </table:table-cell>
          <table:table-cell office:value-type="float" office:value="477080356" calcext:value-type="float">
            <text:p>477080356</text:p>
          </table:table-cell>
          <table:table-cell office:value-type="float" office:value="29732" calcext:value-type="float">
            <text:p>29732</text:p>
          </table:table-cell>
          <table:table-cell office:value-type="float" office:value="1065549726" calcext:value-type="float">
            <text:p>1065549726</text:p>
          </table:table-cell>
        </table:table-row>
        <table:table-row table:style-name="ro1">
          <table:table-cell table:number-columns-repeated="6"/>
          <table:table-cell office:value-type="float" office:value="4707280" calcext:value-type="float">
            <text:p>4707280</text:p>
          </table:table-cell>
          <table:table-cell office:value-type="float" office:value="2574" calcext:value-type="float">
            <text:p>2574</text:p>
          </table:table-cell>
          <table:table-cell office:value-type="float" office:value="10758025" calcext:value-type="float">
            <text:p>10758025</text:p>
          </table:table-cell>
          <table:table-cell office:value-type="float" office:value="18866046" calcext:value-type="float">
            <text:p>18866046</text:p>
          </table:table-cell>
          <table:table-cell office:value-type="float" office:value="5336" calcext:value-type="float">
            <text:p>5336</text:p>
          </table:table-cell>
          <table:table-cell office:value-type="float" office:value="43030718" calcext:value-type="float">
            <text:p>43030718</text:p>
          </table:table-cell>
          <table:table-cell office:value-type="float" office:value="91706647" calcext:value-type="float">
            <text:p>91706647</text:p>
          </table:table-cell>
          <table:table-cell office:value-type="float" office:value="8711" calcext:value-type="float">
            <text:p>8711</text:p>
          </table:table-cell>
          <table:table-cell office:value-type="float" office:value="168601289" calcext:value-type="float">
            <text:p>168601289</text:p>
          </table:table-cell>
          <table:table-cell office:value-type="float" office:value="473544376" calcext:value-type="float">
            <text:p>473544376</text:p>
          </table:table-cell>
          <table:table-cell office:value-type="float" office:value="27257" calcext:value-type="float">
            <text:p>27257</text:p>
          </table:table-cell>
          <table:table-cell office:value-type="float" office:value="1061045500" calcext:value-type="float">
            <text:p>1061045500</text:p>
          </table:table-cell>
        </table:table-row>
        <table:table-row table:style-name="ro1">
          <table:table-cell table:number-columns-repeated="6"/>
          <table:table-cell office:value-type="float" office:value="4803530" calcext:value-type="float">
            <text:p>4803530</text:p>
          </table:table-cell>
          <table:table-cell office:value-type="float" office:value="2270" calcext:value-type="float">
            <text:p>2270</text:p>
          </table:table-cell>
          <table:table-cell office:value-type="float" office:value="11998538" calcext:value-type="float">
            <text:p>11998538</text:p>
          </table:table-cell>
          <table:table-cell office:value-type="float" office:value="18747362" calcext:value-type="float">
            <text:p>18747362</text:p>
          </table:table-cell>
          <table:table-cell office:value-type="float" office:value="5642" calcext:value-type="float">
            <text:p>5642</text:p>
          </table:table-cell>
          <table:table-cell office:value-type="float" office:value="43133241" calcext:value-type="float">
            <text:p>43133241</text:p>
          </table:table-cell>
          <table:table-cell office:value-type="float" office:value="74973902" calcext:value-type="float">
            <text:p>74973902</text:p>
          </table:table-cell>
          <table:table-cell office:value-type="float" office:value="10974" calcext:value-type="float">
            <text:p>10974</text:p>
          </table:table-cell>
          <table:table-cell office:value-type="float" office:value="170808148" calcext:value-type="float">
            <text:p>170808148</text:p>
          </table:table-cell>
          <table:table-cell office:value-type="float" office:value="482069310" calcext:value-type="float">
            <text:p>482069310</text:p>
          </table:table-cell>
          <table:table-cell office:value-type="float" office:value="28820" calcext:value-type="float">
            <text:p>28820</text:p>
          </table:table-cell>
          <table:table-cell office:value-type="float" office:value="1068109591" calcext:value-type="float">
            <text:p>1068109591</text:p>
          </table:table-cell>
        </table:table-row>
        <table:table-row table:style-name="ro1">
          <table:table-cell table:number-columns-repeated="6"/>
          <table:table-cell office:value-type="float" office:value="6331918" calcext:value-type="float">
            <text:p>6331918</text:p>
          </table:table-cell>
          <table:table-cell office:value-type="float" office:value="2175" calcext:value-type="float">
            <text:p>2175</text:p>
          </table:table-cell>
          <table:table-cell office:value-type="float" office:value="12222380" calcext:value-type="float">
            <text:p>12222380</text:p>
          </table:table-cell>
          <table:table-cell office:value-type="float" office:value="21089874" calcext:value-type="float">
            <text:p>21089874</text:p>
          </table:table-cell>
          <table:table-cell office:value-type="float" office:value="4597" calcext:value-type="float">
            <text:p>4597</text:p>
          </table:table-cell>
          <table:table-cell office:value-type="float" office:value="42165063" calcext:value-type="float">
            <text:p>42165063</text:p>
          </table:table-cell>
          <table:table-cell office:value-type="float" office:value="76420008" calcext:value-type="float">
            <text:p>76420008</text:p>
          </table:table-cell>
          <table:table-cell office:value-type="float" office:value="11794" calcext:value-type="float">
            <text:p>11794</text:p>
          </table:table-cell>
          <table:table-cell office:value-type="float" office:value="169419111" calcext:value-type="float">
            <text:p>169419111</text:p>
          </table:table-cell>
          <table:table-cell office:value-type="float" office:value="472236256" calcext:value-type="float">
            <text:p>472236256</text:p>
          </table:table-cell>
          <table:table-cell office:value-type="float" office:value="24314" calcext:value-type="float">
            <text:p>24314</text:p>
          </table:table-cell>
          <table:table-cell office:value-type="float" office:value="1107308785" calcext:value-type="float">
            <text:p>1107308785</text:p>
          </table:table-cell>
        </table:table-row>
        <table:table-row table:style-name="ro1">
          <table:table-cell table:number-columns-repeated="6"/>
          <table:table-cell office:value-type="float" office:value="4701016" calcext:value-type="float">
            <text:p>4701016</text:p>
          </table:table-cell>
          <table:table-cell office:value-type="float" office:value="2242" calcext:value-type="float">
            <text:p>2242</text:p>
          </table:table-cell>
          <table:table-cell office:value-type="float" office:value="11205988" calcext:value-type="float">
            <text:p>11205988</text:p>
          </table:table-cell>
          <table:table-cell office:value-type="float" office:value="20470331" calcext:value-type="float">
            <text:p>20470331</text:p>
          </table:table-cell>
          <table:table-cell office:value-type="float" office:value="4342" calcext:value-type="float">
            <text:p>4342</text:p>
          </table:table-cell>
          <table:table-cell office:value-type="float" office:value="43091395" calcext:value-type="float">
            <text:p>43091395</text:p>
          </table:table-cell>
          <table:table-cell office:value-type="float" office:value="79310402" calcext:value-type="float">
            <text:p>79310402</text:p>
          </table:table-cell>
          <table:table-cell office:value-type="float" office:value="12022" calcext:value-type="float">
            <text:p>12022</text:p>
          </table:table-cell>
          <table:table-cell office:value-type="float" office:value="168461166" calcext:value-type="float">
            <text:p>168461166</text:p>
          </table:table-cell>
          <table:table-cell office:value-type="float" office:value="473629989" calcext:value-type="float">
            <text:p>473629989</text:p>
          </table:table-cell>
          <table:table-cell office:value-type="float" office:value="21961" calcext:value-type="float">
            <text:p>21961</text:p>
          </table:table-cell>
          <table:table-cell office:value-type="float" office:value="1057191007" calcext:value-type="float">
            <text:p>1057191007</text:p>
          </table:table-cell>
        </table:table-row>
        <table:table-row table:style-name="ro1">
          <table:table-cell table:number-columns-repeated="6"/>
          <table:table-cell office:value-type="float" office:value="5050282" calcext:value-type="float">
            <text:p>5050282</text:p>
          </table:table-cell>
          <table:table-cell office:value-type="float" office:value="2257" calcext:value-type="float">
            <text:p>2257</text:p>
          </table:table-cell>
          <table:table-cell office:value-type="float" office:value="11166145" calcext:value-type="float">
            <text:p>11166145</text:p>
          </table:table-cell>
          <table:table-cell office:value-type="float" office:value="20317596" calcext:value-type="float">
            <text:p>20317596</text:p>
          </table:table-cell>
          <table:table-cell office:value-type="float" office:value="4417" calcext:value-type="float">
            <text:p>4417</text:p>
          </table:table-cell>
          <table:table-cell office:value-type="float" office:value="44631099" calcext:value-type="float">
            <text:p>44631099</text:p>
          </table:table-cell>
          <table:table-cell office:value-type="float" office:value="74935799" calcext:value-type="float">
            <text:p>74935799</text:p>
          </table:table-cell>
          <table:table-cell office:value-type="float" office:value="12332" calcext:value-type="float">
            <text:p>12332</text:p>
          </table:table-cell>
          <table:table-cell office:value-type="float" office:value="176704619" calcext:value-type="float">
            <text:p>176704619</text:p>
          </table:table-cell>
          <table:table-cell office:value-type="float" office:value="471328011" calcext:value-type="float">
            <text:p>471328011</text:p>
          </table:table-cell>
          <table:table-cell office:value-type="float" office:value="24707" calcext:value-type="float">
            <text:p>24707</text:p>
          </table:table-cell>
          <table:table-cell office:value-type="float" office:value="1058090447" calcext:value-type="float">
            <text:p>1058090447</text:p>
          </table:table-cell>
        </table:table-row>
        <table:table-row table:style-name="ro1">
          <table:table-cell table:number-columns-repeated="6"/>
          <table:table-cell office:value-type="float" office:value="4857470" calcext:value-type="float">
            <text:p>4857470</text:p>
          </table:table-cell>
          <table:table-cell office:value-type="float" office:value="2037" calcext:value-type="float">
            <text:p>2037</text:p>
          </table:table-cell>
          <table:table-cell office:value-type="float" office:value="11033943" calcext:value-type="float">
            <text:p>11033943</text:p>
          </table:table-cell>
          <table:table-cell office:value-type="float" office:value="20899902" calcext:value-type="float">
            <text:p>20899902</text:p>
          </table:table-cell>
          <table:table-cell office:value-type="float" office:value="4757" calcext:value-type="float">
            <text:p>4757</text:p>
          </table:table-cell>
          <table:table-cell office:value-type="float" office:value="42106831" calcext:value-type="float">
            <text:p>42106831</text:p>
          </table:table-cell>
          <table:table-cell office:value-type="float" office:value="90707008" calcext:value-type="float">
            <text:p>90707008</text:p>
          </table:table-cell>
          <table:table-cell office:value-type="float" office:value="9201" calcext:value-type="float">
            <text:p>9201</text:p>
          </table:table-cell>
          <table:table-cell office:value-type="float" office:value="171202427" calcext:value-type="float">
            <text:p>171202427</text:p>
          </table:table-cell>
          <table:table-cell office:value-type="float" office:value="481134498" calcext:value-type="float">
            <text:p>481134498</text:p>
          </table:table-cell>
          <table:table-cell office:value-type="float" office:value="23351" calcext:value-type="float">
            <text:p>23351</text:p>
          </table:table-cell>
          <table:table-cell office:value-type="float" office:value="1060592727" calcext:value-type="float">
            <text:p>1060592727</text:p>
          </table:table-cell>
        </table:table-row>
        <table:table-row table:style-name="ro1">
          <table:table-cell table:number-columns-repeated="6"/>
          <table:table-cell office:value-type="float" office:value="5115189" calcext:value-type="float">
            <text:p>5115189</text:p>
          </table:table-cell>
          <table:table-cell office:value-type="float" office:value="1982" calcext:value-type="float">
            <text:p>1982</text:p>
          </table:table-cell>
          <table:table-cell office:value-type="float" office:value="11083917" calcext:value-type="float">
            <text:p>11083917</text:p>
          </table:table-cell>
          <table:table-cell office:value-type="float" office:value="19446822" calcext:value-type="float">
            <text:p>19446822</text:p>
          </table:table-cell>
          <table:table-cell office:value-type="float" office:value="4775" calcext:value-type="float">
            <text:p>4775</text:p>
          </table:table-cell>
          <table:table-cell office:value-type="float" office:value="48913120" calcext:value-type="float">
            <text:p>48913120</text:p>
          </table:table-cell>
          <table:table-cell office:value-type="float" office:value="75801600" calcext:value-type="float">
            <text:p>75801600</text:p>
          </table:table-cell>
          <table:table-cell office:value-type="float" office:value="9309" calcext:value-type="float">
            <text:p>9309</text:p>
          </table:table-cell>
          <table:table-cell office:value-type="float" office:value="168112717" calcext:value-type="float">
            <text:p>168112717</text:p>
          </table:table-cell>
          <table:table-cell office:value-type="float" office:value="473629658" calcext:value-type="float">
            <text:p>473629658</text:p>
          </table:table-cell>
          <table:table-cell office:value-type="float" office:value="24599" calcext:value-type="float">
            <text:p>24599</text:p>
          </table:table-cell>
          <table:table-cell office:value-type="float" office:value="1059148958" calcext:value-type="float">
            <text:p>1059148958</text:p>
          </table:table-cell>
        </table:table-row>
        <table:table-row table:style-name="ro1">
          <table:table-cell table:number-columns-repeated="6"/>
          <table:table-cell office:value-type="float" office:value="4670331" calcext:value-type="float">
            <text:p>4670331</text:p>
          </table:table-cell>
          <table:table-cell office:value-type="float" office:value="2268" calcext:value-type="float">
            <text:p>2268</text:p>
          </table:table-cell>
          <table:table-cell office:value-type="float" office:value="11337331" calcext:value-type="float">
            <text:p>11337331</text:p>
          </table:table-cell>
          <table:table-cell office:value-type="float" office:value="19394663" calcext:value-type="float">
            <text:p>19394663</text:p>
          </table:table-cell>
          <table:table-cell office:value-type="float" office:value="4687" calcext:value-type="float">
            <text:p>4687</text:p>
          </table:table-cell>
          <table:table-cell office:value-type="float" office:value="42343773" calcext:value-type="float">
            <text:p>42343773</text:p>
          </table:table-cell>
          <table:table-cell office:value-type="float" office:value="75216008" calcext:value-type="float">
            <text:p>75216008</text:p>
          </table:table-cell>
          <table:table-cell office:value-type="float" office:value="9929" calcext:value-type="float">
            <text:p>9929</text:p>
          </table:table-cell>
          <table:table-cell office:value-type="float" office:value="168913686" calcext:value-type="float">
            <text:p>168913686</text:p>
          </table:table-cell>
          <table:table-cell office:value-type="float" office:value="481444497" calcext:value-type="float">
            <text:p>481444497</text:p>
          </table:table-cell>
          <table:table-cell office:value-type="float" office:value="25242" calcext:value-type="float">
            <text:p>25242</text:p>
          </table:table-cell>
          <table:table-cell office:value-type="float" office:value="1057575728" calcext:value-type="float">
            <text:p>1057575728</text:p>
          </table:table-cell>
        </table:table-row>
        <table:table-row table:style-name="ro1">
          <table:table-cell table:number-columns-repeated="6"/>
          <table:table-cell office:value-type="float" office:value="5973112" calcext:value-type="float">
            <text:p>5973112</text:p>
          </table:table-cell>
          <table:table-cell office:value-type="float" office:value="2245" calcext:value-type="float">
            <text:p>2245</text:p>
          </table:table-cell>
          <table:table-cell office:value-type="float" office:value="11215899" calcext:value-type="float">
            <text:p>11215899</text:p>
          </table:table-cell>
          <table:table-cell office:value-type="float" office:value="21367268" calcext:value-type="float">
            <text:p>21367268</text:p>
          </table:table-cell>
          <table:table-cell office:value-type="float" office:value="5388" calcext:value-type="float">
            <text:p>5388</text:p>
          </table:table-cell>
          <table:table-cell office:value-type="float" office:value="42952995" calcext:value-type="float">
            <text:p>42952995</text:p>
          </table:table-cell>
          <table:table-cell office:value-type="float" office:value="74815818" calcext:value-type="float">
            <text:p>74815818</text:p>
          </table:table-cell>
          <table:table-cell office:value-type="float" office:value="10068" calcext:value-type="float">
            <text:p>10068</text:p>
          </table:table-cell>
          <table:table-cell office:value-type="float" office:value="169818312" calcext:value-type="float">
            <text:p>169818312</text:p>
          </table:table-cell>
          <table:table-cell office:value-type="float" office:value="472022760" calcext:value-type="float">
            <text:p>472022760</text:p>
          </table:table-cell>
          <table:table-cell office:value-type="float" office:value="24877" calcext:value-type="float">
            <text:p>24877</text:p>
          </table:table-cell>
          <table:table-cell office:value-type="float" office:value="1140462710" calcext:value-type="float">
            <text:p>1140462710</text:p>
          </table:table-cell>
        </table:table-row>
        <table:table-row table:style-name="ro1">
          <table:table-cell table:number-columns-repeated="6"/>
          <table:table-cell office:value-type="float" office:value="5138015" calcext:value-type="float">
            <text:p>5138015</text:p>
          </table:table-cell>
          <table:table-cell office:value-type="float" office:value="2225" calcext:value-type="float">
            <text:p>2225</text:p>
          </table:table-cell>
          <table:table-cell office:value-type="float" office:value="10679506" calcext:value-type="float">
            <text:p>10679506</text:p>
          </table:table-cell>
          <table:table-cell office:value-type="float" office:value="20911902" calcext:value-type="float">
            <text:p>20911902</text:p>
          </table:table-cell>
          <table:table-cell office:value-type="float" office:value="4529" calcext:value-type="float">
            <text:p>4529</text:p>
          </table:table-cell>
          <table:table-cell office:value-type="float" office:value="42089895" calcext:value-type="float">
            <text:p>42089895</text:p>
          </table:table-cell>
          <table:table-cell office:value-type="float" office:value="75819886" calcext:value-type="float">
            <text:p>75819886</text:p>
          </table:table-cell>
          <table:table-cell office:value-type="float" office:value="10238" calcext:value-type="float">
            <text:p>10238</text:p>
          </table:table-cell>
          <table:table-cell office:value-type="float" office:value="167746319" calcext:value-type="float">
            <text:p>167746319</text:p>
          </table:table-cell>
          <table:table-cell office:value-type="float" office:value="474728285" calcext:value-type="float">
            <text:p>474728285</text:p>
          </table:table-cell>
          <table:table-cell office:value-type="float" office:value="24412" calcext:value-type="float">
            <text:p>24412</text:p>
          </table:table-cell>
          <table:table-cell office:value-type="float" office:value="1077808630" calcext:value-type="float">
            <text:p>1077808630</text:p>
          </table:table-cell>
        </table:table-row>
        <table:table-row table:style-name="ro1">
          <table:table-cell table:number-columns-repeated="6"/>
          <table:table-cell office:value-type="float" office:value="4677717" calcext:value-type="float">
            <text:p>4677717</text:p>
          </table:table-cell>
          <table:table-cell office:value-type="float" office:value="8622" calcext:value-type="float">
            <text:p>8622</text:p>
          </table:table-cell>
          <table:table-cell office:value-type="float" office:value="10548595" calcext:value-type="float">
            <text:p>10548595</text:p>
          </table:table-cell>
          <table:table-cell office:value-type="float" office:value="23232742" calcext:value-type="float">
            <text:p>23232742</text:p>
          </table:table-cell>
          <table:table-cell office:value-type="float" office:value="4237" calcext:value-type="float">
            <text:p>4237</text:p>
          </table:table-cell>
          <table:table-cell office:value-type="float" office:value="42177158" calcext:value-type="float">
            <text:p>42177158</text:p>
          </table:table-cell>
          <table:table-cell office:value-type="float" office:value="79848311" calcext:value-type="float">
            <text:p>79848311</text:p>
          </table:table-cell>
          <table:table-cell office:value-type="float" office:value="9331" calcext:value-type="float">
            <text:p>9331</text:p>
          </table:table-cell>
          <table:table-cell office:value-type="float" office:value="177851769" calcext:value-type="float">
            <text:p>177851769</text:p>
          </table:table-cell>
          <table:table-cell office:value-type="float" office:value="470638435" calcext:value-type="float">
            <text:p>470638435</text:p>
          </table:table-cell>
          <table:table-cell office:value-type="float" office:value="23151" calcext:value-type="float">
            <text:p>23151</text:p>
          </table:table-cell>
          <table:table-cell office:value-type="float" office:value="1084790897" calcext:value-type="float">
            <text:p>1084790897</text:p>
          </table:table-cell>
        </table:table-row>
        <table:table-row table:style-name="ro1">
          <table:table-cell table:number-columns-repeated="6"/>
          <table:table-cell office:value-type="float" office:value="4720022" calcext:value-type="float">
            <text:p>4720022</text:p>
          </table:table-cell>
          <table:table-cell office:value-type="float" office:value="2016" calcext:value-type="float">
            <text:p>2016</text:p>
          </table:table-cell>
          <table:table-cell office:value-type="float" office:value="10571690" calcext:value-type="float">
            <text:p>10571690</text:p>
          </table:table-cell>
          <table:table-cell office:value-type="float" office:value="24386896" calcext:value-type="float">
            <text:p>24386896</text:p>
          </table:table-cell>
          <table:table-cell office:value-type="float" office:value="4931" calcext:value-type="float">
            <text:p>4931</text:p>
          </table:table-cell>
          <table:table-cell office:value-type="float" office:value="43548979" calcext:value-type="float">
            <text:p>43548979</text:p>
          </table:table-cell>
          <table:table-cell office:value-type="float" office:value="76226600" calcext:value-type="float">
            <text:p>76226600</text:p>
          </table:table-cell>
          <table:table-cell office:value-type="float" office:value="9411" calcext:value-type="float">
            <text:p>9411</text:p>
          </table:table-cell>
          <table:table-cell office:value-type="float" office:value="170592407" calcext:value-type="float">
            <text:p>170592407</text:p>
          </table:table-cell>
          <table:table-cell office:value-type="float" office:value="479719042" calcext:value-type="float">
            <text:p>479719042</text:p>
          </table:table-cell>
          <table:table-cell office:value-type="float" office:value="26369" calcext:value-type="float">
            <text:p>26369</text:p>
          </table:table-cell>
          <table:table-cell office:value-type="float" office:value="1060188353" calcext:value-type="float">
            <text:p>1060188353</text:p>
          </table:table-cell>
        </table:table-row>
        <table:table-row table:style-name="ro1">
          <table:table-cell table:number-columns-repeated="6"/>
          <table:table-cell office:value-type="float" office:value="5010597" calcext:value-type="float">
            <text:p>5010597</text:p>
          </table:table-cell>
          <table:table-cell office:value-type="float" office:value="2032" calcext:value-type="float">
            <text:p>2032</text:p>
          </table:table-cell>
          <table:table-cell office:value-type="float" office:value="10558064" calcext:value-type="float">
            <text:p>10558064</text:p>
          </table:table-cell>
          <table:table-cell office:value-type="float" office:value="21116977" calcext:value-type="float">
            <text:p>21116977</text:p>
          </table:table-cell>
          <table:table-cell office:value-type="float" office:value="4298" calcext:value-type="float">
            <text:p>4298</text:p>
          </table:table-cell>
          <table:table-cell office:value-type="float" office:value="43235257" calcext:value-type="float">
            <text:p>43235257</text:p>
          </table:table-cell>
          <table:table-cell office:value-type="float" office:value="77313805" calcext:value-type="float">
            <text:p>77313805</text:p>
          </table:table-cell>
          <table:table-cell office:value-type="float" office:value="9402" calcext:value-type="float">
            <text:p>9402</text:p>
          </table:table-cell>
          <table:table-cell office:value-type="float" office:value="170019756" calcext:value-type="float">
            <text:p>170019756</text:p>
          </table:table-cell>
          <table:table-cell office:value-type="float" office:value="473271745" calcext:value-type="float">
            <text:p>473271745</text:p>
          </table:table-cell>
          <table:table-cell office:value-type="float" office:value="25638" calcext:value-type="float">
            <text:p>25638</text:p>
          </table:table-cell>
          <table:table-cell office:value-type="float" office:value="1063452228" calcext:value-type="float">
            <text:p>1063452228</text:p>
          </table:table-cell>
        </table:table-row>
        <table:table-row table:style-name="ro1">
          <table:table-cell table:number-columns-repeated="6"/>
          <table:table-cell office:value-type="float" office:value="5073539" calcext:value-type="float">
            <text:p>5073539</text:p>
          </table:table-cell>
          <table:table-cell office:value-type="float" office:value="2067" calcext:value-type="float">
            <text:p>2067</text:p>
          </table:table-cell>
          <table:table-cell office:value-type="float" office:value="10635299" calcext:value-type="float">
            <text:p>10635299</text:p>
          </table:table-cell>
          <table:table-cell office:value-type="float" office:value="21023791" calcext:value-type="float">
            <text:p>21023791</text:p>
          </table:table-cell>
          <table:table-cell office:value-type="float" office:value="4000" calcext:value-type="float">
            <text:p>4000</text:p>
          </table:table-cell>
          <table:table-cell office:value-type="float" office:value="43050253" calcext:value-type="float">
            <text:p>43050253</text:p>
          </table:table-cell>
          <table:table-cell office:value-type="float" office:value="75279097" calcext:value-type="float">
            <text:p>75279097</text:p>
          </table:table-cell>
          <table:table-cell office:value-type="float" office:value="10341" calcext:value-type="float">
            <text:p>10341</text:p>
          </table:table-cell>
          <table:table-cell office:value-type="float" office:value="171860533" calcext:value-type="float">
            <text:p>171860533</text:p>
          </table:table-cell>
          <table:table-cell office:value-type="float" office:value="477145865" calcext:value-type="float">
            <text:p>477145865</text:p>
          </table:table-cell>
          <table:table-cell office:value-type="float" office:value="23282" calcext:value-type="float">
            <text:p>23282</text:p>
          </table:table-cell>
          <table:table-cell office:value-type="float" office:value="1058386901" calcext:value-type="float">
            <text:p>1058386901</text:p>
          </table:table-cell>
        </table:table-row>
        <table:table-row table:style-name="ro1">
          <table:table-cell table:number-columns-repeated="6"/>
          <table:table-cell office:value-type="float" office:value="4707782" calcext:value-type="float">
            <text:p>4707782</text:p>
          </table:table-cell>
          <table:table-cell office:value-type="float" office:value="2366" calcext:value-type="float">
            <text:p>2366</text:p>
          </table:table-cell>
          <table:table-cell office:value-type="float" office:value="10556555" calcext:value-type="float">
            <text:p>10556555</text:p>
          </table:table-cell>
          <table:table-cell office:value-type="float" office:value="19686558" calcext:value-type="float">
            <text:p>19686558</text:p>
          </table:table-cell>
          <table:table-cell office:value-type="float" office:value="4454" calcext:value-type="float">
            <text:p>4454</text:p>
          </table:table-cell>
          <table:table-cell office:value-type="float" office:value="42119717" calcext:value-type="float">
            <text:p>42119717</text:p>
          </table:table-cell>
          <table:table-cell office:value-type="float" office:value="76357764" calcext:value-type="float">
            <text:p>76357764</text:p>
          </table:table-cell>
          <table:table-cell office:value-type="float" office:value="10861" calcext:value-type="float">
            <text:p>10861</text:p>
          </table:table-cell>
          <table:table-cell office:value-type="float" office:value="171979085" calcext:value-type="float">
            <text:p>171979085</text:p>
          </table:table-cell>
          <table:table-cell office:value-type="float" office:value="472591047" calcext:value-type="float">
            <text:p>472591047</text:p>
          </table:table-cell>
          <table:table-cell office:value-type="float" office:value="25107" calcext:value-type="float">
            <text:p>25107</text:p>
          </table:table-cell>
          <table:table-cell office:value-type="float" office:value="1058277218" calcext:value-type="float">
            <text:p>1058277218</text:p>
          </table:table-cell>
        </table:table-row>
        <table:table-row table:style-name="ro1">
          <table:table-cell table:number-columns-repeated="6"/>
          <table:table-cell office:value-type="float" office:value="4733636" calcext:value-type="float">
            <text:p>4733636</text:p>
          </table:table-cell>
          <table:table-cell office:value-type="float" office:value="2216" calcext:value-type="float">
            <text:p>2216</text:p>
          </table:table-cell>
          <table:table-cell office:value-type="float" office:value="10561007" calcext:value-type="float">
            <text:p>10561007</text:p>
          </table:table-cell>
          <table:table-cell office:value-type="float" office:value="18984007" calcext:value-type="float">
            <text:p>18984007</text:p>
          </table:table-cell>
          <table:table-cell office:value-type="float" office:value="5925" calcext:value-type="float">
            <text:p>5925</text:p>
          </table:table-cell>
          <table:table-cell office:value-type="float" office:value="42065986" calcext:value-type="float">
            <text:p>42065986</text:p>
          </table:table-cell>
          <table:table-cell office:value-type="float" office:value="75673002" calcext:value-type="float">
            <text:p>75673002</text:p>
          </table:table-cell>
          <table:table-cell office:value-type="float" office:value="9706" calcext:value-type="float">
            <text:p>9706</text:p>
          </table:table-cell>
          <table:table-cell office:value-type="float" office:value="173175498" calcext:value-type="float">
            <text:p>173175498</text:p>
          </table:table-cell>
          <table:table-cell office:value-type="float" office:value="472036698" calcext:value-type="float">
            <text:p>472036698</text:p>
          </table:table-cell>
          <table:table-cell office:value-type="float" office:value="24339" calcext:value-type="float">
            <text:p>24339</text:p>
          </table:table-cell>
          <table:table-cell office:value-type="float" office:value="1067194687" calcext:value-type="float">
            <text:p>1067194687</text:p>
          </table:table-cell>
        </table:table-row>
        <table:table-row table:style-name="ro1">
          <table:table-cell table:number-columns-repeated="6"/>
          <table:table-cell office:value-type="float" office:value="4915583" calcext:value-type="float">
            <text:p>4915583</text:p>
          </table:table-cell>
          <table:table-cell office:value-type="float" office:value="3384" calcext:value-type="float">
            <text:p>3384</text:p>
          </table:table-cell>
          <table:table-cell office:value-type="float" office:value="10780011" calcext:value-type="float">
            <text:p>10780011</text:p>
          </table:table-cell>
          <table:table-cell office:value-type="float" office:value="19018328" calcext:value-type="float">
            <text:p>19018328</text:p>
          </table:table-cell>
          <table:table-cell office:value-type="float" office:value="5219" calcext:value-type="float">
            <text:p>5219</text:p>
          </table:table-cell>
          <table:table-cell office:value-type="float" office:value="43056498" calcext:value-type="float">
            <text:p>43056498</text:p>
          </table:table-cell>
          <table:table-cell office:value-type="float" office:value="83640778" calcext:value-type="float">
            <text:p>83640778</text:p>
          </table:table-cell>
          <table:table-cell office:value-type="float" office:value="9554" calcext:value-type="float">
            <text:p>9554</text:p>
          </table:table-cell>
          <table:table-cell office:value-type="float" office:value="172371316" calcext:value-type="float">
            <text:p>172371316</text:p>
          </table:table-cell>
          <table:table-cell office:value-type="float" office:value="473197659" calcext:value-type="float">
            <text:p>473197659</text:p>
          </table:table-cell>
          <table:table-cell office:value-type="float" office:value="25812" calcext:value-type="float">
            <text:p>25812</text:p>
          </table:table-cell>
          <table:table-cell office:value-type="float" office:value="1062128794" calcext:value-type="float">
            <text:p>1062128794</text:p>
          </table:table-cell>
        </table:table-row>
        <table:table-row table:style-name="ro1">
          <table:table-cell table:number-columns-repeated="6"/>
          <table:table-cell office:value-type="float" office:value="4700528" calcext:value-type="float">
            <text:p>4700528</text:p>
          </table:table-cell>
          <table:table-cell office:value-type="float" office:value="3265" calcext:value-type="float">
            <text:p>3265</text:p>
          </table:table-cell>
          <table:table-cell office:value-type="float" office:value="11688251" calcext:value-type="float">
            <text:p>11688251</text:p>
          </table:table-cell>
          <table:table-cell office:value-type="float" office:value="19102764" calcext:value-type="float">
            <text:p>19102764</text:p>
          </table:table-cell>
          <table:table-cell office:value-type="float" office:value="5257" calcext:value-type="float">
            <text:p>5257</text:p>
          </table:table-cell>
          <table:table-cell office:value-type="float" office:value="42834070" calcext:value-type="float">
            <text:p>42834070</text:p>
          </table:table-cell>
          <table:table-cell office:value-type="float" office:value="77661567" calcext:value-type="float">
            <text:p>77661567</text:p>
          </table:table-cell>
          <table:table-cell office:value-type="float" office:value="10046" calcext:value-type="float">
            <text:p>10046</text:p>
          </table:table-cell>
          <table:table-cell office:value-type="float" office:value="168511563" calcext:value-type="float">
            <text:p>168511563</text:p>
          </table:table-cell>
          <table:table-cell office:value-type="float" office:value="476800425" calcext:value-type="float">
            <text:p>476800425</text:p>
          </table:table-cell>
          <table:table-cell office:value-type="float" office:value="25235" calcext:value-type="float">
            <text:p>25235</text:p>
          </table:table-cell>
          <table:table-cell office:value-type="float" office:value="1059113557" calcext:value-type="float">
            <text:p>1059113557</text:p>
          </table:table-cell>
        </table:table-row>
        <table:table-row table:style-name="ro1">
          <table:table-cell table:number-columns-repeated="6"/>
          <table:table-cell office:value-type="float" office:value="4707715" calcext:value-type="float">
            <text:p>4707715</text:p>
          </table:table-cell>
          <table:table-cell office:value-type="float" office:value="3311" calcext:value-type="float">
            <text:p>3311</text:p>
          </table:table-cell>
          <table:table-cell office:value-type="float" office:value="10833156" calcext:value-type="float">
            <text:p>10833156</text:p>
          </table:table-cell>
          <table:table-cell office:value-type="float" office:value="19295800" calcext:value-type="float">
            <text:p>19295800</text:p>
          </table:table-cell>
          <table:table-cell office:value-type="float" office:value="5627" calcext:value-type="float">
            <text:p>5627</text:p>
          </table:table-cell>
          <table:table-cell office:value-type="float" office:value="42897948" calcext:value-type="float">
            <text:p>42897948</text:p>
          </table:table-cell>
          <table:table-cell office:value-type="float" office:value="77069144" calcext:value-type="float">
            <text:p>77069144</text:p>
          </table:table-cell>
          <table:table-cell office:value-type="float" office:value="9569" calcext:value-type="float">
            <text:p>9569</text:p>
          </table:table-cell>
          <table:table-cell office:value-type="float" office:value="171956726" calcext:value-type="float">
            <text:p>171956726</text:p>
          </table:table-cell>
          <table:table-cell office:value-type="float" office:value="472973876" calcext:value-type="float">
            <text:p>472973876</text:p>
          </table:table-cell>
          <table:table-cell office:value-type="float" office:value="23601" calcext:value-type="float">
            <text:p>23601</text:p>
          </table:table-cell>
          <table:table-cell office:value-type="float" office:value="1059654963" calcext:value-type="float">
            <text:p>1059654963</text:p>
          </table:table-cell>
        </table:table-row>
        <table:table-row table:style-name="ro1">
          <table:table-cell table:number-columns-repeated="6"/>
          <table:table-cell office:value-type="float" office:value="4814937" calcext:value-type="float">
            <text:p>4814937</text:p>
          </table:table-cell>
          <table:table-cell office:value-type="float" office:value="3361" calcext:value-type="float">
            <text:p>3361</text:p>
          </table:table-cell>
          <table:table-cell office:value-type="float" office:value="15147650" calcext:value-type="float">
            <text:p>15147650</text:p>
          </table:table-cell>
          <table:table-cell office:value-type="float" office:value="20808179" calcext:value-type="float">
            <text:p>20808179</text:p>
          </table:table-cell>
          <table:table-cell office:value-type="float" office:value="5551" calcext:value-type="float">
            <text:p>5551</text:p>
          </table:table-cell>
          <table:table-cell office:value-type="float" office:value="42429573" calcext:value-type="float">
            <text:p>42429573</text:p>
          </table:table-cell>
          <table:table-cell office:value-type="float" office:value="76992518" calcext:value-type="float">
            <text:p>76992518</text:p>
          </table:table-cell>
          <table:table-cell office:value-type="float" office:value="9892" calcext:value-type="float">
            <text:p>9892</text:p>
          </table:table-cell>
          <table:table-cell office:value-type="float" office:value="169843094" calcext:value-type="float">
            <text:p>169843094</text:p>
          </table:table-cell>
          <table:table-cell office:value-type="float" office:value="486158587" calcext:value-type="float">
            <text:p>486158587</text:p>
          </table:table-cell>
          <table:table-cell office:value-type="float" office:value="23920" calcext:value-type="float">
            <text:p>23920</text:p>
          </table:table-cell>
          <table:table-cell office:value-type="float" office:value="1060567559" calcext:value-type="float">
            <text:p>1060567559</text:p>
          </table:table-cell>
        </table:table-row>
        <table:table-row table:style-name="ro1">
          <table:table-cell table:number-columns-repeated="6"/>
          <table:table-cell office:value-type="float" office:value="4783275" calcext:value-type="float">
            <text:p>4783275</text:p>
          </table:table-cell>
          <table:table-cell office:value-type="float" office:value="2351" calcext:value-type="float">
            <text:p>2351</text:p>
          </table:table-cell>
          <table:table-cell office:value-type="float" office:value="19157907" calcext:value-type="float">
            <text:p>19157907</text:p>
          </table:table-cell>
          <table:table-cell office:value-type="float" office:value="20128727" calcext:value-type="float">
            <text:p>20128727</text:p>
          </table:table-cell>
          <table:table-cell office:value-type="float" office:value="5658" calcext:value-type="float">
            <text:p>5658</text:p>
          </table:table-cell>
          <table:table-cell office:value-type="float" office:value="42619287" calcext:value-type="float">
            <text:p>42619287</text:p>
          </table:table-cell>
          <table:table-cell office:value-type="float" office:value="75780372" calcext:value-type="float">
            <text:p>75780372</text:p>
          </table:table-cell>
          <table:table-cell office:value-type="float" office:value="11679" calcext:value-type="float">
            <text:p>11679</text:p>
          </table:table-cell>
          <table:table-cell office:value-type="float" office:value="173760543" calcext:value-type="float">
            <text:p>173760543</text:p>
          </table:table-cell>
          <table:table-cell office:value-type="float" office:value="473679809" calcext:value-type="float">
            <text:p>473679809</text:p>
          </table:table-cell>
          <table:table-cell office:value-type="float" office:value="24590" calcext:value-type="float">
            <text:p>24590</text:p>
          </table:table-cell>
          <table:table-cell office:value-type="float" office:value="1057226596" calcext:value-type="float">
            <text:p>1057226596</text:p>
          </table:table-cell>
        </table:table-row>
        <table:table-row table:style-name="ro1">
          <table:table-cell table:number-columns-repeated="6"/>
          <table:table-cell office:value-type="float" office:value="8998578" calcext:value-type="float">
            <text:p>8998578</text:p>
          </table:table-cell>
          <table:table-cell office:value-type="float" office:value="2607" calcext:value-type="float">
            <text:p>2607</text:p>
          </table:table-cell>
          <table:table-cell office:value-type="float" office:value="11511551" calcext:value-type="float">
            <text:p>11511551</text:p>
          </table:table-cell>
          <table:table-cell office:value-type="float" office:value="19428243" calcext:value-type="float">
            <text:p>19428243</text:p>
          </table:table-cell>
          <table:table-cell office:value-type="float" office:value="5536" calcext:value-type="float">
            <text:p>5536</text:p>
          </table:table-cell>
          <table:table-cell office:value-type="float" office:value="44263890" calcext:value-type="float">
            <text:p>44263890</text:p>
          </table:table-cell>
          <table:table-cell office:value-type="float" office:value="79315591" calcext:value-type="float">
            <text:p>79315591</text:p>
          </table:table-cell>
          <table:table-cell office:value-type="float" office:value="9124" calcext:value-type="float">
            <text:p>9124</text:p>
          </table:table-cell>
          <table:table-cell office:value-type="float" office:value="173676248" calcext:value-type="float">
            <text:p>173676248</text:p>
          </table:table-cell>
          <table:table-cell office:value-type="float" office:value="476705396" calcext:value-type="float">
            <text:p>476705396</text:p>
          </table:table-cell>
          <table:table-cell office:value-type="float" office:value="24068" calcext:value-type="float">
            <text:p>24068</text:p>
          </table:table-cell>
          <table:table-cell office:value-type="float" office:value="1062978596" calcext:value-type="float">
            <text:p>1062978596</text:p>
          </table:table-cell>
        </table:table-row>
        <table:table-row table:style-name="ro1">
          <table:table-cell table:number-columns-repeated="6"/>
          <table:table-cell office:value-type="float" office:value="9023250" calcext:value-type="float">
            <text:p>9023250</text:p>
          </table:table-cell>
          <table:table-cell office:value-type="float" office:value="2967" calcext:value-type="float">
            <text:p>2967</text:p>
          </table:table-cell>
          <table:table-cell office:value-type="float" office:value="10691845" calcext:value-type="float">
            <text:p>10691845</text:p>
          </table:table-cell>
          <table:table-cell office:value-type="float" office:value="20744334" calcext:value-type="float">
            <text:p>20744334</text:p>
          </table:table-cell>
          <table:table-cell office:value-type="float" office:value="6353" calcext:value-type="float">
            <text:p>6353</text:p>
          </table:table-cell>
          <table:table-cell office:value-type="float" office:value="42323011" calcext:value-type="float">
            <text:p>42323011</text:p>
          </table:table-cell>
          <table:table-cell office:value-type="float" office:value="77114931" calcext:value-type="float">
            <text:p>77114931</text:p>
          </table:table-cell>
          <table:table-cell office:value-type="float" office:value="10048" calcext:value-type="float">
            <text:p>10048</text:p>
          </table:table-cell>
          <table:table-cell office:value-type="float" office:value="175247684" calcext:value-type="float">
            <text:p>175247684</text:p>
          </table:table-cell>
          <table:table-cell office:value-type="float" office:value="471903545" calcext:value-type="float">
            <text:p>471903545</text:p>
          </table:table-cell>
          <table:table-cell office:value-type="float" office:value="21785" calcext:value-type="float">
            <text:p>21785</text:p>
          </table:table-cell>
          <table:table-cell office:value-type="float" office:value="1060291009" calcext:value-type="float">
            <text:p>1060291009</text:p>
          </table:table-cell>
        </table:table-row>
        <table:table-row table:style-name="ro1">
          <table:table-cell table:number-columns-repeated="6"/>
          <table:table-cell office:value-type="float" office:value="4682116" calcext:value-type="float">
            <text:p>4682116</text:p>
          </table:table-cell>
          <table:table-cell office:value-type="float" office:value="2018" calcext:value-type="float">
            <text:p>2018</text:p>
          </table:table-cell>
          <table:table-cell office:value-type="float" office:value="10550077" calcext:value-type="float">
            <text:p>10550077</text:p>
          </table:table-cell>
          <table:table-cell office:value-type="float" office:value="26419039" calcext:value-type="float">
            <text:p>26419039</text:p>
          </table:table-cell>
          <table:table-cell office:value-type="float" office:value="4628" calcext:value-type="float">
            <text:p>4628</text:p>
          </table:table-cell>
          <table:table-cell office:value-type="float" office:value="48677858" calcext:value-type="float">
            <text:p>48677858</text:p>
          </table:table-cell>
          <table:table-cell office:value-type="float" office:value="74877342" calcext:value-type="float">
            <text:p>74877342</text:p>
          </table:table-cell>
          <table:table-cell office:value-type="float" office:value="10022" calcext:value-type="float">
            <text:p>10022</text:p>
          </table:table-cell>
          <table:table-cell office:value-type="float" office:value="169498048" calcext:value-type="float">
            <text:p>169498048</text:p>
          </table:table-cell>
          <table:table-cell office:value-type="float" office:value="495407795" calcext:value-type="float">
            <text:p>495407795</text:p>
          </table:table-cell>
          <table:table-cell office:value-type="float" office:value="24699" calcext:value-type="float">
            <text:p>24699</text:p>
          </table:table-cell>
          <table:table-cell office:value-type="float" office:value="1060539926" calcext:value-type="float">
            <text:p>1060539926</text:p>
          </table:table-cell>
        </table:table-row>
        <table:table-row table:style-name="ro1">
          <table:table-cell table:number-columns-repeated="6"/>
          <table:table-cell office:value-type="float" office:value="4797317" calcext:value-type="float">
            <text:p>4797317</text:p>
          </table:table-cell>
          <table:table-cell office:value-type="float" office:value="3837" calcext:value-type="float">
            <text:p>3837</text:p>
          </table:table-cell>
          <table:table-cell office:value-type="float" office:value="10545564" calcext:value-type="float">
            <text:p>10545564</text:p>
          </table:table-cell>
          <table:table-cell office:value-type="float" office:value="20963907" calcext:value-type="float">
            <text:p>20963907</text:p>
          </table:table-cell>
          <table:table-cell office:value-type="float" office:value="4375" calcext:value-type="float">
            <text:p>4375</text:p>
          </table:table-cell>
          <table:table-cell office:value-type="float" office:value="52900811" calcext:value-type="float">
            <text:p>52900811</text:p>
          </table:table-cell>
          <table:table-cell office:value-type="float" office:value="78756009" calcext:value-type="float">
            <text:p>78756009</text:p>
          </table:table-cell>
          <table:table-cell office:value-type="float" office:value="9290" calcext:value-type="float">
            <text:p>9290</text:p>
          </table:table-cell>
          <table:table-cell office:value-type="float" office:value="169242066" calcext:value-type="float">
            <text:p>169242066</text:p>
          </table:table-cell>
          <table:table-cell office:value-type="float" office:value="473820113" calcext:value-type="float">
            <text:p>473820113</text:p>
          </table:table-cell>
          <table:table-cell office:value-type="float" office:value="22872" calcext:value-type="float">
            <text:p>22872</text:p>
          </table:table-cell>
          <table:table-cell office:value-type="float" office:value="1067705407" calcext:value-type="float">
            <text:p>1067705407</text:p>
          </table:table-cell>
        </table:table-row>
        <table:table-row table:style-name="ro1">
          <table:table-cell table:number-columns-repeated="6"/>
          <table:table-cell office:value-type="float" office:value="5006874" calcext:value-type="float">
            <text:p>5006874</text:p>
          </table:table-cell>
          <table:table-cell office:value-type="float" office:value="2380" calcext:value-type="float">
            <text:p>2380</text:p>
          </table:table-cell>
          <table:table-cell office:value-type="float" office:value="10523713" calcext:value-type="float">
            <text:p>10523713</text:p>
          </table:table-cell>
          <table:table-cell office:value-type="float" office:value="19277925" calcext:value-type="float">
            <text:p>19277925</text:p>
          </table:table-cell>
          <table:table-cell office:value-type="float" office:value="5228" calcext:value-type="float">
            <text:p>5228</text:p>
          </table:table-cell>
          <table:table-cell office:value-type="float" office:value="43406974" calcext:value-type="float">
            <text:p>43406974</text:p>
          </table:table-cell>
          <table:table-cell office:value-type="float" office:value="75752924" calcext:value-type="float">
            <text:p>75752924</text:p>
          </table:table-cell>
          <table:table-cell office:value-type="float" office:value="10844" calcext:value-type="float">
            <text:p>10844</text:p>
          </table:table-cell>
          <table:table-cell office:value-type="float" office:value="168857053" calcext:value-type="float">
            <text:p>168857053</text:p>
          </table:table-cell>
          <table:table-cell office:value-type="float" office:value="487648791" calcext:value-type="float">
            <text:p>487648791</text:p>
          </table:table-cell>
          <table:table-cell office:value-type="float" office:value="23523" calcext:value-type="float">
            <text:p>23523</text:p>
          </table:table-cell>
          <table:table-cell office:value-type="float" office:value="1063789932" calcext:value-type="float">
            <text:p>1063789932</text:p>
          </table:table-cell>
        </table:table-row>
        <table:table-row table:style-name="ro1">
          <table:table-cell table:number-columns-repeated="6"/>
          <table:table-cell office:value-type="float" office:value="4704103" calcext:value-type="float">
            <text:p>4704103</text:p>
          </table:table-cell>
          <table:table-cell office:value-type="float" office:value="2460" calcext:value-type="float">
            <text:p>2460</text:p>
          </table:table-cell>
          <table:table-cell office:value-type="float" office:value="10924216" calcext:value-type="float">
            <text:p>10924216</text:p>
          </table:table-cell>
          <table:table-cell office:value-type="float" office:value="19330184" calcext:value-type="float">
            <text:p>19330184</text:p>
          </table:table-cell>
          <table:table-cell office:value-type="float" office:value="5300" calcext:value-type="float">
            <text:p>5300</text:p>
          </table:table-cell>
          <table:table-cell office:value-type="float" office:value="44836125" calcext:value-type="float">
            <text:p>44836125</text:p>
          </table:table-cell>
          <table:table-cell office:value-type="float" office:value="74760533" calcext:value-type="float">
            <text:p>74760533</text:p>
          </table:table-cell>
          <table:table-cell office:value-type="float" office:value="10394" calcext:value-type="float">
            <text:p>10394</text:p>
          </table:table-cell>
          <table:table-cell office:value-type="float" office:value="171116325" calcext:value-type="float">
            <text:p>171116325</text:p>
          </table:table-cell>
          <table:table-cell office:value-type="float" office:value="472458900" calcext:value-type="float">
            <text:p>472458900</text:p>
          </table:table-cell>
          <table:table-cell office:value-type="float" office:value="20703" calcext:value-type="float">
            <text:p>20703</text:p>
          </table:table-cell>
          <table:table-cell office:value-type="float" office:value="1059994333" calcext:value-type="float">
            <text:p>1059994333</text:p>
          </table:table-cell>
        </table:table-row>
        <table:table-row table:style-name="ro1">
          <table:table-cell table:number-columns-repeated="6"/>
          <table:table-cell office:value-type="float" office:value="4764942" calcext:value-type="float">
            <text:p>4764942</text:p>
          </table:table-cell>
          <table:table-cell office:value-type="float" office:value="2406" calcext:value-type="float">
            <text:p>2406</text:p>
          </table:table-cell>
          <table:table-cell office:value-type="float" office:value="10581981" calcext:value-type="float">
            <text:p>10581981</text:p>
          </table:table-cell>
          <table:table-cell office:value-type="float" office:value="19539549" calcext:value-type="float">
            <text:p>19539549</text:p>
          </table:table-cell>
          <table:table-cell office:value-type="float" office:value="4936" calcext:value-type="float">
            <text:p>4936</text:p>
          </table:table-cell>
          <table:table-cell office:value-type="float" office:value="42076858" calcext:value-type="float">
            <text:p>42076858</text:p>
          </table:table-cell>
          <table:table-cell office:value-type="float" office:value="83809167" calcext:value-type="float">
            <text:p>83809167</text:p>
          </table:table-cell>
          <table:table-cell office:value-type="float" office:value="10869" calcext:value-type="float">
            <text:p>10869</text:p>
          </table:table-cell>
          <table:table-cell office:value-type="float" office:value="170819967" calcext:value-type="float">
            <text:p>170819967</text:p>
          </table:table-cell>
          <table:table-cell office:value-type="float" office:value="477460114" calcext:value-type="float">
            <text:p>477460114</text:p>
          </table:table-cell>
          <table:table-cell office:value-type="float" office:value="29157" calcext:value-type="float">
            <text:p>29157</text:p>
          </table:table-cell>
          <table:table-cell office:value-type="float" office:value="1062726591" calcext:value-type="float">
            <text:p>1062726591</text:p>
          </table:table-cell>
        </table:table-row>
        <table:table-row table:style-name="ro1">
          <table:table-cell table:number-columns-repeated="6"/>
          <table:table-cell office:value-type="float" office:value="4853144" calcext:value-type="float">
            <text:p>4853144</text:p>
          </table:table-cell>
          <table:table-cell office:value-type="float" office:value="2373" calcext:value-type="float">
            <text:p>2373</text:p>
          </table:table-cell>
          <table:table-cell office:value-type="float" office:value="10521797" calcext:value-type="float">
            <text:p>10521797</text:p>
          </table:table-cell>
          <table:table-cell office:value-type="float" office:value="21351394" calcext:value-type="float">
            <text:p>21351394</text:p>
          </table:table-cell>
          <table:table-cell office:value-type="float" office:value="4985" calcext:value-type="float">
            <text:p>4985</text:p>
          </table:table-cell>
          <table:table-cell office:value-type="float" office:value="42161086" calcext:value-type="float">
            <text:p>42161086</text:p>
          </table:table-cell>
          <table:table-cell office:value-type="float" office:value="80703948" calcext:value-type="float">
            <text:p>80703948</text:p>
          </table:table-cell>
          <table:table-cell office:value-type="float" office:value="10802" calcext:value-type="float">
            <text:p>10802</text:p>
          </table:table-cell>
          <table:table-cell office:value-type="float" office:value="169319438" calcext:value-type="float">
            <text:p>169319438</text:p>
          </table:table-cell>
          <table:table-cell office:value-type="float" office:value="470898769" calcext:value-type="float">
            <text:p>470898769</text:p>
          </table:table-cell>
          <table:table-cell office:value-type="float" office:value="24714" calcext:value-type="float">
            <text:p>24714</text:p>
          </table:table-cell>
          <table:table-cell office:value-type="float" office:value="1064280800" calcext:value-type="float">
            <text:p>1064280800</text:p>
          </table:table-cell>
        </table:table-row>
        <table:table-row table:style-name="ro1">
          <table:table-cell table:number-columns-repeated="6"/>
          <table:table-cell office:value-type="float" office:value="4711205" calcext:value-type="float">
            <text:p>4711205</text:p>
          </table:table-cell>
          <table:table-cell office:value-type="float" office:value="2043" calcext:value-type="float">
            <text:p>2043</text:p>
          </table:table-cell>
          <table:table-cell office:value-type="float" office:value="10601367" calcext:value-type="float">
            <text:p>10601367</text:p>
          </table:table-cell>
          <table:table-cell office:value-type="float" office:value="20052718" calcext:value-type="float">
            <text:p>20052718</text:p>
          </table:table-cell>
          <table:table-cell office:value-type="float" office:value="4759" calcext:value-type="float">
            <text:p>4759</text:p>
          </table:table-cell>
          <table:table-cell office:value-type="float" office:value="42155819" calcext:value-type="float">
            <text:p>42155819</text:p>
          </table:table-cell>
          <table:table-cell office:value-type="float" office:value="75244953" calcext:value-type="float">
            <text:p>75244953</text:p>
          </table:table-cell>
          <table:table-cell office:value-type="float" office:value="8853" calcext:value-type="float">
            <text:p>8853</text:p>
          </table:table-cell>
          <table:table-cell office:value-type="float" office:value="169072616" calcext:value-type="float">
            <text:p>169072616</text:p>
          </table:table-cell>
          <table:table-cell office:value-type="float" office:value="498151613" calcext:value-type="float">
            <text:p>498151613</text:p>
          </table:table-cell>
          <table:table-cell office:value-type="float" office:value="26728" calcext:value-type="float">
            <text:p>26728</text:p>
          </table:table-cell>
          <table:table-cell office:value-type="float" office:value="1062567507" calcext:value-type="float">
            <text:p>1062567507</text:p>
          </table:table-cell>
        </table:table-row>
        <table:table-row table:style-name="ro1">
          <table:table-cell table:number-columns-repeated="6"/>
          <table:table-cell office:value-type="float" office:value="4702711" calcext:value-type="float">
            <text:p>4702711</text:p>
          </table:table-cell>
          <table:table-cell office:value-type="float" office:value="2229" calcext:value-type="float">
            <text:p>2229</text:p>
          </table:table-cell>
          <table:table-cell office:value-type="float" office:value="10919423" calcext:value-type="float">
            <text:p>10919423</text:p>
          </table:table-cell>
          <table:table-cell office:value-type="float" office:value="18869156" calcext:value-type="float">
            <text:p>18869156</text:p>
          </table:table-cell>
          <table:table-cell office:value-type="float" office:value="4484" calcext:value-type="float">
            <text:p>4484</text:p>
          </table:table-cell>
          <table:table-cell office:value-type="float" office:value="45694493" calcext:value-type="float">
            <text:p>45694493</text:p>
          </table:table-cell>
          <table:table-cell office:value-type="float" office:value="95816925" calcext:value-type="float">
            <text:p>95816925</text:p>
          </table:table-cell>
          <table:table-cell office:value-type="float" office:value="9041" calcext:value-type="float">
            <text:p>9041</text:p>
          </table:table-cell>
          <table:table-cell office:value-type="float" office:value="170355770" calcext:value-type="float">
            <text:p>170355770</text:p>
          </table:table-cell>
          <table:table-cell office:value-type="float" office:value="485901535" calcext:value-type="float">
            <text:p>485901535</text:p>
          </table:table-cell>
          <table:table-cell office:value-type="float" office:value="24679" calcext:value-type="float">
            <text:p>24679</text:p>
          </table:table-cell>
          <table:table-cell office:value-type="float" office:value="1074796866" calcext:value-type="float">
            <text:p>1074796866</text:p>
          </table:table-cell>
        </table:table-row>
        <table:table-row table:style-name="ro1">
          <table:table-cell table:number-columns-repeated="6"/>
          <table:table-cell office:value-type="float" office:value="4751170" calcext:value-type="float">
            <text:p>4751170</text:p>
          </table:table-cell>
          <table:table-cell office:value-type="float" office:value="3102" calcext:value-type="float">
            <text:p>3102</text:p>
          </table:table-cell>
          <table:table-cell office:value-type="float" office:value="10973045" calcext:value-type="float">
            <text:p>10973045</text:p>
          </table:table-cell>
          <table:table-cell office:value-type="float" office:value="19313222" calcext:value-type="float">
            <text:p>19313222</text:p>
          </table:table-cell>
          <table:table-cell office:value-type="float" office:value="4879" calcext:value-type="float">
            <text:p>4879</text:p>
          </table:table-cell>
          <table:table-cell office:value-type="float" office:value="42507849" calcext:value-type="float">
            <text:p>42507849</text:p>
          </table:table-cell>
          <table:table-cell office:value-type="float" office:value="74900394" calcext:value-type="float">
            <text:p>74900394</text:p>
          </table:table-cell>
          <table:table-cell office:value-type="float" office:value="9470" calcext:value-type="float">
            <text:p>9470</text:p>
          </table:table-cell>
          <table:table-cell office:value-type="float" office:value="174035549" calcext:value-type="float">
            <text:p>174035549</text:p>
          </table:table-cell>
          <table:table-cell office:value-type="float" office:value="484961710" calcext:value-type="float">
            <text:p>484961710</text:p>
          </table:table-cell>
          <table:table-cell office:value-type="float" office:value="21406" calcext:value-type="float">
            <text:p>21406</text:p>
          </table:table-cell>
          <table:table-cell office:value-type="float" office:value="1058950109" calcext:value-type="float">
            <text:p>1058950109</text:p>
          </table:table-cell>
        </table:table-row>
        <table:table-row table:style-name="ro1">
          <table:table-cell table:number-columns-repeated="6"/>
          <table:table-cell office:value-type="float" office:value="5211249" calcext:value-type="float">
            <text:p>5211249</text:p>
          </table:table-cell>
          <table:table-cell office:value-type="float" office:value="2329" calcext:value-type="float">
            <text:p>2329</text:p>
          </table:table-cell>
          <table:table-cell office:value-type="float" office:value="10840997" calcext:value-type="float">
            <text:p>10840997</text:p>
          </table:table-cell>
          <table:table-cell office:value-type="float" office:value="19161298" calcext:value-type="float">
            <text:p>19161298</text:p>
          </table:table-cell>
          <table:table-cell office:value-type="float" office:value="4715" calcext:value-type="float">
            <text:p>4715</text:p>
          </table:table-cell>
          <table:table-cell office:value-type="float" office:value="43289525" calcext:value-type="float">
            <text:p>43289525</text:p>
          </table:table-cell>
          <table:table-cell office:value-type="float" office:value="75728603" calcext:value-type="float">
            <text:p>75728603</text:p>
          </table:table-cell>
          <table:table-cell office:value-type="float" office:value="9396" calcext:value-type="float">
            <text:p>9396</text:p>
          </table:table-cell>
          <table:table-cell office:value-type="float" office:value="177152867" calcext:value-type="float">
            <text:p>177152867</text:p>
          </table:table-cell>
          <table:table-cell office:value-type="float" office:value="472459966" calcext:value-type="float">
            <text:p>472459966</text:p>
          </table:table-cell>
          <table:table-cell office:value-type="float" office:value="28996" calcext:value-type="float">
            <text:p>28996</text:p>
          </table:table-cell>
          <table:table-cell office:value-type="float" office:value="1113199913" calcext:value-type="float">
            <text:p>1113199913</text:p>
          </table:table-cell>
        </table:table-row>
        <table:table-row table:style-name="ro1">
          <table:table-cell table:number-columns-repeated="6"/>
          <table:table-cell office:value-type="float" office:value="4713405" calcext:value-type="float">
            <text:p>4713405</text:p>
          </table:table-cell>
          <table:table-cell office:value-type="float" office:value="2275" calcext:value-type="float">
            <text:p>2275</text:p>
          </table:table-cell>
          <table:table-cell office:value-type="float" office:value="10952336" calcext:value-type="float">
            <text:p>10952336</text:p>
          </table:table-cell>
          <table:table-cell office:value-type="float" office:value="18829452" calcext:value-type="float">
            <text:p>18829452</text:p>
          </table:table-cell>
          <table:table-cell office:value-type="float" office:value="4403" calcext:value-type="float">
            <text:p>4403</text:p>
          </table:table-cell>
          <table:table-cell office:value-type="float" office:value="42936177" calcext:value-type="float">
            <text:p>42936177</text:p>
          </table:table-cell>
          <table:table-cell office:value-type="float" office:value="79748884" calcext:value-type="float">
            <text:p>79748884</text:p>
          </table:table-cell>
          <table:table-cell office:value-type="float" office:value="8814" calcext:value-type="float">
            <text:p>8814</text:p>
          </table:table-cell>
          <table:table-cell office:value-type="float" office:value="170367334" calcext:value-type="float">
            <text:p>170367334</text:p>
          </table:table-cell>
          <table:table-cell office:value-type="float" office:value="497433578" calcext:value-type="float">
            <text:p>497433578</text:p>
          </table:table-cell>
          <table:table-cell office:value-type="float" office:value="24030" calcext:value-type="float">
            <text:p>24030</text:p>
          </table:table-cell>
          <table:table-cell office:value-type="float" office:value="1204574301" calcext:value-type="float">
            <text:p>1204574301</text:p>
          </table:table-cell>
        </table:table-row>
        <table:table-row table:style-name="ro1">
          <table:table-cell table:number-columns-repeated="6"/>
          <table:table-cell office:value-type="float" office:value="5083760" calcext:value-type="float">
            <text:p>5083760</text:p>
          </table:table-cell>
          <table:table-cell office:value-type="float" office:value="2231" calcext:value-type="float">
            <text:p>2231</text:p>
          </table:table-cell>
          <table:table-cell office:value-type="float" office:value="10941765" calcext:value-type="float">
            <text:p>10941765</text:p>
          </table:table-cell>
          <table:table-cell office:value-type="float" office:value="20422072" calcext:value-type="float">
            <text:p>20422072</text:p>
          </table:table-cell>
          <table:table-cell office:value-type="float" office:value="4871" calcext:value-type="float">
            <text:p>4871</text:p>
          </table:table-cell>
          <table:table-cell office:value-type="float" office:value="42476668" calcext:value-type="float">
            <text:p>42476668</text:p>
          </table:table-cell>
          <table:table-cell office:value-type="float" office:value="75909742" calcext:value-type="float">
            <text:p>75909742</text:p>
          </table:table-cell>
          <table:table-cell office:value-type="float" office:value="9551" calcext:value-type="float">
            <text:p>9551</text:p>
          </table:table-cell>
          <table:table-cell office:value-type="float" office:value="175256754" calcext:value-type="float">
            <text:p>175256754</text:p>
          </table:table-cell>
          <table:table-cell office:value-type="float" office:value="475654260" calcext:value-type="float">
            <text:p>475654260</text:p>
          </table:table-cell>
          <table:table-cell office:value-type="float" office:value="22593" calcext:value-type="float">
            <text:p>22593</text:p>
          </table:table-cell>
          <table:table-cell office:value-type="float" office:value="1178949899" calcext:value-type="float">
            <text:p>1178949899</text:p>
          </table:table-cell>
        </table:table-row>
        <table:table-row table:style-name="ro1">
          <table:table-cell table:number-columns-repeated="6"/>
          <table:table-cell office:value-type="float" office:value="5029684" calcext:value-type="float">
            <text:p>5029684</text:p>
          </table:table-cell>
          <table:table-cell office:value-type="float" office:value="2585" calcext:value-type="float">
            <text:p>2585</text:p>
          </table:table-cell>
          <table:table-cell office:value-type="float" office:value="10801226" calcext:value-type="float">
            <text:p>10801226</text:p>
          </table:table-cell>
          <table:table-cell office:value-type="float" office:value="19202762" calcext:value-type="float">
            <text:p>19202762</text:p>
          </table:table-cell>
          <table:table-cell office:value-type="float" office:value="5129" calcext:value-type="float">
            <text:p>5129</text:p>
          </table:table-cell>
          <table:table-cell office:value-type="float" office:value="43563020" calcext:value-type="float">
            <text:p>43563020</text:p>
          </table:table-cell>
          <table:table-cell office:value-type="float" office:value="76488331" calcext:value-type="float">
            <text:p>76488331</text:p>
          </table:table-cell>
          <table:table-cell office:value-type="float" office:value="8872" calcext:value-type="float">
            <text:p>8872</text:p>
          </table:table-cell>
          <table:table-cell office:value-type="float" office:value="170031008" calcext:value-type="float">
            <text:p>170031008</text:p>
          </table:table-cell>
          <table:table-cell office:value-type="float" office:value="482524336" calcext:value-type="float">
            <text:p>482524336</text:p>
          </table:table-cell>
          <table:table-cell office:value-type="float" office:value="44715" calcext:value-type="float">
            <text:p>44715</text:p>
          </table:table-cell>
          <table:table-cell office:value-type="float" office:value="1122781921" calcext:value-type="float">
            <text:p>1122781921</text:p>
          </table:table-cell>
        </table:table-row>
        <table:table-row table:style-name="ro1">
          <table:table-cell table:number-columns-repeated="6"/>
          <table:table-cell office:value-type="float" office:value="5110821" calcext:value-type="float">
            <text:p>5110821</text:p>
          </table:table-cell>
          <table:table-cell office:value-type="float" office:value="2553" calcext:value-type="float">
            <text:p>2553</text:p>
          </table:table-cell>
          <table:table-cell office:value-type="float" office:value="18132353" calcext:value-type="float">
            <text:p>18132353</text:p>
          </table:table-cell>
          <table:table-cell office:value-type="float" office:value="20430790" calcext:value-type="float">
            <text:p>20430790</text:p>
          </table:table-cell>
          <table:table-cell office:value-type="float" office:value="4567" calcext:value-type="float">
            <text:p>4567</text:p>
          </table:table-cell>
          <table:table-cell office:value-type="float" office:value="42895086" calcext:value-type="float">
            <text:p>42895086</text:p>
          </table:table-cell>
          <table:table-cell office:value-type="float" office:value="76001724" calcext:value-type="float">
            <text:p>76001724</text:p>
          </table:table-cell>
          <table:table-cell office:value-type="float" office:value="9290" calcext:value-type="float">
            <text:p>9290</text:p>
          </table:table-cell>
          <table:table-cell office:value-type="float" office:value="173856353" calcext:value-type="float">
            <text:p>173856353</text:p>
          </table:table-cell>
          <table:table-cell office:value-type="float" office:value="503175874" calcext:value-type="float">
            <text:p>503175874</text:p>
          </table:table-cell>
          <table:table-cell office:value-type="float" office:value="23869" calcext:value-type="float">
            <text:p>23869</text:p>
          </table:table-cell>
          <table:table-cell office:value-type="float" office:value="1159566072" calcext:value-type="float">
            <text:p>1159566072</text:p>
          </table:table-cell>
        </table:table-row>
        <table:table-row table:style-name="ro1">
          <table:table-cell table:number-columns-repeated="6"/>
          <table:table-cell office:value-type="float" office:value="5105534" calcext:value-type="float">
            <text:p>5105534</text:p>
          </table:table-cell>
          <table:table-cell office:value-type="float" office:value="2537" calcext:value-type="float">
            <text:p>2537</text:p>
          </table:table-cell>
          <table:table-cell office:value-type="float" office:value="17879560" calcext:value-type="float">
            <text:p>17879560</text:p>
          </table:table-cell>
          <table:table-cell office:value-type="float" office:value="19234691" calcext:value-type="float">
            <text:p>19234691</text:p>
          </table:table-cell>
          <table:table-cell office:value-type="float" office:value="4291" calcext:value-type="float">
            <text:p>4291</text:p>
          </table:table-cell>
          <table:table-cell office:value-type="float" office:value="42185545" calcext:value-type="float">
            <text:p>42185545</text:p>
          </table:table-cell>
          <table:table-cell office:value-type="float" office:value="75403341" calcext:value-type="float">
            <text:p>75403341</text:p>
          </table:table-cell>
          <table:table-cell office:value-type="float" office:value="10138" calcext:value-type="float">
            <text:p>10138</text:p>
          </table:table-cell>
          <table:table-cell office:value-type="float" office:value="176094303" calcext:value-type="float">
            <text:p>176094303</text:p>
          </table:table-cell>
          <table:table-cell office:value-type="float" office:value="496756642" calcext:value-type="float">
            <text:p>496756642</text:p>
          </table:table-cell>
          <table:table-cell office:value-type="float" office:value="22889" calcext:value-type="float">
            <text:p>22889</text:p>
          </table:table-cell>
          <table:table-cell office:value-type="float" office:value="1366057816" calcext:value-type="float">
            <text:p>1366057816</text:p>
          </table:table-cell>
        </table:table-row>
        <table:table-row table:style-name="ro1">
          <table:table-cell table:number-columns-repeated="6"/>
          <table:table-cell office:value-type="float" office:value="5082569" calcext:value-type="float">
            <text:p>5082569</text:p>
          </table:table-cell>
          <table:table-cell office:value-type="float" office:value="3084" calcext:value-type="float">
            <text:p>3084</text:p>
          </table:table-cell>
          <table:table-cell office:value-type="float" office:value="10789565" calcext:value-type="float">
            <text:p>10789565</text:p>
          </table:table-cell>
          <table:table-cell office:value-type="float" office:value="18909663" calcext:value-type="float">
            <text:p>18909663</text:p>
          </table:table-cell>
          <table:table-cell office:value-type="float" office:value="4752" calcext:value-type="float">
            <text:p>4752</text:p>
          </table:table-cell>
          <table:table-cell office:value-type="float" office:value="43139028" calcext:value-type="float">
            <text:p>43139028</text:p>
          </table:table-cell>
          <table:table-cell office:value-type="float" office:value="82082314" calcext:value-type="float">
            <text:p>82082314</text:p>
          </table:table-cell>
          <table:table-cell office:value-type="float" office:value="8394" calcext:value-type="float">
            <text:p>8394</text:p>
          </table:table-cell>
          <table:table-cell office:value-type="float" office:value="174541247" calcext:value-type="float">
            <text:p>174541247</text:p>
          </table:table-cell>
          <table:table-cell office:value-type="float" office:value="515705984" calcext:value-type="float">
            <text:p>515705984</text:p>
          </table:table-cell>
          <table:table-cell office:value-type="float" office:value="23629" calcext:value-type="float">
            <text:p>23629</text:p>
          </table:table-cell>
          <table:table-cell office:value-type="float" office:value="1390768248" calcext:value-type="float">
            <text:p>1390768248</text:p>
          </table:table-cell>
        </table:table-row>
        <table:table-row table:style-name="ro1">
          <table:table-cell table:number-columns-repeated="6"/>
          <table:table-cell office:value-type="float" office:value="9024167" calcext:value-type="float">
            <text:p>9024167</text:p>
          </table:table-cell>
          <table:table-cell office:value-type="float" office:value="3032" calcext:value-type="float">
            <text:p>3032</text:p>
          </table:table-cell>
          <table:table-cell office:value-type="float" office:value="20061943" calcext:value-type="float">
            <text:p>20061943</text:p>
          </table:table-cell>
          <table:table-cell office:value-type="float" office:value="32304363" calcext:value-type="float">
            <text:p>32304363</text:p>
          </table:table-cell>
          <table:table-cell office:value-type="float" office:value="5955" calcext:value-type="float">
            <text:p>5955</text:p>
          </table:table-cell>
          <table:table-cell office:value-type="float" office:value="42692115" calcext:value-type="float">
            <text:p>42692115</text:p>
          </table:table-cell>
          <table:table-cell office:value-type="float" office:value="80362825" calcext:value-type="float">
            <text:p>80362825</text:p>
          </table:table-cell>
          <table:table-cell office:value-type="float" office:value="9200" calcext:value-type="float">
            <text:p>9200</text:p>
          </table:table-cell>
          <table:table-cell office:value-type="float" office:value="181562996" calcext:value-type="float">
            <text:p>181562996</text:p>
          </table:table-cell>
          <table:table-cell office:value-type="float" office:value="474725039" calcext:value-type="float">
            <text:p>474725039</text:p>
          </table:table-cell>
          <table:table-cell office:value-type="float" office:value="24305" calcext:value-type="float">
            <text:p>24305</text:p>
          </table:table-cell>
          <table:table-cell office:value-type="float" office:value="1073485857" calcext:value-type="float">
            <text:p>1073485857</text:p>
          </table:table-cell>
        </table:table-row>
        <table:table-row table:style-name="ro1">
          <table:table-cell table:number-columns-repeated="6"/>
          <table:table-cell office:value-type="float" office:value="9173810" calcext:value-type="float">
            <text:p>9173810</text:p>
          </table:table-cell>
          <table:table-cell office:value-type="float" office:value="3093" calcext:value-type="float">
            <text:p>3093</text:p>
          </table:table-cell>
          <table:table-cell office:value-type="float" office:value="13067315" calcext:value-type="float">
            <text:p>13067315</text:p>
          </table:table-cell>
          <table:table-cell office:value-type="float" office:value="18726650" calcext:value-type="float">
            <text:p>18726650</text:p>
          </table:table-cell>
          <table:table-cell office:value-type="float" office:value="6043" calcext:value-type="float">
            <text:p>6043</text:p>
          </table:table-cell>
          <table:table-cell office:value-type="float" office:value="44176429" calcext:value-type="float">
            <text:p>44176429</text:p>
          </table:table-cell>
          <table:table-cell office:value-type="float" office:value="75101669" calcext:value-type="float">
            <text:p>75101669</text:p>
          </table:table-cell>
          <table:table-cell office:value-type="float" office:value="8840" calcext:value-type="float">
            <text:p>8840</text:p>
          </table:table-cell>
          <table:table-cell office:value-type="float" office:value="169812715" calcext:value-type="float">
            <text:p>169812715</text:p>
          </table:table-cell>
          <table:table-cell office:value-type="float" office:value="502454799" calcext:value-type="float">
            <text:p>502454799</text:p>
          </table:table-cell>
          <table:table-cell office:value-type="float" office:value="41007" calcext:value-type="float">
            <text:p>41007</text:p>
          </table:table-cell>
          <table:table-cell office:value-type="float" office:value="1138230567" calcext:value-type="float">
            <text:p>1138230567</text:p>
          </table:table-cell>
        </table:table-row>
        <table:table-row table:style-name="ro1">
          <table:table-cell table:number-columns-repeated="6"/>
          <table:table-cell office:value-type="float" office:value="7712753" calcext:value-type="float">
            <text:p>7712753</text:p>
          </table:table-cell>
          <table:table-cell office:value-type="float" office:value="3978" calcext:value-type="float">
            <text:p>3978</text:p>
          </table:table-cell>
          <table:table-cell office:value-type="float" office:value="10919298" calcext:value-type="float">
            <text:p>10919298</text:p>
          </table:table-cell>
          <table:table-cell office:value-type="float" office:value="19264887" calcext:value-type="float">
            <text:p>19264887</text:p>
          </table:table-cell>
          <table:table-cell office:value-type="float" office:value="6126" calcext:value-type="float">
            <text:p>6126</text:p>
          </table:table-cell>
          <table:table-cell office:value-type="float" office:value="42794003" calcext:value-type="float">
            <text:p>42794003</text:p>
          </table:table-cell>
          <table:table-cell office:value-type="float" office:value="74999059" calcext:value-type="float">
            <text:p>74999059</text:p>
          </table:table-cell>
          <table:table-cell office:value-type="float" office:value="8859" calcext:value-type="float">
            <text:p>8859</text:p>
          </table:table-cell>
          <table:table-cell office:value-type="float" office:value="168689930" calcext:value-type="float">
            <text:p>168689930</text:p>
          </table:table-cell>
          <table:table-cell office:value-type="float" office:value="481136734" calcext:value-type="float">
            <text:p>481136734</text:p>
          </table:table-cell>
          <table:table-cell office:value-type="float" office:value="24117" calcext:value-type="float">
            <text:p>24117</text:p>
          </table:table-cell>
          <table:table-cell office:value-type="float" office:value="1108881291" calcext:value-type="float">
            <text:p>1108881291</text:p>
          </table:table-cell>
        </table:table-row>
        <table:table-row table:style-name="ro1">
          <table:table-cell table:number-columns-repeated="6"/>
          <table:table-cell office:value-type="float" office:value="8960142" calcext:value-type="float">
            <text:p>8960142</text:p>
          </table:table-cell>
          <table:table-cell office:value-type="float" office:value="3074" calcext:value-type="float">
            <text:p>3074</text:p>
          </table:table-cell>
          <table:table-cell office:value-type="float" office:value="18210658" calcext:value-type="float">
            <text:p>18210658</text:p>
          </table:table-cell>
          <table:table-cell office:value-type="float" office:value="35258164" calcext:value-type="float">
            <text:p>35258164</text:p>
          </table:table-cell>
          <table:table-cell office:value-type="float" office:value="5703" calcext:value-type="float">
            <text:p>5703</text:p>
          </table:table-cell>
          <table:table-cell office:value-type="float" office:value="42386448" calcext:value-type="float">
            <text:p>42386448</text:p>
          </table:table-cell>
          <table:table-cell office:value-type="float" office:value="76335009" calcext:value-type="float">
            <text:p>76335009</text:p>
          </table:table-cell>
          <table:table-cell office:value-type="float" office:value="13262" calcext:value-type="float">
            <text:p>13262</text:p>
          </table:table-cell>
          <table:table-cell office:value-type="float" office:value="177987446" calcext:value-type="float">
            <text:p>177987446</text:p>
          </table:table-cell>
          <table:table-cell office:value-type="float" office:value="490481727" calcext:value-type="float">
            <text:p>490481727</text:p>
          </table:table-cell>
          <table:table-cell office:value-type="float" office:value="27366" calcext:value-type="float">
            <text:p>27366</text:p>
          </table:table-cell>
          <table:table-cell office:value-type="float" office:value="1084234404" calcext:value-type="float">
            <text:p>1084234404</text:p>
          </table:table-cell>
        </table:table-row>
        <table:table-row table:style-name="ro1">
          <table:table-cell table:number-columns-repeated="6"/>
          <table:table-cell office:value-type="float" office:value="6263585" calcext:value-type="float">
            <text:p>6263585</text:p>
          </table:table-cell>
          <table:table-cell office:value-type="float" office:value="3621" calcext:value-type="float">
            <text:p>3621</text:p>
          </table:table-cell>
          <table:table-cell office:value-type="float" office:value="20286972" calcext:value-type="float">
            <text:p>20286972</text:p>
          </table:table-cell>
          <table:table-cell office:value-type="float" office:value="20384703" calcext:value-type="float">
            <text:p>20384703</text:p>
          </table:table-cell>
          <table:table-cell office:value-type="float" office:value="4921" calcext:value-type="float">
            <text:p>4921</text:p>
          </table:table-cell>
          <table:table-cell office:value-type="float" office:value="56234343" calcext:value-type="float">
            <text:p>56234343</text:p>
          </table:table-cell>
          <table:table-cell office:value-type="float" office:value="76398100" calcext:value-type="float">
            <text:p>76398100</text:p>
          </table:table-cell>
          <table:table-cell office:value-type="float" office:value="9613" calcext:value-type="float">
            <text:p>9613</text:p>
          </table:table-cell>
          <table:table-cell office:value-type="float" office:value="171262465" calcext:value-type="float">
            <text:p>171262465</text:p>
          </table:table-cell>
          <table:table-cell office:value-type="float" office:value="492199745" calcext:value-type="float">
            <text:p>492199745</text:p>
          </table:table-cell>
          <table:table-cell office:value-type="float" office:value="26236" calcext:value-type="float">
            <text:p>26236</text:p>
          </table:table-cell>
          <table:table-cell office:value-type="float" office:value="1061239788" calcext:value-type="float">
            <text:p>1061239788</text:p>
          </table:table-cell>
        </table:table-row>
        <table:table-row table:style-name="ro1">
          <table:table-cell table:number-columns-repeated="6"/>
          <table:table-cell office:value-type="float" office:value="4702807" calcext:value-type="float">
            <text:p>4702807</text:p>
          </table:table-cell>
          <table:table-cell office:value-type="float" office:value="5271" calcext:value-type="float">
            <text:p>5271</text:p>
          </table:table-cell>
          <table:table-cell office:value-type="float" office:value="14102894" calcext:value-type="float">
            <text:p>14102894</text:p>
          </table:table-cell>
          <table:table-cell office:value-type="float" office:value="33084980" calcext:value-type="float">
            <text:p>33084980</text:p>
          </table:table-cell>
          <table:table-cell office:value-type="float" office:value="4722" calcext:value-type="float">
            <text:p>4722</text:p>
          </table:table-cell>
          <table:table-cell office:value-type="float" office:value="44376868" calcext:value-type="float">
            <text:p>44376868</text:p>
          </table:table-cell>
          <table:table-cell office:value-type="float" office:value="86043510" calcext:value-type="float">
            <text:p>86043510</text:p>
          </table:table-cell>
          <table:table-cell office:value-type="float" office:value="12885" calcext:value-type="float">
            <text:p>12885</text:p>
          </table:table-cell>
          <table:table-cell office:value-type="float" office:value="171631603" calcext:value-type="float">
            <text:p>171631603</text:p>
          </table:table-cell>
          <table:table-cell office:value-type="float" office:value="481282903" calcext:value-type="float">
            <text:p>481282903</text:p>
          </table:table-cell>
          <table:table-cell office:value-type="float" office:value="23565" calcext:value-type="float">
            <text:p>23565</text:p>
          </table:table-cell>
          <table:table-cell office:value-type="float" office:value="1082581828" calcext:value-type="float">
            <text:p>1082581828</text:p>
          </table:table-cell>
        </table:table-row>
        <table:table-row table:style-name="ro1">
          <table:table-cell table:number-columns-repeated="6"/>
          <table:table-cell office:value-type="float" office:value="4695465" calcext:value-type="float">
            <text:p>4695465</text:p>
          </table:table-cell>
          <table:table-cell office:value-type="float" office:value="2875" calcext:value-type="float">
            <text:p>2875</text:p>
          </table:table-cell>
          <table:table-cell office:value-type="float" office:value="10775663" calcext:value-type="float">
            <text:p>10775663</text:p>
          </table:table-cell>
          <table:table-cell office:value-type="float" office:value="18924475" calcext:value-type="float">
            <text:p>18924475</text:p>
          </table:table-cell>
          <table:table-cell office:value-type="float" office:value="4728" calcext:value-type="float">
            <text:p>4728</text:p>
          </table:table-cell>
          <table:table-cell office:value-type="float" office:value="49386662" calcext:value-type="float">
            <text:p>49386662</text:p>
          </table:table-cell>
          <table:table-cell office:value-type="float" office:value="76669453" calcext:value-type="float">
            <text:p>76669453</text:p>
          </table:table-cell>
          <table:table-cell office:value-type="float" office:value="9625" calcext:value-type="float">
            <text:p>9625</text:p>
          </table:table-cell>
          <table:table-cell office:value-type="float" office:value="169992618" calcext:value-type="float">
            <text:p>169992618</text:p>
          </table:table-cell>
          <table:table-cell office:value-type="float" office:value="473134628" calcext:value-type="float">
            <text:p>473134628</text:p>
          </table:table-cell>
          <table:table-cell office:value-type="float" office:value="29164" calcext:value-type="float">
            <text:p>29164</text:p>
          </table:table-cell>
          <table:table-cell office:value-type="float" office:value="1058139260" calcext:value-type="float">
            <text:p>1058139260</text:p>
          </table:table-cell>
        </table:table-row>
        <table:table-row table:style-name="ro1">
          <table:table-cell table:number-columns-repeated="6"/>
          <table:table-cell office:value-type="float" office:value="6179589" calcext:value-type="float">
            <text:p>6179589</text:p>
          </table:table-cell>
          <table:table-cell office:value-type="float" office:value="2864" calcext:value-type="float">
            <text:p>2864</text:p>
          </table:table-cell>
          <table:table-cell office:value-type="float" office:value="10781100" calcext:value-type="float">
            <text:p>10781100</text:p>
          </table:table-cell>
          <table:table-cell office:value-type="float" office:value="19696037" calcext:value-type="float">
            <text:p>19696037</text:p>
          </table:table-cell>
          <table:table-cell office:value-type="float" office:value="5081" calcext:value-type="float">
            <text:p>5081</text:p>
          </table:table-cell>
          <table:table-cell office:value-type="float" office:value="42155777" calcext:value-type="float">
            <text:p>42155777</text:p>
          </table:table-cell>
          <table:table-cell office:value-type="float" office:value="76415687" calcext:value-type="float">
            <text:p>76415687</text:p>
          </table:table-cell>
          <table:table-cell office:value-type="float" office:value="9173" calcext:value-type="float">
            <text:p>9173</text:p>
          </table:table-cell>
          <table:table-cell office:value-type="float" office:value="171204351" calcext:value-type="float">
            <text:p>171204351</text:p>
          </table:table-cell>
          <table:table-cell office:value-type="float" office:value="481906408" calcext:value-type="float">
            <text:p>481906408</text:p>
          </table:table-cell>
          <table:table-cell office:value-type="float" office:value="30940" calcext:value-type="float">
            <text:p>30940</text:p>
          </table:table-cell>
          <table:table-cell office:value-type="float" office:value="1063043297" calcext:value-type="float">
            <text:p>1063043297</text:p>
          </table:table-cell>
        </table:table-row>
        <table:table-row table:style-name="ro1">
          <table:table-cell table:number-columns-repeated="6"/>
          <table:table-cell office:value-type="float" office:value="4874463" calcext:value-type="float">
            <text:p>4874463</text:p>
          </table:table-cell>
          <table:table-cell office:value-type="float" office:value="2977" calcext:value-type="float">
            <text:p>2977</text:p>
          </table:table-cell>
          <table:table-cell office:value-type="float" office:value="10859525" calcext:value-type="float">
            <text:p>10859525</text:p>
          </table:table-cell>
          <table:table-cell office:value-type="float" office:value="18647700" calcext:value-type="float">
            <text:p>18647700</text:p>
          </table:table-cell>
          <table:table-cell office:value-type="float" office:value="4746" calcext:value-type="float">
            <text:p>4746</text:p>
          </table:table-cell>
          <table:table-cell office:value-type="float" office:value="42136045" calcext:value-type="float">
            <text:p>42136045</text:p>
          </table:table-cell>
          <table:table-cell office:value-type="float" office:value="77592887" calcext:value-type="float">
            <text:p>77592887</text:p>
          </table:table-cell>
          <table:table-cell office:value-type="float" office:value="8402" calcext:value-type="float">
            <text:p>8402</text:p>
          </table:table-cell>
          <table:table-cell office:value-type="float" office:value="168355873" calcext:value-type="float">
            <text:p>168355873</text:p>
          </table:table-cell>
          <table:table-cell office:value-type="float" office:value="475214523" calcext:value-type="float">
            <text:p>475214523</text:p>
          </table:table-cell>
          <table:table-cell office:value-type="float" office:value="25429" calcext:value-type="float">
            <text:p>25429</text:p>
          </table:table-cell>
          <table:table-cell office:value-type="float" office:value="1057676394" calcext:value-type="float">
            <text:p>1057676394</text:p>
          </table:table-cell>
        </table:table-row>
        <table:table-row table:style-name="ro1">
          <table:table-cell table:number-columns-repeated="6"/>
          <table:table-cell office:value-type="float" office:value="5456952" calcext:value-type="float">
            <text:p>5456952</text:p>
          </table:table-cell>
          <table:table-cell office:value-type="float" office:value="2712" calcext:value-type="float">
            <text:p>2712</text:p>
          </table:table-cell>
          <table:table-cell office:value-type="float" office:value="10730588" calcext:value-type="float">
            <text:p>10730588</text:p>
          </table:table-cell>
          <table:table-cell office:value-type="float" office:value="19265295" calcext:value-type="float">
            <text:p>19265295</text:p>
          </table:table-cell>
          <table:table-cell office:value-type="float" office:value="4688" calcext:value-type="float">
            <text:p>4688</text:p>
          </table:table-cell>
          <table:table-cell office:value-type="float" office:value="42650175" calcext:value-type="float">
            <text:p>42650175</text:p>
          </table:table-cell>
          <table:table-cell office:value-type="float" office:value="78289531" calcext:value-type="float">
            <text:p>78289531</text:p>
          </table:table-cell>
          <table:table-cell office:value-type="float" office:value="9323" calcext:value-type="float">
            <text:p>9323</text:p>
          </table:table-cell>
          <table:table-cell office:value-type="float" office:value="175513437" calcext:value-type="float">
            <text:p>175513437</text:p>
          </table:table-cell>
          <table:table-cell office:value-type="float" office:value="482323552" calcext:value-type="float">
            <text:p>482323552</text:p>
          </table:table-cell>
          <table:table-cell office:value-type="float" office:value="26320" calcext:value-type="float">
            <text:p>26320</text:p>
          </table:table-cell>
          <table:table-cell office:value-type="float" office:value="1057849353" calcext:value-type="float">
            <text:p>1057849353</text:p>
          </table:table-cell>
        </table:table-row>
        <table:table-row table:style-name="ro1">
          <table:table-cell table:number-columns-repeated="6"/>
          <table:table-cell office:value-type="float" office:value="5977206" calcext:value-type="float">
            <text:p>5977206</text:p>
          </table:table-cell>
          <table:table-cell office:value-type="float" office:value="2785" calcext:value-type="float">
            <text:p>2785</text:p>
          </table:table-cell>
          <table:table-cell office:value-type="float" office:value="10569306" calcext:value-type="float">
            <text:p>10569306</text:p>
          </table:table-cell>
          <table:table-cell office:value-type="float" office:value="18626908" calcext:value-type="float">
            <text:p>18626908</text:p>
          </table:table-cell>
          <table:table-cell office:value-type="float" office:value="4767" calcext:value-type="float">
            <text:p>4767</text:p>
          </table:table-cell>
          <table:table-cell office:value-type="float" office:value="42568532" calcext:value-type="float">
            <text:p>42568532</text:p>
          </table:table-cell>
          <table:table-cell office:value-type="float" office:value="81667814" calcext:value-type="float">
            <text:p>81667814</text:p>
          </table:table-cell>
          <table:table-cell office:value-type="float" office:value="9366" calcext:value-type="float">
            <text:p>9366</text:p>
          </table:table-cell>
          <table:table-cell office:value-type="float" office:value="172193572" calcext:value-type="float">
            <text:p>172193572</text:p>
          </table:table-cell>
          <table:table-cell office:value-type="float" office:value="481013028" calcext:value-type="float">
            <text:p>481013028</text:p>
          </table:table-cell>
          <table:table-cell office:value-type="float" office:value="23403" calcext:value-type="float">
            <text:p>23403</text:p>
          </table:table-cell>
          <table:table-cell office:value-type="float" office:value="1057377509" calcext:value-type="float">
            <text:p>1057377509</text:p>
          </table:table-cell>
        </table:table-row>
        <table:table-row table:style-name="ro1">
          <table:table-cell table:number-columns-repeated="6"/>
          <table:table-cell office:value-type="float" office:value="4993397" calcext:value-type="float">
            <text:p>4993397</text:p>
          </table:table-cell>
          <table:table-cell office:value-type="float" office:value="2704" calcext:value-type="float">
            <text:p>2704</text:p>
          </table:table-cell>
          <table:table-cell office:value-type="float" office:value="10564041" calcext:value-type="float">
            <text:p>10564041</text:p>
          </table:table-cell>
          <table:table-cell office:value-type="float" office:value="18849930" calcext:value-type="float">
            <text:p>18849930</text:p>
          </table:table-cell>
          <table:table-cell office:value-type="float" office:value="6343" calcext:value-type="float">
            <text:p>6343</text:p>
          </table:table-cell>
          <table:table-cell office:value-type="float" office:value="42400991" calcext:value-type="float">
            <text:p>42400991</text:p>
          </table:table-cell>
          <table:table-cell office:value-type="float" office:value="76878477" calcext:value-type="float">
            <text:p>76878477</text:p>
          </table:table-cell>
          <table:table-cell office:value-type="float" office:value="9192" calcext:value-type="float">
            <text:p>9192</text:p>
          </table:table-cell>
          <table:table-cell office:value-type="float" office:value="173509718" calcext:value-type="float">
            <text:p>173509718</text:p>
          </table:table-cell>
          <table:table-cell office:value-type="float" office:value="477035966" calcext:value-type="float">
            <text:p>477035966</text:p>
          </table:table-cell>
          <table:table-cell office:value-type="float" office:value="37055" calcext:value-type="float">
            <text:p>37055</text:p>
          </table:table-cell>
          <table:table-cell office:value-type="float" office:value="1086595225" calcext:value-type="float">
            <text:p>1086595225</text:p>
          </table:table-cell>
        </table:table-row>
        <table:table-row table:style-name="ro1">
          <table:table-cell table:number-columns-repeated="6"/>
          <table:table-cell office:value-type="float" office:value="4882027" calcext:value-type="float">
            <text:p>4882027</text:p>
          </table:table-cell>
          <table:table-cell office:value-type="float" office:value="2524" calcext:value-type="float">
            <text:p>2524</text:p>
          </table:table-cell>
          <table:table-cell office:value-type="float" office:value="10571058" calcext:value-type="float">
            <text:p>10571058</text:p>
          </table:table-cell>
          <table:table-cell office:value-type="float" office:value="19868474" calcext:value-type="float">
            <text:p>19868474</text:p>
          </table:table-cell>
          <table:table-cell office:value-type="float" office:value="4902" calcext:value-type="float">
            <text:p>4902</text:p>
          </table:table-cell>
          <table:table-cell office:value-type="float" office:value="42068418" calcext:value-type="float">
            <text:p>42068418</text:p>
          </table:table-cell>
          <table:table-cell office:value-type="float" office:value="76753247" calcext:value-type="float">
            <text:p>76753247</text:p>
          </table:table-cell>
          <table:table-cell office:value-type="float" office:value="10125" calcext:value-type="float">
            <text:p>10125</text:p>
          </table:table-cell>
          <table:table-cell office:value-type="float" office:value="171836730" calcext:value-type="float">
            <text:p>171836730</text:p>
          </table:table-cell>
          <table:table-cell office:value-type="float" office:value="482171227" calcext:value-type="float">
            <text:p>482171227</text:p>
          </table:table-cell>
          <table:table-cell office:value-type="float" office:value="24271" calcext:value-type="float">
            <text:p>24271</text:p>
          </table:table-cell>
          <table:table-cell office:value-type="float" office:value="1092273418" calcext:value-type="float">
            <text:p>1092273418</text:p>
          </table:table-cell>
        </table:table-row>
        <table:table-row table:style-name="ro1">
          <table:table-cell table:number-columns-repeated="6"/>
          <table:table-cell office:value-type="float" office:value="4809539" calcext:value-type="float">
            <text:p>4809539</text:p>
          </table:table-cell>
          <table:table-cell office:value-type="float" office:value="2919" calcext:value-type="float">
            <text:p>2919</text:p>
          </table:table-cell>
          <table:table-cell office:value-type="float" office:value="10573020" calcext:value-type="float">
            <text:p>10573020</text:p>
          </table:table-cell>
          <table:table-cell office:value-type="float" office:value="18791450" calcext:value-type="float">
            <text:p>18791450</text:p>
          </table:table-cell>
          <table:table-cell office:value-type="float" office:value="12934" calcext:value-type="float">
            <text:p>12934</text:p>
          </table:table-cell>
          <table:table-cell office:value-type="float" office:value="42858753" calcext:value-type="float">
            <text:p>42858753</text:p>
          </table:table-cell>
          <table:table-cell office:value-type="float" office:value="74995658" calcext:value-type="float">
            <text:p>74995658</text:p>
          </table:table-cell>
          <table:table-cell office:value-type="float" office:value="9807" calcext:value-type="float">
            <text:p>9807</text:p>
          </table:table-cell>
          <table:table-cell office:value-type="float" office:value="169681185" calcext:value-type="float">
            <text:p>169681185</text:p>
          </table:table-cell>
          <table:table-cell office:value-type="float" office:value="488926549" calcext:value-type="float">
            <text:p>488926549</text:p>
          </table:table-cell>
          <table:table-cell office:value-type="float" office:value="24077" calcext:value-type="float">
            <text:p>24077</text:p>
          </table:table-cell>
          <table:table-cell office:value-type="float" office:value="1291438224" calcext:value-type="float">
            <text:p>1291438224</text:p>
          </table:table-cell>
        </table:table-row>
        <table:table-row table:style-name="ro1">
          <table:table-cell table:number-columns-repeated="6"/>
          <table:table-cell office:value-type="float" office:value="4932763" calcext:value-type="float">
            <text:p>4932763</text:p>
          </table:table-cell>
          <table:table-cell office:value-type="float" office:value="2781" calcext:value-type="float">
            <text:p>2781</text:p>
          </table:table-cell>
          <table:table-cell office:value-type="float" office:value="19261442" calcext:value-type="float">
            <text:p>19261442</text:p>
          </table:table-cell>
          <table:table-cell office:value-type="float" office:value="18726229" calcext:value-type="float">
            <text:p>18726229</text:p>
          </table:table-cell>
          <table:table-cell office:value-type="float" office:value="5430" calcext:value-type="float">
            <text:p>5430</text:p>
          </table:table-cell>
          <table:table-cell office:value-type="float" office:value="45758134" calcext:value-type="float">
            <text:p>45758134</text:p>
          </table:table-cell>
          <table:table-cell office:value-type="float" office:value="75215469" calcext:value-type="float">
            <text:p>75215469</text:p>
          </table:table-cell>
          <table:table-cell office:value-type="float" office:value="11155" calcext:value-type="float">
            <text:p>11155</text:p>
          </table:table-cell>
          <table:table-cell office:value-type="float" office:value="171518308" calcext:value-type="float">
            <text:p>171518308</text:p>
          </table:table-cell>
          <table:table-cell office:value-type="float" office:value="478117834" calcext:value-type="float">
            <text:p>478117834</text:p>
          </table:table-cell>
          <table:table-cell office:value-type="float" office:value="27332" calcext:value-type="float">
            <text:p>27332</text:p>
          </table:table-cell>
          <table:table-cell office:value-type="float" office:value="1058808138" calcext:value-type="float">
            <text:p>1058808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20:05:58.191219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6:27:25.178515917</meta:creation-date>
    <dc:date>2018-03-23T20:20:16.007403849</dc:date>
    <meta:editing-duration>PT40M6S</meta:editing-duration>
    <meta:editing-cycles>6</meta:editing-cycles>
    <meta:generator>LibreOffice/5.1.6.2$Linux_X86_64 LibreOffice_project/10m0$Build-2</meta:generator>
    <meta:document-statistic meta:table-count="2" meta:cell-count="36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Sheet1.A2:Sheet1.E5" chart:data-source-has-labels="both" svg:x="0.32cm" svg:y="0.18cm" svg:width="12.217cm" svg:height="8.64cm">
          <chartooo:coordinate-region svg:x="1.867cm" svg:y="0.379cm" svg:width="10.205cm" svg:height="7.794cm"/>
          <chart:axis chart:dimension="x" chart:name="primary-x" chart:style-name="ch4" chartooo:axis-type="auto">
            <chartooo:date-scale/>
            <chart:categories table:cell-range-address="Sheet1.B2:Sheet1.E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E3" chart:label-cell-address="Sheet1.A3:Sheet1.A3" chart:class="chart:line">
            <chart:data-point chart:repeated="4"/>
          </chart:series>
          <chart:series chart:style-name="ch7" chart:values-cell-range-address="Sheet1.B4:Sheet1.E4" chart:label-cell-address="Sheet1.A4:Sheet1.A4" chart:class="chart:line">
            <chart:data-point chart:repeated="4"/>
          </chart:series>
          <chart:series chart:style-name="ch8" chart:values-cell-range-address="Sheet1.B5:Sheet1.E5" chart:label-cell-address="Sheet1.A5:Sheet1.A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Sheet1.B2:Sheet1.E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heet1.A3:Sheet1.A3</svg:desc>
                </draw:g>
              </table:table-cell>
              <table:table-cell office:value-type="float" office:value="441720">
                <text:p>441720</text:p>
                <draw:g>
                  <svg:desc>Sheet1.B3:Sheet1.E3</svg:desc>
                </draw:g>
              </table:table-cell>
              <table:table-cell office:value-type="float" office:value="869541.66">
                <text:p>869541.66</text:p>
              </table:table-cell>
              <table:table-cell office:value-type="float" office:value="1690895.82">
                <text:p>1690895.82</text:p>
              </table:table-cell>
              <table:table-cell office:value-type="float" office:value="3257681.12">
                <text:p>3257681.12</text:p>
              </table:table-cell>
            </table:table-row>
            <table:table-row>
              <table:table-cell office:value-type="string">
                <text:p>Ascending</text:p>
                <draw:g>
                  <svg:desc>Sheet1.A4:Sheet1.A4</svg:desc>
                </draw:g>
              </table:table-cell>
              <table:table-cell office:value-type="float" office:value="383073.71">
                <text:p>383073.71</text:p>
                <draw:g>
                  <svg:desc>Sheet1.B4:Sheet1.E4</svg:desc>
                </draw:g>
              </table:table-cell>
              <table:table-cell office:value-type="float" office:value="839602.14">
                <text:p>839602.14</text:p>
              </table:table-cell>
              <table:table-cell office:value-type="float" office:value="1598641.43">
                <text:p>1598641.43</text:p>
              </table:table-cell>
              <table:table-cell office:value-type="float" office:value="3151475.12">
                <text:p>3151475.12</text:p>
              </table:table-cell>
            </table:table-row>
            <table:table-row>
              <table:table-cell office:value-type="string">
                <text:p>Descending</text:p>
                <draw:g>
                  <svg:desc>Sheet1.A5:Sheet1.A5</svg:desc>
                </draw:g>
              </table:table-cell>
              <table:table-cell office:value-type="float" office:value="440460.75">
                <text:p>440460.75</text:p>
                <draw:g>
                  <svg:desc>Sheet1.B5:Sheet1.E5</svg:desc>
                </draw:g>
              </table:table-cell>
              <table:table-cell office:value-type="float" office:value="739903.17">
                <text:p>739903.17</text:p>
              </table:table-cell>
              <table:table-cell office:value-type="float" office:value="1414479.3">
                <text:p>1414479.3</text:p>
              </table:table-cell>
              <table:table-cell office:value-type="float" office:value="3118960.88">
                <text:p>3118960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3.703cm" style:legend-expansion="high" chart:style-name="ch2"/>
        <chart:plot-area chart:style-name="ch3" table:cell-range-address="Sheet1.B13:Sheet1.E16 Sheet1.A14:Sheet1.A16" chart:data-source-has-labels="both" svg:x="0.32cm" svg:y="0.18cm" svg:width="12.217cm" svg:height="8.64cm">
          <chartooo:coordinate-region svg:x="2.423cm" svg:y="0.379cm" svg:width="9.649cm" svg:height="7.794cm"/>
          <chart:axis chart:dimension="x" chart:name="primary-x" chart:style-name="ch4" chartooo:axis-type="auto">
            <chartooo:date-scale/>
            <chart:categories table:cell-range-address="Sheet1.B13:Sheet1.E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:Sheet1.E14" chart:label-cell-address="Sheet1.A14:Sheet1.A14" chart:class="chart:line">
            <chart:data-point chart:repeated="4"/>
          </chart:series>
          <chart:series chart:style-name="ch7" chart:values-cell-range-address="Sheet1.B15:Sheet1.E15" chart:label-cell-address="Sheet1.A15:Sheet1.A15" chart:class="chart:line">
            <chart:data-point chart:repeated="4"/>
          </chart:series>
          <chart:series chart:style-name="ch8" chart:values-cell-range-address="Sheet1.B16:Sheet1.E16" chart:label-cell-address="Sheet1.A16:Sheet1.A16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Sheet1.B13:Sheet1.E1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heet1.A14:Sheet1.A14</svg:desc>
                </draw:g>
              </table:table-cell>
              <table:table-cell office:value-type="float" office:value="26025292.92">
                <text:p>26025292.92</text:p>
                <draw:g>
                  <svg:desc>Sheet1.B14:Sheet1.E14</svg:desc>
                </draw:g>
              </table:table-cell>
              <table:table-cell office:value-type="float" office:value="132533084.44">
                <text:p>132533084.44</text:p>
              </table:table-cell>
              <table:table-cell office:value-type="float" office:value="626508987.46">
                <text:p>626508987.46</text:p>
              </table:table-cell>
              <table:table-cell office:value-type="float" office:value="4304721269.21">
                <text:p>4304721269.21</text:p>
              </table:table-cell>
            </table:table-row>
            <table:table-row>
              <table:table-cell office:value-type="string">
                <text:p>Ascending</text:p>
                <draw:g>
                  <svg:desc>Sheet1.A15:Sheet1.A15</svg:desc>
                </draw:g>
              </table:table-cell>
              <table:table-cell office:value-type="float" office:value="31458.64">
                <text:p>31458.64</text:p>
                <draw:g>
                  <svg:desc>Sheet1.B15:Sheet1.E15</svg:desc>
                </draw:g>
              </table:table-cell>
              <table:table-cell office:value-type="float" office:value="75229.35">
                <text:p>75229.35</text:p>
              </table:table-cell>
              <table:table-cell office:value-type="float" office:value="41605.69">
                <text:p>41605.69</text:p>
              </table:table-cell>
              <table:table-cell office:value-type="float" office:value="58004.28">
                <text:p>58004.28</text:p>
              </table:table-cell>
            </table:table-row>
            <table:table-row>
              <table:table-cell office:value-type="string">
                <text:p>Descending</text:p>
                <draw:g>
                  <svg:desc>Sheet1.A16:Sheet1.A16</svg:desc>
                </draw:g>
              </table:table-cell>
              <table:table-cell office:value-type="float" office:value="11206205.13">
                <text:p>11206205.13</text:p>
                <draw:g>
                  <svg:desc>Sheet1.B16:Sheet1.E16</svg:desc>
                </draw:g>
              </table:table-cell>
              <table:table-cell office:value-type="float" office:value="41268633.42">
                <text:p>41268633.42</text:p>
              </table:table-cell>
              <table:table-cell office:value-type="float" office:value="161224853.22">
                <text:p>161224853.22</text:p>
              </table:table-cell>
              <table:table-cell office:value-type="float" office:value="980259253.08">
                <text:p>980259253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28cm" svg:y="0.316cm" chart:style-name="ch2">
          <text:p>Selection Sort</text:p>
        </chart:title>
        <chart:legend chart:legend-position="end" svg:x="12.857cm" svg:y="3.703cm" style:legend-expansion="high" chart:style-name="ch3"/>
        <chart:plot-area chart:style-name="ch4" table:cell-range-address="Sheet2.B2:Sheet2.E5 Sheet2.A3:Sheet2.A5" chart:data-source-has-labels="both" svg:x="1.331cm" svg:y="1.275cm" svg:width="11.206cm" svg:height="6.564cm">
          <chartooo:coordinate-region svg:x="3.249cm" svg:y="1.474cm" svg:width="8.638cm" svg:height="5.718cm"/>
          <chart:axis chart:dimension="x" chart:name="primary-x" chart:style-name="ch5" chartooo:axis-type="auto">
            <chartooo:date-scale/>
            <chart:title svg:x="5.408cm" svg:y="8.019cm" chart:style-name="ch6">
              <text:p>Number of Elements</text:p>
            </chart:title>
            <chart:categories table:cell-range-address="Sheet2.B2:Sheet2.E2"/>
          </chart:axis>
          <chart:axis chart:dimension="y" chart:name="primary-y" chart:style-name="ch5">
            <chart:title svg:x="0.451cm" svg:y="6.175cm" chart:style-name="ch7">
              <text:p>Time in Nanoseconds</text:p>
            </chart:title>
            <chart:grid chart:style-name="ch8" chart:class="major"/>
          </chart:axis>
          <chart:series chart:style-name="ch9" chart:values-cell-range-address="Sheet2.B3:Sheet2.E3" chart:label-cell-address="Sheet2.A3:Sheet2.A3" chart:class="chart:line">
            <chart:data-point chart:repeated="4"/>
          </chart:series>
          <chart:series chart:style-name="ch10" chart:values-cell-range-address="Sheet2.B4:Sheet2.E4" chart:label-cell-address="Sheet2.A4:Sheet2.A4" chart:class="chart:line">
            <chart:data-point chart:repeated="4"/>
          </chart:series>
          <chart:series chart:style-name="ch11" chart:values-cell-range-address="Sheet2.B5:Sheet2.E5" chart:label-cell-address="Sheet2.A5:Sheet2.A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Sheet2.B2:Sheet2.E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Random</text:p>
                <draw:g>
                  <svg:desc>Sheet2.A3:Sheet2.A3</svg:desc>
                </draw:g>
              </table:table-cell>
              <table:table-cell office:value-type="float" office:value="6196503.6">
                <text:p>6196503.6</text:p>
                <draw:g>
                  <svg:desc>Sheet2.B3:Sheet2.E3</svg:desc>
                </draw:g>
              </table:table-cell>
              <table:table-cell office:value-type="float" office:value="21321028.76">
                <text:p>21321028.76</text:p>
              </table:table-cell>
              <table:table-cell office:value-type="float" office:value="78286489.57">
                <text:p>78286489.57</text:p>
              </table:table-cell>
              <table:table-cell office:value-type="float" office:value="479909184.89">
                <text:p>479909184.89</text:p>
              </table:table-cell>
            </table:table-row>
            <table:table-row>
              <table:table-cell office:value-type="string">
                <text:p>Ascending</text:p>
                <draw:g>
                  <svg:desc>Sheet2.A4:Sheet2.A4</svg:desc>
                </draw:g>
              </table:table-cell>
              <table:table-cell office:value-type="float" office:value="51072.08">
                <text:p>51072.08</text:p>
                <draw:g>
                  <svg:desc>Sheet2.B4:Sheet2.E4</svg:desc>
                </draw:g>
              </table:table-cell>
              <table:table-cell office:value-type="float" office:value="45148.2">
                <text:p>45148.2</text:p>
              </table:table-cell>
              <table:table-cell office:value-type="float" office:value="49243">
                <text:p>49243</text:p>
              </table:table-cell>
              <table:table-cell office:value-type="float" office:value="67561.54">
                <text:p>67561.54</text:p>
              </table:table-cell>
            </table:table-row>
            <table:table-row>
              <table:table-cell office:value-type="string">
                <text:p>Descending</text:p>
                <draw:g>
                  <svg:desc>Sheet2.A5:Sheet2.A5</svg:desc>
                </draw:g>
              </table:table-cell>
              <table:table-cell office:value-type="float" office:value="12252013.66">
                <text:p>12252013.66</text:p>
                <draw:g>
                  <svg:desc>Sheet2.B5:Sheet2.E5</svg:desc>
                </draw:g>
              </table:table-cell>
              <table:table-cell office:value-type="float" office:value="45207746.03">
                <text:p>45207746.03</text:p>
              </table:table-cell>
              <table:table-cell office:value-type="float" office:value="173406251.29">
                <text:p>173406251.29</text:p>
              </table:table-cell>
              <table:table-cell office:value-type="float" office:value="1106892863.96">
                <text:p>1106892863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